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x²</text:p>
          </table:table-cell>
          <table:table-cell office:value-type="string" calcext:value-type="string">
            <text:p>alpha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12" calcext:value-type="float">
            <text:p>-0,112</text:p>
          </table:table-cell>
          <table:table-cell office:value-type="float" office:value="0.243" calcext:value-type="float">
            <text:p>0,243</text:p>
          </table:table-cell>
          <table:table-cell table:number-columns-repeated="14"/>
        </table:table-row>
        <table:table-row table:style-name="ro1">
          <table:table-cell office:value-type="float" office:value="0.04" calcext:value-type="float">
            <text:p>0,04</text:p>
          </table:table-cell>
          <table:table-cell table:style-name="ce1" office:value-type="float" office:value="-0.05925" calcext:value-type="float">
            <text:p>-5,93E-02</text:p>
          </table:table-cell>
          <table:table-cell office:value-type="float" office:value="0.164" calcext:value-type="float">
            <text:p>0,164</text:p>
          </table:table-cell>
          <table:table-cell/>
          <table:table-cell table:formula="of:=[.A3]-[.A2]" office:value-type="float" office:value="0.04" calcext:value-type="float">
            <text:p>0,04</text:p>
          </table:table-cell>
          <table:table-cell table:formula="of:=[.B3]-[.B2]" office:value-type="float" office:value="0.05275" calcext:value-type="float">
            <text:p>0,05275</text:p>
          </table:table-cell>
          <table:table-cell table:formula="of:=[.C3]-[.C2]" office:value-type="float" office:value="-0.079" calcext:value-type="float">
            <text:p>-0,079</text:p>
          </table:table-cell>
          <table:table-cell table:formula="of:=[.F3]/[.E3]" office:value-type="float" office:value="1.31875" calcext:value-type="float">
            <text:p>1,31875</text:p>
          </table:table-cell>
          <table:table-cell table:formula="of:=[.G3]/[.E3]" office:value-type="float" office:value="-1.975" calcext:value-type="float">
            <text:p>-1,975</text:p>
          </table:table-cell>
          <table:table-cell table:formula="of:=SQRT([.H3]*[.H3]+[.I3]*[.I3])" office:value-type="float" office:value="2.37481084773082" calcext:value-type="float">
            <text:p>2,37481084773082</text:p>
          </table:table-cell>
          <table:table-cell table:formula="of:=[.H3]*[.H3]" office:value-type="float" office:value="1.7391015625" calcext:value-type="float">
            <text:p>1,7391015625</text:p>
          </table:table-cell>
          <table:table-cell table:formula="of:=180/PI()*ATAN2([.F3];[.G3])" office:value-type="float" office:value="-56.2681107445768" calcext:value-type="float">
            <text:p>-56,2681107445768</text:p>
          </table:table-cell>
          <table:table-cell table:number-columns-repeated="2"/>
          <table:table-cell office:value-type="string" calcext:value-type="string">
            <text:p>v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0.08" calcext:value-type="float">
            <text:p>0,08</text:p>
          </table:table-cell>
          <table:table-cell table:style-name="ce1" office:value-type="float" office:value="-0.01984" calcext:value-type="float">
            <text:p>-1,98E-02</text:p>
          </table:table-cell>
          <table:table-cell table:style-name="ce1" office:value-type="float" office:value="0.08551" calcext:value-type="float">
            <text:p>8,55E-02</text:p>
          </table:table-cell>
          <table:table-cell/>
          <table:table-cell table:formula="of:=[.A4]-[.A3]" office:value-type="float" office:value="0.04" calcext:value-type="float">
            <text:p>0,04</text:p>
          </table:table-cell>
          <table:table-cell table:formula="of:=[.B4]-[.B3]" office:value-type="float" office:value="0.03941" calcext:value-type="float">
            <text:p>0,03941</text:p>
          </table:table-cell>
          <table:table-cell table:formula="of:=[.C4]-[.C3]" office:value-type="float" office:value="-0.07849" calcext:value-type="float">
            <text:p>-0,07849</text:p>
          </table:table-cell>
          <table:table-cell table:formula="of:=[.F4]/[.E4]" office:value-type="float" office:value="0.98525" calcext:value-type="float">
            <text:p>0,98525</text:p>
          </table:table-cell>
          <table:table-cell table:formula="of:=[.G4]/[.E4]" office:value-type="float" office:value="-1.96225" calcext:value-type="float">
            <text:p>-1,96225</text:p>
          </table:table-cell>
          <table:table-cell table:formula="of:=SQRT([.H4]*[.H4]+[.I4]*[.I4])" office:value-type="float" office:value="2.19571005030264" calcext:value-type="float">
            <text:p>2,19571005030264</text:p>
          </table:table-cell>
          <table:table-cell table:formula="of:=[.H4]*[.H4]" office:value-type="float" office:value="0.9707175625" calcext:value-type="float">
            <text:p>0,9707175625</text:p>
          </table:table-cell>
          <table:table-cell table:formula="of:=180/PI()*ATAN2([.F4];[.G4])" office:value-type="float" office:value="-63.3386730988827" calcext:value-type="float">
            <text:p>-63,3386730988827</text:p>
          </table:table-cell>
          <table:table-cell table:number-columns-repeated="2"/>
          <table:table-cell office:value-type="string" calcext:value-type="string">
            <text:p>alpha</text:p>
          </table:table-cell>
          <table:table-cell office:value-type="float" office:value="56.5" calcext:value-type="float">
            <text:p>56,5</text:p>
          </table:table-cell>
          <table:table-cell/>
        </table:table-row>
        <table:table-row table:style-name="ro1">
          <table:table-cell office:value-type="float" office:value="0.12" calcext:value-type="float">
            <text:p>0,12</text:p>
          </table:table-cell>
          <table:table-cell table:style-name="ce1" office:value-type="float" office:value="-0.006706" calcext:value-type="float">
            <text:p>-6,71E-03</text:p>
          </table:table-cell>
          <table:table-cell table:style-name="ce1" office:value-type="float" office:value="-0.006444" calcext:value-type="float">
            <text:p>-6,44E-03</text:p>
          </table:table-cell>
          <table:table-cell/>
          <table:table-cell table:formula="of:=[.A5]-[.A4]" office:value-type="float" office:value="0.04" calcext:value-type="float">
            <text:p>0,04</text:p>
          </table:table-cell>
          <table:table-cell table:formula="of:=[.B5]-[.B4]" office:value-type="float" office:value="0.013134" calcext:value-type="float">
            <text:p>0,013134</text:p>
          </table:table-cell>
          <table:table-cell table:formula="of:=[.C5]-[.C4]" office:value-type="float" office:value="-0.091954" calcext:value-type="float">
            <text:p>-0,091954</text:p>
          </table:table-cell>
          <table:table-cell table:formula="of:=[.F5]/[.E5]" office:value-type="float" office:value="0.32835" calcext:value-type="float">
            <text:p>0,32835</text:p>
          </table:table-cell>
          <table:table-cell table:formula="of:=[.G5]/[.E5]" office:value-type="float" office:value="-2.29885" calcext:value-type="float">
            <text:p>-2,29885</text:p>
          </table:table-cell>
          <table:table-cell table:formula="of:=SQRT([.H5]*[.H5]+[.I5]*[.I5])" office:value-type="float" office:value="2.3221810965125" calcext:value-type="float">
            <text:p>2,3221810965125</text:p>
          </table:table-cell>
          <table:table-cell table:formula="of:=[.H5]*[.H5]" office:value-type="float" office:value="0.1078137225" calcext:value-type="float">
            <text:p>0,1078137225</text:p>
          </table:table-cell>
          <table:table-cell table:formula="of:=180/PI()*ATAN2([.F5];[.G5])" office:value-type="float" office:value="-81.8712933762388" calcext:value-type="float">
            <text:p>-81,8712933762388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0.479" calcext:value-type="float">
            <text:p>0,479</text:p>
          </table:table-cell>
          <table:table-cell office:value-type="float" office:value="0.401" calcext:value-type="float">
            <text:p>0,401</text:p>
          </table:table-cell>
          <table:table-cell/>
          <table:table-cell table:formula="of:=[.A6]-[.A5]" office:value-type="float" office:value="0.04" calcext:value-type="float">
            <text:p>0,04</text:p>
          </table:table-cell>
          <table:table-cell table:formula="of:=[.B6]-[.B5]" office:value-type="float" office:value="0.485706" calcext:value-type="float">
            <text:p>0,485706</text:p>
          </table:table-cell>
          <table:table-cell table:formula="of:=[.C6]-[.C5]" office:value-type="float" office:value="0.407444" calcext:value-type="float">
            <text:p>0,407444</text:p>
          </table:table-cell>
          <table:table-cell table:formula="of:=[.F6]/[.E6]" office:value-type="float" office:value="12.14265" calcext:value-type="float">
            <text:p>12,14265</text:p>
          </table:table-cell>
          <table:table-cell table:formula="of:=[.G6]/[.E6]" office:value-type="float" office:value="10.1861" calcext:value-type="float">
            <text:p>10,1861</text:p>
          </table:table-cell>
          <table:table-cell table:formula="of:=SQRT([.H6]*[.H6]+[.I6]*[.I6])" office:value-type="float" office:value="15.8493085726949" calcext:value-type="float">
            <text:p>15,8493085726949</text:p>
          </table:table-cell>
          <table:table-cell table:formula="of:=[.H6]*[.H6]" office:value-type="float" office:value="147.4439490225" calcext:value-type="float">
            <text:p>147,4439490225</text:p>
          </table:table-cell>
          <table:table-cell table:formula="of:=180/PI()*ATAN2([.F6];[.G6])" office:value-type="float" office:value="39.9922650334158" calcext:value-type="float">
            <text:p>39,9922650334158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float" office:value="0.00631693" calcext:value-type="float">
            <text:p>0,00631693</text:p>
          </table:table-cell>
          <table:table-cell office:value-type="string" calcext:value-type="string">
            <text:p>laminaire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.097" calcext:value-type="float">
            <text:p>1,097</text:p>
          </table:table-cell>
          <table:table-cell office:value-type="float" office:value="1.333" calcext:value-type="float">
            <text:p>1,333</text:p>
          </table:table-cell>
          <table:table-cell/>
          <table:table-cell table:formula="of:=[.A7]-[.A6]" office:value-type="float" office:value="0.04" calcext:value-type="float">
            <text:p>0,04</text:p>
          </table:table-cell>
          <table:table-cell table:formula="of:=[.B7]-[.B6]" office:value-type="float" office:value="0.618" calcext:value-type="float">
            <text:p>0,618</text:p>
          </table:table-cell>
          <table:table-cell table:formula="of:=[.C7]-[.C6]" office:value-type="float" office:value="0.932" calcext:value-type="float">
            <text:p>0,932</text:p>
          </table:table-cell>
          <table:table-cell table:formula="of:=[.F7]/[.E7]" office:value-type="float" office:value="15.45" calcext:value-type="float">
            <text:p>15,45</text:p>
          </table:table-cell>
          <table:table-cell table:formula="of:=[.G7]/[.E7]" office:value-type="float" office:value="23.3" calcext:value-type="float">
            <text:p>23,3</text:p>
          </table:table-cell>
          <table:table-cell table:formula="of:=SQRT([.H7]*[.H7]+[.I7]*[.I7])" office:value-type="float" office:value="27.9569758736527" calcext:value-type="float">
            <text:p>27,9569758736527</text:p>
          </table:table-cell>
          <table:table-cell table:formula="of:=[.H7]*[.H7]" office:value-type="float" office:value="238.7025" calcext:value-type="float">
            <text:p>238,7025</text:p>
          </table:table-cell>
          <table:table-cell table:formula="of:=180/PI()*ATAN2([.F7];[.G7])" office:value-type="float" office:value="56.4520348104153" calcext:value-type="float">
            <text:p>56,4520348104153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float" office:value="0.000723815917968751" calcext:value-type="float">
            <text:p>0,000723815917968751</text:p>
          </table:table-cell>
          <table:table-cell office:value-type="string" calcext:value-type="string">
            <text:p>turbullent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1.649" calcext:value-type="float">
            <text:p>1,649</text:p>
          </table:table-cell>
          <table:table-cell office:value-type="float" office:value="2.069" calcext:value-type="float">
            <text:p>2,069</text:p>
          </table:table-cell>
          <table:table-cell/>
          <table:table-cell table:formula="of:=[.A8]-[.A7]" office:value-type="float" office:value="0.04" calcext:value-type="float">
            <text:p>0,04</text:p>
          </table:table-cell>
          <table:table-cell table:formula="of:=[.B8]-[.B7]" office:value-type="float" office:value="0.552" calcext:value-type="float">
            <text:p>0,552</text:p>
          </table:table-cell>
          <table:table-cell table:formula="of:=[.C8]-[.C7]" office:value-type="float" office:value="0.736" calcext:value-type="float">
            <text:p>0,736</text:p>
          </table:table-cell>
          <table:table-cell table:formula="of:=[.F8]/[.E8]" office:value-type="float" office:value="13.8" calcext:value-type="float">
            <text:p>13,8</text:p>
          </table:table-cell>
          <table:table-cell table:formula="of:=[.G8]/[.E8]" office:value-type="float" office:value="18.4" calcext:value-type="float">
            <text:p>18,4</text:p>
          </table:table-cell>
          <table:table-cell table:formula="of:=SQRT([.H8]*[.H8]+[.I8]*[.I8])" office:value-type="float" office:value="23" calcext:value-type="float">
            <text:p>23</text:p>
          </table:table-cell>
          <table:table-cell table:formula="of:=[.H8]*[.H8]" office:value-type="float" office:value="190.44" calcext:value-type="float">
            <text:p>190,44</text:p>
          </table:table-cell>
          <table:table-cell table:formula="of:=180/PI()*ATAN2([.F8];[.G8])" office:value-type="float" office:value="53.130102354156" calcext:value-type="float">
            <text:p>53,130102354156</text:p>
          </table:table-cell>
          <table:table-cell table:number-columns-repeated="5"/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2.108" calcext:value-type="float">
            <text:p>2,108</text:p>
          </table:table-cell>
          <table:table-cell office:value-type="float" office:value="2.713" calcext:value-type="float">
            <text:p>2,713</text:p>
          </table:table-cell>
          <table:table-cell/>
          <table:table-cell table:formula="of:=[.A9]-[.A8]" office:value-type="float" office:value="0.04" calcext:value-type="float">
            <text:p>0,04</text:p>
          </table:table-cell>
          <table:table-cell table:formula="of:=[.B9]-[.B8]" office:value-type="float" office:value="0.459" calcext:value-type="float">
            <text:p>0,459</text:p>
          </table:table-cell>
          <table:table-cell table:formula="of:=[.C9]-[.C8]" office:value-type="float" office:value="0.644" calcext:value-type="float">
            <text:p>0,644</text:p>
          </table:table-cell>
          <table:table-cell table:formula="of:=[.F9]/[.E9]" office:value-type="float" office:value="11.475" calcext:value-type="float">
            <text:p>11,475</text:p>
          </table:table-cell>
          <table:table-cell table:formula="of:=[.G9]/[.E9]" office:value-type="float" office:value="16.1" calcext:value-type="float">
            <text:p>16,1</text:p>
          </table:table-cell>
          <table:table-cell table:formula="of:=SQRT([.H9]*[.H9]+[.I9]*[.I9])" office:value-type="float" office:value="19.7708276255699" calcext:value-type="float">
            <text:p>19,7708276255699</text:p>
          </table:table-cell>
          <table:table-cell table:formula="of:=[.H9]*[.H9]" office:value-type="float" office:value="131.675625" calcext:value-type="float">
            <text:p>131,675625</text:p>
          </table:table-cell>
          <table:table-cell table:formula="of:=180/PI()*ATAN2([.F9];[.G9])" office:value-type="float" office:value="54.5212771271858" calcext:value-type="float">
            <text:p>54,5212771271858</text:p>
          </table:table-cell>
          <table:table-cell table:number-columns-repeated="5"/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2.542" calcext:value-type="float">
            <text:p>2,542</text:p>
          </table:table-cell>
          <table:table-cell office:value-type="float" office:value="3.199" calcext:value-type="float">
            <text:p>3,199</text:p>
          </table:table-cell>
          <table:table-cell/>
          <table:table-cell table:formula="of:=[.A10]-[.A9]" office:value-type="float" office:value="0.04" calcext:value-type="float">
            <text:p>0,04</text:p>
          </table:table-cell>
          <table:table-cell table:formula="of:=[.B10]-[.B9]" office:value-type="float" office:value="0.434" calcext:value-type="float">
            <text:p>0,434</text:p>
          </table:table-cell>
          <table:table-cell table:formula="of:=[.C10]-[.C9]" office:value-type="float" office:value="0.486" calcext:value-type="float">
            <text:p>0,486</text:p>
          </table:table-cell>
          <table:table-cell table:formula="of:=[.F10]/[.E10]" office:value-type="float" office:value="10.85" calcext:value-type="float">
            <text:p>10,85</text:p>
          </table:table-cell>
          <table:table-cell table:formula="of:=[.G10]/[.E10]" office:value-type="float" office:value="12.15" calcext:value-type="float">
            <text:p>12,15</text:p>
          </table:table-cell>
          <table:table-cell table:formula="of:=SQRT([.H10]*[.H10]+[.I10]*[.I10])" office:value-type="float" office:value="16.2894137402179" calcext:value-type="float">
            <text:p>16,2894137402179</text:p>
          </table:table-cell>
          <table:table-cell table:formula="of:=[.H10]*[.H10]" office:value-type="float" office:value="117.7225" calcext:value-type="float">
            <text:p>117,7225</text:p>
          </table:table-cell>
          <table:table-cell table:formula="of:=180/PI()*ATAN2([.F10];[.G10])" office:value-type="float" office:value="48.2350150577846" calcext:value-type="float">
            <text:p>48,2350150577846</text:p>
          </table:table-cell>
          <table:table-cell table:number-columns-repeated="5"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2.923" calcext:value-type="float">
            <text:p>2,923</text:p>
          </table:table-cell>
          <table:table-cell office:value-type="float" office:value="3.698" calcext:value-type="float">
            <text:p>3,698</text:p>
          </table:table-cell>
          <table:table-cell/>
          <table:table-cell table:formula="of:=[.A11]-[.A10]" office:value-type="float" office:value="0.04" calcext:value-type="float">
            <text:p>0,04</text:p>
          </table:table-cell>
          <table:table-cell table:formula="of:=[.B11]-[.B10]" office:value-type="float" office:value="0.381" calcext:value-type="float">
            <text:p>0,381</text:p>
          </table:table-cell>
          <table:table-cell table:formula="of:=[.C11]-[.C10]" office:value-type="float" office:value="0.499" calcext:value-type="float">
            <text:p>0,499</text:p>
          </table:table-cell>
          <table:table-cell table:formula="of:=[.F11]/[.E11]" office:value-type="float" office:value="9.52500000000001" calcext:value-type="float">
            <text:p>9,52500000000001</text:p>
          </table:table-cell>
          <table:table-cell table:formula="of:=[.G11]/[.E11]" office:value-type="float" office:value="12.475" calcext:value-type="float">
            <text:p>12,475</text:p>
          </table:table-cell>
          <table:table-cell table:formula="of:=SQRT([.H11]*[.H11]+[.I11]*[.I11])" office:value-type="float" office:value="15.6955805881783" calcext:value-type="float">
            <text:p>15,6955805881783</text:p>
          </table:table-cell>
          <table:table-cell table:formula="of:=[.H11]*[.H11]" office:value-type="float" office:value="90.7256250000002" calcext:value-type="float">
            <text:p>90,7256250000002</text:p>
          </table:table-cell>
          <table:table-cell table:formula="of:=180/PI()*ATAN2([.F11];[.G11])" office:value-type="float" office:value="52.6372868405576" calcext:value-type="float">
            <text:p>52,6372868405576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3.291" calcext:value-type="float">
            <text:p>3,291</text:p>
          </table:table-cell>
          <table:table-cell office:value-type="float" office:value="4.145" calcext:value-type="float">
            <text:p>4,145</text:p>
          </table:table-cell>
          <table:table-cell/>
          <table:table-cell table:formula="of:=[.A12]-[.A11]" office:value-type="float" office:value="0.04" calcext:value-type="float">
            <text:p>0,04</text:p>
          </table:table-cell>
          <table:table-cell table:formula="of:=[.B12]-[.B11]" office:value-type="float" office:value="0.368" calcext:value-type="float">
            <text:p>0,368</text:p>
          </table:table-cell>
          <table:table-cell table:formula="of:=[.C12]-[.C11]" office:value-type="float" office:value="0.447" calcext:value-type="float">
            <text:p>0,447</text:p>
          </table:table-cell>
          <table:table-cell table:formula="of:=[.F12]/[.E12]" office:value-type="float" office:value="9.19999999999999" calcext:value-type="float">
            <text:p>9,19999999999999</text:p>
          </table:table-cell>
          <table:table-cell table:formula="of:=[.G12]/[.E12]" office:value-type="float" office:value="11.175" calcext:value-type="float">
            <text:p>11,175</text:p>
          </table:table-cell>
          <table:table-cell table:formula="of:=SQRT([.H12]*[.H12]+[.I12]*[.I12])" office:value-type="float" office:value="14.4748272873979" calcext:value-type="float">
            <text:p>14,4748272873979</text:p>
          </table:table-cell>
          <table:table-cell table:formula="of:=[.H12]*[.H12]" office:value-type="float" office:value="84.6399999999998" calcext:value-type="float">
            <text:p>84,6399999999998</text:p>
          </table:table-cell>
          <table:table-cell table:formula="of:=180/PI()*ATAN2([.F12];[.G12])" office:value-type="float" office:value="50.536527019987" calcext:value-type="float">
            <text:p>50,536527019987</text:p>
          </table:table-cell>
          <table:table-cell table:number-columns-repeated="5"/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3.58" calcext:value-type="float">
            <text:p>3,58</text:p>
          </table:table-cell>
          <table:table-cell office:value-type="float" office:value="4.486" calcext:value-type="float">
            <text:p>4,486</text:p>
          </table:table-cell>
          <table:table-cell/>
          <table:table-cell table:formula="of:=[.A13]-[.A12]" office:value-type="float" office:value="0.04" calcext:value-type="float">
            <text:p>0,04</text:p>
          </table:table-cell>
          <table:table-cell table:formula="of:=[.B13]-[.B12]" office:value-type="float" office:value="0.289" calcext:value-type="float">
            <text:p>0,289</text:p>
          </table:table-cell>
          <table:table-cell table:formula="of:=[.C13]-[.C12]" office:value-type="float" office:value="0.341" calcext:value-type="float">
            <text:p>0,341</text:p>
          </table:table-cell>
          <table:table-cell table:formula="of:=[.F13]/[.E13]" office:value-type="float" office:value="7.22500000000001" calcext:value-type="float">
            <text:p>7,22500000000001</text:p>
          </table:table-cell>
          <table:table-cell table:formula="of:=[.G13]/[.E13]" office:value-type="float" office:value="8.52500000000001" calcext:value-type="float">
            <text:p>8,52500000000001</text:p>
          </table:table-cell>
          <table:table-cell table:formula="of:=SQRT([.H13]*[.H13]+[.I13]*[.I13])" office:value-type="float" office:value="11.1748042488448" calcext:value-type="float">
            <text:p>11,1748042488448</text:p>
          </table:table-cell>
          <table:table-cell table:formula="of:=[.H13]*[.H13]" office:value-type="float" office:value="52.2006250000001" calcext:value-type="float">
            <text:p>52,2006250000001</text:p>
          </table:table-cell>
          <table:table-cell table:formula="of:=180/PI()*ATAN2([.F13];[.G13])" office:value-type="float" office:value="49.7184794986765" calcext:value-type="float">
            <text:p>49,7184794986765</text:p>
          </table:table-cell>
          <table:table-cell table:number-columns-repeated="5"/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3.842" calcext:value-type="float">
            <text:p>3,842</text:p>
          </table:table-cell>
          <table:table-cell office:value-type="float" office:value="4.854" calcext:value-type="float">
            <text:p>4,854</text:p>
          </table:table-cell>
          <table:table-cell/>
          <table:table-cell table:formula="of:=[.A14]-[.A13]" office:value-type="float" office:value="0.04" calcext:value-type="float">
            <text:p>0,04</text:p>
          </table:table-cell>
          <table:table-cell table:formula="of:=[.B14]-[.B13]" office:value-type="float" office:value="0.262" calcext:value-type="float">
            <text:p>0,262</text:p>
          </table:table-cell>
          <table:table-cell table:formula="of:=[.C14]-[.C13]" office:value-type="float" office:value="0.368" calcext:value-type="float">
            <text:p>0,368</text:p>
          </table:table-cell>
          <table:table-cell table:formula="of:=[.F14]/[.E14]" office:value-type="float" office:value="6.55" calcext:value-type="float">
            <text:p>6,55</text:p>
          </table:table-cell>
          <table:table-cell table:formula="of:=[.G14]/[.E14]" office:value-type="float" office:value="9.20000000000001" calcext:value-type="float">
            <text:p>9,20000000000001</text:p>
          </table:table-cell>
          <table:table-cell table:formula="of:=SQRT([.H14]*[.H14]+[.I14]*[.I14])" office:value-type="float" office:value="11.2934715654665" calcext:value-type="float">
            <text:p>11,2934715654665</text:p>
          </table:table-cell>
          <table:table-cell table:formula="of:=[.H14]*[.H14]" office:value-type="float" office:value="42.9025" calcext:value-type="float">
            <text:p>42,9025</text:p>
          </table:table-cell>
          <table:table-cell table:formula="of:=180/PI()*ATAN2([.F14];[.G14])" office:value-type="float" office:value="54.5507870572018" calcext:value-type="float">
            <text:p>54,5507870572018</text:p>
          </table:table-cell>
          <table:table-cell table:number-columns-repeated="5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4.131" calcext:value-type="float">
            <text:p>4,131</text:p>
          </table:table-cell>
          <table:table-cell office:value-type="float" office:value="5.156" calcext:value-type="float">
            <text:p>5,156</text:p>
          </table:table-cell>
          <table:table-cell/>
          <table:table-cell table:formula="of:=[.A15]-[.A14]" office:value-type="float" office:value="0.04" calcext:value-type="float">
            <text:p>0,04</text:p>
          </table:table-cell>
          <table:table-cell table:formula="of:=[.B15]-[.B14]" office:value-type="float" office:value="0.289" calcext:value-type="float">
            <text:p>0,289</text:p>
          </table:table-cell>
          <table:table-cell table:formula="of:=[.C15]-[.C14]" office:value-type="float" office:value="0.302" calcext:value-type="float">
            <text:p>0,302</text:p>
          </table:table-cell>
          <table:table-cell table:formula="of:=[.F15]/[.E15]" office:value-type="float" office:value="7.225" calcext:value-type="float">
            <text:p>7,225</text:p>
          </table:table-cell>
          <table:table-cell table:formula="of:=[.G15]/[.E15]" office:value-type="float" office:value="7.54999999999998" calcext:value-type="float">
            <text:p>7,54999999999998</text:p>
          </table:table-cell>
          <table:table-cell table:formula="of:=SQRT([.H15]*[.H15]+[.I15]*[.I15])" office:value-type="float" office:value="10.4500299042634" calcext:value-type="float">
            <text:p>10,4500299042634</text:p>
          </table:table-cell>
          <table:table-cell table:formula="of:=[.H15]*[.H15]" office:value-type="float" office:value="52.200625" calcext:value-type="float">
            <text:p>52,200625</text:p>
          </table:table-cell>
          <table:table-cell table:formula="of:=180/PI()*ATAN2([.F15];[.G15])" office:value-type="float" office:value="46.2601100459417" calcext:value-type="float">
            <text:p>46,2601100459417</text:p>
          </table:table-cell>
          <table:table-cell table:number-columns-repeated="5"/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4.381" calcext:value-type="float">
            <text:p>4,381</text:p>
          </table:table-cell>
          <table:table-cell office:value-type="float" office:value="5.458" calcext:value-type="float">
            <text:p>5,458</text:p>
          </table:table-cell>
          <table:table-cell/>
          <table:table-cell table:formula="of:=[.A16]-[.A15]" office:value-type="float" office:value="0.04" calcext:value-type="float">
            <text:p>0,04</text:p>
          </table:table-cell>
          <table:table-cell table:formula="of:=[.B16]-[.B15]" office:value-type="float" office:value="0.25" calcext:value-type="float">
            <text:p>0,25</text:p>
          </table:table-cell>
          <table:table-cell table:formula="of:=[.C16]-[.C15]" office:value-type="float" office:value="0.302000000000001" calcext:value-type="float">
            <text:p>0,302000000000001</text:p>
          </table:table-cell>
          <table:table-cell table:formula="of:=[.F16]/[.E16]" office:value-type="float" office:value="6.25" calcext:value-type="float">
            <text:p>6,25</text:p>
          </table:table-cell>
          <table:table-cell table:formula="of:=[.G16]/[.E16]" office:value-type="float" office:value="7.55000000000001" calcext:value-type="float">
            <text:p>7,55000000000001</text:p>
          </table:table-cell>
          <table:table-cell table:formula="of:=SQRT([.H16]*[.H16]+[.I16]*[.I16])" office:value-type="float" office:value="9.80127542720844" calcext:value-type="float">
            <text:p>9,80127542720844</text:p>
          </table:table-cell>
          <table:table-cell table:formula="of:=[.H16]*[.H16]" office:value-type="float" office:value="39.0624999999999" calcext:value-type="float">
            <text:p>39,0624999999999</text:p>
          </table:table-cell>
          <table:table-cell table:formula="of:=180/PI()*ATAN2([.F16];[.G16])" office:value-type="float" office:value="50.381547052132" calcext:value-type="float">
            <text:p>50,381547052132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.604" calcext:value-type="float">
            <text:p>4,604</text:p>
          </table:table-cell>
          <table:table-cell office:value-type="float" office:value="5.734" calcext:value-type="float">
            <text:p>5,734</text:p>
          </table:table-cell>
          <table:table-cell/>
          <table:table-cell table:formula="of:=[.A17]-[.A16]" office:value-type="float" office:value="0.0399999999999999" calcext:value-type="float">
            <text:p>0,0399999999999999</text:p>
          </table:table-cell>
          <table:table-cell table:formula="of:=[.B17]-[.B16]" office:value-type="float" office:value="0.223" calcext:value-type="float">
            <text:p>0,223</text:p>
          </table:table-cell>
          <table:table-cell table:formula="of:=[.C17]-[.C16]" office:value-type="float" office:value="0.276" calcext:value-type="float">
            <text:p>0,276</text:p>
          </table:table-cell>
          <table:table-cell table:formula="of:=[.F17]/[.E17]" office:value-type="float" office:value="5.57500000000001" calcext:value-type="float">
            <text:p>5,57500000000001</text:p>
          </table:table-cell>
          <table:table-cell table:formula="of:=[.G17]/[.E17]" office:value-type="float" office:value="6.90000000000001" calcext:value-type="float">
            <text:p>6,90000000000001</text:p>
          </table:table-cell>
          <table:table-cell table:formula="of:=SQRT([.H17]*[.H17]+[.I17]*[.I17])" office:value-type="float" office:value="8.87077364157153" calcext:value-type="float">
            <text:p>8,87077364157153</text:p>
          </table:table-cell>
          <table:table-cell table:formula="of:=[.H17]*[.H17]" office:value-type="float" office:value="31.0806250000001" calcext:value-type="float">
            <text:p>31,0806250000001</text:p>
          </table:table-cell>
          <table:table-cell table:formula="of:=180/PI()*ATAN2([.F17];[.G17])" office:value-type="float" office:value="51.0627935724038" calcext:value-type="float">
            <text:p>51,0627935724038</text:p>
          </table:table-cell>
          <table:table-cell table:number-columns-repeated="5"/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4.814" calcext:value-type="float">
            <text:p>4,814</text:p>
          </table:table-cell>
          <table:table-cell office:value-type="float" office:value="5.984" calcext:value-type="float">
            <text:p>5,984</text:p>
          </table:table-cell>
          <table:table-cell/>
          <table:table-cell table:formula="of:=[.A18]-[.A17]" office:value-type="float" office:value="0.04" calcext:value-type="float">
            <text:p>0,04</text:p>
          </table:table-cell>
          <table:table-cell table:formula="of:=[.B18]-[.B17]" office:value-type="float" office:value="0.21" calcext:value-type="float">
            <text:p>0,21</text:p>
          </table:table-cell>
          <table:table-cell table:formula="of:=[.C18]-[.C17]" office:value-type="float" office:value="0.25" calcext:value-type="float">
            <text:p>0,25</text:p>
          </table:table-cell>
          <table:table-cell table:formula="of:=[.F18]/[.E18]" office:value-type="float" office:value="5.25" calcext:value-type="float">
            <text:p>5,25</text:p>
          </table:table-cell>
          <table:table-cell table:formula="of:=[.G18]/[.E18]" office:value-type="float" office:value="6.25" calcext:value-type="float">
            <text:p>6,25</text:p>
          </table:table-cell>
          <table:table-cell table:formula="of:=SQRT([.H18]*[.H18]+[.I18]*[.I18])" office:value-type="float" office:value="8.16241385865725" calcext:value-type="float">
            <text:p>8,16241385865725</text:p>
          </table:table-cell>
          <table:table-cell table:formula="of:=[.H18]*[.H18]" office:value-type="float" office:value="27.5624999999999" calcext:value-type="float">
            <text:p>27,5624999999999</text:p>
          </table:table-cell>
          <table:table-cell table:formula="of:=180/PI()*ATAN2([.F18];[.G18])" office:value-type="float" office:value="49.9697407281103" calcext:value-type="float">
            <text:p>49,9697407281103</text:p>
          </table:table-cell>
          <table:table-cell table:number-columns-repeated="5"/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5.038" calcext:value-type="float">
            <text:p>5,038</text:p>
          </table:table-cell>
          <table:table-cell office:value-type="float" office:value="6.194" calcext:value-type="float">
            <text:p>6,194</text:p>
          </table:table-cell>
          <table:table-cell/>
          <table:table-cell table:formula="of:=[.A19]-[.A18]" office:value-type="float" office:value="0.04" calcext:value-type="float">
            <text:p>0,04</text:p>
          </table:table-cell>
          <table:table-cell table:formula="of:=[.B19]-[.B18]" office:value-type="float" office:value="0.224" calcext:value-type="float">
            <text:p>0,224</text:p>
          </table:table-cell>
          <table:table-cell table:formula="of:=[.C19]-[.C18]" office:value-type="float" office:value="0.21" calcext:value-type="float">
            <text:p>0,21</text:p>
          </table:table-cell>
          <table:table-cell table:formula="of:=[.F19]/[.E19]" office:value-type="float" office:value="5.6" calcext:value-type="float">
            <text:p>5,6</text:p>
          </table:table-cell>
          <table:table-cell table:formula="of:=[.G19]/[.E19]" office:value-type="float" office:value="5.25" calcext:value-type="float">
            <text:p>5,25</text:p>
          </table:table-cell>
          <table:table-cell table:formula="of:=SQRT([.H19]*[.H19]+[.I19]*[.I19])" office:value-type="float" office:value="7.67609926981146" calcext:value-type="float">
            <text:p>7,67609926981146</text:p>
          </table:table-cell>
          <table:table-cell table:formula="of:=[.H19]*[.H19]" office:value-type="float" office:value="31.36" calcext:value-type="float">
            <text:p>31,36</text:p>
          </table:table-cell>
          <table:table-cell table:formula="of:=180/PI()*ATAN2([.F19];[.G19])" office:value-type="float" office:value="43.1523897340054" calcext:value-type="float">
            <text:p>43,1523897340054</text:p>
          </table:table-cell>
          <table:table-cell table:number-columns-repeated="5"/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5.235" calcext:value-type="float">
            <text:p>5,235</text:p>
          </table:table-cell>
          <table:table-cell office:value-type="float" office:value="6.404" calcext:value-type="float">
            <text:p>6,404</text:p>
          </table:table-cell>
          <table:table-cell/>
          <table:table-cell table:formula="of:=[.A20]-[.A19]" office:value-type="float" office:value="0.0399999999999999" calcext:value-type="float">
            <text:p>0,0399999999999999</text:p>
          </table:table-cell>
          <table:table-cell table:formula="of:=[.B20]-[.B19]" office:value-type="float" office:value="0.197" calcext:value-type="float">
            <text:p>0,197</text:p>
          </table:table-cell>
          <table:table-cell table:formula="of:=[.C20]-[.C19]" office:value-type="float" office:value="0.21" calcext:value-type="float">
            <text:p>0,21</text:p>
          </table:table-cell>
          <table:table-cell table:formula="of:=[.F20]/[.E20]" office:value-type="float" office:value="4.92500000000001" calcext:value-type="float">
            <text:p>4,92500000000001</text:p>
          </table:table-cell>
          <table:table-cell table:formula="of:=[.G20]/[.E20]" office:value-type="float" office:value="5.25000000000001" calcext:value-type="float">
            <text:p>5,25000000000001</text:p>
          </table:table-cell>
          <table:table-cell table:formula="of:=SQRT([.H20]*[.H20]+[.I20]*[.I20])" office:value-type="float" office:value="7.19848074249006" calcext:value-type="float">
            <text:p>7,19848074249006</text:p>
          </table:table-cell>
          <table:table-cell table:formula="of:=[.H20]*[.H20]" office:value-type="float" office:value="24.2556250000001" calcext:value-type="float">
            <text:p>24,2556250000001</text:p>
          </table:table-cell>
          <table:table-cell table:formula="of:=180/PI()*ATAN2([.F20];[.G20])" office:value-type="float" office:value="46.8294643348473" calcext:value-type="float">
            <text:p>46,8294643348473</text:p>
          </table:table-cell>
          <table:table-cell table:number-columns-repeated="5"/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5.406" calcext:value-type="float">
            <text:p>5,406</text:p>
          </table:table-cell>
          <table:table-cell office:value-type="float" office:value="6.601" calcext:value-type="float">
            <text:p>6,601</text:p>
          </table:table-cell>
          <table:table-cell/>
          <table:table-cell table:formula="of:=[.A21]-[.A20]" office:value-type="float" office:value="0.04" calcext:value-type="float">
            <text:p>0,04</text:p>
          </table:table-cell>
          <table:table-cell table:formula="of:=[.B21]-[.B20]" office:value-type="float" office:value="0.170999999999999" calcext:value-type="float">
            <text:p>0,170999999999999</text:p>
          </table:table-cell>
          <table:table-cell table:formula="of:=[.C21]-[.C20]" office:value-type="float" office:value="0.197" calcext:value-type="float">
            <text:p>0,197</text:p>
          </table:table-cell>
          <table:table-cell table:formula="of:=[.F21]/[.E21]" office:value-type="float" office:value="4.27499999999998" calcext:value-type="float">
            <text:p>4,27499999999998</text:p>
          </table:table-cell>
          <table:table-cell table:formula="of:=[.G21]/[.E21]" office:value-type="float" office:value="4.925" calcext:value-type="float">
            <text:p>4,925</text:p>
          </table:table-cell>
          <table:table-cell table:formula="of:=SQRT([.H21]*[.H21]+[.I21]*[.I21])" office:value-type="float" office:value="6.52159873037278" calcext:value-type="float">
            <text:p>6,52159873037278</text:p>
          </table:table-cell>
          <table:table-cell table:formula="of:=[.H21]*[.H21]" office:value-type="float" office:value="18.2756249999998" calcext:value-type="float">
            <text:p>18,2756249999998</text:p>
          </table:table-cell>
          <table:table-cell table:formula="of:=180/PI()*ATAN2([.F21];[.G21])" office:value-type="float" office:value="49.0413558544316" calcext:value-type="float">
            <text:p>49,0413558544316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5.59" calcext:value-type="float">
            <text:p>5,59</text:p>
          </table:table-cell>
          <table:table-cell office:value-type="float" office:value="6.772" calcext:value-type="float">
            <text:p>6,772</text:p>
          </table:table-cell>
          <table:table-cell/>
          <table:table-cell table:formula="of:=[.A22]-[.A21]" office:value-type="float" office:value="0.04" calcext:value-type="float">
            <text:p>0,04</text:p>
          </table:table-cell>
          <table:table-cell table:formula="of:=[.B22]-[.B21]" office:value-type="float" office:value="0.184" calcext:value-type="float">
            <text:p>0,184</text:p>
          </table:table-cell>
          <table:table-cell table:formula="of:=[.C22]-[.C21]" office:value-type="float" office:value="0.171" calcext:value-type="float">
            <text:p>0,171</text:p>
          </table:table-cell>
          <table:table-cell table:formula="of:=[.F22]/[.E22]" office:value-type="float" office:value="4.6" calcext:value-type="float">
            <text:p>4,6</text:p>
          </table:table-cell>
          <table:table-cell table:formula="of:=[.G22]/[.E22]" office:value-type="float" office:value="4.275" calcext:value-type="float">
            <text:p>4,275</text:p>
          </table:table-cell>
          <table:table-cell table:formula="of:=SQRT([.H22]*[.H22]+[.I22]*[.I22])" office:value-type="float" office:value="6.27977905662293" calcext:value-type="float">
            <text:p>6,27977905662293</text:p>
          </table:table-cell>
          <table:table-cell table:formula="of:=[.H22]*[.H22]" office:value-type="float" office:value="21.16" calcext:value-type="float">
            <text:p>21,16</text:p>
          </table:table-cell>
          <table:table-cell table:formula="of:=180/PI()*ATAN2([.F22];[.G22])" office:value-type="float" office:value="42.9027818180483" calcext:value-type="float">
            <text:p>42,9027818180483</text:p>
          </table:table-cell>
          <table:table-cell table:number-columns-repeated="5"/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5.734" calcext:value-type="float">
            <text:p>5,734</text:p>
          </table:table-cell>
          <table:table-cell office:value-type="float" office:value="6.943" calcext:value-type="float">
            <text:p>6,943</text:p>
          </table:table-cell>
          <table:table-cell/>
          <table:table-cell table:formula="of:=[.A23]-[.A22]" office:value-type="float" office:value="0.0399999999999999" calcext:value-type="float">
            <text:p>0,0399999999999999</text:p>
          </table:table-cell>
          <table:table-cell table:formula="of:=[.B23]-[.B22]" office:value-type="float" office:value="0.144" calcext:value-type="float">
            <text:p>0,144</text:p>
          </table:table-cell>
          <table:table-cell table:formula="of:=[.C23]-[.C22]" office:value-type="float" office:value="0.170999999999999" calcext:value-type="float">
            <text:p>0,170999999999999</text:p>
          </table:table-cell>
          <table:table-cell table:formula="of:=[.F23]/[.E23]" office:value-type="float" office:value="3.60000000000001" calcext:value-type="float">
            <text:p>3,60000000000001</text:p>
          </table:table-cell>
          <table:table-cell table:formula="of:=[.G23]/[.E23]" office:value-type="float" office:value="4.27499999999999" calcext:value-type="float">
            <text:p>4,27499999999999</text:p>
          </table:table-cell>
          <table:table-cell table:formula="of:=SQRT([.H23]*[.H23]+[.I23]*[.I23])" office:value-type="float" office:value="5.5888840567684" calcext:value-type="float">
            <text:p>5,5888840567684</text:p>
          </table:table-cell>
          <table:table-cell table:formula="of:=[.H23]*[.H23]" office:value-type="float" office:value="12.9600000000001" calcext:value-type="float">
            <text:p>12,9600000000001</text:p>
          </table:table-cell>
          <table:table-cell table:formula="of:=180/PI()*ATAN2([.F23];[.G23])" office:value-type="float" office:value="49.8990924537876" calcext:value-type="float">
            <text:p>49,8990924537876</text:p>
          </table:table-cell>
          <table:table-cell table:number-columns-repeated="5"/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5.905" calcext:value-type="float">
            <text:p>5,905</text:p>
          </table:table-cell>
          <table:table-cell office:value-type="float" office:value="7.114" calcext:value-type="float">
            <text:p>7,114</text:p>
          </table:table-cell>
          <table:table-cell/>
          <table:table-cell table:formula="of:=[.A24]-[.A23]" office:value-type="float" office:value="0.04" calcext:value-type="float">
            <text:p>0,04</text:p>
          </table:table-cell>
          <table:table-cell table:formula="of:=[.B24]-[.B23]" office:value-type="float" office:value="0.171" calcext:value-type="float">
            <text:p>0,171</text:p>
          </table:table-cell>
          <table:table-cell table:formula="of:=[.C24]-[.C23]" office:value-type="float" office:value="0.171" calcext:value-type="float">
            <text:p>0,171</text:p>
          </table:table-cell>
          <table:table-cell table:formula="of:=[.F24]/[.E24]" office:value-type="float" office:value="4.275" calcext:value-type="float">
            <text:p>4,275</text:p>
          </table:table-cell>
          <table:table-cell table:formula="of:=[.G24]/[.E24]" office:value-type="float" office:value="4.275" calcext:value-type="float">
            <text:p>4,275</text:p>
          </table:table-cell>
          <table:table-cell table:formula="of:=SQRT([.H24]*[.H24]+[.I24]*[.I24])" office:value-type="float" office:value="6.04576297914499" calcext:value-type="float">
            <text:p>6,04576297914499</text:p>
          </table:table-cell>
          <table:table-cell table:formula="of:=[.H24]*[.H24]" office:value-type="float" office:value="18.275625" calcext:value-type="float">
            <text:p>18,275625</text:p>
          </table:table-cell>
          <table:table-cell table:formula="of:=180/PI()*ATAN2([.F24];[.G24]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6.062" calcext:value-type="float">
            <text:p>6,062</text:p>
          </table:table-cell>
          <table:table-cell office:value-type="float" office:value="7.232" calcext:value-type="float">
            <text:p>7,232</text:p>
          </table:table-cell>
          <table:table-cell/>
          <table:table-cell table:formula="of:=[.A25]-[.A24]" office:value-type="float" office:value="0.04" calcext:value-type="float">
            <text:p>0,04</text:p>
          </table:table-cell>
          <table:table-cell table:formula="of:=[.B25]-[.B24]" office:value-type="float" office:value="0.157" calcext:value-type="float">
            <text:p>0,157</text:p>
          </table:table-cell>
          <table:table-cell table:formula="of:=[.C25]-[.C24]" office:value-type="float" office:value="0.118" calcext:value-type="float">
            <text:p>0,118</text:p>
          </table:table-cell>
          <table:table-cell table:formula="of:=[.F25]/[.E25]" office:value-type="float" office:value="3.925" calcext:value-type="float">
            <text:p>3,925</text:p>
          </table:table-cell>
          <table:table-cell table:formula="of:=[.G25]/[.E25]" office:value-type="float" office:value="2.95000000000001" calcext:value-type="float">
            <text:p>2,95000000000001</text:p>
          </table:table-cell>
          <table:table-cell table:formula="of:=SQRT([.H25]*[.H25]+[.I25]*[.I25])" office:value-type="float" office:value="4.91000254582419" calcext:value-type="float">
            <text:p>4,91000254582419</text:p>
          </table:table-cell>
          <table:table-cell table:formula="of:=[.H25]*[.H25]" office:value-type="float" office:value="15.405625" calcext:value-type="float">
            <text:p>15,405625</text:p>
          </table:table-cell>
          <table:table-cell table:formula="of:=180/PI()*ATAN2([.F25];[.G25])" office:value-type="float" office:value="36.9282436333267" calcext:value-type="float">
            <text:p>36,9282436333267</text:p>
          </table:table-cell>
          <table:table-cell table:number-columns-repeated="5"/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6.194" calcext:value-type="float">
            <text:p>6,194</text:p>
          </table:table-cell>
          <table:table-cell office:value-type="float" office:value="7.389" calcext:value-type="float">
            <text:p>7,389</text:p>
          </table:table-cell>
          <table:table-cell/>
          <table:table-cell table:formula="of:=[.A26]-[.A25]" office:value-type="float" office:value="0.0399999999999999" calcext:value-type="float">
            <text:p>0,0399999999999999</text:p>
          </table:table-cell>
          <table:table-cell table:formula="of:=[.B26]-[.B25]" office:value-type="float" office:value="0.132" calcext:value-type="float">
            <text:p>0,132</text:p>
          </table:table-cell>
          <table:table-cell table:formula="of:=[.C26]-[.C25]" office:value-type="float" office:value="0.157" calcext:value-type="float">
            <text:p>0,157</text:p>
          </table:table-cell>
          <table:table-cell table:formula="of:=[.F26]/[.E26]" office:value-type="float" office:value="3.3" calcext:value-type="float">
            <text:p>3,3</text:p>
          </table:table-cell>
          <table:table-cell table:formula="of:=[.G26]/[.E26]" office:value-type="float" office:value="3.92500000000001" calcext:value-type="float">
            <text:p>3,92500000000001</text:p>
          </table:table-cell>
          <table:table-cell table:formula="of:=SQRT([.H26]*[.H26]+[.I26]*[.I26])" office:value-type="float" office:value="5.12792599400577" calcext:value-type="float">
            <text:p>5,12792599400577</text:p>
          </table:table-cell>
          <table:table-cell table:formula="of:=[.H26]*[.H26]" office:value-type="float" office:value="10.89" calcext:value-type="float">
            <text:p>10,89</text:p>
          </table:table-cell>
          <table:table-cell table:formula="of:=180/PI()*ATAN2([.F26];[.G26])" office:value-type="float" office:value="49.9440744107979" calcext:value-type="float">
            <text:p>49,944074410797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378" calcext:value-type="float">
            <text:p>6,378</text:p>
          </table:table-cell>
          <table:table-cell office:value-type="float" office:value="7.521" calcext:value-type="float">
            <text:p>7,521</text:p>
          </table:table-cell>
          <table:table-cell/>
          <table:table-cell table:formula="of:=[.A27]-[.A26]" office:value-type="float" office:value="0.04" calcext:value-type="float">
            <text:p>0,04</text:p>
          </table:table-cell>
          <table:table-cell table:formula="of:=[.B27]-[.B26]" office:value-type="float" office:value="0.184" calcext:value-type="float">
            <text:p>0,184</text:p>
          </table:table-cell>
          <table:table-cell table:formula="of:=[.C27]-[.C26]" office:value-type="float" office:value="0.132" calcext:value-type="float">
            <text:p>0,132</text:p>
          </table:table-cell>
          <table:table-cell table:formula="of:=[.F27]/[.E27]" office:value-type="float" office:value="4.6" calcext:value-type="float">
            <text:p>4,6</text:p>
          </table:table-cell>
          <table:table-cell table:formula="of:=[.G27]/[.E27]" office:value-type="float" office:value="3.29999999999999" calcext:value-type="float">
            <text:p>3,29999999999999</text:p>
          </table:table-cell>
          <table:table-cell table:formula="of:=SQRT([.H27]*[.H27]+[.I27]*[.I27])" office:value-type="float" office:value="5.66127194188726" calcext:value-type="float">
            <text:p>5,66127194188726</text:p>
          </table:table-cell>
          <table:table-cell table:formula="of:=[.H27]*[.H27]" office:value-type="float" office:value="21.16" calcext:value-type="float">
            <text:p>21,16</text:p>
          </table:table-cell>
          <table:table-cell table:formula="of:=180/PI()*ATAN2([.F27];[.G27])" office:value-type="float" office:value="35.6553280979002" calcext:value-type="float">
            <text:p>35,6553280979002</text:p>
          </table:table-cell>
          <table:table-cell table:number-columns-repeated="5"/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6.509" calcext:value-type="float">
            <text:p>6,509</text:p>
          </table:table-cell>
          <table:table-cell office:value-type="float" office:value="7.626" calcext:value-type="float">
            <text:p>7,626</text:p>
          </table:table-cell>
          <table:table-cell/>
          <table:table-cell table:formula="of:=[.A28]-[.A27]" office:value-type="float" office:value="0.04" calcext:value-type="float">
            <text:p>0,04</text:p>
          </table:table-cell>
          <table:table-cell table:formula="of:=[.B28]-[.B27]" office:value-type="float" office:value="0.131" calcext:value-type="float">
            <text:p>0,131</text:p>
          </table:table-cell>
          <table:table-cell table:formula="of:=[.C28]-[.C27]" office:value-type="float" office:value="0.105" calcext:value-type="float">
            <text:p>0,105</text:p>
          </table:table-cell>
          <table:table-cell table:formula="of:=[.F28]/[.E28]" office:value-type="float" office:value="3.275" calcext:value-type="float">
            <text:p>3,275</text:p>
          </table:table-cell>
          <table:table-cell table:formula="of:=[.G28]/[.E28]" office:value-type="float" office:value="2.62500000000001" calcext:value-type="float">
            <text:p>2,62500000000001</text:p>
          </table:table-cell>
          <table:table-cell table:formula="of:=SQRT([.H28]*[.H28]+[.I28]*[.I28])" office:value-type="float" office:value="4.19717166672988" calcext:value-type="float">
            <text:p>4,19717166672988</text:p>
          </table:table-cell>
          <table:table-cell table:formula="of:=[.H28]*[.H28]" office:value-type="float" office:value="10.725625" calcext:value-type="float">
            <text:p>10,725625</text:p>
          </table:table-cell>
          <table:table-cell table:formula="of:=180/PI()*ATAN2([.F28];[.G28])" office:value-type="float" office:value="38.7131066382636" calcext:value-type="float">
            <text:p>38,7131066382636</text:p>
          </table:table-cell>
          <table:table-cell table:number-columns-repeated="5"/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6.68" calcext:value-type="float">
            <text:p>6,68</text:p>
          </table:table-cell>
          <table:table-cell office:value-type="float" office:value="7.731" calcext:value-type="float">
            <text:p>7,731</text:p>
          </table:table-cell>
          <table:table-cell/>
          <table:table-cell table:formula="of:=[.A29]-[.A28]" office:value-type="float" office:value="0.04" calcext:value-type="float">
            <text:p>0,04</text:p>
          </table:table-cell>
          <table:table-cell table:formula="of:=[.B29]-[.B28]" office:value-type="float" office:value="0.170999999999999" calcext:value-type="float">
            <text:p>0,170999999999999</text:p>
          </table:table-cell>
          <table:table-cell table:formula="of:=[.C29]-[.C28]" office:value-type="float" office:value="0.105" calcext:value-type="float">
            <text:p>0,105</text:p>
          </table:table-cell>
          <table:table-cell table:formula="of:=[.F29]/[.E29]" office:value-type="float" office:value="4.27499999999998" calcext:value-type="float">
            <text:p>4,27499999999998</text:p>
          </table:table-cell>
          <table:table-cell table:formula="of:=[.G29]/[.E29]" office:value-type="float" office:value="2.62499999999999" calcext:value-type="float">
            <text:p>2,62499999999999</text:p>
          </table:table-cell>
          <table:table-cell table:formula="of:=SQRT([.H29]*[.H29]+[.I29]*[.I29])" office:value-type="float" office:value="5.01659745245717" calcext:value-type="float">
            <text:p>5,01659745245717</text:p>
          </table:table-cell>
          <table:table-cell table:formula="of:=[.H29]*[.H29]" office:value-type="float" office:value="18.2756249999998" calcext:value-type="float">
            <text:p>18,2756249999998</text:p>
          </table:table-cell>
          <table:table-cell table:formula="of:=180/PI()*ATAN2([.F29];[.G29])" office:value-type="float" office:value="31.5513849483135" calcext:value-type="float">
            <text:p>31,5513849483135</text:p>
          </table:table-cell>
          <table:table-cell table:number-columns-repeated="5"/>
        </table:table-row>
        <table:table-row table:style-name="ro1">
          <table:table-cell office:value-type="float" office:value="1.12" calcext:value-type="float">
            <text:p>1,12</text:p>
          </table:table-cell>
          <table:table-cell office:value-type="float" office:value="6.759" calcext:value-type="float">
            <text:p>6,759</text:p>
          </table:table-cell>
          <table:table-cell office:value-type="float" office:value="7.797" calcext:value-type="float">
            <text:p>7,797</text:p>
          </table:table-cell>
          <table:table-cell/>
          <table:table-cell table:formula="of:=[.A30]-[.A29]" office:value-type="float" office:value="0.04" calcext:value-type="float">
            <text:p>0,04</text:p>
          </table:table-cell>
          <table:table-cell table:formula="of:=[.B30]-[.B29]" office:value-type="float" office:value="0.0790000000000006" calcext:value-type="float">
            <text:p>0,0790000000000006</text:p>
          </table:table-cell>
          <table:table-cell table:formula="of:=[.C30]-[.C29]" office:value-type="float" office:value="0.0659999999999998" calcext:value-type="float">
            <text:p>0,0659999999999998</text:p>
          </table:table-cell>
          <table:table-cell table:formula="of:=[.F30]/[.E30]" office:value-type="float" office:value="1.97500000000001" calcext:value-type="float">
            <text:p>1,97500000000001</text:p>
          </table:table-cell>
          <table:table-cell table:formula="of:=[.G30]/[.E30]" office:value-type="float" office:value="1.64999999999999" calcext:value-type="float">
            <text:p>1,64999999999999</text:p>
          </table:table-cell>
          <table:table-cell table:formula="of:=SQRT([.H30]*[.H30]+[.I30]*[.I30])" office:value-type="float" office:value="2.57354327727358" calcext:value-type="float">
            <text:p>2,57354327727358</text:p>
          </table:table-cell>
          <table:table-cell table:formula="of:=[.H30]*[.H30]" office:value-type="float" office:value="3.90062500000006" calcext:value-type="float">
            <text:p>3,90062500000006</text:p>
          </table:table-cell>
          <table:table-cell table:formula="of:=180/PI()*ATAN2([.F30];[.G30])" office:value-type="float" office:value="39.8768344628716" calcext:value-type="float">
            <text:p>39,8768344628716</text:p>
          </table:table-cell>
          <table:table-cell table:number-columns-repeated="5"/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6.877" calcext:value-type="float">
            <text:p>6,877</text:p>
          </table:table-cell>
          <table:table-cell office:value-type="float" office:value="7.849" calcext:value-type="float">
            <text:p>7,849</text:p>
          </table:table-cell>
          <table:table-cell/>
          <table:table-cell table:formula="of:=[.A31]-[.A30]" office:value-type="float" office:value="0.0399999999999998" calcext:value-type="float">
            <text:p>0,0399999999999998</text:p>
          </table:table-cell>
          <table:table-cell table:formula="of:=[.B31]-[.B30]" office:value-type="float" office:value="0.117999999999999" calcext:value-type="float">
            <text:p>0,117999999999999</text:p>
          </table:table-cell>
          <table:table-cell table:formula="of:=[.C31]-[.C30]" office:value-type="float" office:value="0.0520000000000005" calcext:value-type="float">
            <text:p>0,0520000000000005</text:p>
          </table:table-cell>
          <table:table-cell table:formula="of:=[.F31]/[.E31]" office:value-type="float" office:value="2.95" calcext:value-type="float">
            <text:p>2,95</text:p>
          </table:table-cell>
          <table:table-cell table:formula="of:=[.G31]/[.E31]" office:value-type="float" office:value="1.30000000000002" calcext:value-type="float">
            <text:p>1,30000000000002</text:p>
          </table:table-cell>
          <table:table-cell table:formula="of:=SQRT([.H31]*[.H31]+[.I31]*[.I31])" office:value-type="float" office:value="3.22374006396298" calcext:value-type="float">
            <text:p>3,22374006396298</text:p>
          </table:table-cell>
          <table:table-cell table:formula="of:=[.H31]*[.H31]" office:value-type="float" office:value="8.7025" calcext:value-type="float">
            <text:p>8,7025</text:p>
          </table:table-cell>
          <table:table-cell table:formula="of:=180/PI()*ATAN2([.F31];[.G31])" office:value-type="float" office:value="23.7820304232217" calcext:value-type="float">
            <text:p>23,7820304232217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7.035" calcext:value-type="float">
            <text:p>7,035</text:p>
          </table:table-cell>
          <table:table-cell office:value-type="float" office:value="8.02" calcext:value-type="float">
            <text:p>8,02</text:p>
          </table:table-cell>
          <table:table-cell/>
          <table:table-cell table:formula="of:=[.A32]-[.A31]" office:value-type="float" office:value="0.04" calcext:value-type="float">
            <text:p>0,04</text:p>
          </table:table-cell>
          <table:table-cell table:formula="of:=[.B32]-[.B31]" office:value-type="float" office:value="0.158" calcext:value-type="float">
            <text:p>0,158</text:p>
          </table:table-cell>
          <table:table-cell table:formula="of:=[.C32]-[.C31]" office:value-type="float" office:value="0.170999999999999" calcext:value-type="float">
            <text:p>0,170999999999999</text:p>
          </table:table-cell>
          <table:table-cell table:formula="of:=[.F32]/[.E32]" office:value-type="float" office:value="3.95000000000001" calcext:value-type="float">
            <text:p>3,95000000000001</text:p>
          </table:table-cell>
          <table:table-cell table:formula="of:=[.G32]/[.E32]" office:value-type="float" office:value="4.27499999999998" calcext:value-type="float">
            <text:p>4,27499999999998</text:p>
          </table:table-cell>
          <table:table-cell table:formula="of:=SQRT([.H32]*[.H32]+[.I32]*[.I32])" office:value-type="float" office:value="5.82049181770749" calcext:value-type="float">
            <text:p>5,82049181770749</text:p>
          </table:table-cell>
          <table:table-cell table:formula="of:=[.H32]*[.H32]" office:value-type="float" office:value="15.6025" calcext:value-type="float">
            <text:p>15,6025</text:p>
          </table:table-cell>
          <table:table-cell table:formula="of:=180/PI()*ATAN2([.F32];[.G32])" office:value-type="float" office:value="47.2627898071393" calcext:value-type="float">
            <text:p>47,2627898071393</text:p>
          </table:table-cell>
          <table:table-cell table:number-columns-repeated="5"/>
        </table:table-row>
        <table:table-row table:style-name="ro1">
          <table:table-cell office:value-type="float" office:value="1.24" calcext:value-type="float">
            <text:p>1,24</text:p>
          </table:table-cell>
          <table:table-cell office:value-type="float" office:value="7.126" calcext:value-type="float">
            <text:p>7,126</text:p>
          </table:table-cell>
          <table:table-cell office:value-type="float" office:value="8.086" calcext:value-type="float">
            <text:p>8,086</text:p>
          </table:table-cell>
          <table:table-cell/>
          <table:table-cell table:formula="of:=[.A33]-[.A32]" office:value-type="float" office:value="0.04" calcext:value-type="float">
            <text:p>0,04</text:p>
          </table:table-cell>
          <table:table-cell table:formula="of:=[.B33]-[.B32]" office:value-type="float" office:value="0.0910000000000002" calcext:value-type="float">
            <text:p>0,0910000000000002</text:p>
          </table:table-cell>
          <table:table-cell table:formula="of:=[.C33]-[.C32]" office:value-type="float" office:value="0.0660000000000007" calcext:value-type="float">
            <text:p>0,0660000000000007</text:p>
          </table:table-cell>
          <table:table-cell table:formula="of:=[.F33]/[.E33]" office:value-type="float" office:value="2.275" calcext:value-type="float">
            <text:p>2,275</text:p>
          </table:table-cell>
          <table:table-cell table:formula="of:=[.G33]/[.E33]" office:value-type="float" office:value="1.65000000000002" calcext:value-type="float">
            <text:p>1,65000000000002</text:p>
          </table:table-cell>
          <table:table-cell table:formula="of:=SQRT([.H33]*[.H33]+[.I33]*[.I33])" office:value-type="float" office:value="2.81036029718612" calcext:value-type="float">
            <text:p>2,81036029718612</text:p>
          </table:table-cell>
          <table:table-cell table:formula="of:=[.H33]*[.H33]" office:value-type="float" office:value="5.17562500000001" calcext:value-type="float">
            <text:p>5,17562500000001</text:p>
          </table:table-cell>
          <table:table-cell table:formula="of:=180/PI()*ATAN2([.F33];[.G33])" office:value-type="float" office:value="35.9524280000995" calcext:value-type="float">
            <text:p>35,9524280000995</text:p>
          </table:table-cell>
          <table:table-cell table:number-columns-repeated="5"/>
        </table:table-row>
        <table:table-row table:style-name="ro1">
          <table:table-cell office:value-type="float" office:value="1.28" calcext:value-type="float">
            <text:p>1,28</text:p>
          </table:table-cell>
          <table:table-cell office:value-type="float" office:value="7.284" calcext:value-type="float">
            <text:p>7,284</text:p>
          </table:table-cell>
          <table:table-cell office:value-type="float" office:value="8.178" calcext:value-type="float">
            <text:p>8,178</text:p>
          </table:table-cell>
          <table:table-cell/>
          <table:table-cell table:formula="of:=[.A34]-[.A33]" office:value-type="float" office:value="0.04" calcext:value-type="float">
            <text:p>0,04</text:p>
          </table:table-cell>
          <table:table-cell table:formula="of:=[.B34]-[.B33]" office:value-type="float" office:value="0.157999999999999" calcext:value-type="float">
            <text:p>0,157999999999999</text:p>
          </table:table-cell>
          <table:table-cell table:formula="of:=[.C34]-[.C33]" office:value-type="float" office:value="0.0920000000000005" calcext:value-type="float">
            <text:p>0,0920000000000005</text:p>
          </table:table-cell>
          <table:table-cell table:formula="of:=[.F34]/[.E34]" office:value-type="float" office:value="3.94999999999998" calcext:value-type="float">
            <text:p>3,94999999999998</text:p>
          </table:table-cell>
          <table:table-cell table:formula="of:=[.G34]/[.E34]" office:value-type="float" office:value="2.30000000000001" calcext:value-type="float">
            <text:p>2,30000000000001</text:p>
          </table:table-cell>
          <table:table-cell table:formula="of:=SQRT([.H34]*[.H34]+[.I34]*[.I34])" office:value-type="float" office:value="4.57083143421412" calcext:value-type="float">
            <text:p>4,57083143421412</text:p>
          </table:table-cell>
          <table:table-cell table:formula="of:=[.H34]*[.H34]" office:value-type="float" office:value="15.6024999999999" calcext:value-type="float">
            <text:p>15,6024999999999</text:p>
          </table:table-cell>
          <table:table-cell table:formula="of:=180/PI()*ATAN2([.F34];[.G34])" office:value-type="float" office:value="30.2113223858351" calcext:value-type="float">
            <text:p>30,2113223858351</text:p>
          </table:table-cell>
          <table:table-cell table:number-columns-repeated="5"/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7.35" calcext:value-type="float">
            <text:p>7,35</text:p>
          </table:table-cell>
          <table:table-cell office:value-type="float" office:value="8.243" calcext:value-type="float">
            <text:p>8,243</text:p>
          </table:table-cell>
          <table:table-cell/>
          <table:table-cell table:formula="of:=[.A35]-[.A34]" office:value-type="float" office:value="0.04" calcext:value-type="float">
            <text:p>0,04</text:p>
          </table:table-cell>
          <table:table-cell table:formula="of:=[.B35]-[.B34]" office:value-type="float" office:value="0.0659999999999998" calcext:value-type="float">
            <text:p>0,0659999999999998</text:p>
          </table:table-cell>
          <table:table-cell table:formula="of:=[.C35]-[.C34]" office:value-type="float" office:value="0.0649999999999995" calcext:value-type="float">
            <text:p>0,0649999999999995</text:p>
          </table:table-cell>
          <table:table-cell table:formula="of:=[.F35]/[.E35]" office:value-type="float" office:value="1.64999999999999" calcext:value-type="float">
            <text:p>1,64999999999999</text:p>
          </table:table-cell>
          <table:table-cell table:formula="of:=[.G35]/[.E35]" office:value-type="float" office:value="1.62499999999999" calcext:value-type="float">
            <text:p>1,62499999999999</text:p>
          </table:table-cell>
          <table:table-cell table:formula="of:=SQRT([.H35]*[.H35]+[.I35]*[.I35])" office:value-type="float" office:value="2.31584217942414" calcext:value-type="float">
            <text:p>2,31584217942414</text:p>
          </table:table-cell>
          <table:table-cell table:formula="of:=[.H35]*[.H35]" office:value-type="float" office:value="2.72249999999998" calcext:value-type="float">
            <text:p>2,72249999999998</text:p>
          </table:table-cell>
          <table:table-cell table:formula="of:=180/PI()*ATAN2([.F35];[.G35])" office:value-type="float" office:value="44.5626361324791" calcext:value-type="float">
            <text:p>44,5626361324791</text:p>
          </table:table-cell>
          <table:table-cell table:number-columns-repeated="5"/>
        </table:table-row>
        <table:table-row table:style-name="ro1">
          <table:table-cell office:value-type="float" office:value="1.36" calcext:value-type="float">
            <text:p>1,36</text:p>
          </table:table-cell>
          <table:table-cell office:value-type="float" office:value="7.507" calcext:value-type="float">
            <text:p>7,507</text:p>
          </table:table-cell>
          <table:table-cell office:value-type="float" office:value="8.296" calcext:value-type="float">
            <text:p>8,296</text:p>
          </table:table-cell>
          <table:table-cell/>
          <table:table-cell table:formula="of:=[.A36]-[.A35]" office:value-type="float" office:value="0.04" calcext:value-type="float">
            <text:p>0,04</text:p>
          </table:table-cell>
          <table:table-cell table:formula="of:=[.B36]-[.B35]" office:value-type="float" office:value="0.157" calcext:value-type="float">
            <text:p>0,157</text:p>
          </table:table-cell>
          <table:table-cell table:formula="of:=[.C36]-[.C35]" office:value-type="float" office:value="0.0529999999999991" calcext:value-type="float">
            <text:p>0,0529999999999991</text:p>
          </table:table-cell>
          <table:table-cell table:formula="of:=[.F36]/[.E36]" office:value-type="float" office:value="3.925" calcext:value-type="float">
            <text:p>3,925</text:p>
          </table:table-cell>
          <table:table-cell table:formula="of:=[.G36]/[.E36]" office:value-type="float" office:value="1.32499999999998" calcext:value-type="float">
            <text:p>1,32499999999998</text:p>
          </table:table-cell>
          <table:table-cell table:formula="of:=SQRT([.H36]*[.H36]+[.I36]*[.I36])" office:value-type="float" office:value="4.14261390911583" calcext:value-type="float">
            <text:p>4,14261390911583</text:p>
          </table:table-cell>
          <table:table-cell table:formula="of:=[.H36]*[.H36]" office:value-type="float" office:value="15.405625" calcext:value-type="float">
            <text:p>15,405625</text:p>
          </table:table-cell>
          <table:table-cell table:formula="of:=180/PI()*ATAN2([.F36];[.G36])" office:value-type="float" office:value="18.6536339423447" calcext:value-type="float">
            <text:p>18,6536339423447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7.613" calcext:value-type="float">
            <text:p>7,613</text:p>
          </table:table-cell>
          <table:table-cell office:value-type="float" office:value="8.335" calcext:value-type="float">
            <text:p>8,335</text:p>
          </table:table-cell>
          <table:table-cell/>
          <table:table-cell table:formula="of:=[.A37]-[.A36]" office:value-type="float" office:value="0.0399999999999998" calcext:value-type="float">
            <text:p>0,0399999999999998</text:p>
          </table:table-cell>
          <table:table-cell table:formula="of:=[.B37]-[.B36]" office:value-type="float" office:value="0.106000000000001" calcext:value-type="float">
            <text:p>0,106000000000001</text:p>
          </table:table-cell>
          <table:table-cell table:formula="of:=[.C37]-[.C36]" office:value-type="float" office:value="0.0390000000000015" calcext:value-type="float">
            <text:p>0,0390000000000015</text:p>
          </table:table-cell>
          <table:table-cell table:formula="of:=[.F37]/[.E37]" office:value-type="float" office:value="2.65000000000003" calcext:value-type="float">
            <text:p>2,65000000000003</text:p>
          </table:table-cell>
          <table:table-cell table:formula="of:=[.G37]/[.E37]" office:value-type="float" office:value="0.975000000000042" calcext:value-type="float">
            <text:p>0,975000000000042</text:p>
          </table:table-cell>
          <table:table-cell table:formula="of:=SQRT([.H37]*[.H37]+[.I37]*[.I37])" office:value-type="float" office:value="2.82367225435252" calcext:value-type="float">
            <text:p>2,82367225435252</text:p>
          </table:table-cell>
          <table:table-cell table:formula="of:=[.H37]*[.H37]" office:value-type="float" office:value="7.02250000000017" calcext:value-type="float">
            <text:p>7,02250000000017</text:p>
          </table:table-cell>
          <table:table-cell table:formula="of:=180/PI()*ATAN2([.F37];[.G37])" office:value-type="float" office:value="20.1998066214347" calcext:value-type="float">
            <text:p>20,1998066214347</text:p>
          </table:table-cell>
          <table:table-cell table:number-columns-repeated="5"/>
        </table:table-row>
        <table:table-row table:style-name="ro1">
          <table:table-cell office:value-type="float" office:value="1.44" calcext:value-type="float">
            <text:p>1,44</text:p>
          </table:table-cell>
          <table:table-cell office:value-type="float" office:value="7.731" calcext:value-type="float">
            <text:p>7,731</text:p>
          </table:table-cell>
          <table:table-cell office:value-type="float" office:value="8.388" calcext:value-type="float">
            <text:p>8,388</text:p>
          </table:table-cell>
          <table:table-cell/>
          <table:table-cell table:formula="of:=[.A38]-[.A37]" office:value-type="float" office:value="0.04" calcext:value-type="float">
            <text:p>0,04</text:p>
          </table:table-cell>
          <table:table-cell table:formula="of:=[.B38]-[.B37]" office:value-type="float" office:value="0.117999999999999" calcext:value-type="float">
            <text:p>0,117999999999999</text:p>
          </table:table-cell>
          <table:table-cell table:formula="of:=[.C38]-[.C37]" office:value-type="float" office:value="0.0529999999999991" calcext:value-type="float">
            <text:p>0,0529999999999991</text:p>
          </table:table-cell>
          <table:table-cell table:formula="of:=[.F38]/[.E38]" office:value-type="float" office:value="2.94999999999998" calcext:value-type="float">
            <text:p>2,94999999999998</text:p>
          </table:table-cell>
          <table:table-cell table:formula="of:=[.G38]/[.E38]" office:value-type="float" office:value="1.32499999999998" calcext:value-type="float">
            <text:p>1,32499999999998</text:p>
          </table:table-cell>
          <table:table-cell table:formula="of:=SQRT([.H38]*[.H38]+[.I38]*[.I38])" office:value-type="float" office:value="3.23390244132377" calcext:value-type="float">
            <text:p>3,23390244132377</text:p>
          </table:table-cell>
          <table:table-cell table:formula="of:=[.H38]*[.H38]" office:value-type="float" office:value="8.7024999999999" calcext:value-type="float">
            <text:p>8,7024999999999</text:p>
          </table:table-cell>
          <table:table-cell table:formula="of:=180/PI()*ATAN2([.F38];[.G38])" office:value-type="float" office:value="24.1873535167403" calcext:value-type="float">
            <text:p>24,1873535167403</text:p>
          </table:table-cell>
          <table:table-cell table:number-columns-repeated="5"/>
        </table:table-row>
        <table:table-row table:style-name="ro1">
          <table:table-cell office:value-type="float" office:value="1.48" calcext:value-type="float">
            <text:p>1,48</text:p>
          </table:table-cell>
          <table:table-cell office:value-type="float" office:value="7.823" calcext:value-type="float">
            <text:p>7,823</text:p>
          </table:table-cell>
          <table:table-cell office:value-type="float" office:value="8.427" calcext:value-type="float">
            <text:p>8,427</text:p>
          </table:table-cell>
          <table:table-cell/>
          <table:table-cell table:formula="of:=[.A39]-[.A38]" office:value-type="float" office:value="0.04" calcext:value-type="float">
            <text:p>0,04</text:p>
          </table:table-cell>
          <table:table-cell table:formula="of:=[.B39]-[.B38]" office:value-type="float" office:value="0.0920000000000005" calcext:value-type="float">
            <text:p>0,0920000000000005</text:p>
          </table:table-cell>
          <table:table-cell table:formula="of:=[.C39]-[.C38]" office:value-type="float" office:value="0.0389999999999997" calcext:value-type="float">
            <text:p>0,0389999999999997</text:p>
          </table:table-cell>
          <table:table-cell table:formula="of:=[.F39]/[.E39]" office:value-type="float" office:value="2.30000000000001" calcext:value-type="float">
            <text:p>2,30000000000001</text:p>
          </table:table-cell>
          <table:table-cell table:formula="of:=[.G39]/[.E39]" office:value-type="float" office:value="0.974999999999992" calcext:value-type="float">
            <text:p>0,974999999999992</text:p>
          </table:table-cell>
          <table:table-cell table:formula="of:=SQRT([.H39]*[.H39]+[.I39]*[.I39])" office:value-type="float" office:value="2.49812429634717" calcext:value-type="float">
            <text:p>2,49812429634717</text:p>
          </table:table-cell>
          <table:table-cell table:formula="of:=[.H39]*[.H39]" office:value-type="float" office:value="5.29000000000005" calcext:value-type="float">
            <text:p>5,29000000000005</text:p>
          </table:table-cell>
          <table:table-cell table:formula="of:=180/PI()*ATAN2([.F39];[.G39])" office:value-type="float" office:value="22.9727213308284" calcext:value-type="float">
            <text:p>22,9727213308284</text:p>
          </table:table-cell>
          <table:table-cell table:number-columns-repeated="5"/>
        </table:table-row>
        <table:table-row table:style-name="ro1">
          <table:table-cell office:value-type="float" office:value="1.52" calcext:value-type="float">
            <text:p>1,52</text:p>
          </table:table-cell>
          <table:table-cell office:value-type="float" office:value="7.941" calcext:value-type="float">
            <text:p>7,941</text:p>
          </table:table-cell>
          <table:table-cell office:value-type="float" office:value="8.467" calcext:value-type="float">
            <text:p>8,467</text:p>
          </table:table-cell>
          <table:table-cell/>
          <table:table-cell table:formula="of:=[.A40]-[.A39]" office:value-type="float" office:value="0.04" calcext:value-type="float">
            <text:p>0,04</text:p>
          </table:table-cell>
          <table:table-cell table:formula="of:=[.B40]-[.B39]" office:value-type="float" office:value="0.117999999999999" calcext:value-type="float">
            <text:p>0,117999999999999</text:p>
          </table:table-cell>
          <table:table-cell table:formula="of:=[.C40]-[.C39]" office:value-type="float" office:value="0.0400000000000009" calcext:value-type="float">
            <text:p>0,0400000000000009</text:p>
          </table:table-cell>
          <table:table-cell table:formula="of:=[.F40]/[.E40]" office:value-type="float" office:value="2.94999999999998" calcext:value-type="float">
            <text:p>2,94999999999998</text:p>
          </table:table-cell>
          <table:table-cell table:formula="of:=[.G40]/[.E40]" office:value-type="float" office:value="1.00000000000002" calcext:value-type="float">
            <text:p>1,00000000000002</text:p>
          </table:table-cell>
          <table:table-cell table:formula="of:=SQRT([.H40]*[.H40]+[.I40]*[.I40])" office:value-type="float" office:value="3.1148836254345" calcext:value-type="float">
            <text:p>3,1148836254345</text:p>
          </table:table-cell>
          <table:table-cell table:formula="of:=[.H40]*[.H40]" office:value-type="float" office:value="8.7024999999999" calcext:value-type="float">
            <text:p>8,7024999999999</text:p>
          </table:table-cell>
          <table:table-cell table:formula="of:=180/PI()*ATAN2([.F40];[.G40])" office:value-type="float" office:value="18.725787845273" calcext:value-type="float">
            <text:p>18,725787845273</text:p>
          </table:table-cell>
          <table:table-cell table:number-columns-repeated="5"/>
        </table:table-row>
        <table:table-row table:style-name="ro1">
          <table:table-cell office:value-type="float" office:value="1.56" calcext:value-type="float">
            <text:p>1,56</text:p>
          </table:table-cell>
          <table:table-cell office:value-type="float" office:value="8.02" calcext:value-type="float">
            <text:p>8,02</text:p>
          </table:table-cell>
          <table:table-cell office:value-type="float" office:value="8.506" calcext:value-type="float">
            <text:p>8,506</text:p>
          </table:table-cell>
          <table:table-cell/>
          <table:table-cell table:formula="of:=[.A41]-[.A40]" office:value-type="float" office:value="0.04" calcext:value-type="float">
            <text:p>0,04</text:p>
          </table:table-cell>
          <table:table-cell table:formula="of:=[.B41]-[.B40]" office:value-type="float" office:value="0.0789999999999997" calcext:value-type="float">
            <text:p>0,0789999999999997</text:p>
          </table:table-cell>
          <table:table-cell table:formula="of:=[.C41]-[.C40]" office:value-type="float" office:value="0.0389999999999997" calcext:value-type="float">
            <text:p>0,0389999999999997</text:p>
          </table:table-cell>
          <table:table-cell table:formula="of:=[.F41]/[.E41]" office:value-type="float" office:value="1.97499999999999" calcext:value-type="float">
            <text:p>1,97499999999999</text:p>
          </table:table-cell>
          <table:table-cell table:formula="of:=[.G41]/[.E41]" office:value-type="float" office:value="0.974999999999992" calcext:value-type="float">
            <text:p>0,974999999999992</text:p>
          </table:table-cell>
          <table:table-cell table:formula="of:=SQRT([.H41]*[.H41]+[.I41]*[.I41])" office:value-type="float" office:value="2.20255533415166" calcext:value-type="float">
            <text:p>2,20255533415166</text:p>
          </table:table-cell>
          <table:table-cell table:formula="of:=[.H41]*[.H41]" office:value-type="float" office:value="3.90062499999997" calcext:value-type="float">
            <text:p>3,90062499999997</text:p>
          </table:table-cell>
          <table:table-cell table:formula="of:=180/PI()*ATAN2([.F41];[.G41])" office:value-type="float" office:value="26.2742121547273" calcext:value-type="float">
            <text:p>26,2742121547273</text:p>
          </table:table-cell>
          <table:table-cell table:number-columns-repeated="5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8.151" calcext:value-type="float">
            <text:p>8,151</text:p>
          </table:table-cell>
          <table:table-cell office:value-type="float" office:value="8.519" calcext:value-type="float">
            <text:p>8,519</text:p>
          </table:table-cell>
          <table:table-cell/>
          <table:table-cell table:formula="of:=[.A42]-[.A41]" office:value-type="float" office:value="0.04" calcext:value-type="float">
            <text:p>0,04</text:p>
          </table:table-cell>
          <table:table-cell table:formula="of:=[.B42]-[.B41]" office:value-type="float" office:value="0.131" calcext:value-type="float">
            <text:p>0,131</text:p>
          </table:table-cell>
          <table:table-cell table:formula="of:=[.C42]-[.C41]" office:value-type="float" office:value="0.0129999999999999" calcext:value-type="float">
            <text:p>0,0129999999999999</text:p>
          </table:table-cell>
          <table:table-cell table:formula="of:=[.F42]/[.E42]" office:value-type="float" office:value="3.275" calcext:value-type="float">
            <text:p>3,275</text:p>
          </table:table-cell>
          <table:table-cell table:formula="of:=[.G42]/[.E42]" office:value-type="float" office:value="0.324999999999997" calcext:value-type="float">
            <text:p>0,324999999999997</text:p>
          </table:table-cell>
          <table:table-cell table:formula="of:=SQRT([.H42]*[.H42]+[.I42]*[.I42])" office:value-type="float" office:value="3.29108644675281" calcext:value-type="float">
            <text:p>3,29108644675281</text:p>
          </table:table-cell>
          <table:table-cell table:formula="of:=[.H42]*[.H42]" office:value-type="float" office:value="10.725625" calcext:value-type="float">
            <text:p>10,725625</text:p>
          </table:table-cell>
          <table:table-cell table:formula="of:=180/PI()*ATAN2([.F42];[.G42])" office:value-type="float" office:value="5.66728567823908" calcext:value-type="float">
            <text:p>5,66728567823908</text:p>
          </table:table-cell>
          <table:table-cell table:number-columns-repeated="5"/>
        </table:table-row>
        <table:table-row table:style-name="ro1">
          <table:table-cell office:value-type="float" office:value="1.64" calcext:value-type="float">
            <text:p>1,64</text:p>
          </table:table-cell>
          <table:table-cell office:value-type="float" office:value="8.23" calcext:value-type="float">
            <text:p>8,23</text:p>
          </table:table-cell>
          <table:table-cell office:value-type="float" office:value="8.519" calcext:value-type="float">
            <text:p>8,519</text:p>
          </table:table-cell>
          <table:table-cell/>
          <table:table-cell table:formula="of:=[.A43]-[.A42]" office:value-type="float" office:value="0.0399999999999998" calcext:value-type="float">
            <text:p>0,0399999999999998</text:p>
          </table:table-cell>
          <table:table-cell table:formula="of:=[.B43]-[.B42]" office:value-type="float" office:value="0.0790000000000006" calcext:value-type="float">
            <text:p>0,0790000000000006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[.F43]/[.E43]" office:value-type="float" office:value="1.97500000000002" calcext:value-type="float">
            <text:p>1,97500000000002</text:p>
          </table:table-cell>
          <table:table-cell table:formula="of:=[.G43]/[.E43]" office:value-type="float" office:value="0" calcext:value-type="float">
            <text:p>0</text:p>
          </table:table-cell>
          <table:table-cell table:formula="of:=SQRT([.H43]*[.H43]+[.I43]*[.I43])" office:value-type="float" office:value="1.97500000000002" calcext:value-type="float">
            <text:p>1,97500000000002</text:p>
          </table:table-cell>
          <table:table-cell table:formula="of:=[.H43]*[.H43]" office:value-type="float" office:value="3.9006250000001" calcext:value-type="float">
            <text:p>3,9006250000001</text:p>
          </table:table-cell>
          <table:table-cell table:formula="of:=180/PI()*ATAN2([.F43];[.G4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68" calcext:value-type="float">
            <text:p>1,68</text:p>
          </table:table-cell>
          <table:table-cell office:value-type="float" office:value="8.322" calcext:value-type="float">
            <text:p>8,322</text:p>
          </table:table-cell>
          <table:table-cell office:value-type="float" office:value="8.585" calcext:value-type="float">
            <text:p>8,585</text:p>
          </table:table-cell>
          <table:table-cell/>
          <table:table-cell table:formula="of:=[.A44]-[.A43]" office:value-type="float" office:value="0.04" calcext:value-type="float">
            <text:p>0,04</text:p>
          </table:table-cell>
          <table:table-cell table:formula="of:=[.B44]-[.B43]" office:value-type="float" office:value="0.0919999999999988" calcext:value-type="float">
            <text:p>0,0919999999999988</text:p>
          </table:table-cell>
          <table:table-cell table:formula="of:=[.C44]-[.C43]" office:value-type="float" office:value="0.0660000000000007" calcext:value-type="float">
            <text:p>0,0660000000000007</text:p>
          </table:table-cell>
          <table:table-cell table:formula="of:=[.F44]/[.E44]" office:value-type="float" office:value="2.29999999999997" calcext:value-type="float">
            <text:p>2,29999999999997</text:p>
          </table:table-cell>
          <table:table-cell table:formula="of:=[.G44]/[.E44]" office:value-type="float" office:value="1.65000000000002" calcext:value-type="float">
            <text:p>1,65000000000002</text:p>
          </table:table-cell>
          <table:table-cell table:formula="of:=SQRT([.H44]*[.H44]+[.I44]*[.I44])" office:value-type="float" office:value="2.83063597094362" calcext:value-type="float">
            <text:p>2,83063597094362</text:p>
          </table:table-cell>
          <table:table-cell table:formula="of:=[.H44]*[.H44]" office:value-type="float" office:value="5.28999999999985" calcext:value-type="float">
            <text:p>5,28999999999985</text:p>
          </table:table-cell>
          <table:table-cell table:formula="of:=180/PI()*ATAN2([.F44];[.G44])" office:value-type="float" office:value="35.655328097901" calcext:value-type="float">
            <text:p>35,655328097901</text:p>
          </table:table-cell>
          <table:table-cell table:number-columns-repeated="5"/>
        </table:table-row>
        <table:table-row table:style-name="ro1">
          <table:table-cell office:value-type="float" office:value="1.72" calcext:value-type="float">
            <text:p>1,72</text:p>
          </table:table-cell>
          <table:table-cell office:value-type="float" office:value="8.427" calcext:value-type="float">
            <text:p>8,427</text:p>
          </table:table-cell>
          <table:table-cell office:value-type="float" office:value="8.546" calcext:value-type="float">
            <text:p>8,546</text:p>
          </table:table-cell>
          <table:table-cell/>
          <table:table-cell table:formula="of:=[.A45]-[.A44]" office:value-type="float" office:value="0.04" calcext:value-type="float">
            <text:p>0,04</text:p>
          </table:table-cell>
          <table:table-cell table:formula="of:=[.B45]-[.B44]" office:value-type="float" office:value="0.105" calcext:value-type="float">
            <text:p>0,105</text:p>
          </table:table-cell>
          <table:table-cell table:formula="of:=[.C45]-[.C44]" office:value-type="float" office:value="-0.0390000000000015" calcext:value-type="float">
            <text:p>-0,0390000000000015</text:p>
          </table:table-cell>
          <table:table-cell table:formula="of:=[.F45]/[.E45]" office:value-type="float" office:value="2.62500000000001" calcext:value-type="float">
            <text:p>2,62500000000001</text:p>
          </table:table-cell>
          <table:table-cell table:formula="of:=[.G45]/[.E45]" office:value-type="float" office:value="-0.975000000000036" calcext:value-type="float">
            <text:p>-0,975000000000036</text:p>
          </table:table-cell>
          <table:table-cell table:formula="of:=SQRT([.H45]*[.H45]+[.I45]*[.I45])" office:value-type="float" office:value="2.80022320538919" calcext:value-type="float">
            <text:p>2,80022320538919</text:p>
          </table:table-cell>
          <table:table-cell table:formula="of:=[.H45]*[.H45]" office:value-type="float" office:value="6.89062500000004" calcext:value-type="float">
            <text:p>6,89062500000004</text:p>
          </table:table-cell>
          <table:table-cell table:formula="of:=180/PI()*ATAN2([.F45];[.G45])" office:value-type="float" office:value="-20.376435213837" calcext:value-type="float">
            <text:p>-20,376435213837</text:p>
          </table:table-cell>
          <table:table-cell table:number-columns-repeated="5"/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8.532" calcext:value-type="float">
            <text:p>8,532</text:p>
          </table:table-cell>
          <table:table-cell office:value-type="float" office:value="8.598" calcext:value-type="float">
            <text:p>8,598</text:p>
          </table:table-cell>
          <table:table-cell/>
          <table:table-cell table:formula="of:=[.A46]-[.A45]" office:value-type="float" office:value="0.04" calcext:value-type="float">
            <text:p>0,04</text:p>
          </table:table-cell>
          <table:table-cell table:formula="of:=[.B46]-[.B45]" office:value-type="float" office:value="0.105" calcext:value-type="float">
            <text:p>0,105</text:p>
          </table:table-cell>
          <table:table-cell table:formula="of:=[.C46]-[.C45]" office:value-type="float" office:value="0.0520000000000014" calcext:value-type="float">
            <text:p>0,0520000000000014</text:p>
          </table:table-cell>
          <table:table-cell table:formula="of:=[.F46]/[.E46]" office:value-type="float" office:value="2.62500000000001" calcext:value-type="float">
            <text:p>2,62500000000001</text:p>
          </table:table-cell>
          <table:table-cell table:formula="of:=[.G46]/[.E46]" office:value-type="float" office:value="1.30000000000003" calcext:value-type="float">
            <text:p>1,30000000000003</text:p>
          </table:table-cell>
          <table:table-cell table:formula="of:=SQRT([.H46]*[.H46]+[.I46]*[.I46])" office:value-type="float" office:value="2.92927038697354" calcext:value-type="float">
            <text:p>2,92927038697354</text:p>
          </table:table-cell>
          <table:table-cell table:formula="of:=[.H46]*[.H46]" office:value-type="float" office:value="6.89062500000004" calcext:value-type="float">
            <text:p>6,89062500000004</text:p>
          </table:table-cell>
          <table:table-cell table:formula="of:=180/PI()*ATAN2([.F46];[.G46])" office:value-type="float" office:value="26.3463660576555" calcext:value-type="float">
            <text:p>26,3463660576555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8.624" calcext:value-type="float">
            <text:p>8,624</text:p>
          </table:table-cell>
          <table:table-cell office:value-type="float" office:value="8.585" calcext:value-type="float">
            <text:p>8,585</text:p>
          </table:table-cell>
          <table:table-cell/>
          <table:table-cell table:formula="of:=[.A47]-[.A46]" office:value-type="float" office:value="0.04" calcext:value-type="float">
            <text:p>0,04</text:p>
          </table:table-cell>
          <table:table-cell table:formula="of:=[.B47]-[.B46]" office:value-type="float" office:value="0.0920000000000005" calcext:value-type="float">
            <text:p>0,0920000000000005</text:p>
          </table:table-cell>
          <table:table-cell table:formula="of:=[.C47]-[.C46]" office:value-type="float" office:value="-0.0129999999999999" calcext:value-type="float">
            <text:p>-0,0129999999999999</text:p>
          </table:table-cell>
          <table:table-cell table:formula="of:=[.F47]/[.E47]" office:value-type="float" office:value="2.30000000000001" calcext:value-type="float">
            <text:p>2,30000000000001</text:p>
          </table:table-cell>
          <table:table-cell table:formula="of:=[.G47]/[.E47]" office:value-type="float" office:value="-0.324999999999997" calcext:value-type="float">
            <text:p>-0,324999999999997</text:p>
          </table:table-cell>
          <table:table-cell table:formula="of:=SQRT([.H47]*[.H47]+[.I47]*[.I47])" office:value-type="float" office:value="2.32284846686133" calcext:value-type="float">
            <text:p>2,32284846686133</text:p>
          </table:table-cell>
          <table:table-cell table:formula="of:=[.H47]*[.H47]" office:value-type="float" office:value="5.29000000000005" calcext:value-type="float">
            <text:p>5,29000000000005</text:p>
          </table:table-cell>
          <table:table-cell table:formula="of:=180/PI()*ATAN2([.F47];[.G47])" office:value-type="float" office:value="-8.04289423350521" calcext:value-type="float">
            <text:p>-8,04289423350521</text:p>
          </table:table-cell>
          <table:table-cell table:number-columns-repeated="5"/>
        </table:table-row>
        <table:table-row table:style-name="ro1">
          <table:table-cell office:value-type="float" office:value="1.84" calcext:value-type="float">
            <text:p>1,84</text:p>
          </table:table-cell>
          <table:table-cell office:value-type="float" office:value="8.703" calcext:value-type="float">
            <text:p>8,703</text:p>
          </table:table-cell>
          <table:table-cell office:value-type="float" office:value="8.598" calcext:value-type="float">
            <text:p>8,598</text:p>
          </table:table-cell>
          <table:table-cell/>
          <table:table-cell table:formula="of:=[.A48]-[.A47]" office:value-type="float" office:value="0.04" calcext:value-type="float">
            <text:p>0,04</text:p>
          </table:table-cell>
          <table:table-cell table:formula="of:=[.B48]-[.B47]" office:value-type="float" office:value="0.0789999999999989" calcext:value-type="float">
            <text:p>0,0789999999999989</text:p>
          </table:table-cell>
          <table:table-cell table:formula="of:=[.C48]-[.C47]" office:value-type="float" office:value="0.0129999999999999" calcext:value-type="float">
            <text:p>0,0129999999999999</text:p>
          </table:table-cell>
          <table:table-cell table:formula="of:=[.F48]/[.E48]" office:value-type="float" office:value="1.97499999999997" calcext:value-type="float">
            <text:p>1,97499999999997</text:p>
          </table:table-cell>
          <table:table-cell table:formula="of:=[.G48]/[.E48]" office:value-type="float" office:value="0.324999999999997" calcext:value-type="float">
            <text:p>0,324999999999997</text:p>
          </table:table-cell>
          <table:table-cell table:formula="of:=SQRT([.H48]*[.H48]+[.I48]*[.I48])" office:value-type="float" office:value="2.00156189012478" calcext:value-type="float">
            <text:p>2,00156189012478</text:p>
          </table:table-cell>
          <table:table-cell table:formula="of:=[.H48]*[.H48]" office:value-type="float" office:value="3.90062499999988" calcext:value-type="float">
            <text:p>3,90062499999988</text:p>
          </table:table-cell>
          <table:table-cell table:formula="of:=180/PI()*ATAN2([.F48];[.G48])" office:value-type="float" office:value="9.34467190209975" calcext:value-type="float">
            <text:p>9,34467190209975</text:p>
          </table:table-cell>
          <table:table-cell table:number-columns-repeated="5"/>
        </table:table-row>
        <table:table-row table:style-name="ro1">
          <table:table-cell office:value-type="float" office:value="1.88" calcext:value-type="float">
            <text:p>1,88</text:p>
          </table:table-cell>
          <table:table-cell office:value-type="float" office:value="8.808" calcext:value-type="float">
            <text:p>8,808</text:p>
          </table:table-cell>
          <table:table-cell office:value-type="float" office:value="8.559" calcext:value-type="float">
            <text:p>8,559</text:p>
          </table:table-cell>
          <table:table-cell/>
          <table:table-cell table:formula="of:=[.A49]-[.A48]" office:value-type="float" office:value="0.0399999999999998" calcext:value-type="float">
            <text:p>0,0399999999999998</text:p>
          </table:table-cell>
          <table:table-cell table:formula="of:=[.B49]-[.B48]" office:value-type="float" office:value="0.105" calcext:value-type="float">
            <text:p>0,105</text:p>
          </table:table-cell>
          <table:table-cell table:formula="of:=[.C49]-[.C48]" office:value-type="float" office:value="-0.0390000000000015" calcext:value-type="float">
            <text:p>-0,0390000000000015</text:p>
          </table:table-cell>
          <table:table-cell table:formula="of:=[.F49]/[.E49]" office:value-type="float" office:value="2.62500000000002" calcext:value-type="float">
            <text:p>2,62500000000002</text:p>
          </table:table-cell>
          <table:table-cell table:formula="of:=[.G49]/[.E49]" office:value-type="float" office:value="-0.975000000000042" calcext:value-type="float">
            <text:p>-0,975000000000042</text:p>
          </table:table-cell>
          <table:table-cell table:formula="of:=SQRT([.H49]*[.H49]+[.I49]*[.I49])" office:value-type="float" office:value="2.80022320538921" calcext:value-type="float">
            <text:p>2,80022320538921</text:p>
          </table:table-cell>
          <table:table-cell table:formula="of:=[.H49]*[.H49]" office:value-type="float" office:value="6.89062500000012" calcext:value-type="float">
            <text:p>6,89062500000012</text:p>
          </table:table-cell>
          <table:table-cell table:formula="of:=180/PI()*ATAN2([.F49];[.G49])" office:value-type="float" office:value="-20.376435213837" calcext:value-type="float">
            <text:p>-20,376435213837</text:p>
          </table:table-cell>
          <table:table-cell table:number-columns-repeated="5"/>
        </table:table-row>
        <table:table-row table:style-name="ro1">
          <table:table-cell office:value-type="float" office:value="1.92" calcext:value-type="float">
            <text:p>1,92</text:p>
          </table:table-cell>
          <table:table-cell office:value-type="float" office:value="8.887" calcext:value-type="float">
            <text:p>8,887</text:p>
          </table:table-cell>
          <table:table-cell office:value-type="float" office:value="8.559" calcext:value-type="float">
            <text:p>8,559</text:p>
          </table:table-cell>
          <table:table-cell/>
          <table:table-cell table:formula="of:=[.A50]-[.A49]" office:value-type="float" office:value="0.04" calcext:value-type="float">
            <text:p>0,04</text:p>
          </table:table-cell>
          <table:table-cell table:formula="of:=[.B50]-[.B49]" office:value-type="float" office:value="0.0790000000000006" calcext:value-type="float">
            <text:p>0,0790000000000006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[.F50]/[.E50]" office:value-type="float" office:value="1.97500000000001" calcext:value-type="float">
            <text:p>1,97500000000001</text:p>
          </table:table-cell>
          <table:table-cell table:formula="of:=[.G50]/[.E50]" office:value-type="float" office:value="0" calcext:value-type="float">
            <text:p>0</text:p>
          </table:table-cell>
          <table:table-cell table:formula="of:=SQRT([.H50]*[.H50]+[.I50]*[.I50])" office:value-type="float" office:value="1.97500000000001" calcext:value-type="float">
            <text:p>1,97500000000001</text:p>
          </table:table-cell>
          <table:table-cell table:formula="of:=[.H50]*[.H50]" office:value-type="float" office:value="3.90062500000006" calcext:value-type="float">
            <text:p>3,90062500000006</text:p>
          </table:table-cell>
          <table:table-cell table:formula="of:=180/PI()*ATAN2([.F50];[.G5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float" office:value="8.979" calcext:value-type="float">
            <text:p>8,979</text:p>
          </table:table-cell>
          <table:table-cell office:value-type="float" office:value="8.546" calcext:value-type="float">
            <text:p>8,546</text:p>
          </table:table-cell>
          <table:table-cell/>
          <table:table-cell table:formula="of:=[.A51]-[.A50]" office:value-type="float" office:value="0.04" calcext:value-type="float">
            <text:p>0,04</text:p>
          </table:table-cell>
          <table:table-cell table:formula="of:=[.B51]-[.B50]" office:value-type="float" office:value="0.0919999999999988" calcext:value-type="float">
            <text:p>0,0919999999999988</text:p>
          </table:table-cell>
          <table:table-cell table:formula="of:=[.C51]-[.C50]" office:value-type="float" office:value="-0.0129999999999999" calcext:value-type="float">
            <text:p>-0,0129999999999999</text:p>
          </table:table-cell>
          <table:table-cell table:formula="of:=[.F51]/[.E51]" office:value-type="float" office:value="2.29999999999997" calcext:value-type="float">
            <text:p>2,29999999999997</text:p>
          </table:table-cell>
          <table:table-cell table:formula="of:=[.G51]/[.E51]" office:value-type="float" office:value="-0.324999999999997" calcext:value-type="float">
            <text:p>-0,324999999999997</text:p>
          </table:table-cell>
          <table:table-cell table:formula="of:=SQRT([.H51]*[.H51]+[.I51]*[.I51])" office:value-type="float" office:value="2.32284846686129" calcext:value-type="float">
            <text:p>2,32284846686129</text:p>
          </table:table-cell>
          <table:table-cell table:formula="of:=[.H51]*[.H51]" office:value-type="float" office:value="5.28999999999985" calcext:value-type="float">
            <text:p>5,28999999999985</text:p>
          </table:table-cell>
          <table:table-cell table:formula="of:=180/PI()*ATAN2([.F51];[.G51])" office:value-type="float" office:value="-8.04289423350536" calcext:value-type="float">
            <text:p>-8,0428942335053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044" calcext:value-type="float">
            <text:p>9,044</text:p>
          </table:table-cell>
          <table:table-cell office:value-type="float" office:value="8.519" calcext:value-type="float">
            <text:p>8,519</text:p>
          </table:table-cell>
          <table:table-cell/>
          <table:table-cell table:formula="of:=[.A52]-[.A51]" office:value-type="float" office:value="0.04" calcext:value-type="float">
            <text:p>0,04</text:p>
          </table:table-cell>
          <table:table-cell table:formula="of:=[.B52]-[.B51]" office:value-type="float" office:value="0.0650000000000013" calcext:value-type="float">
            <text:p>0,0650000000000013</text:p>
          </table:table-cell>
          <table:table-cell table:formula="of:=[.C52]-[.C51]" office:value-type="float" office:value="-0.0269999999999992" calcext:value-type="float">
            <text:p>-0,0269999999999992</text:p>
          </table:table-cell>
          <table:table-cell table:formula="of:=[.F52]/[.E52]" office:value-type="float" office:value="1.62500000000003" calcext:value-type="float">
            <text:p>1,62500000000003</text:p>
          </table:table-cell>
          <table:table-cell table:formula="of:=[.G52]/[.E52]" office:value-type="float" office:value="-0.674999999999981" calcext:value-type="float">
            <text:p>-0,674999999999981</text:p>
          </table:table-cell>
          <table:table-cell table:formula="of:=SQRT([.H52]*[.H52]+[.I52]*[.I52])" office:value-type="float" office:value="1.7596164354768" calcext:value-type="float">
            <text:p>1,7596164354768</text:p>
          </table:table-cell>
          <table:table-cell table:formula="of:=[.H52]*[.H52]" office:value-type="float" office:value="2.6406250000001" calcext:value-type="float">
            <text:p>2,6406250000001</text:p>
          </table:table-cell>
          <table:table-cell table:formula="of:=180/PI()*ATAN2([.F52];[.G52])" office:value-type="float" office:value="-22.5572466347047" calcext:value-type="float">
            <text:p>-22,5572466347047</text:p>
          </table:table-cell>
          <table:table-cell table:number-columns-repeated="5"/>
        </table:table-row>
        <table:table-row table:style-name="ro1">
          <table:table-cell office:value-type="float" office:value="2.04" calcext:value-type="float">
            <text:p>2,04</text:p>
          </table:table-cell>
          <table:table-cell office:value-type="float" office:value="9.15" calcext:value-type="float">
            <text:p>9,15</text:p>
          </table:table-cell>
          <table:table-cell office:value-type="float" office:value="8.48" calcext:value-type="float">
            <text:p>8,48</text:p>
          </table:table-cell>
          <table:table-cell/>
          <table:table-cell table:formula="of:=[.A53]-[.A52]" office:value-type="float" office:value="0.04" calcext:value-type="float">
            <text:p>0,04</text:p>
          </table:table-cell>
          <table:table-cell table:formula="of:=[.B53]-[.B52]" office:value-type="float" office:value="0.106" calcext:value-type="float">
            <text:p>0,106</text:p>
          </table:table-cell>
          <table:table-cell table:formula="of:=[.C53]-[.C52]" office:value-type="float" office:value="-0.0389999999999997" calcext:value-type="float">
            <text:p>-0,0389999999999997</text:p>
          </table:table-cell>
          <table:table-cell table:formula="of:=[.F53]/[.E53]" office:value-type="float" office:value="2.64999999999999" calcext:value-type="float">
            <text:p>2,64999999999999</text:p>
          </table:table-cell>
          <table:table-cell table:formula="of:=[.G53]/[.E53]" office:value-type="float" office:value="-0.974999999999992" calcext:value-type="float">
            <text:p>-0,974999999999992</text:p>
          </table:table-cell>
          <table:table-cell table:formula="of:=SQRT([.H53]*[.H53]+[.I53]*[.I53])" office:value-type="float" office:value="2.82367225435247" calcext:value-type="float">
            <text:p>2,82367225435247</text:p>
          </table:table-cell>
          <table:table-cell table:formula="of:=[.H53]*[.H53]" office:value-type="float" office:value="7.02249999999997" calcext:value-type="float">
            <text:p>7,02249999999997</text:p>
          </table:table-cell>
          <table:table-cell table:formula="of:=180/PI()*ATAN2([.F53];[.G53])" office:value-type="float" office:value="-20.199806621434" calcext:value-type="float">
            <text:p>-20,199806621434</text:p>
          </table:table-cell>
          <table:table-cell table:number-columns-repeated="5"/>
        </table:table-row>
        <table:table-row table:style-name="ro1">
          <table:table-cell office:value-type="float" office:value="2.08" calcext:value-type="float">
            <text:p>2,08</text:p>
          </table:table-cell>
          <table:table-cell office:value-type="float" office:value="9.242" calcext:value-type="float">
            <text:p>9,242</text:p>
          </table:table-cell>
          <table:table-cell office:value-type="float" office:value="8.454" calcext:value-type="float">
            <text:p>8,454</text:p>
          </table:table-cell>
          <table:table-cell/>
          <table:table-cell table:formula="of:=[.A54]-[.A53]" office:value-type="float" office:value="0.04" calcext:value-type="float">
            <text:p>0,04</text:p>
          </table:table-cell>
          <table:table-cell table:formula="of:=[.B54]-[.B53]" office:value-type="float" office:value="0.0920000000000005" calcext:value-type="float">
            <text:p>0,0920000000000005</text:p>
          </table:table-cell>
          <table:table-cell table:formula="of:=[.C54]-[.C53]" office:value-type="float" office:value="-0.0259999999999998" calcext:value-type="float">
            <text:p>-0,0259999999999998</text:p>
          </table:table-cell>
          <table:table-cell table:formula="of:=[.F54]/[.E54]" office:value-type="float" office:value="2.30000000000001" calcext:value-type="float">
            <text:p>2,30000000000001</text:p>
          </table:table-cell>
          <table:table-cell table:formula="of:=[.G54]/[.E54]" office:value-type="float" office:value="-0.649999999999995" calcext:value-type="float">
            <text:p>-0,649999999999995</text:p>
          </table:table-cell>
          <table:table-cell table:formula="of:=SQRT([.H54]*[.H54]+[.I54]*[.I54])" office:value-type="float" office:value="2.39008368054343" calcext:value-type="float">
            <text:p>2,39008368054343</text:p>
          </table:table-cell>
          <table:table-cell table:formula="of:=[.H54]*[.H54]" office:value-type="float" office:value="5.29000000000005" calcext:value-type="float">
            <text:p>5,29000000000005</text:p>
          </table:table-cell>
          <table:table-cell table:formula="of:=180/PI()*ATAN2([.F54];[.G54])" office:value-type="float" office:value="-15.7807533095152" calcext:value-type="float">
            <text:p>-15,7807533095152</text:p>
          </table:table-cell>
          <table:table-cell table:number-columns-repeated="5"/>
        </table:table-row>
        <table:table-row table:style-name="ro1">
          <table:table-cell office:value-type="float" office:value="2.12" calcext:value-type="float">
            <text:p>2,12</text:p>
          </table:table-cell>
          <table:table-cell office:value-type="float" office:value="9.307" calcext:value-type="float">
            <text:p>9,307</text:p>
          </table:table-cell>
          <table:table-cell office:value-type="float" office:value="8.401" calcext:value-type="float">
            <text:p>8,401</text:p>
          </table:table-cell>
          <table:table-cell/>
          <table:table-cell table:formula="of:=[.A55]-[.A54]" office:value-type="float" office:value="0.04" calcext:value-type="float">
            <text:p>0,04</text:p>
          </table:table-cell>
          <table:table-cell table:formula="of:=[.B55]-[.B54]" office:value-type="float" office:value="0.0649999999999995" calcext:value-type="float">
            <text:p>0,0649999999999995</text:p>
          </table:table-cell>
          <table:table-cell table:formula="of:=[.C55]-[.C54]" office:value-type="float" office:value="-0.0530000000000008" calcext:value-type="float">
            <text:p>-0,0530000000000008</text:p>
          </table:table-cell>
          <table:table-cell table:formula="of:=[.F55]/[.E55]" office:value-type="float" office:value="1.62499999999999" calcext:value-type="float">
            <text:p>1,62499999999999</text:p>
          </table:table-cell>
          <table:table-cell table:formula="of:=[.G55]/[.E55]" office:value-type="float" office:value="-1.32500000000002" calcext:value-type="float">
            <text:p>-1,32500000000002</text:p>
          </table:table-cell>
          <table:table-cell table:formula="of:=SQRT([.H55]*[.H55]+[.I55]*[.I55])" office:value-type="float" office:value="2.09672363462618" calcext:value-type="float">
            <text:p>2,09672363462618</text:p>
          </table:table-cell>
          <table:table-cell table:formula="of:=[.H55]*[.H55]" office:value-type="float" office:value="2.64062499999996" calcext:value-type="float">
            <text:p>2,64062499999996</text:p>
          </table:table-cell>
          <table:table-cell table:formula="of:=180/PI()*ATAN2([.F55];[.G55])" office:value-type="float" office:value="-39.1932730944691" calcext:value-type="float">
            <text:p>-39,1932730944691</text:p>
          </table:table-cell>
          <table:table-cell table:number-columns-repeated="5"/>
        </table:table-row>
        <table:table-row table:style-name="ro1">
          <table:table-cell office:value-type="float" office:value="2.16" calcext:value-type="float">
            <text:p>2,16</text:p>
          </table:table-cell>
          <table:table-cell office:value-type="float" office:value="9.439" calcext:value-type="float">
            <text:p>9,439</text:p>
          </table:table-cell>
          <table:table-cell office:value-type="float" office:value="8.348" calcext:value-type="float">
            <text:p>8,348</text:p>
          </table:table-cell>
          <table:table-cell/>
          <table:table-cell table:formula="of:=[.A56]-[.A55]" office:value-type="float" office:value="0.04" calcext:value-type="float">
            <text:p>0,04</text:p>
          </table:table-cell>
          <table:table-cell table:formula="of:=[.B56]-[.B55]" office:value-type="float" office:value="0.132" calcext:value-type="float">
            <text:p>0,132</text:p>
          </table:table-cell>
          <table:table-cell table:formula="of:=[.C56]-[.C55]" office:value-type="float" office:value="-0.0529999999999991" calcext:value-type="float">
            <text:p>-0,0529999999999991</text:p>
          </table:table-cell>
          <table:table-cell table:formula="of:=[.F56]/[.E56]" office:value-type="float" office:value="3.29999999999999" calcext:value-type="float">
            <text:p>3,29999999999999</text:p>
          </table:table-cell>
          <table:table-cell table:formula="of:=[.G56]/[.E56]" office:value-type="float" office:value="-1.32499999999998" calcext:value-type="float">
            <text:p>-1,32499999999998</text:p>
          </table:table-cell>
          <table:table-cell table:formula="of:=SQRT([.H56]*[.H56]+[.I56]*[.I56])" office:value-type="float" office:value="3.55606875636564" calcext:value-type="float">
            <text:p>3,55606875636564</text:p>
          </table:table-cell>
          <table:table-cell table:formula="of:=[.H56]*[.H56]" office:value-type="float" office:value="10.8899999999999" calcext:value-type="float">
            <text:p>10,8899999999999</text:p>
          </table:table-cell>
          <table:table-cell table:formula="of:=180/PI()*ATAN2([.F56];[.G56])" office:value-type="float" office:value="-21.8762081116304" calcext:value-type="float">
            <text:p>-21,8762081116304</text:p>
          </table:table-cell>
          <table:table-cell table:number-columns-repeated="5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9.491" calcext:value-type="float">
            <text:p>9,491</text:p>
          </table:table-cell>
          <table:table-cell office:value-type="float" office:value="8.309" calcext:value-type="float">
            <text:p>8,309</text:p>
          </table:table-cell>
          <table:table-cell/>
          <table:table-cell table:formula="of:=[.A57]-[.A56]" office:value-type="float" office:value="0.04" calcext:value-type="float">
            <text:p>0,04</text:p>
          </table:table-cell>
          <table:table-cell table:formula="of:=[.B57]-[.B56]" office:value-type="float" office:value="0.0519999999999996" calcext:value-type="float">
            <text:p>0,0519999999999996</text:p>
          </table:table-cell>
          <table:table-cell table:formula="of:=[.C57]-[.C56]" office:value-type="float" office:value="-0.0390000000000015" calcext:value-type="float">
            <text:p>-0,0390000000000015</text:p>
          </table:table-cell>
          <table:table-cell table:formula="of:=[.F57]/[.E57]" office:value-type="float" office:value="1.29999999999999" calcext:value-type="float">
            <text:p>1,29999999999999</text:p>
          </table:table-cell>
          <table:table-cell table:formula="of:=[.G57]/[.E57]" office:value-type="float" office:value="-0.975000000000036" calcext:value-type="float">
            <text:p>-0,975000000000036</text:p>
          </table:table-cell>
          <table:table-cell table:formula="of:=SQRT([.H57]*[.H57]+[.I57]*[.I57])" office:value-type="float" office:value="1.62500000000001" calcext:value-type="float">
            <text:p>1,62500000000001</text:p>
          </table:table-cell>
          <table:table-cell table:formula="of:=[.H57]*[.H57]" office:value-type="float" office:value="1.68999999999997" calcext:value-type="float">
            <text:p>1,68999999999997</text:p>
          </table:table-cell>
          <table:table-cell table:formula="of:=180/PI()*ATAN2([.F57];[.G57])" office:value-type="float" office:value="-36.8698976458453" calcext:value-type="float">
            <text:p>-36,8698976458453</text:p>
          </table:table-cell>
          <table:table-cell table:number-columns-repeated="5"/>
        </table:table-row>
        <table:table-row table:style-name="ro1">
          <table:table-cell office:value-type="float" office:value="2.24" calcext:value-type="float">
            <text:p>2,24</text:p>
          </table:table-cell>
          <table:table-cell office:value-type="float" office:value="9.544" calcext:value-type="float">
            <text:p>9,544</text:p>
          </table:table-cell>
          <table:table-cell office:value-type="float" office:value="8.243" calcext:value-type="float">
            <text:p>8,243</text:p>
          </table:table-cell>
          <table:table-cell/>
          <table:table-cell table:formula="of:=[.A58]-[.A57]" office:value-type="float" office:value="0.04" calcext:value-type="float">
            <text:p>0,04</text:p>
          </table:table-cell>
          <table:table-cell table:formula="of:=[.B58]-[.B57]" office:value-type="float" office:value="0.0530000000000008" calcext:value-type="float">
            <text:p>0,0530000000000008</text:p>
          </table:table-cell>
          <table:table-cell table:formula="of:=[.C58]-[.C57]" office:value-type="float" office:value="-0.065999999999999" calcext:value-type="float">
            <text:p>-0,065999999999999</text:p>
          </table:table-cell>
          <table:table-cell table:formula="of:=[.F58]/[.E58]" office:value-type="float" office:value="1.32500000000002" calcext:value-type="float">
            <text:p>1,32500000000002</text:p>
          </table:table-cell>
          <table:table-cell table:formula="of:=[.G58]/[.E58]" office:value-type="float" office:value="-1.64999999999997" calcext:value-type="float">
            <text:p>-1,64999999999997</text:p>
          </table:table-cell>
          <table:table-cell table:formula="of:=SQRT([.H58]*[.H58]+[.I58]*[.I58])" office:value-type="float" office:value="2.11615807538094" calcext:value-type="float">
            <text:p>2,11615807538094</text:p>
          </table:table-cell>
          <table:table-cell table:formula="of:=[.H58]*[.H58]" office:value-type="float" office:value="1.75562500000005" calcext:value-type="float">
            <text:p>1,75562500000005</text:p>
          </table:table-cell>
          <table:table-cell table:formula="of:=180/PI()*ATAN2([.F58];[.G58])" office:value-type="float" office:value="-51.2344800955404" calcext:value-type="float">
            <text:p>-51,2344800955404</text:p>
          </table:table-cell>
          <table:table-cell table:number-columns-repeated="5"/>
        </table:table-row>
        <table:table-row table:style-name="ro1">
          <table:table-cell office:value-type="float" office:value="2.28" calcext:value-type="float">
            <text:p>2,28</text:p>
          </table:table-cell>
          <table:table-cell office:value-type="float" office:value="9.622" calcext:value-type="float">
            <text:p>9,622</text:p>
          </table:table-cell>
          <table:table-cell office:value-type="float" office:value="8.217" calcext:value-type="float">
            <text:p>8,217</text:p>
          </table:table-cell>
          <table:table-cell/>
          <table:table-cell table:formula="of:=[.A59]-[.A58]" office:value-type="float" office:value="0.0399999999999996" calcext:value-type="float">
            <text:p>0,0399999999999996</text:p>
          </table:table-cell>
          <table:table-cell table:formula="of:=[.B59]-[.B58]" office:value-type="float" office:value="0.0779999999999994" calcext:value-type="float">
            <text:p>0,0779999999999994</text:p>
          </table:table-cell>
          <table:table-cell table:formula="of:=[.C59]-[.C58]" office:value-type="float" office:value="-0.0259999999999998" calcext:value-type="float">
            <text:p>-0,0259999999999998</text:p>
          </table:table-cell>
          <table:table-cell table:formula="of:=[.F59]/[.E59]" office:value-type="float" office:value="1.95000000000001" calcext:value-type="float">
            <text:p>1,95000000000001</text:p>
          </table:table-cell>
          <table:table-cell table:formula="of:=[.G59]/[.E59]" office:value-type="float" office:value="-0.650000000000002" calcext:value-type="float">
            <text:p>-0,650000000000002</text:p>
          </table:table-cell>
          <table:table-cell table:formula="of:=SQRT([.H59]*[.H59]+[.I59]*[.I59])" office:value-type="float" office:value="2.05548047910945" calcext:value-type="float">
            <text:p>2,05548047910945</text:p>
          </table:table-cell>
          <table:table-cell table:formula="of:=[.H59]*[.H59]" office:value-type="float" office:value="3.80250000000002" calcext:value-type="float">
            <text:p>3,80250000000002</text:p>
          </table:table-cell>
          <table:table-cell table:formula="of:=180/PI()*ATAN2([.F59];[.G59])" office:value-type="float" office:value="-18.434948822922" calcext:value-type="float">
            <text:p>-18,434948822922</text:p>
          </table:table-cell>
          <table:table-cell table:number-columns-repeated="5"/>
        </table:table-row>
        <table:table-row table:style-name="ro1">
          <table:table-cell office:value-type="float" office:value="2.32" calcext:value-type="float">
            <text:p>2,32</text:p>
          </table:table-cell>
          <table:table-cell office:value-type="float" office:value="9.728" calcext:value-type="float">
            <text:p>9,728</text:p>
          </table:table-cell>
          <table:table-cell office:value-type="float" office:value="8.125" calcext:value-type="float">
            <text:p>8,125</text:p>
          </table:table-cell>
          <table:table-cell/>
          <table:table-cell table:formula="of:=[.A60]-[.A59]" office:value-type="float" office:value="0.04" calcext:value-type="float">
            <text:p>0,04</text:p>
          </table:table-cell>
          <table:table-cell table:formula="of:=[.B60]-[.B59]" office:value-type="float" office:value="0.106" calcext:value-type="float">
            <text:p>0,106</text:p>
          </table:table-cell>
          <table:table-cell table:formula="of:=[.C60]-[.C59]" office:value-type="float" office:value="-0.0920000000000005" calcext:value-type="float">
            <text:p>-0,0920000000000005</text:p>
          </table:table-cell>
          <table:table-cell table:formula="of:=[.F60]/[.E60]" office:value-type="float" office:value="2.64999999999999" calcext:value-type="float">
            <text:p>2,64999999999999</text:p>
          </table:table-cell>
          <table:table-cell table:formula="of:=[.G60]/[.E60]" office:value-type="float" office:value="-2.30000000000001" calcext:value-type="float">
            <text:p>-2,30000000000001</text:p>
          </table:table-cell>
          <table:table-cell table:formula="of:=SQRT([.H60]*[.H60]+[.I60]*[.I60])" office:value-type="float" office:value="3.50891721190455" calcext:value-type="float">
            <text:p>3,50891721190455</text:p>
          </table:table-cell>
          <table:table-cell table:formula="of:=[.H60]*[.H60]" office:value-type="float" office:value="7.02249999999997" calcext:value-type="float">
            <text:p>7,02249999999997</text:p>
          </table:table-cell>
          <table:table-cell table:formula="of:=180/PI()*ATAN2([.F60];[.G60])" office:value-type="float" office:value="-40.9555144258191" calcext:value-type="float">
            <text:p>-40,9555144258191</text:p>
          </table:table-cell>
          <table:table-cell table:number-columns-repeated="5"/>
        </table:table-row>
        <table:table-row table:style-name="ro1">
          <table:table-cell office:value-type="float" office:value="2.36" calcext:value-type="float">
            <text:p>2,36</text:p>
          </table:table-cell>
          <table:table-cell office:value-type="float" office:value="9.793" calcext:value-type="float">
            <text:p>9,793</text:p>
          </table:table-cell>
          <table:table-cell office:value-type="float" office:value="8.086" calcext:value-type="float">
            <text:p>8,086</text:p>
          </table:table-cell>
          <table:table-cell/>
          <table:table-cell table:formula="of:=[.A61]-[.A60]" office:value-type="float" office:value="0.04" calcext:value-type="float">
            <text:p>0,04</text:p>
          </table:table-cell>
          <table:table-cell table:formula="of:=[.B61]-[.B60]" office:value-type="float" office:value="0.0649999999999995" calcext:value-type="float">
            <text:p>0,0649999999999995</text:p>
          </table:table-cell>
          <table:table-cell table:formula="of:=[.C61]-[.C60]" office:value-type="float" office:value="-0.0389999999999997" calcext:value-type="float">
            <text:p>-0,0389999999999997</text:p>
          </table:table-cell>
          <table:table-cell table:formula="of:=[.F61]/[.E61]" office:value-type="float" office:value="1.62499999999999" calcext:value-type="float">
            <text:p>1,62499999999999</text:p>
          </table:table-cell>
          <table:table-cell table:formula="of:=[.G61]/[.E61]" office:value-type="float" office:value="-0.974999999999992" calcext:value-type="float">
            <text:p>-0,974999999999992</text:p>
          </table:table-cell>
          <table:table-cell table:formula="of:=SQRT([.H61]*[.H61]+[.I61]*[.I61])" office:value-type="float" office:value="1.89505936582471" calcext:value-type="float">
            <text:p>1,89505936582471</text:p>
          </table:table-cell>
          <table:table-cell table:formula="of:=[.H61]*[.H61]" office:value-type="float" office:value="2.64062499999996" calcext:value-type="float">
            <text:p>2,64062499999996</text:p>
          </table:table-cell>
          <table:table-cell table:formula="of:=180/PI()*ATAN2([.F61];[.G61])" office:value-type="float" office:value="-30.9637565320735" calcext:value-type="float">
            <text:p>-30,9637565320735</text:p>
          </table:table-cell>
          <table:table-cell table:number-columns-repeated="5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9.872" calcext:value-type="float">
            <text:p>9,872</text:p>
          </table:table-cell>
          <table:table-cell office:value-type="float" office:value="8.033" calcext:value-type="float">
            <text:p>8,033</text:p>
          </table:table-cell>
          <table:table-cell/>
          <table:table-cell table:formula="of:=[.A62]-[.A61]" office:value-type="float" office:value="0.04" calcext:value-type="float">
            <text:p>0,04</text:p>
          </table:table-cell>
          <table:table-cell table:formula="of:=[.B62]-[.B61]" office:value-type="float" office:value="0.0790000000000006" calcext:value-type="float">
            <text:p>0,0790000000000006</text:p>
          </table:table-cell>
          <table:table-cell table:formula="of:=[.C62]-[.C61]" office:value-type="float" office:value="-0.0530000000000008" calcext:value-type="float">
            <text:p>-0,0530000000000008</text:p>
          </table:table-cell>
          <table:table-cell table:formula="of:=[.F62]/[.E62]" office:value-type="float" office:value="1.97500000000001" calcext:value-type="float">
            <text:p>1,97500000000001</text:p>
          </table:table-cell>
          <table:table-cell table:formula="of:=[.G62]/[.E62]" office:value-type="float" office:value="-1.32500000000002" calcext:value-type="float">
            <text:p>-1,32500000000002</text:p>
          </table:table-cell>
          <table:table-cell table:formula="of:=SQRT([.H62]*[.H62]+[.I62]*[.I62])" office:value-type="float" office:value="2.37828719880508" calcext:value-type="float">
            <text:p>2,37828719880508</text:p>
          </table:table-cell>
          <table:table-cell table:formula="of:=[.H62]*[.H62]" office:value-type="float" office:value="3.90062500000006" calcext:value-type="float">
            <text:p>3,90062500000006</text:p>
          </table:table-cell>
          <table:table-cell table:formula="of:=180/PI()*ATAN2([.F62];[.G62])" office:value-type="float" office:value="-33.8571101416609" calcext:value-type="float">
            <text:p>-33,8571101416609</text:p>
          </table:table-cell>
          <table:table-cell table:number-columns-repeated="5"/>
        </table:table-row>
        <table:table-row table:style-name="ro1">
          <table:table-cell office:value-type="float" office:value="2.44" calcext:value-type="float">
            <text:p>2,44</text:p>
          </table:table-cell>
          <table:table-cell office:value-type="float" office:value="9.925" calcext:value-type="float">
            <text:p>9,925</text:p>
          </table:table-cell>
          <table:table-cell office:value-type="float" office:value="7.941" calcext:value-type="float">
            <text:p>7,941</text:p>
          </table:table-cell>
          <table:table-cell/>
          <table:table-cell table:formula="of:=[.A63]-[.A62]" office:value-type="float" office:value="0.04" calcext:value-type="float">
            <text:p>0,04</text:p>
          </table:table-cell>
          <table:table-cell table:formula="of:=[.B63]-[.B62]" office:value-type="float" office:value="0.0530000000000008" calcext:value-type="float">
            <text:p>0,0530000000000008</text:p>
          </table:table-cell>
          <table:table-cell table:formula="of:=[.C63]-[.C62]" office:value-type="float" office:value="-0.0919999999999996" calcext:value-type="float">
            <text:p>-0,0919999999999996</text:p>
          </table:table-cell>
          <table:table-cell table:formula="of:=[.F63]/[.E63]" office:value-type="float" office:value="1.32500000000002" calcext:value-type="float">
            <text:p>1,32500000000002</text:p>
          </table:table-cell>
          <table:table-cell table:formula="of:=[.G63]/[.E63]" office:value-type="float" office:value="-2.29999999999999" calcext:value-type="float">
            <text:p>-2,29999999999999</text:p>
          </table:table-cell>
          <table:table-cell table:formula="of:=SQRT([.H63]*[.H63]+[.I63]*[.I63])" office:value-type="float" office:value="2.65435962145298" calcext:value-type="float">
            <text:p>2,65435962145298</text:p>
          </table:table-cell>
          <table:table-cell table:formula="of:=[.H63]*[.H63]" office:value-type="float" office:value="1.75562500000005" calcext:value-type="float">
            <text:p>1,75562500000005</text:p>
          </table:table-cell>
          <table:table-cell table:formula="of:=180/PI()*ATAN2([.F63];[.G63])" office:value-type="float" office:value="-60.0543165596043" calcext:value-type="float">
            <text:p>-60,0543165596043</text:p>
          </table:table-cell>
          <table:table-cell table:number-columns-repeated="5"/>
        </table:table-row>
        <table:table-row table:style-name="ro1">
          <table:table-cell office:value-type="float" office:value="2.48" calcext:value-type="float">
            <text:p>2,48</text:p>
          </table:table-cell>
          <table:table-cell office:value-type="float" office:value="10.03" calcext:value-type="float">
            <text:p>10,03</text:p>
          </table:table-cell>
          <table:table-cell office:value-type="float" office:value="7.836" calcext:value-type="float">
            <text:p>7,836</text:p>
          </table:table-cell>
          <table:table-cell/>
          <table:table-cell table:formula="of:=[.A64]-[.A63]" office:value-type="float" office:value="0.04" calcext:value-type="float">
            <text:p>0,04</text:p>
          </table:table-cell>
          <table:table-cell table:formula="of:=[.B64]-[.B63]" office:value-type="float" office:value="0.104999999999999" calcext:value-type="float">
            <text:p>0,104999999999999</text:p>
          </table:table-cell>
          <table:table-cell table:formula="of:=[.C64]-[.C63]" office:value-type="float" office:value="-0.105" calcext:value-type="float">
            <text:p>-0,105</text:p>
          </table:table-cell>
          <table:table-cell table:formula="of:=[.F64]/[.E64]" office:value-type="float" office:value="2.62499999999996" calcext:value-type="float">
            <text:p>2,62499999999996</text:p>
          </table:table-cell>
          <table:table-cell table:formula="of:=[.G64]/[.E64]" office:value-type="float" office:value="-2.62499999999999" calcext:value-type="float">
            <text:p>-2,62499999999999</text:p>
          </table:table-cell>
          <table:table-cell table:formula="of:=SQRT([.H64]*[.H64]+[.I64]*[.I64])" office:value-type="float" office:value="3.71231060122934" calcext:value-type="float">
            <text:p>3,71231060122934</text:p>
          </table:table-cell>
          <table:table-cell table:formula="of:=[.H64]*[.H64]" office:value-type="float" office:value="6.89062499999981" calcext:value-type="float">
            <text:p>6,89062499999981</text:p>
          </table:table-cell>
          <table:table-cell table:formula="of:=180/PI()*ATAN2([.F64];[.G64])" office:value-type="float" office:value="-45.0000000000002" calcext:value-type="float">
            <text:p>-45,0000000000002</text:p>
          </table:table-cell>
          <table:table-cell table:number-columns-repeated="5"/>
        </table:table-row>
        <table:table-row table:style-name="ro1">
          <table:table-cell office:value-type="float" office:value="2.52" calcext:value-type="float">
            <text:p>2,52</text:p>
          </table:table-cell>
          <table:table-cell office:value-type="float" office:value="10.06" calcext:value-type="float">
            <text:p>10,06</text:p>
          </table:table-cell>
          <table:table-cell office:value-type="float" office:value="7.774" calcext:value-type="float">
            <text:p>7,774</text:p>
          </table:table-cell>
          <table:table-cell/>
          <table:table-cell table:formula="of:=[.A65]-[.A64]" office:value-type="float" office:value="0.04" calcext:value-type="float">
            <text:p>0,04</text:p>
          </table:table-cell>
          <table:table-cell table:formula="of:=[.B65]-[.B64]" office:value-type="float" office:value="0.0300000000000011" calcext:value-type="float">
            <text:p>0,0300000000000011</text:p>
          </table:table-cell>
          <table:table-cell table:formula="of:=[.C65]-[.C64]" office:value-type="float" office:value="-0.0620000000000003" calcext:value-type="float">
            <text:p>-0,0620000000000003</text:p>
          </table:table-cell>
          <table:table-cell table:formula="of:=[.F65]/[.E65]" office:value-type="float" office:value="0.750000000000028" calcext:value-type="float">
            <text:p>0,750000000000028</text:p>
          </table:table-cell>
          <table:table-cell table:formula="of:=[.G65]/[.E65]" office:value-type="float" office:value="-1.55000000000001" calcext:value-type="float">
            <text:p>-1,55000000000001</text:p>
          </table:table-cell>
          <table:table-cell table:formula="of:=SQRT([.H65]*[.H65]+[.I65]*[.I65])" office:value-type="float" office:value="1.72191753577227" calcext:value-type="float">
            <text:p>1,72191753577227</text:p>
          </table:table-cell>
          <table:table-cell table:formula="of:=[.H65]*[.H65]" office:value-type="float" office:value="0.562500000000042" calcext:value-type="float">
            <text:p>0,562500000000042</text:p>
          </table:table-cell>
          <table:table-cell table:formula="of:=180/PI()*ATAN2([.F65];[.G65])" office:value-type="float" office:value="-64.17900802581" calcext:value-type="float">
            <text:p>-64,17900802581</text:p>
          </table:table-cell>
          <table:table-cell table:number-columns-repeated="5"/>
        </table:table-row>
        <table:table-row table:style-name="ro1">
          <table:table-cell office:value-type="float" office:value="2.56" calcext:value-type="float">
            <text:p>2,56</text:p>
          </table:table-cell>
          <table:table-cell office:value-type="float" office:value="10.16" calcext:value-type="float">
            <text:p>10,16</text:p>
          </table:table-cell>
          <table:table-cell office:value-type="float" office:value="7.689" calcext:value-type="float">
            <text:p>7,689</text:p>
          </table:table-cell>
          <table:table-cell/>
          <table:table-cell table:formula="of:=[.A66]-[.A65]" office:value-type="float" office:value="0.04" calcext:value-type="float">
            <text:p>0,04</text:p>
          </table:table-cell>
          <table:table-cell table:formula="of:=[.B66]-[.B65]" office:value-type="float" office:value="0.0999999999999996" calcext:value-type="float">
            <text:p>0,0999999999999996</text:p>
          </table:table-cell>
          <table:table-cell table:formula="of:=[.C66]-[.C65]" office:value-type="float" office:value="-0.085" calcext:value-type="float">
            <text:p>-0,085</text:p>
          </table:table-cell>
          <table:table-cell table:formula="of:=[.F66]/[.E66]" office:value-type="float" office:value="2.49999999999999" calcext:value-type="float">
            <text:p>2,49999999999999</text:p>
          </table:table-cell>
          <table:table-cell table:formula="of:=[.G66]/[.E66]" office:value-type="float" office:value="-2.125" calcext:value-type="float">
            <text:p>-2,125</text:p>
          </table:table-cell>
          <table:table-cell table:formula="of:=SQRT([.H66]*[.H66]+[.I66]*[.I66])" office:value-type="float" office:value="3.28110118710166" calcext:value-type="float">
            <text:p>3,28110118710166</text:p>
          </table:table-cell>
          <table:table-cell table:formula="of:=[.H66]*[.H66]" office:value-type="float" office:value="6.24999999999995" calcext:value-type="float">
            <text:p>6,24999999999995</text:p>
          </table:table-cell>
          <table:table-cell table:formula="of:=180/PI()*ATAN2([.F66];[.G66])" office:value-type="float" office:value="-40.3645365730974" calcext:value-type="float">
            <text:p>-40,3645365730974</text:p>
          </table:table-cell>
          <table:table-cell table:number-columns-repeated="5"/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10.24" calcext:value-type="float">
            <text:p>10,24</text:p>
          </table:table-cell>
          <table:table-cell office:value-type="float" office:value="7.572" calcext:value-type="float">
            <text:p>7,572</text:p>
          </table:table-cell>
          <table:table-cell/>
          <table:table-cell table:formula="of:=[.A67]-[.A66]" office:value-type="float" office:value="0.04" calcext:value-type="float">
            <text:p>0,04</text:p>
          </table:table-cell>
          <table:table-cell table:formula="of:=[.B67]-[.B66]" office:value-type="float" office:value="0.0800000000000001" calcext:value-type="float">
            <text:p>0,0800000000000001</text:p>
          </table:table-cell>
          <table:table-cell table:formula="of:=[.C67]-[.C66]" office:value-type="float" office:value="-0.117" calcext:value-type="float">
            <text:p>-0,117</text:p>
          </table:table-cell>
          <table:table-cell table:formula="of:=[.F67]/[.E67]" office:value-type="float" office:value="2" calcext:value-type="float">
            <text:p>2</text:p>
          </table:table-cell>
          <table:table-cell table:formula="of:=[.G67]/[.E67]" office:value-type="float" office:value="-2.925" calcext:value-type="float">
            <text:p>-2,925</text:p>
          </table:table-cell>
          <table:table-cell table:formula="of:=SQRT([.H67]*[.H67]+[.I67]*[.I67])" office:value-type="float" office:value="3.54339173674038" calcext:value-type="float">
            <text:p>3,54339173674038</text:p>
          </table:table-cell>
          <table:table-cell table:formula="of:=[.H67]*[.H67]" office:value-type="float" office:value="4" calcext:value-type="float">
            <text:p>4</text:p>
          </table:table-cell>
          <table:table-cell table:formula="of:=180/PI()*ATAN2([.F67];[.G67])" office:value-type="float" office:value="-55.6372145092901" calcext:value-type="float">
            <text:p>-55,6372145092901</text:p>
          </table:table-cell>
          <table:table-cell table:number-columns-repeated="5"/>
        </table:table-row>
        <table:table-row table:style-name="ro1">
          <table:table-cell office:value-type="float" office:value="2.64" calcext:value-type="float">
            <text:p>2,64</text:p>
          </table:table-cell>
          <table:table-cell office:value-type="float" office:value="10.28" calcext:value-type="float">
            <text:p>10,28</text:p>
          </table:table-cell>
          <table:table-cell office:value-type="float" office:value="7.486" calcext:value-type="float">
            <text:p>7,486</text:p>
          </table:table-cell>
          <table:table-cell/>
          <table:table-cell table:formula="of:=[.A68]-[.A67]" office:value-type="float" office:value="0.04" calcext:value-type="float">
            <text:p>0,04</text:p>
          </table:table-cell>
          <table:table-cell table:formula="of:=[.B68]-[.B67]" office:value-type="float" office:value="0.0399999999999992" calcext:value-type="float">
            <text:p>0,0399999999999992</text:p>
          </table:table-cell>
          <table:table-cell table:formula="of:=[.C68]-[.C67]" office:value-type="float" office:value="-0.0860000000000003" calcext:value-type="float">
            <text:p>-0,0860000000000003</text:p>
          </table:table-cell>
          <table:table-cell table:formula="of:=[.F68]/[.E68]" office:value-type="float" office:value="0.999999999999978" calcext:value-type="float">
            <text:p>0,999999999999978</text:p>
          </table:table-cell>
          <table:table-cell table:formula="of:=[.G68]/[.E68]" office:value-type="float" office:value="-2.15000000000001" calcext:value-type="float">
            <text:p>-2,15000000000001</text:p>
          </table:table-cell>
          <table:table-cell table:formula="of:=SQRT([.H68]*[.H68]+[.I68]*[.I68])" office:value-type="float" office:value="2.37118114027587" calcext:value-type="float">
            <text:p>2,37118114027587</text:p>
          </table:table-cell>
          <table:table-cell table:formula="of:=[.H68]*[.H68]" office:value-type="float" office:value="0.999999999999956" calcext:value-type="float">
            <text:p>0,999999999999956</text:p>
          </table:table-cell>
          <table:table-cell table:formula="of:=180/PI()*ATAN2([.F68];[.G68])" office:value-type="float" office:value="-65.056094736576" calcext:value-type="float">
            <text:p>-65,056094736576</text:p>
          </table:table-cell>
          <table:table-cell table:number-columns-repeated="5"/>
        </table:table-row>
        <table:table-row table:style-name="ro1">
          <table:table-cell office:value-type="float" office:value="2.68" calcext:value-type="float">
            <text:p>2,68</text:p>
          </table:table-cell>
          <table:table-cell office:value-type="float" office:value="10.34" calcext:value-type="float">
            <text:p>10,34</text:p>
          </table:table-cell>
          <table:table-cell office:value-type="float" office:value="7.358" calcext:value-type="float">
            <text:p>7,358</text:p>
          </table:table-cell>
          <table:table-cell/>
          <table:table-cell table:formula="of:=[.A69]-[.A68]" office:value-type="float" office:value="0.04" calcext:value-type="float">
            <text:p>0,04</text:p>
          </table:table-cell>
          <table:table-cell table:formula="of:=[.B69]-[.B68]" office:value-type="float" office:value="0.0600000000000005" calcext:value-type="float">
            <text:p>0,0600000000000005</text:p>
          </table:table-cell>
          <table:table-cell table:formula="of:=[.C69]-[.C68]" office:value-type="float" office:value="-0.128" calcext:value-type="float">
            <text:p>-0,128</text:p>
          </table:table-cell>
          <table:table-cell table:formula="of:=[.F69]/[.E69]" office:value-type="float" office:value="1.50000000000001" calcext:value-type="float">
            <text:p>1,50000000000001</text:p>
          </table:table-cell>
          <table:table-cell table:formula="of:=[.G69]/[.E69]" office:value-type="float" office:value="-3.2" calcext:value-type="float">
            <text:p>-3,2</text:p>
          </table:table-cell>
          <table:table-cell table:formula="of:=SQRT([.H69]*[.H69]+[.I69]*[.I69])" office:value-type="float" office:value="3.53411940941446" calcext:value-type="float">
            <text:p>3,53411940941446</text:p>
          </table:table-cell>
          <table:table-cell table:formula="of:=[.H69]*[.H69]" office:value-type="float" office:value="2.25000000000003" calcext:value-type="float">
            <text:p>2,25000000000003</text:p>
          </table:table-cell>
          <table:table-cell table:formula="of:=180/PI()*ATAN2([.F69];[.G69])" office:value-type="float" office:value="-64.8851651138553" calcext:value-type="float">
            <text:p>-64,8851651138553</text:p>
          </table:table-cell>
          <table:table-cell table:number-columns-repeated="5"/>
        </table:table-row>
        <table:table-row table:style-name="ro1">
          <table:table-cell office:value-type="float" office:value="2.72" calcext:value-type="float">
            <text:p>2,72</text:p>
          </table:table-cell>
          <table:table-cell office:value-type="float" office:value="10.4" calcext:value-type="float">
            <text:p>10,4</text:p>
          </table:table-cell>
          <table:table-cell office:value-type="float" office:value="7.305" calcext:value-type="float">
            <text:p>7,305</text:p>
          </table:table-cell>
          <table:table-cell/>
          <table:table-cell table:formula="of:=[.A70]-[.A69]" office:value-type="float" office:value="0.04" calcext:value-type="float">
            <text:p>0,04</text:p>
          </table:table-cell>
          <table:table-cell table:formula="of:=[.B70]-[.B69]" office:value-type="float" office:value="0.0600000000000005" calcext:value-type="float">
            <text:p>0,0600000000000005</text:p>
          </table:table-cell>
          <table:table-cell table:formula="of:=[.C70]-[.C69]" office:value-type="float" office:value="-0.0529999999999999" calcext:value-type="float">
            <text:p>-0,0529999999999999</text:p>
          </table:table-cell>
          <table:table-cell table:formula="of:=[.F70]/[.E70]" office:value-type="float" office:value="1.50000000000001" calcext:value-type="float">
            <text:p>1,50000000000001</text:p>
          </table:table-cell>
          <table:table-cell table:formula="of:=[.G70]/[.E70]" office:value-type="float" office:value="-1.325" calcext:value-type="float">
            <text:p>-1,325</text:p>
          </table:table-cell>
          <table:table-cell table:formula="of:=SQRT([.H70]*[.H70]+[.I70]*[.I70])" office:value-type="float" office:value="2.00140575596255" calcext:value-type="float">
            <text:p>2,00140575596255</text:p>
          </table:table-cell>
          <table:table-cell table:formula="of:=[.H70]*[.H70]" office:value-type="float" office:value="2.25000000000003" calcext:value-type="float">
            <text:p>2,25000000000003</text:p>
          </table:table-cell>
          <table:table-cell table:formula="of:=180/PI()*ATAN2([.F70];[.G70])" office:value-type="float" office:value="-41.4552335444049" calcext:value-type="float">
            <text:p>-41,4552335444049</text:p>
          </table:table-cell>
          <table:table-cell table:number-columns-repeated="5"/>
        </table:table-row>
        <table:table-row table:style-name="ro1">
          <table:table-cell office:value-type="float" office:value="2.76" calcext:value-type="float">
            <text:p>2,76</text:p>
          </table:table-cell>
          <table:table-cell office:value-type="float" office:value="10.45" calcext:value-type="float">
            <text:p>10,45</text:p>
          </table:table-cell>
          <table:table-cell office:value-type="float" office:value="7.188" calcext:value-type="float">
            <text:p>7,188</text:p>
          </table:table-cell>
          <table:table-cell/>
          <table:table-cell table:formula="of:=[.A71]-[.A70]" office:value-type="float" office:value="0.0399999999999996" calcext:value-type="float">
            <text:p>0,0399999999999996</text:p>
          </table:table-cell>
          <table:table-cell table:formula="of:=[.B71]-[.B70]" office:value-type="float" office:value="0.0499999999999989" calcext:value-type="float">
            <text:p>0,0499999999999989</text:p>
          </table:table-cell>
          <table:table-cell table:formula="of:=[.C71]-[.C70]" office:value-type="float" office:value="-0.117" calcext:value-type="float">
            <text:p>-0,117</text:p>
          </table:table-cell>
          <table:table-cell table:formula="of:=[.F71]/[.E71]" office:value-type="float" office:value="1.24999999999999" calcext:value-type="float">
            <text:p>1,24999999999999</text:p>
          </table:table-cell>
          <table:table-cell table:formula="of:=[.G71]/[.E71]" office:value-type="float" office:value="-2.92500000000003" calcext:value-type="float">
            <text:p>-2,92500000000003</text:p>
          </table:table-cell>
          <table:table-cell table:formula="of:=SQRT([.H71]*[.H71]+[.I71]*[.I71])" office:value-type="float" office:value="3.18090002986578" calcext:value-type="float">
            <text:p>3,18090002986578</text:p>
          </table:table-cell>
          <table:table-cell table:formula="of:=[.H71]*[.H71]" office:value-type="float" office:value="1.56249999999997" calcext:value-type="float">
            <text:p>1,56249999999997</text:p>
          </table:table-cell>
          <table:table-cell table:formula="of:=180/PI()*ATAN2([.F71];[.G71])" office:value-type="float" office:value="-66.8605382367888" calcext:value-type="float">
            <text:p>-66,8605382367888</text:p>
          </table:table-cell>
          <table:table-cell table:number-columns-repeated="5"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10.52" calcext:value-type="float">
            <text:p>10,52</text:p>
          </table:table-cell>
          <table:table-cell office:value-type="float" office:value="7.092" calcext:value-type="float">
            <text:p>7,092</text:p>
          </table:table-cell>
          <table:table-cell/>
          <table:table-cell table:formula="of:=[.A72]-[.A71]" office:value-type="float" office:value="0.04" calcext:value-type="float">
            <text:p>0,04</text:p>
          </table:table-cell>
          <table:table-cell table:formula="of:=[.B72]-[.B71]" office:value-type="float" office:value="0.0700000000000003" calcext:value-type="float">
            <text:p>0,0700000000000003</text:p>
          </table:table-cell>
          <table:table-cell table:formula="of:=[.C72]-[.C71]" office:value-type="float" office:value="-0.0960000000000001" calcext:value-type="float">
            <text:p>-0,0960000000000001</text:p>
          </table:table-cell>
          <table:table-cell table:formula="of:=[.F72]/[.E72]" office:value-type="float" office:value="1.75000000000001" calcext:value-type="float">
            <text:p>1,75000000000001</text:p>
          </table:table-cell>
          <table:table-cell table:formula="of:=[.G72]/[.E72]" office:value-type="float" office:value="-2.4" calcext:value-type="float">
            <text:p>-2,4</text:p>
          </table:table-cell>
          <table:table-cell table:formula="of:=SQRT([.H72]*[.H72]+[.I72]*[.I72])" office:value-type="float" office:value="2.97026934805583" calcext:value-type="float">
            <text:p>2,97026934805583</text:p>
          </table:table-cell>
          <table:table-cell table:formula="of:=[.H72]*[.H72]" office:value-type="float" office:value="3.06250000000002" calcext:value-type="float">
            <text:p>3,06250000000002</text:p>
          </table:table-cell>
          <table:table-cell table:formula="of:=180/PI()*ATAN2([.F72];[.G72])" office:value-type="float" office:value="-53.9017160328919" calcext:value-type="float">
            <text:p>-53,9017160328919</text:p>
          </table:table-cell>
          <table:table-cell table:number-columns-repeated="5"/>
        </table:table-row>
        <table:table-row table:style-name="ro1">
          <table:table-cell office:value-type="float" office:value="2.84" calcext:value-type="float">
            <text:p>2,84</text:p>
          </table:table-cell>
          <table:table-cell office:value-type="float" office:value="10.58" calcext:value-type="float">
            <text:p>10,58</text:p>
          </table:table-cell>
          <table:table-cell office:value-type="float" office:value="6.953" calcext:value-type="float">
            <text:p>6,953</text:p>
          </table:table-cell>
          <table:table-cell/>
          <table:table-cell table:formula="of:=[.A73]-[.A72]" office:value-type="float" office:value="0.04" calcext:value-type="float">
            <text:p>0,04</text:p>
          </table:table-cell>
          <table:table-cell table:formula="of:=[.B73]-[.B72]" office:value-type="float" office:value="0.0600000000000005" calcext:value-type="float">
            <text:p>0,0600000000000005</text:p>
          </table:table-cell>
          <table:table-cell table:formula="of:=[.C73]-[.C72]" office:value-type="float" office:value="-0.138999999999999" calcext:value-type="float">
            <text:p>-0,138999999999999</text:p>
          </table:table-cell>
          <table:table-cell table:formula="of:=[.F73]/[.E73]" office:value-type="float" office:value="1.50000000000001" calcext:value-type="float">
            <text:p>1,50000000000001</text:p>
          </table:table-cell>
          <table:table-cell table:formula="of:=[.G73]/[.E73]" office:value-type="float" office:value="-3.47499999999998" calcext:value-type="float">
            <text:p>-3,47499999999998</text:p>
          </table:table-cell>
          <table:table-cell table:formula="of:=SQRT([.H73]*[.H73]+[.I73]*[.I73])" office:value-type="float" office:value="3.78492073893231" calcext:value-type="float">
            <text:p>3,78492073893231</text:p>
          </table:table-cell>
          <table:table-cell table:formula="of:=[.H73]*[.H73]" office:value-type="float" office:value="2.25000000000003" calcext:value-type="float">
            <text:p>2,25000000000003</text:p>
          </table:table-cell>
          <table:table-cell table:formula="of:=180/PI()*ATAN2([.F73];[.G73])" office:value-type="float" office:value="-66.6523314719087" calcext:value-type="float">
            <text:p>-66,6523314719087</text:p>
          </table:table-cell>
          <table:table-cell table:number-columns-repeated="5"/>
        </table:table-row>
        <table:table-row table:style-name="ro1">
          <table:table-cell office:value-type="float" office:value="2.88" calcext:value-type="float">
            <text:p>2,88</text:p>
          </table:table-cell>
          <table:table-cell office:value-type="float" office:value="10.62" calcext:value-type="float">
            <text:p>10,62</text:p>
          </table:table-cell>
          <table:table-cell office:value-type="float" office:value="6.868" calcext:value-type="float">
            <text:p>6,868</text:p>
          </table:table-cell>
          <table:table-cell/>
          <table:table-cell table:formula="of:=[.A74]-[.A73]" office:value-type="float" office:value="0.04" calcext:value-type="float">
            <text:p>0,04</text:p>
          </table:table-cell>
          <table:table-cell table:formula="of:=[.B74]-[.B73]" office:value-type="float" office:value="0.0399999999999992" calcext:value-type="float">
            <text:p>0,0399999999999992</text:p>
          </table:table-cell>
          <table:table-cell table:formula="of:=[.C74]-[.C73]" office:value-type="float" office:value="-0.085" calcext:value-type="float">
            <text:p>-0,085</text:p>
          </table:table-cell>
          <table:table-cell table:formula="of:=[.F74]/[.E74]" office:value-type="float" office:value="0.999999999999978" calcext:value-type="float">
            <text:p>0,999999999999978</text:p>
          </table:table-cell>
          <table:table-cell table:formula="of:=[.G74]/[.E74]" office:value-type="float" office:value="-2.125" calcext:value-type="float">
            <text:p>-2,125</text:p>
          </table:table-cell>
          <table:table-cell table:formula="of:=SQRT([.H74]*[.H74]+[.I74]*[.I74])" office:value-type="float" office:value="2.34853677850698" calcext:value-type="float">
            <text:p>2,34853677850698</text:p>
          </table:table-cell>
          <table:table-cell table:formula="of:=[.H74]*[.H74]" office:value-type="float" office:value="0.999999999999956" calcext:value-type="float">
            <text:p>0,999999999999956</text:p>
          </table:table-cell>
          <table:table-cell table:formula="of:=180/PI()*ATAN2([.F74];[.G74])" office:value-type="float" office:value="-64.7988763545254" calcext:value-type="float">
            <text:p>-64,7988763545254</text:p>
          </table:table-cell>
          <table:table-cell table:number-columns-repeated="5"/>
        </table:table-row>
        <table:table-row table:style-name="ro1">
          <table:table-cell office:value-type="float" office:value="2.92" calcext:value-type="float">
            <text:p>2,92</text:p>
          </table:table-cell>
          <table:table-cell office:value-type="float" office:value="10.68" calcext:value-type="float">
            <text:p>10,68</text:p>
          </table:table-cell>
          <table:table-cell office:value-type="float" office:value="6.718" calcext:value-type="float">
            <text:p>6,718</text:p>
          </table:table-cell>
          <table:table-cell/>
          <table:table-cell table:formula="of:=[.A75]-[.A74]" office:value-type="float" office:value="0.04" calcext:value-type="float">
            <text:p>0,04</text:p>
          </table:table-cell>
          <table:table-cell table:formula="of:=[.B75]-[.B74]" office:value-type="float" office:value="0.0600000000000005" calcext:value-type="float">
            <text:p>0,0600000000000005</text:p>
          </table:table-cell>
          <table:table-cell table:formula="of:=[.C75]-[.C74]" office:value-type="float" office:value="-0.15" calcext:value-type="float">
            <text:p>-0,15</text:p>
          </table:table-cell>
          <table:table-cell table:formula="of:=[.F75]/[.E75]" office:value-type="float" office:value="1.50000000000001" calcext:value-type="float">
            <text:p>1,50000000000001</text:p>
          </table:table-cell>
          <table:table-cell table:formula="of:=[.G75]/[.E75]" office:value-type="float" office:value="-3.75000000000001" calcext:value-type="float">
            <text:p>-3,75000000000001</text:p>
          </table:table-cell>
          <table:table-cell table:formula="of:=SQRT([.H75]*[.H75]+[.I75]*[.I75])" office:value-type="float" office:value="4.03887360535089" calcext:value-type="float">
            <text:p>4,03887360535089</text:p>
          </table:table-cell>
          <table:table-cell table:formula="of:=[.H75]*[.H75]" office:value-type="float" office:value="2.25000000000003" calcext:value-type="float">
            <text:p>2,25000000000003</text:p>
          </table:table-cell>
          <table:table-cell table:formula="of:=180/PI()*ATAN2([.F75];[.G75])" office:value-type="float" office:value="-68.1985905136481" calcext:value-type="float">
            <text:p>-68,1985905136481</text:p>
          </table:table-cell>
          <table:table-cell table:number-columns-repeated="5"/>
        </table:table-row>
        <table:table-row table:style-name="ro1">
          <table:table-cell office:value-type="float" office:value="2.96" calcext:value-type="float">
            <text:p>2,96</text:p>
          </table:table-cell>
          <table:table-cell office:value-type="float" office:value="10.73" calcext:value-type="float">
            <text:p>10,73</text:p>
          </table:table-cell>
          <table:table-cell office:value-type="float" office:value="6.622" calcext:value-type="float">
            <text:p>6,622</text:p>
          </table:table-cell>
          <table:table-cell/>
          <table:table-cell table:formula="of:=[.A76]-[.A75]" office:value-type="float" office:value="0.04" calcext:value-type="float">
            <text:p>0,04</text:p>
          </table:table-cell>
          <table:table-cell table:formula="of:=[.B76]-[.B75]" office:value-type="float" office:value="0.0500000000000007" calcext:value-type="float">
            <text:p>0,0500000000000007</text:p>
          </table:table-cell>
          <table:table-cell table:formula="of:=[.C76]-[.C75]" office:value-type="float" office:value="-0.0960000000000001" calcext:value-type="float">
            <text:p>-0,0960000000000001</text:p>
          </table:table-cell>
          <table:table-cell table:formula="of:=[.F76]/[.E76]" office:value-type="float" office:value="1.25000000000002" calcext:value-type="float">
            <text:p>1,25000000000002</text:p>
          </table:table-cell>
          <table:table-cell table:formula="of:=[.G76]/[.E76]" office:value-type="float" office:value="-2.4" calcext:value-type="float">
            <text:p>-2,4</text:p>
          </table:table-cell>
          <table:table-cell table:formula="of:=SQRT([.H76]*[.H76]+[.I76]*[.I76])" office:value-type="float" office:value="2.70601182554697" calcext:value-type="float">
            <text:p>2,70601182554697</text:p>
          </table:table-cell>
          <table:table-cell table:formula="of:=[.H76]*[.H76]" office:value-type="float" office:value="1.56250000000004" calcext:value-type="float">
            <text:p>1,56250000000004</text:p>
          </table:table-cell>
          <table:table-cell table:formula="of:=180/PI()*ATAN2([.F76];[.G76])" office:value-type="float" office:value="-62.4879973761482" calcext:value-type="float">
            <text:p>-62,487997376148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78" calcext:value-type="float">
            <text:p>10,78</text:p>
          </table:table-cell>
          <table:table-cell office:value-type="float" office:value="6.516" calcext:value-type="float">
            <text:p>6,516</text:p>
          </table:table-cell>
          <table:table-cell/>
          <table:table-cell table:formula="of:=[.A77]-[.A76]" office:value-type="float" office:value="0.04" calcext:value-type="float">
            <text:p>0,04</text:p>
          </table:table-cell>
          <table:table-cell table:formula="of:=[.B77]-[.B76]" office:value-type="float" office:value="0.0499999999999989" calcext:value-type="float">
            <text:p>0,0499999999999989</text:p>
          </table:table-cell>
          <table:table-cell table:formula="of:=[.C77]-[.C76]" office:value-type="float" office:value="-0.106" calcext:value-type="float">
            <text:p>-0,106</text:p>
          </table:table-cell>
          <table:table-cell table:formula="of:=[.F77]/[.E77]" office:value-type="float" office:value="1.24999999999997" calcext:value-type="float">
            <text:p>1,24999999999997</text:p>
          </table:table-cell>
          <table:table-cell table:formula="of:=[.G77]/[.E77]" office:value-type="float" office:value="-2.64999999999999" calcext:value-type="float">
            <text:p>-2,64999999999999</text:p>
          </table:table-cell>
          <table:table-cell table:formula="of:=SQRT([.H77]*[.H77]+[.I77]*[.I77])" office:value-type="float" office:value="2.93001706479671" calcext:value-type="float">
            <text:p>2,93001706479671</text:p>
          </table:table-cell>
          <table:table-cell table:formula="of:=[.H77]*[.H77]" office:value-type="float" office:value="1.56249999999993" calcext:value-type="float">
            <text:p>1,56249999999993</text:p>
          </table:table-cell>
          <table:table-cell table:formula="of:=180/PI()*ATAN2([.F77];[.G77])" office:value-type="float" office:value="-64.7468366054266" calcext:value-type="float">
            <text:p>-64,7468366054266</text:p>
          </table:table-cell>
          <table:table-cell table:number-columns-repeated="5"/>
        </table:table-row>
        <table:table-row table:style-name="ro1">
          <table:table-cell office:value-type="float" office:value="3.04" calcext:value-type="float">
            <text:p>3,04</text:p>
          </table:table-cell>
          <table:table-cell office:value-type="float" office:value="10.84" calcext:value-type="float">
            <text:p>10,84</text:p>
          </table:table-cell>
          <table:table-cell office:value-type="float" office:value="6.367" calcext:value-type="float">
            <text:p>6,367</text:p>
          </table:table-cell>
          <table:table-cell/>
          <table:table-cell table:formula="of:=[.A78]-[.A77]" office:value-type="float" office:value="0.04" calcext:value-type="float">
            <text:p>0,04</text:p>
          </table:table-cell>
          <table:table-cell table:formula="of:=[.B78]-[.B77]" office:value-type="float" office:value="0.0600000000000005" calcext:value-type="float">
            <text:p>0,0600000000000005</text:p>
          </table:table-cell>
          <table:table-cell table:formula="of:=[.C78]-[.C77]" office:value-type="float" office:value="-0.149" calcext:value-type="float">
            <text:p>-0,149</text:p>
          </table:table-cell>
          <table:table-cell table:formula="of:=[.F78]/[.E78]" office:value-type="float" office:value="1.50000000000001" calcext:value-type="float">
            <text:p>1,50000000000001</text:p>
          </table:table-cell>
          <table:table-cell table:formula="of:=[.G78]/[.E78]" office:value-type="float" office:value="-3.725" calcext:value-type="float">
            <text:p>-3,725</text:p>
          </table:table-cell>
          <table:table-cell table:formula="of:=SQRT([.H78]*[.H78]+[.I78]*[.I78])" office:value-type="float" office:value="4.01567242189898" calcext:value-type="float">
            <text:p>4,01567242189898</text:p>
          </table:table-cell>
          <table:table-cell table:formula="of:=[.H78]*[.H78]" office:value-type="float" office:value="2.25000000000003" calcext:value-type="float">
            <text:p>2,25000000000003</text:p>
          </table:table-cell>
          <table:table-cell table:formula="of:=180/PI()*ATAN2([.F78];[.G78])" office:value-type="float" office:value="-68.0661149589368" calcext:value-type="float">
            <text:p>-68,0661149589368</text:p>
          </table:table-cell>
          <table:table-cell table:number-columns-repeated="5"/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10.88" calcext:value-type="float">
            <text:p>10,88</text:p>
          </table:table-cell>
          <table:table-cell office:value-type="float" office:value="6.239" calcext:value-type="float">
            <text:p>6,239</text:p>
          </table:table-cell>
          <table:table-cell/>
          <table:table-cell table:formula="of:=[.A79]-[.A78]" office:value-type="float" office:value="0.04" calcext:value-type="float">
            <text:p>0,04</text:p>
          </table:table-cell>
          <table:table-cell table:formula="of:=[.B79]-[.B78]" office:value-type="float" office:value="0.0400000000000009" calcext:value-type="float">
            <text:p>0,0400000000000009</text:p>
          </table:table-cell>
          <table:table-cell table:formula="of:=[.C79]-[.C78]" office:value-type="float" office:value="-0.128" calcext:value-type="float">
            <text:p>-0,128</text:p>
          </table:table-cell>
          <table:table-cell table:formula="of:=[.F79]/[.E79]" office:value-type="float" office:value="1.00000000000002" calcext:value-type="float">
            <text:p>1,00000000000002</text:p>
          </table:table-cell>
          <table:table-cell table:formula="of:=[.G79]/[.E79]" office:value-type="float" office:value="-3.2" calcext:value-type="float">
            <text:p>-3,2</text:p>
          </table:table-cell>
          <table:table-cell table:formula="of:=SQRT([.H79]*[.H79]+[.I79]*[.I79])" office:value-type="float" office:value="3.35261092284805" calcext:value-type="float">
            <text:p>3,35261092284805</text:p>
          </table:table-cell>
          <table:table-cell table:formula="of:=[.H79]*[.H79]" office:value-type="float" office:value="1.00000000000004" calcext:value-type="float">
            <text:p>1,00000000000004</text:p>
          </table:table-cell>
          <table:table-cell table:formula="of:=180/PI()*ATAN2([.F79];[.G79])" office:value-type="float" office:value="-72.6459753637383" calcext:value-type="float">
            <text:p>-72,6459753637383</text:p>
          </table:table-cell>
          <table:table-cell table:number-columns-repeated="5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10.9" calcext:value-type="float">
            <text:p>10,9</text:p>
          </table:table-cell>
          <table:table-cell office:value-type="float" office:value="6.121" calcext:value-type="float">
            <text:p>6,121</text:p>
          </table:table-cell>
          <table:table-cell/>
          <table:table-cell table:formula="of:=[.A80]-[.A79]" office:value-type="float" office:value="0.04" calcext:value-type="float">
            <text:p>0,04</text:p>
          </table:table-cell>
          <table:table-cell table:formula="of:=[.B80]-[.B79]" office:value-type="float" office:value="0.0199999999999996" calcext:value-type="float">
            <text:p>0,0199999999999996</text:p>
          </table:table-cell>
          <table:table-cell table:formula="of:=[.C80]-[.C79]" office:value-type="float" office:value="-0.117999999999999" calcext:value-type="float">
            <text:p>-0,117999999999999</text:p>
          </table:table-cell>
          <table:table-cell table:formula="of:=[.F80]/[.E80]" office:value-type="float" office:value="0.499999999999989" calcext:value-type="float">
            <text:p>0,499999999999989</text:p>
          </table:table-cell>
          <table:table-cell table:formula="of:=[.G80]/[.E80]" office:value-type="float" office:value="-2.94999999999998" calcext:value-type="float">
            <text:p>-2,94999999999998</text:p>
          </table:table-cell>
          <table:table-cell table:formula="of:=SQRT([.H80]*[.H80]+[.I80]*[.I80])" office:value-type="float" office:value="2.99207286007542" calcext:value-type="float">
            <text:p>2,99207286007542</text:p>
          </table:table-cell>
          <table:table-cell table:formula="of:=[.H80]*[.H80]" office:value-type="float" office:value="0.249999999999989" calcext:value-type="float">
            <text:p>0,249999999999989</text:p>
          </table:table-cell>
          <table:table-cell table:formula="of:=180/PI()*ATAN2([.F80];[.G80])" office:value-type="float" office:value="-80.3802722003013" calcext:value-type="float">
            <text:p>-80,3802722003013</text:p>
          </table:table-cell>
          <table:table-cell table:number-columns-repeated="5"/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10.98" calcext:value-type="float">
            <text:p>10,98</text:p>
          </table:table-cell>
          <table:table-cell office:value-type="float" office:value="5.993" calcext:value-type="float">
            <text:p>5,993</text:p>
          </table:table-cell>
          <table:table-cell/>
          <table:table-cell table:formula="of:=[.A81]-[.A80]" office:value-type="float" office:value="0.04" calcext:value-type="float">
            <text:p>0,04</text:p>
          </table:table-cell>
          <table:table-cell table:formula="of:=[.B81]-[.B80]" office:value-type="float" office:value="0.0800000000000001" calcext:value-type="float">
            <text:p>0,0800000000000001</text:p>
          </table:table-cell>
          <table:table-cell table:formula="of:=[.C81]-[.C80]" office:value-type="float" office:value="-0.128" calcext:value-type="float">
            <text:p>-0,128</text:p>
          </table:table-cell>
          <table:table-cell table:formula="of:=[.F81]/[.E81]" office:value-type="float" office:value="2" calcext:value-type="float">
            <text:p>2</text:p>
          </table:table-cell>
          <table:table-cell table:formula="of:=[.G81]/[.E81]" office:value-type="float" office:value="-3.2" calcext:value-type="float">
            <text:p>-3,2</text:p>
          </table:table-cell>
          <table:table-cell table:formula="of:=SQRT([.H81]*[.H81]+[.I81]*[.I81])" office:value-type="float" office:value="3.77359245282264" calcext:value-type="float">
            <text:p>3,77359245282264</text:p>
          </table:table-cell>
          <table:table-cell table:formula="of:=[.H81]*[.H81]" office:value-type="float" office:value="4" calcext:value-type="float">
            <text:p>4</text:p>
          </table:table-cell>
          <table:table-cell table:formula="of:=180/PI()*ATAN2([.F81];[.G81])" office:value-type="float" office:value="-57.9946167919165" calcext:value-type="float">
            <text:p>-57,9946167919165</text:p>
          </table:table-cell>
          <table:table-cell table:number-columns-repeated="5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11.03" calcext:value-type="float">
            <text:p>11,03</text:p>
          </table:table-cell>
          <table:table-cell office:value-type="float" office:value="5.833" calcext:value-type="float">
            <text:p>5,833</text:p>
          </table:table-cell>
          <table:table-cell/>
          <table:table-cell table:formula="of:=[.A82]-[.A81]" office:value-type="float" office:value="0.04" calcext:value-type="float">
            <text:p>0,04</text:p>
          </table:table-cell>
          <table:table-cell table:formula="of:=[.B82]-[.B81]" office:value-type="float" office:value="0.0499999999999989" calcext:value-type="float">
            <text:p>0,0499999999999989</text:p>
          </table:table-cell>
          <table:table-cell table:formula="of:=[.C82]-[.C81]" office:value-type="float" office:value="-0.16" calcext:value-type="float">
            <text:p>-0,16</text:p>
          </table:table-cell>
          <table:table-cell table:formula="of:=[.F82]/[.E82]" office:value-type="float" office:value="1.24999999999997" calcext:value-type="float">
            <text:p>1,24999999999997</text:p>
          </table:table-cell>
          <table:table-cell table:formula="of:=[.G82]/[.E82]" office:value-type="float" office:value="-4" calcext:value-type="float">
            <text:p>-4</text:p>
          </table:table-cell>
          <table:table-cell table:formula="of:=SQRT([.H82]*[.H82]+[.I82]*[.I82])" office:value-type="float" office:value="4.19076365356004" calcext:value-type="float">
            <text:p>4,19076365356004</text:p>
          </table:table-cell>
          <table:table-cell table:formula="of:=[.H82]*[.H82]" office:value-type="float" office:value="1.56249999999993" calcext:value-type="float">
            <text:p>1,56249999999993</text:p>
          </table:table-cell>
          <table:table-cell table:formula="of:=180/PI()*ATAN2([.F82];[.G82])" office:value-type="float" office:value="-72.645975363739" calcext:value-type="float">
            <text:p>-72,645975363739</text:p>
          </table:table-cell>
          <table:table-cell table:number-columns-repeated="5"/>
        </table:table-row>
        <table:table-row table:style-name="ro1">
          <table:table-cell office:value-type="float" office:value="3.24" calcext:value-type="float">
            <text:p>3,24</text:p>
          </table:table-cell>
          <table:table-cell office:value-type="float" office:value="11.07" calcext:value-type="float">
            <text:p>11,07</text:p>
          </table:table-cell>
          <table:table-cell office:value-type="float" office:value="5.695" calcext:value-type="float">
            <text:p>5,695</text:p>
          </table:table-cell>
          <table:table-cell/>
          <table:table-cell table:formula="of:=[.A83]-[.A82]" office:value-type="float" office:value="0.04" calcext:value-type="float">
            <text:p>0,04</text:p>
          </table:table-cell>
          <table:table-cell table:formula="of:=[.B83]-[.B82]" office:value-type="float" office:value="0.0400000000000009" calcext:value-type="float">
            <text:p>0,0400000000000009</text:p>
          </table:table-cell>
          <table:table-cell table:formula="of:=[.C83]-[.C82]" office:value-type="float" office:value="-0.138" calcext:value-type="float">
            <text:p>-0,138</text:p>
          </table:table-cell>
          <table:table-cell table:formula="of:=[.F83]/[.E83]" office:value-type="float" office:value="1.00000000000002" calcext:value-type="float">
            <text:p>1,00000000000002</text:p>
          </table:table-cell>
          <table:table-cell table:formula="of:=[.G83]/[.E83]" office:value-type="float" office:value="-3.44999999999999" calcext:value-type="float">
            <text:p>-3,44999999999999</text:p>
          </table:table-cell>
          <table:table-cell table:formula="of:=SQRT([.H83]*[.H83]+[.I83]*[.I83])" office:value-type="float" office:value="3.59200501113236" calcext:value-type="float">
            <text:p>3,59200501113236</text:p>
          </table:table-cell>
          <table:table-cell table:formula="of:=[.H83]*[.H83]" office:value-type="float" office:value="1.00000000000004" calcext:value-type="float">
            <text:p>1,00000000000004</text:p>
          </table:table-cell>
          <table:table-cell table:formula="of:=180/PI()*ATAN2([.F83];[.G83])" office:value-type="float" office:value="-73.8355008477427" calcext:value-type="float">
            <text:p>-73,8355008477427</text:p>
          </table:table-cell>
          <table:table-cell table:number-columns-repeated="5"/>
        </table:table-row>
        <table:table-row table:style-name="ro1">
          <table:table-cell office:value-type="float" office:value="3.28" calcext:value-type="float">
            <text:p>3,28</text:p>
          </table:table-cell>
          <table:table-cell office:value-type="float" office:value="11.1" calcext:value-type="float">
            <text:p>11,1</text:p>
          </table:table-cell>
          <table:table-cell office:value-type="float" office:value="5.567" calcext:value-type="float">
            <text:p>5,567</text:p>
          </table:table-cell>
          <table:table-cell/>
          <table:table-cell table:formula="of:=[.A84]-[.A83]" office:value-type="float" office:value="0.0399999999999996" calcext:value-type="float">
            <text:p>0,0399999999999996</text:p>
          </table:table-cell>
          <table:table-cell table:formula="of:=[.B84]-[.B83]" office:value-type="float" office:value="0.0299999999999994" calcext:value-type="float">
            <text:p>0,0299999999999994</text:p>
          </table:table-cell>
          <table:table-cell table:formula="of:=[.C84]-[.C83]" office:value-type="float" office:value="-0.128" calcext:value-type="float">
            <text:p>-0,128</text:p>
          </table:table-cell>
          <table:table-cell table:formula="of:=[.F84]/[.E84]" office:value-type="float" office:value="0.749999999999992" calcext:value-type="float">
            <text:p>0,749999999999992</text:p>
          </table:table-cell>
          <table:table-cell table:formula="of:=[.G84]/[.E84]" office:value-type="float" office:value="-3.20000000000004" calcext:value-type="float">
            <text:p>-3,20000000000004</text:p>
          </table:table-cell>
          <table:table-cell table:formula="of:=SQRT([.H84]*[.H84]+[.I84]*[.I84])" office:value-type="float" office:value="3.28671568590899" calcext:value-type="float">
            <text:p>3,28671568590899</text:p>
          </table:table-cell>
          <table:table-cell table:formula="of:=[.H84]*[.H84]" office:value-type="float" office:value="0.562499999999988" calcext:value-type="float">
            <text:p>0,562499999999988</text:p>
          </table:table-cell>
          <table:table-cell table:formula="of:=180/PI()*ATAN2([.F84];[.G84])" office:value-type="float" office:value="-76.8093892877934" calcext:value-type="float">
            <text:p>-76,8093892877934</text:p>
          </table:table-cell>
          <table:table-cell table:number-columns-repeated="5"/>
        </table:table-row>
        <table:table-row table:style-name="ro1">
          <table:table-cell office:value-type="float" office:value="3.32" calcext:value-type="float">
            <text:p>3,32</text:p>
          </table:table-cell>
          <table:table-cell office:value-type="float" office:value="11.16" calcext:value-type="float">
            <text:p>11,16</text:p>
          </table:table-cell>
          <table:table-cell office:value-type="float" office:value="5.396" calcext:value-type="float">
            <text:p>5,396</text:p>
          </table:table-cell>
          <table:table-cell/>
          <table:table-cell table:formula="of:=[.A85]-[.A84]" office:value-type="float" office:value="0.04" calcext:value-type="float">
            <text:p>0,04</text:p>
          </table:table-cell>
          <table:table-cell table:formula="of:=[.B85]-[.B84]" office:value-type="float" office:value="0.0600000000000005" calcext:value-type="float">
            <text:p>0,0600000000000005</text:p>
          </table:table-cell>
          <table:table-cell table:formula="of:=[.C85]-[.C84]" office:value-type="float" office:value="-0.171" calcext:value-type="float">
            <text:p>-0,171</text:p>
          </table:table-cell>
          <table:table-cell table:formula="of:=[.F85]/[.E85]" office:value-type="float" office:value="1.50000000000001" calcext:value-type="float">
            <text:p>1,50000000000001</text:p>
          </table:table-cell>
          <table:table-cell table:formula="of:=[.G85]/[.E85]" office:value-type="float" office:value="-4.275" calcext:value-type="float">
            <text:p>-4,275</text:p>
          </table:table-cell>
          <table:table-cell table:formula="of:=SQRT([.H85]*[.H85]+[.I85]*[.I85])" office:value-type="float" office:value="4.53052149316169" calcext:value-type="float">
            <text:p>4,53052149316169</text:p>
          </table:table-cell>
          <table:table-cell table:formula="of:=[.H85]*[.H85]" office:value-type="float" office:value="2.25000000000003" calcext:value-type="float">
            <text:p>2,25000000000003</text:p>
          </table:table-cell>
          <table:table-cell table:formula="of:=180/PI()*ATAN2([.F85];[.G85])" office:value-type="float" office:value="-70.6651914621735" calcext:value-type="float">
            <text:p>-70,6651914621735</text:p>
          </table:table-cell>
          <table:table-cell table:number-columns-repeated="5"/>
        </table:table-row>
        <table:table-row table:style-name="ro1">
          <table:table-cell office:value-type="float" office:value="3.36" calcext:value-type="float">
            <text:p>3,36</text:p>
          </table:table-cell>
          <table:table-cell office:value-type="float" office:value="11.21" calcext:value-type="float">
            <text:p>11,21</text:p>
          </table:table-cell>
          <table:table-cell office:value-type="float" office:value="5.258" calcext:value-type="float">
            <text:p>5,258</text:p>
          </table:table-cell>
          <table:table-cell/>
          <table:table-cell table:formula="of:=[.A86]-[.A85]" office:value-type="float" office:value="0.04" calcext:value-type="float">
            <text:p>0,04</text:p>
          </table:table-cell>
          <table:table-cell table:formula="of:=[.B86]-[.B85]" office:value-type="float" office:value="0.0500000000000007" calcext:value-type="float">
            <text:p>0,0500000000000007</text:p>
          </table:table-cell>
          <table:table-cell table:formula="of:=[.C86]-[.C85]" office:value-type="float" office:value="-0.138" calcext:value-type="float">
            <text:p>-0,138</text:p>
          </table:table-cell>
          <table:table-cell table:formula="of:=[.F86]/[.E86]" office:value-type="float" office:value="1.25000000000002" calcext:value-type="float">
            <text:p>1,25000000000002</text:p>
          </table:table-cell>
          <table:table-cell table:formula="of:=[.G86]/[.E86]" office:value-type="float" office:value="-3.44999999999999" calcext:value-type="float">
            <text:p>-3,44999999999999</text:p>
          </table:table-cell>
          <table:table-cell table:formula="of:=SQRT([.H86]*[.H86]+[.I86]*[.I86])" office:value-type="float" office:value="3.66946862638176" calcext:value-type="float">
            <text:p>3,66946862638176</text:p>
          </table:table-cell>
          <table:table-cell table:formula="of:=[.H86]*[.H86]" office:value-type="float" office:value="1.56250000000004" calcext:value-type="float">
            <text:p>1,56250000000004</text:p>
          </table:table-cell>
          <table:table-cell table:formula="of:=180/PI()*ATAN2([.F86];[.G86])" office:value-type="float" office:value="-70.0835940061907" calcext:value-type="float">
            <text:p>-70,0835940061907</text:p>
          </table:table-cell>
          <table:table-cell table:number-columns-repeated="5"/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11.2" calcext:value-type="float">
            <text:p>11,2</text:p>
          </table:table-cell>
          <table:table-cell office:value-type="float" office:value="5.119" calcext:value-type="float">
            <text:p>5,119</text:p>
          </table:table-cell>
          <table:table-cell/>
          <table:table-cell table:formula="of:=[.A87]-[.A86]" office:value-type="float" office:value="0.04" calcext:value-type="float">
            <text:p>0,04</text:p>
          </table:table-cell>
          <table:table-cell table:formula="of:=[.B87]-[.B86]" office:value-type="float" office:value="-0.0100000000000016" calcext:value-type="float">
            <text:p>-0,0100000000000016</text:p>
          </table:table-cell>
          <table:table-cell table:formula="of:=[.C87]-[.C86]" office:value-type="float" office:value="-0.139" calcext:value-type="float">
            <text:p>-0,139</text:p>
          </table:table-cell>
          <table:table-cell table:formula="of:=[.F87]/[.E87]" office:value-type="float" office:value="-0.250000000000039" calcext:value-type="float">
            <text:p>-0,250000000000039</text:p>
          </table:table-cell>
          <table:table-cell table:formula="of:=[.G87]/[.E87]" office:value-type="float" office:value="-3.475" calcext:value-type="float">
            <text:p>-3,475</text:p>
          </table:table-cell>
          <table:table-cell table:formula="of:=SQRT([.H87]*[.H87]+[.I87]*[.I87])" office:value-type="float" office:value="3.48398119971966" calcext:value-type="float">
            <text:p>3,48398119971966</text:p>
          </table:table-cell>
          <table:table-cell table:formula="of:=[.H87]*[.H87]" office:value-type="float" office:value="0.0625000000000194" calcext:value-type="float">
            <text:p>0,0625000000000194</text:p>
          </table:table-cell>
          <table:table-cell table:formula="of:=180/PI()*ATAN2([.F87];[.G87])" office:value-type="float" office:value="-94.1149090982379" calcext:value-type="float">
            <text:p>-94,1149090982379</text:p>
          </table:table-cell>
          <table:table-cell table:number-columns-repeated="5"/>
        </table:table-row>
        <table:table-row table:style-name="ro1">
          <table:table-cell office:value-type="float" office:value="3.44" calcext:value-type="float">
            <text:p>3,44</text:p>
          </table:table-cell>
          <table:table-cell office:value-type="float" office:value="11.27" calcext:value-type="float">
            <text:p>11,27</text:p>
          </table:table-cell>
          <table:table-cell office:value-type="float" office:value="4.97" calcext:value-type="float">
            <text:p>4,97</text:p>
          </table:table-cell>
          <table:table-cell/>
          <table:table-cell table:formula="of:=[.A88]-[.A87]" office:value-type="float" office:value="0.04" calcext:value-type="float">
            <text:p>0,04</text:p>
          </table:table-cell>
          <table:table-cell table:formula="of:=[.B88]-[.B87]" office:value-type="float" office:value="0.0700000000000003" calcext:value-type="float">
            <text:p>0,0700000000000003</text:p>
          </table:table-cell>
          <table:table-cell table:formula="of:=[.C88]-[.C87]" office:value-type="float" office:value="-0.149" calcext:value-type="float">
            <text:p>-0,149</text:p>
          </table:table-cell>
          <table:table-cell table:formula="of:=[.F88]/[.E88]" office:value-type="float" office:value="1.75000000000001" calcext:value-type="float">
            <text:p>1,75000000000001</text:p>
          </table:table-cell>
          <table:table-cell table:formula="of:=[.G88]/[.E88]" office:value-type="float" office:value="-3.725" calcext:value-type="float">
            <text:p>-3,725</text:p>
          </table:table-cell>
          <table:table-cell table:formula="of:=SQRT([.H88]*[.H88]+[.I88]*[.I88])" office:value-type="float" office:value="4.11559533968052" calcext:value-type="float">
            <text:p>4,11559533968052</text:p>
          </table:table-cell>
          <table:table-cell table:formula="of:=[.H88]*[.H88]" office:value-type="float" office:value="3.06250000000002" calcext:value-type="float">
            <text:p>3,06250000000002</text:p>
          </table:table-cell>
          <table:table-cell table:formula="of:=180/PI()*ATAN2([.F88];[.G88])" office:value-type="float" office:value="-64.8359250267056" calcext:value-type="float">
            <text:p>-64,8359250267056</text:p>
          </table:table-cell>
          <table:table-cell table:number-columns-repeated="5"/>
        </table:table-row>
        <table:table-row table:style-name="ro1">
          <table:table-cell office:value-type="float" office:value="3.48" calcext:value-type="float">
            <text:p>3,48</text:p>
          </table:table-cell>
          <table:table-cell office:value-type="float" office:value="11.32" calcext:value-type="float">
            <text:p>11,32</text:p>
          </table:table-cell>
          <table:table-cell office:value-type="float" office:value="4.82" calcext:value-type="float">
            <text:p>4,82</text:p>
          </table:table-cell>
          <table:table-cell/>
          <table:table-cell table:formula="of:=[.A89]-[.A88]" office:value-type="float" office:value="0.04" calcext:value-type="float">
            <text:p>0,04</text:p>
          </table:table-cell>
          <table:table-cell table:formula="of:=[.B89]-[.B88]" office:value-type="float" office:value="0.0500000000000007" calcext:value-type="float">
            <text:p>0,0500000000000007</text:p>
          </table:table-cell>
          <table:table-cell table:formula="of:=[.C89]-[.C88]" office:value-type="float" office:value="-0.149999999999999" calcext:value-type="float">
            <text:p>-0,149999999999999</text:p>
          </table:table-cell>
          <table:table-cell table:formula="of:=[.F89]/[.E89]" office:value-type="float" office:value="1.25000000000002" calcext:value-type="float">
            <text:p>1,25000000000002</text:p>
          </table:table-cell>
          <table:table-cell table:formula="of:=[.G89]/[.E89]" office:value-type="float" office:value="-3.74999999999998" calcext:value-type="float">
            <text:p>-3,74999999999998</text:p>
          </table:table-cell>
          <table:table-cell table:formula="of:=SQRT([.H89]*[.H89]+[.I89]*[.I89])" office:value-type="float" office:value="3.95284707521046" calcext:value-type="float">
            <text:p>3,95284707521046</text:p>
          </table:table-cell>
          <table:table-cell table:formula="of:=[.H89]*[.H89]" office:value-type="float" office:value="1.56250000000004" calcext:value-type="float">
            <text:p>1,56250000000004</text:p>
          </table:table-cell>
          <table:table-cell table:formula="of:=180/PI()*ATAN2([.F89];[.G89])" office:value-type="float" office:value="-71.5650511770777" calcext:value-type="float">
            <text:p>-71,5650511770777</text:p>
          </table:table-cell>
          <table:table-cell table:number-columns-repeated="5"/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11.36" calcext:value-type="float">
            <text:p>11,36</text:p>
          </table:table-cell>
          <table:table-cell office:value-type="float" office:value="4.682" calcext:value-type="float">
            <text:p>4,682</text:p>
          </table:table-cell>
          <table:table-cell/>
          <table:table-cell table:formula="of:=[.A90]-[.A89]" office:value-type="float" office:value="0.04" calcext:value-type="float">
            <text:p>0,04</text:p>
          </table:table-cell>
          <table:table-cell table:formula="of:=[.B90]-[.B89]" office:value-type="float" office:value="0.0399999999999992" calcext:value-type="float">
            <text:p>0,0399999999999992</text:p>
          </table:table-cell>
          <table:table-cell table:formula="of:=[.C90]-[.C89]" office:value-type="float" office:value="-0.138" calcext:value-type="float">
            <text:p>-0,138</text:p>
          </table:table-cell>
          <table:table-cell table:formula="of:=[.F90]/[.E90]" office:value-type="float" office:value="0.999999999999978" calcext:value-type="float">
            <text:p>0,999999999999978</text:p>
          </table:table-cell>
          <table:table-cell table:formula="of:=[.G90]/[.E90]" office:value-type="float" office:value="-3.44999999999999" calcext:value-type="float">
            <text:p>-3,44999999999999</text:p>
          </table:table-cell>
          <table:table-cell table:formula="of:=SQRT([.H90]*[.H90]+[.I90]*[.I90])" office:value-type="float" office:value="3.59200501113235" calcext:value-type="float">
            <text:p>3,59200501113235</text:p>
          </table:table-cell>
          <table:table-cell table:formula="of:=[.H90]*[.H90]" office:value-type="float" office:value="0.999999999999956" calcext:value-type="float">
            <text:p>0,999999999999956</text:p>
          </table:table-cell>
          <table:table-cell table:formula="of:=180/PI()*ATAN2([.F90];[.G90])" office:value-type="float" office:value="-73.8355008477434" calcext:value-type="float">
            <text:p>-73,8355008477434</text:p>
          </table:table-cell>
          <table:table-cell table:number-columns-repeated="5"/>
        </table:table-row>
        <table:table-row table:style-name="ro1">
          <table:table-cell office:value-type="float" office:value="3.56" calcext:value-type="float">
            <text:p>3,56</text:p>
          </table:table-cell>
          <table:table-cell office:value-type="float" office:value="11.34" calcext:value-type="float">
            <text:p>11,34</text:p>
          </table:table-cell>
          <table:table-cell office:value-type="float" office:value="4.554" calcext:value-type="float">
            <text:p>4,554</text:p>
          </table:table-cell>
          <table:table-cell/>
          <table:table-cell table:formula="of:=[.A91]-[.A90]" office:value-type="float" office:value="0.04" calcext:value-type="float">
            <text:p>0,04</text:p>
          </table:table-cell>
          <table:table-cell table:formula="of:=[.B91]-[.B90]" office:value-type="float" office:value="-0.0199999999999996" calcext:value-type="float">
            <text:p>-0,0199999999999996</text:p>
          </table:table-cell>
          <table:table-cell table:formula="of:=[.C91]-[.C90]" office:value-type="float" office:value="-0.128" calcext:value-type="float">
            <text:p>-0,128</text:p>
          </table:table-cell>
          <table:table-cell table:formula="of:=[.F91]/[.E91]" office:value-type="float" office:value="-0.499999999999989" calcext:value-type="float">
            <text:p>-0,499999999999989</text:p>
          </table:table-cell>
          <table:table-cell table:formula="of:=[.G91]/[.E91]" office:value-type="float" office:value="-3.2" calcext:value-type="float">
            <text:p>-3,2</text:p>
          </table:table-cell>
          <table:table-cell table:formula="of:=SQRT([.H91]*[.H91]+[.I91]*[.I91])" office:value-type="float" office:value="3.23882694814033" calcext:value-type="float">
            <text:p>3,23882694814033</text:p>
          </table:table-cell>
          <table:table-cell table:formula="of:=[.H91]*[.H91]" office:value-type="float" office:value="0.249999999999989" calcext:value-type="float">
            <text:p>0,249999999999989</text:p>
          </table:table-cell>
          <table:table-cell table:formula="of:=180/PI()*ATAN2([.F91];[.G91])" office:value-type="float" office:value="-98.8806591505201" calcext:value-type="float">
            <text:p>-98,8806591505201</text:p>
          </table:table-cell>
          <table:table-cell table:number-columns-repeated="5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11.4" calcext:value-type="float">
            <text:p>11,4</text:p>
          </table:table-cell>
          <table:table-cell office:value-type="float" office:value="4.405" calcext:value-type="float">
            <text:p>4,405</text:p>
          </table:table-cell>
          <table:table-cell/>
          <table:table-cell table:formula="of:=[.A92]-[.A91]" office:value-type="float" office:value="0.04" calcext:value-type="float">
            <text:p>0,04</text:p>
          </table:table-cell>
          <table:table-cell table:formula="of:=[.B92]-[.B91]" office:value-type="float" office:value="0.0600000000000005" calcext:value-type="float">
            <text:p>0,0600000000000005</text:p>
          </table:table-cell>
          <table:table-cell table:formula="of:=[.C92]-[.C91]" office:value-type="float" office:value="-0.149" calcext:value-type="float">
            <text:p>-0,149</text:p>
          </table:table-cell>
          <table:table-cell table:formula="of:=[.F92]/[.E92]" office:value-type="float" office:value="1.50000000000001" calcext:value-type="float">
            <text:p>1,50000000000001</text:p>
          </table:table-cell>
          <table:table-cell table:formula="of:=[.G92]/[.E92]" office:value-type="float" office:value="-3.725" calcext:value-type="float">
            <text:p>-3,725</text:p>
          </table:table-cell>
          <table:table-cell table:formula="of:=SQRT([.H92]*[.H92]+[.I92]*[.I92])" office:value-type="float" office:value="4.01567242189898" calcext:value-type="float">
            <text:p>4,01567242189898</text:p>
          </table:table-cell>
          <table:table-cell table:formula="of:=[.H92]*[.H92]" office:value-type="float" office:value="2.25000000000003" calcext:value-type="float">
            <text:p>2,25000000000003</text:p>
          </table:table-cell>
          <table:table-cell table:formula="of:=180/PI()*ATAN2([.F92];[.G92])" office:value-type="float" office:value="-68.0661149589368" calcext:value-type="float">
            <text:p>-68,0661149589368</text:p>
          </table:table-cell>
          <table:table-cell table:number-columns-repeated="5"/>
        </table:table-row>
        <table:table-row table:style-name="ro1">
          <table:table-cell office:value-type="float" office:value="3.64" calcext:value-type="float">
            <text:p>3,64</text:p>
          </table:table-cell>
          <table:table-cell office:value-type="float" office:value="11.44" calcext:value-type="float">
            <text:p>11,44</text:p>
          </table:table-cell>
          <table:table-cell office:value-type="float" office:value="4.213" calcext:value-type="float">
            <text:p>4,213</text:p>
          </table:table-cell>
          <table:table-cell/>
          <table:table-cell table:formula="of:=[.A93]-[.A92]" office:value-type="float" office:value="0.04" calcext:value-type="float">
            <text:p>0,04</text:p>
          </table:table-cell>
          <table:table-cell table:formula="of:=[.B93]-[.B92]" office:value-type="float" office:value="0.0399999999999992" calcext:value-type="float">
            <text:p>0,0399999999999992</text:p>
          </table:table-cell>
          <table:table-cell table:formula="of:=[.C93]-[.C92]" office:value-type="float" office:value="-0.192" calcext:value-type="float">
            <text:p>-0,192</text:p>
          </table:table-cell>
          <table:table-cell table:formula="of:=[.F93]/[.E93]" office:value-type="float" office:value="0.999999999999978" calcext:value-type="float">
            <text:p>0,999999999999978</text:p>
          </table:table-cell>
          <table:table-cell table:formula="of:=[.G93]/[.E93]" office:value-type="float" office:value="-4.8" calcext:value-type="float">
            <text:p>-4,8</text:p>
          </table:table-cell>
          <table:table-cell table:formula="of:=SQRT([.H93]*[.H93]+[.I93]*[.I93])" office:value-type="float" office:value="4.9030602688525" calcext:value-type="float">
            <text:p>4,9030602688525</text:p>
          </table:table-cell>
          <table:table-cell table:formula="of:=[.H93]*[.H93]" office:value-type="float" office:value="0.999999999999956" calcext:value-type="float">
            <text:p>0,999999999999956</text:p>
          </table:table-cell>
          <table:table-cell table:formula="of:=180/PI()*ATAN2([.F93];[.G93])" office:value-type="float" office:value="-78.2317110679796" calcext:value-type="float">
            <text:p>-78,2317110679796</text:p>
          </table:table-cell>
          <table:table-cell table:number-columns-repeated="5"/>
        </table:table-row>
        <table:table-row table:style-name="ro1">
          <table:table-cell office:value-type="float" office:value="3.68" calcext:value-type="float">
            <text:p>3,68</text:p>
          </table:table-cell>
          <table:table-cell office:value-type="float" office:value="11.52" calcext:value-type="float">
            <text:p>11,52</text:p>
          </table:table-cell>
          <table:table-cell office:value-type="float" office:value="3.882" calcext:value-type="float">
            <text:p>3,882</text:p>
          </table:table-cell>
          <table:table-cell/>
          <table:table-cell table:formula="of:=[.A94]-[.A93]" office:value-type="float" office:value="0.04" calcext:value-type="float">
            <text:p>0,04</text:p>
          </table:table-cell>
          <table:table-cell table:formula="of:=[.B94]-[.B93]" office:value-type="float" office:value="0.0800000000000001" calcext:value-type="float">
            <text:p>0,0800000000000001</text:p>
          </table:table-cell>
          <table:table-cell table:formula="of:=[.C94]-[.C93]" office:value-type="float" office:value="-0.331" calcext:value-type="float">
            <text:p>-0,331</text:p>
          </table:table-cell>
          <table:table-cell table:formula="of:=[.F94]/[.E94]" office:value-type="float" office:value="2" calcext:value-type="float">
            <text:p>2</text:p>
          </table:table-cell>
          <table:table-cell table:formula="of:=[.G94]/[.E94]" office:value-type="float" office:value="-8.27499999999999" calcext:value-type="float">
            <text:p>-8,27499999999999</text:p>
          </table:table-cell>
          <table:table-cell table:formula="of:=SQRT([.H94]*[.H94]+[.I94]*[.I94])" office:value-type="float" office:value="8.51326171335052" calcext:value-type="float">
            <text:p>8,51326171335052</text:p>
          </table:table-cell>
          <table:table-cell table:formula="of:=[.H94]*[.H94]" office:value-type="float" office:value="4" calcext:value-type="float">
            <text:p>4</text:p>
          </table:table-cell>
          <table:table-cell table:formula="of:=180/PI()*ATAN2([.F94];[.G94])" office:value-type="float" office:value="-76.4126459048727" calcext:value-type="float">
            <text:p>-76,4126459048727</text:p>
          </table:table-cell>
          <table:table-cell table:number-columns-repeated="5"/>
        </table:table-row>
        <table:table-row table:style-name="ro1">
          <table:table-cell office:value-type="float" office:value="3.72" calcext:value-type="float">
            <text:p>3,72</text:p>
          </table:table-cell>
          <table:table-cell office:value-type="float" office:value="11.52" calcext:value-type="float">
            <text:p>11,52</text:p>
          </table:table-cell>
          <table:table-cell office:value-type="float" office:value="3.903" calcext:value-type="float">
            <text:p>3,903</text:p>
          </table:table-cell>
          <table:table-cell/>
          <table:table-cell table:formula="of:=[.A95]-[.A94]" office:value-type="float" office:value="0.04" calcext:value-type="float">
            <text:p>0,04</text:p>
          </table:table-cell>
          <table:table-cell table:formula="of:=[.B95]-[.B94]" office:value-type="float" office:value="0" calcext:value-type="float">
            <text:p>0</text:p>
          </table:table-cell>
          <table:table-cell table:formula="of:=[.C95]-[.C94]" office:value-type="float" office:value="0.0209999999999999" calcext:value-type="float">
            <text:p>0,0209999999999999</text:p>
          </table:table-cell>
          <table:table-cell table:formula="of:=[.F95]/[.E95]" office:value-type="float" office:value="0" calcext:value-type="float">
            <text:p>0</text:p>
          </table:table-cell>
          <table:table-cell table:formula="of:=[.G95]/[.E95]" office:value-type="float" office:value="0.524999999999997" calcext:value-type="float">
            <text:p>0,524999999999997</text:p>
          </table:table-cell>
          <table:table-cell table:formula="of:=SQRT([.H95]*[.H95]+[.I95]*[.I95])" office:value-type="float" office:value="0.524999999999997" calcext:value-type="float">
            <text:p>0,524999999999997</text:p>
          </table:table-cell>
          <table:table-cell table:formula="of:=[.H95]*[.H95]" office:value-type="float" office:value="0" calcext:value-type="float">
            <text:p>0</text:p>
          </table:table-cell>
          <table:table-cell table:formula="of:=180/PI()*ATAN2([.F95];[.G95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3.76" calcext:value-type="float">
            <text:p>3,76</text:p>
          </table:table-cell>
          <table:table-cell office:value-type="float" office:value="11.55" calcext:value-type="float">
            <text:p>11,55</text:p>
          </table:table-cell>
          <table:table-cell office:value-type="float" office:value="3.733" calcext:value-type="float">
            <text:p>3,733</text:p>
          </table:table-cell>
          <table:table-cell/>
          <table:table-cell table:formula="of:=[.A96]-[.A95]" office:value-type="float" office:value="0.0399999999999996" calcext:value-type="float">
            <text:p>0,0399999999999996</text:p>
          </table:table-cell>
          <table:table-cell table:formula="of:=[.B96]-[.B95]" office:value-type="float" office:value="0.0300000000000011" calcext:value-type="float">
            <text:p>0,0300000000000011</text:p>
          </table:table-cell>
          <table:table-cell table:formula="of:=[.C96]-[.C95]" office:value-type="float" office:value="-0.17" calcext:value-type="float">
            <text:p>-0,17</text:p>
          </table:table-cell>
          <table:table-cell table:formula="of:=[.F96]/[.E96]" office:value-type="float" office:value="0.750000000000036" calcext:value-type="float">
            <text:p>0,750000000000036</text:p>
          </table:table-cell>
          <table:table-cell table:formula="of:=[.G96]/[.E96]" office:value-type="float" office:value="-4.25000000000004" calcext:value-type="float">
            <text:p>-4,25000000000004</text:p>
          </table:table-cell>
          <table:table-cell table:formula="of:=SQRT([.H96]*[.H96]+[.I96]*[.I96])" office:value-type="float" office:value="4.31566912540806" calcext:value-type="float">
            <text:p>4,31566912540806</text:p>
          </table:table-cell>
          <table:table-cell table:formula="of:=[.H96]*[.H96]" office:value-type="float" office:value="0.562500000000054" calcext:value-type="float">
            <text:p>0,562500000000054</text:p>
          </table:table-cell>
          <table:table-cell table:formula="of:=180/PI()*ATAN2([.F96];[.G96])" office:value-type="float" office:value="-79.9920201985583" calcext:value-type="float">
            <text:p>-79,9920201985583</text:p>
          </table:table-cell>
          <table:table-cell table:number-columns-repeated="5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11.57" calcext:value-type="float">
            <text:p>11,57</text:p>
          </table:table-cell>
          <table:table-cell office:value-type="float" office:value="3.562" calcext:value-type="float">
            <text:p>3,562</text:p>
          </table:table-cell>
          <table:table-cell/>
          <table:table-cell table:formula="of:=[.A97]-[.A96]" office:value-type="float" office:value="0.04" calcext:value-type="float">
            <text:p>0,04</text:p>
          </table:table-cell>
          <table:table-cell table:formula="of:=[.B97]-[.B96]" office:value-type="float" office:value="0.0199999999999996" calcext:value-type="float">
            <text:p>0,0199999999999996</text:p>
          </table:table-cell>
          <table:table-cell table:formula="of:=[.C97]-[.C96]" office:value-type="float" office:value="-0.171" calcext:value-type="float">
            <text:p>-0,171</text:p>
          </table:table-cell>
          <table:table-cell table:formula="of:=[.F97]/[.E97]" office:value-type="float" office:value="0.499999999999989" calcext:value-type="float">
            <text:p>0,499999999999989</text:p>
          </table:table-cell>
          <table:table-cell table:formula="of:=[.G97]/[.E97]" office:value-type="float" office:value="-4.275" calcext:value-type="float">
            <text:p>-4,275</text:p>
          </table:table-cell>
          <table:table-cell table:formula="of:=SQRT([.H97]*[.H97]+[.I97]*[.I97])" office:value-type="float" office:value="4.30414044845193" calcext:value-type="float">
            <text:p>4,30414044845193</text:p>
          </table:table-cell>
          <table:table-cell table:formula="of:=[.H97]*[.H97]" office:value-type="float" office:value="0.249999999999989" calcext:value-type="float">
            <text:p>0,249999999999989</text:p>
          </table:table-cell>
          <table:table-cell table:formula="of:=180/PI()*ATAN2([.F97];[.G97])" office:value-type="float" office:value="-83.3290473257463" calcext:value-type="float">
            <text:p>-83,3290473257463</text:p>
          </table:table-cell>
          <table:table-cell table:number-columns-repeated="5"/>
        </table:table-row>
        <table:table-row table:style-name="ro1">
          <table:table-cell office:value-type="float" office:value="3.84" calcext:value-type="float">
            <text:p>3,84</text:p>
          </table:table-cell>
          <table:table-cell office:value-type="float" office:value="11.58" calcext:value-type="float">
            <text:p>11,58</text:p>
          </table:table-cell>
          <table:table-cell office:value-type="float" office:value="3.413" calcext:value-type="float">
            <text:p>3,413</text:p>
          </table:table-cell>
          <table:table-cell/>
          <table:table-cell table:formula="of:=[.A98]-[.A97]" office:value-type="float" office:value="0.04" calcext:value-type="float">
            <text:p>0,04</text:p>
          </table:table-cell>
          <table:table-cell table:formula="of:=[.B98]-[.B97]" office:value-type="float" office:value="0.00999999999999979" calcext:value-type="float">
            <text:p>0,00999999999999979</text:p>
          </table:table-cell>
          <table:table-cell table:formula="of:=[.C98]-[.C97]" office:value-type="float" office:value="-0.149" calcext:value-type="float">
            <text:p>-0,149</text:p>
          </table:table-cell>
          <table:table-cell table:formula="of:=[.F98]/[.E98]" office:value-type="float" office:value="0.249999999999994" calcext:value-type="float">
            <text:p>0,249999999999994</text:p>
          </table:table-cell>
          <table:table-cell table:formula="of:=[.G98]/[.E98]" office:value-type="float" office:value="-3.725" calcext:value-type="float">
            <text:p>-3,725</text:p>
          </table:table-cell>
          <table:table-cell table:formula="of:=SQRT([.H98]*[.H98]+[.I98]*[.I98])" office:value-type="float" office:value="3.7333798360199" calcext:value-type="float">
            <text:p>3,7333798360199</text:p>
          </table:table-cell>
          <table:table-cell table:formula="of:=[.H98]*[.H98]" office:value-type="float" office:value="0.0624999999999972" calcext:value-type="float">
            <text:p>0,0624999999999972</text:p>
          </table:table-cell>
          <table:table-cell table:formula="of:=180/PI()*ATAN2([.F98];[.G98])" office:value-type="float" office:value="-86.1604036620466" calcext:value-type="float">
            <text:p>-86,1604036620466</text:p>
          </table:table-cell>
          <table:table-cell table:number-columns-repeated="5"/>
        </table:table-row>
        <table:table-row table:style-name="ro1">
          <table:table-cell office:value-type="float" office:value="3.88" calcext:value-type="float">
            <text:p>3,88</text:p>
          </table:table-cell>
          <table:table-cell office:value-type="float" office:value="11.6" calcext:value-type="float">
            <text:p>11,6</text:p>
          </table:table-cell>
          <table:table-cell office:value-type="float" office:value="3.306" calcext:value-type="float">
            <text:p>3,306</text:p>
          </table:table-cell>
          <table:table-cell/>
          <table:table-cell table:formula="of:=[.A99]-[.A98]" office:value-type="float" office:value="0.04" calcext:value-type="float">
            <text:p>0,04</text:p>
          </table:table-cell>
          <table:table-cell table:formula="of:=[.B99]-[.B98]" office:value-type="float" office:value="0.0199999999999996" calcext:value-type="float">
            <text:p>0,0199999999999996</text:p>
          </table:table-cell>
          <table:table-cell table:formula="of:=[.C99]-[.C98]" office:value-type="float" office:value="-0.107" calcext:value-type="float">
            <text:p>-0,107</text:p>
          </table:table-cell>
          <table:table-cell table:formula="of:=[.F99]/[.E99]" office:value-type="float" office:value="0.499999999999989" calcext:value-type="float">
            <text:p>0,499999999999989</text:p>
          </table:table-cell>
          <table:table-cell table:formula="of:=[.G99]/[.E99]" office:value-type="float" office:value="-2.67499999999999" calcext:value-type="float">
            <text:p>-2,67499999999999</text:p>
          </table:table-cell>
          <table:table-cell table:formula="of:=SQRT([.H99]*[.H99]+[.I99]*[.I99])" office:value-type="float" office:value="2.72132780090895" calcext:value-type="float">
            <text:p>2,72132780090895</text:p>
          </table:table-cell>
          <table:table-cell table:formula="of:=[.H99]*[.H99]" office:value-type="float" office:value="0.249999999999989" calcext:value-type="float">
            <text:p>0,249999999999989</text:p>
          </table:table-cell>
          <table:table-cell table:formula="of:=180/PI()*ATAN2([.F99];[.G99])" office:value-type="float" office:value="-79.4126786817631" calcext:value-type="float">
            <text:p>-79,4126786817631</text:p>
          </table:table-cell>
          <table:table-cell table:number-columns-repeated="5"/>
        </table:table-row>
        <table:table-row table:style-name="ro1">
          <table:table-cell office:value-type="float" office:value="3.92" calcext:value-type="float">
            <text:p>3,92</text:p>
          </table:table-cell>
          <table:table-cell office:value-type="float" office:value="11.64" calcext:value-type="float">
            <text:p>11,64</text:p>
          </table:table-cell>
          <table:table-cell office:value-type="float" office:value="3.082" calcext:value-type="float">
            <text:p>3,082</text:p>
          </table:table-cell>
          <table:table-cell/>
          <table:table-cell table:formula="of:=[.A100]-[.A99]" office:value-type="float" office:value="0.04" calcext:value-type="float">
            <text:p>0,04</text:p>
          </table:table-cell>
          <table:table-cell table:formula="of:=[.B100]-[.B99]" office:value-type="float" office:value="0.0400000000000009" calcext:value-type="float">
            <text:p>0,0400000000000009</text:p>
          </table:table-cell>
          <table:table-cell table:formula="of:=[.C100]-[.C99]" office:value-type="float" office:value="-0.224" calcext:value-type="float">
            <text:p>-0,224</text:p>
          </table:table-cell>
          <table:table-cell table:formula="of:=[.F100]/[.E100]" office:value-type="float" office:value="1.00000000000002" calcext:value-type="float">
            <text:p>1,00000000000002</text:p>
          </table:table-cell>
          <table:table-cell table:formula="of:=[.G100]/[.E100]" office:value-type="float" office:value="-5.6" calcext:value-type="float">
            <text:p>-5,6</text:p>
          </table:table-cell>
          <table:table-cell table:formula="of:=SQRT([.H100]*[.H100]+[.I100]*[.I100])" office:value-type="float" office:value="5.68858506133116" calcext:value-type="float">
            <text:p>5,68858506133116</text:p>
          </table:table-cell>
          <table:table-cell table:formula="of:=[.H100]*[.H100]" office:value-type="float" office:value="1.00000000000004" calcext:value-type="float">
            <text:p>1,00000000000004</text:p>
          </table:table-cell>
          <table:table-cell table:formula="of:=180/PI()*ATAN2([.F100];[.G100])" office:value-type="float" office:value="-79.875328344602" calcext:value-type="float">
            <text:p>-79,875328344602</text:p>
          </table:table-cell>
          <table:table-cell table:number-columns-repeated="5"/>
        </table:table-row>
        <table:table-row table:style-name="ro1">
          <table:table-cell office:value-type="float" office:value="3.96" calcext:value-type="float">
            <text:p>3,96</text:p>
          </table:table-cell>
          <table:table-cell office:value-type="float" office:value="11.68" calcext:value-type="float">
            <text:p>11,68</text:p>
          </table:table-cell>
          <table:table-cell office:value-type="float" office:value="2.922" calcext:value-type="float">
            <text:p>2,922</text:p>
          </table:table-cell>
          <table:table-cell/>
          <table:table-cell table:formula="of:=[.A101]-[.A100]" office:value-type="float" office:value="0.04" calcext:value-type="float">
            <text:p>0,04</text:p>
          </table:table-cell>
          <table:table-cell table:formula="of:=[.B101]-[.B100]" office:value-type="float" office:value="0.0399999999999992" calcext:value-type="float">
            <text:p>0,0399999999999992</text:p>
          </table:table-cell>
          <table:table-cell table:formula="of:=[.C101]-[.C100]" office:value-type="float" office:value="-0.16" calcext:value-type="float">
            <text:p>-0,16</text:p>
          </table:table-cell>
          <table:table-cell table:formula="of:=[.F101]/[.E101]" office:value-type="float" office:value="0.999999999999978" calcext:value-type="float">
            <text:p>0,999999999999978</text:p>
          </table:table-cell>
          <table:table-cell table:formula="of:=[.G101]/[.E101]" office:value-type="float" office:value="-3.99999999999999" calcext:value-type="float">
            <text:p>-3,99999999999999</text:p>
          </table:table-cell>
          <table:table-cell table:formula="of:=SQRT([.H101]*[.H101]+[.I101]*[.I101])" office:value-type="float" office:value="4.12310562561765" calcext:value-type="float">
            <text:p>4,12310562561765</text:p>
          </table:table-cell>
          <table:table-cell table:formula="of:=[.H101]*[.H101]" office:value-type="float" office:value="0.999999999999956" calcext:value-type="float">
            <text:p>0,999999999999956</text:p>
          </table:table-cell>
          <table:table-cell table:formula="of:=180/PI()*ATAN2([.F101];[.G101])" office:value-type="float" office:value="-75.9637565320738" calcext:value-type="float">
            <text:p>-75,963756532073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68" calcext:value-type="float">
            <text:p>11,68</text:p>
          </table:table-cell>
          <table:table-cell office:value-type="float" office:value="2.752" calcext:value-type="float">
            <text:p>2,752</text:p>
          </table:table-cell>
          <table:table-cell/>
          <table:table-cell table:formula="of:=[.A102]-[.A101]" office:value-type="float" office:value="0.04" calcext:value-type="float">
            <text:p>0,04</text:p>
          </table:table-cell>
          <table:table-cell table:formula="of:=[.B102]-[.B101]" office:value-type="float" office:value="0" calcext:value-type="float">
            <text:p>0</text:p>
          </table:table-cell>
          <table:table-cell table:formula="of:=[.C102]-[.C101]" office:value-type="float" office:value="-0.17" calcext:value-type="float">
            <text:p>-0,17</text:p>
          </table:table-cell>
          <table:table-cell table:formula="of:=[.F102]/[.E102]" office:value-type="float" office:value="0" calcext:value-type="float">
            <text:p>0</text:p>
          </table:table-cell>
          <table:table-cell table:formula="of:=[.G102]/[.E102]" office:value-type="float" office:value="-4.25000000000001" calcext:value-type="float">
            <text:p>-4,25000000000001</text:p>
          </table:table-cell>
          <table:table-cell table:formula="of:=SQRT([.H102]*[.H102]+[.I102]*[.I102])" office:value-type="float" office:value="4.25000000000001" calcext:value-type="float">
            <text:p>4,25000000000001</text:p>
          </table:table-cell>
          <table:table-cell table:formula="of:=[.H102]*[.H102]" office:value-type="float" office:value="0" calcext:value-type="float">
            <text:p>0</text:p>
          </table:table-cell>
          <table:table-cell table:formula="of:=180/PI()*ATAN2([.F102];[.G102])" office:value-type="float" office:value="-90" calcext:value-type="float">
            <text:p>-90</text:p>
          </table:table-cell>
          <table:table-cell table:number-columns-repeated="5"/>
        </table:table-row>
        <table:table-row table:style-name="ro1">
          <table:table-cell office:value-type="float" office:value="4.04" calcext:value-type="float">
            <text:p>4,04</text:p>
          </table:table-cell>
          <table:table-cell office:value-type="float" office:value="11.71" calcext:value-type="float">
            <text:p>11,71</text:p>
          </table:table-cell>
          <table:table-cell office:value-type="float" office:value="2.635" calcext:value-type="float">
            <text:p>2,635</text:p>
          </table:table-cell>
          <table:table-cell/>
          <table:table-cell table:formula="of:=[.A103]-[.A102]" office:value-type="float" office:value="0.04" calcext:value-type="float">
            <text:p>0,04</text:p>
          </table:table-cell>
          <table:table-cell table:formula="of:=[.B103]-[.B102]" office:value-type="float" office:value="0.0300000000000011" calcext:value-type="float">
            <text:p>0,0300000000000011</text:p>
          </table:table-cell>
          <table:table-cell table:formula="of:=[.C103]-[.C102]" office:value-type="float" office:value="-0.117" calcext:value-type="float">
            <text:p>-0,117</text:p>
          </table:table-cell>
          <table:table-cell table:formula="of:=[.F103]/[.E103]" office:value-type="float" office:value="0.750000000000028" calcext:value-type="float">
            <text:p>0,750000000000028</text:p>
          </table:table-cell>
          <table:table-cell table:formula="of:=[.G103]/[.E103]" office:value-type="float" office:value="-2.925" calcext:value-type="float">
            <text:p>-2,925</text:p>
          </table:table-cell>
          <table:table-cell table:formula="of:=SQRT([.H103]*[.H103]+[.I103]*[.I103])" office:value-type="float" office:value="3.01962332087961" calcext:value-type="float">
            <text:p>3,01962332087961</text:p>
          </table:table-cell>
          <table:table-cell table:formula="of:=[.H103]*[.H103]" office:value-type="float" office:value="0.562500000000042" calcext:value-type="float">
            <text:p>0,562500000000042</text:p>
          </table:table-cell>
          <table:table-cell table:formula="of:=180/PI()*ATAN2([.F103];[.G103])" office:value-type="float" office:value="-75.6186054089089" calcext:value-type="float">
            <text:p>-75,6186054089089</text:p>
          </table:table-cell>
          <table:table-cell table:number-columns-repeated="5"/>
        </table:table-row>
        <table:table-row table:style-name="ro1">
          <table:table-cell office:value-type="float" office:value="4.08" calcext:value-type="float">
            <text:p>4,08</text:p>
          </table:table-cell>
          <table:table-cell office:value-type="float" office:value="11.72" calcext:value-type="float">
            <text:p>11,72</text:p>
          </table:table-cell>
          <table:table-cell office:value-type="float" office:value="2.432" calcext:value-type="float">
            <text:p>2,432</text:p>
          </table:table-cell>
          <table:table-cell/>
          <table:table-cell table:formula="of:=[.A104]-[.A103]" office:value-type="float" office:value="0.04" calcext:value-type="float">
            <text:p>0,04</text:p>
          </table:table-cell>
          <table:table-cell table:formula="of:=[.B104]-[.B103]" office:value-type="float" office:value="0.00999999999999979" calcext:value-type="float">
            <text:p>0,00999999999999979</text:p>
          </table:table-cell>
          <table:table-cell table:formula="of:=[.C104]-[.C103]" office:value-type="float" office:value="-0.203" calcext:value-type="float">
            <text:p>-0,203</text:p>
          </table:table-cell>
          <table:table-cell table:formula="of:=[.F104]/[.E104]" office:value-type="float" office:value="0.249999999999994" calcext:value-type="float">
            <text:p>0,249999999999994</text:p>
          </table:table-cell>
          <table:table-cell table:formula="of:=[.G104]/[.E104]" office:value-type="float" office:value="-5.07499999999999" calcext:value-type="float">
            <text:p>-5,07499999999999</text:p>
          </table:table-cell>
          <table:table-cell table:formula="of:=SQRT([.H104]*[.H104]+[.I104]*[.I104])" office:value-type="float" office:value="5.08115390438037" calcext:value-type="float">
            <text:p>5,08115390438037</text:p>
          </table:table-cell>
          <table:table-cell table:formula="of:=[.H104]*[.H104]" office:value-type="float" office:value="0.0624999999999972" calcext:value-type="float">
            <text:p>0,0624999999999972</text:p>
          </table:table-cell>
          <table:table-cell table:formula="of:=180/PI()*ATAN2([.F104];[.G104])" office:value-type="float" office:value="-87.1798275275516" calcext:value-type="float">
            <text:p>-87,1798275275516</text:p>
          </table:table-cell>
          <table:table-cell table:number-columns-repeated="5"/>
        </table:table-row>
        <table:table-row table:style-name="ro1">
          <table:table-cell office:value-type="float" office:value="4.12" calcext:value-type="float">
            <text:p>4,12</text:p>
          </table:table-cell>
          <table:table-cell office:value-type="float" office:value="11.75" calcext:value-type="float">
            <text:p>11,75</text:p>
          </table:table-cell>
          <table:table-cell office:value-type="float" office:value="2.293" calcext:value-type="float">
            <text:p>2,293</text:p>
          </table:table-cell>
          <table:table-cell/>
          <table:table-cell table:formula="of:=[.A105]-[.A104]" office:value-type="float" office:value="0.04" calcext:value-type="float">
            <text:p>0,04</text:p>
          </table:table-cell>
          <table:table-cell table:formula="of:=[.B105]-[.B104]" office:value-type="float" office:value="0.0299999999999994" calcext:value-type="float">
            <text:p>0,0299999999999994</text:p>
          </table:table-cell>
          <table:table-cell table:formula="of:=[.C105]-[.C104]" office:value-type="float" office:value="-0.139" calcext:value-type="float">
            <text:p>-0,139</text:p>
          </table:table-cell>
          <table:table-cell table:formula="of:=[.F105]/[.E105]" office:value-type="float" office:value="0.749999999999983" calcext:value-type="float">
            <text:p>0,749999999999983</text:p>
          </table:table-cell>
          <table:table-cell table:formula="of:=[.G105]/[.E105]" office:value-type="float" office:value="-3.47499999999999" calcext:value-type="float">
            <text:p>-3,47499999999999</text:p>
          </table:table-cell>
          <table:table-cell table:formula="of:=SQRT([.H105]*[.H105]+[.I105]*[.I105])" office:value-type="float" office:value="3.55501406466978" calcext:value-type="float">
            <text:p>3,55501406466978</text:p>
          </table:table-cell>
          <table:table-cell table:formula="of:=[.H105]*[.H105]" office:value-type="float" office:value="0.562499999999975" calcext:value-type="float">
            <text:p>0,562499999999975</text:p>
          </table:table-cell>
          <table:table-cell table:formula="of:=180/PI()*ATAN2([.F105];[.G105])" office:value-type="float" office:value="-77.8208189474761" calcext:value-type="float">
            <text:p>-77,8208189474761</text:p>
          </table:table-cell>
          <table:table-cell table:number-columns-repeated="5"/>
        </table:table-row>
        <table:table-row table:style-name="ro1">
          <table:table-cell office:value-type="float" office:value="4.16" calcext:value-type="float">
            <text:p>4,16</text:p>
          </table:table-cell>
          <table:table-cell office:value-type="float" office:value="11.79" calcext:value-type="float">
            <text:p>11,79</text:p>
          </table:table-cell>
          <table:table-cell office:value-type="float" office:value="2.091" calcext:value-type="float">
            <text:p>2,091</text:p>
          </table:table-cell>
          <table:table-cell/>
          <table:table-cell table:formula="of:=[.A106]-[.A105]" office:value-type="float" office:value="0.04" calcext:value-type="float">
            <text:p>0,04</text:p>
          </table:table-cell>
          <table:table-cell table:formula="of:=[.B106]-[.B105]" office:value-type="float" office:value="0.0399999999999992" calcext:value-type="float">
            <text:p>0,0399999999999992</text:p>
          </table:table-cell>
          <table:table-cell table:formula="of:=[.C106]-[.C105]" office:value-type="float" office:value="-0.202" calcext:value-type="float">
            <text:p>-0,202</text:p>
          </table:table-cell>
          <table:table-cell table:formula="of:=[.F106]/[.E106]" office:value-type="float" office:value="0.999999999999978" calcext:value-type="float">
            <text:p>0,999999999999978</text:p>
          </table:table-cell>
          <table:table-cell table:formula="of:=[.G106]/[.E106]" office:value-type="float" office:value="-5.04999999999999" calcext:value-type="float">
            <text:p>-5,04999999999999</text:p>
          </table:table-cell>
          <table:table-cell table:formula="of:=SQRT([.H106]*[.H106]+[.I106]*[.I106])" office:value-type="float" office:value="5.14805788623243" calcext:value-type="float">
            <text:p>5,14805788623243</text:p>
          </table:table-cell>
          <table:table-cell table:formula="of:=[.H106]*[.H106]" office:value-type="float" office:value="0.999999999999956" calcext:value-type="float">
            <text:p>0,999999999999956</text:p>
          </table:table-cell>
          <table:table-cell table:formula="of:=180/PI()*ATAN2([.F106];[.G106])" office:value-type="float" office:value="-78.7992022121158" calcext:value-type="float">
            <text:p>-78,7992022121158</text:p>
          </table:table-cell>
          <table:table-cell table:number-columns-repeated="5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11.82" calcext:value-type="float">
            <text:p>11,82</text:p>
          </table:table-cell>
          <table:table-cell office:value-type="float" office:value="1.963" calcext:value-type="float">
            <text:p>1,963</text:p>
          </table:table-cell>
          <table:table-cell/>
          <table:table-cell table:formula="of:=[.A107]-[.A106]" office:value-type="float" office:value="0.04" calcext:value-type="float">
            <text:p>0,04</text:p>
          </table:table-cell>
          <table:table-cell table:formula="of:=[.B107]-[.B106]" office:value-type="float" office:value="0.0300000000000011" calcext:value-type="float">
            <text:p>0,0300000000000011</text:p>
          </table:table-cell>
          <table:table-cell table:formula="of:=[.C107]-[.C106]" office:value-type="float" office:value="-0.128" calcext:value-type="float">
            <text:p>-0,128</text:p>
          </table:table-cell>
          <table:table-cell table:formula="of:=[.F107]/[.E107]" office:value-type="float" office:value="0.750000000000028" calcext:value-type="float">
            <text:p>0,750000000000028</text:p>
          </table:table-cell>
          <table:table-cell table:formula="of:=[.G107]/[.E107]" office:value-type="float" office:value="-3.2" calcext:value-type="float">
            <text:p>-3,2</text:p>
          </table:table-cell>
          <table:table-cell table:formula="of:=SQRT([.H107]*[.H107]+[.I107]*[.I107])" office:value-type="float" office:value="3.28671568590897" calcext:value-type="float">
            <text:p>3,28671568590897</text:p>
          </table:table-cell>
          <table:table-cell table:formula="of:=[.H107]*[.H107]" office:value-type="float" office:value="0.562500000000042" calcext:value-type="float">
            <text:p>0,562500000000042</text:p>
          </table:table-cell>
          <table:table-cell table:formula="of:=180/PI()*ATAN2([.F107];[.G107])" office:value-type="float" office:value="-76.8093892877927" calcext:value-type="float">
            <text:p>-76,8093892877927</text:p>
          </table:table-cell>
          <table:table-cell table:number-columns-repeated="5"/>
        </table:table-row>
        <table:table-row table:style-name="ro1">
          <table:table-cell office:value-type="float" office:value="4.24" calcext:value-type="float">
            <text:p>4,24</text:p>
          </table:table-cell>
          <table:table-cell office:value-type="float" office:value="11.83" calcext:value-type="float">
            <text:p>11,83</text:p>
          </table:table-cell>
          <table:table-cell office:value-type="float" office:value="1.792" calcext:value-type="float">
            <text:p>1,792</text:p>
          </table:table-cell>
          <table:table-cell/>
          <table:table-cell table:formula="of:=[.A108]-[.A107]" office:value-type="float" office:value="0.04" calcext:value-type="float">
            <text:p>0,04</text:p>
          </table:table-cell>
          <table:table-cell table:formula="of:=[.B108]-[.B107]" office:value-type="float" office:value="0.00999999999999979" calcext:value-type="float">
            <text:p>0,00999999999999979</text:p>
          </table:table-cell>
          <table:table-cell table:formula="of:=[.C108]-[.C107]" office:value-type="float" office:value="-0.171" calcext:value-type="float">
            <text:p>-0,171</text:p>
          </table:table-cell>
          <table:table-cell table:formula="of:=[.F108]/[.E108]" office:value-type="float" office:value="0.249999999999994" calcext:value-type="float">
            <text:p>0,249999999999994</text:p>
          </table:table-cell>
          <table:table-cell table:formula="of:=[.G108]/[.E108]" office:value-type="float" office:value="-4.275" calcext:value-type="float">
            <text:p>-4,275</text:p>
          </table:table-cell>
          <table:table-cell table:formula="of:=SQRT([.H108]*[.H108]+[.I108]*[.I108])" office:value-type="float" office:value="4.28230370244801" calcext:value-type="float">
            <text:p>4,28230370244801</text:p>
          </table:table-cell>
          <table:table-cell table:formula="of:=[.H108]*[.H108]" office:value-type="float" office:value="0.0624999999999972" calcext:value-type="float">
            <text:p>0,0624999999999972</text:p>
          </table:table-cell>
          <table:table-cell table:formula="of:=180/PI()*ATAN2([.F108];[.G108])" office:value-type="float" office:value="-86.6531813582599" calcext:value-type="float">
            <text:p>-86,6531813582599</text:p>
          </table:table-cell>
          <table:table-cell table:number-columns-repeated="5"/>
        </table:table-row>
        <table:table-row table:style-name="ro1">
          <table:table-cell office:value-type="float" office:value="4.28" calcext:value-type="float">
            <text:p>4,28</text:p>
          </table:table-cell>
          <table:table-cell office:value-type="float" office:value="11.86" calcext:value-type="float">
            <text:p>11,86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[.A109]-[.A108]" office:value-type="float" office:value="0.04" calcext:value-type="float">
            <text:p>0,04</text:p>
          </table:table-cell>
          <table:table-cell table:formula="of:=[.B109]-[.B108]" office:value-type="float" office:value="0.0299999999999994" calcext:value-type="float">
            <text:p>0,0299999999999994</text:p>
          </table:table-cell>
          <table:table-cell table:formula="of:=[.C109]-[.C108]" office:value-type="float" office:value="-0.192" calcext:value-type="float">
            <text:p>-0,192</text:p>
          </table:table-cell>
          <table:table-cell table:formula="of:=[.F109]/[.E109]" office:value-type="float" office:value="0.749999999999983" calcext:value-type="float">
            <text:p>0,749999999999983</text:p>
          </table:table-cell>
          <table:table-cell table:formula="of:=[.G109]/[.E109]" office:value-type="float" office:value="-4.79999999999999" calcext:value-type="float">
            <text:p>-4,79999999999999</text:p>
          </table:table-cell>
          <table:table-cell table:formula="of:=SQRT([.H109]*[.H109]+[.I109]*[.I109])" office:value-type="float" office:value="4.85824042221049" calcext:value-type="float">
            <text:p>4,85824042221049</text:p>
          </table:table-cell>
          <table:table-cell table:formula="of:=[.H109]*[.H109]" office:value-type="float" office:value="0.562499999999975" calcext:value-type="float">
            <text:p>0,562499999999975</text:p>
          </table:table-cell>
          <table:table-cell table:formula="of:=180/PI()*ATAN2([.F109];[.G109])" office:value-type="float" office:value="-81.1193408494799" calcext:value-type="float">
            <text:p>-81,1193408494799</text:p>
          </table:table-cell>
          <table:table-cell table:number-columns-repeated="5"/>
        </table:table-row>
        <table:table-row table:style-name="ro1">
          <table:table-cell office:value-type="float" office:value="4.32" calcext:value-type="float">
            <text:p>4,32</text:p>
          </table:table-cell>
          <table:table-cell office:value-type="float" office:value="11.87" calcext:value-type="float">
            <text:p>11,87</text:p>
          </table:table-cell>
          <table:table-cell office:value-type="float" office:value="1.43" calcext:value-type="float">
            <text:p>1,43</text:p>
          </table:table-cell>
          <table:table-cell/>
          <table:table-cell table:formula="of:=[.A110]-[.A109]" office:value-type="float" office:value="0.04" calcext:value-type="float">
            <text:p>0,04</text:p>
          </table:table-cell>
          <table:table-cell table:formula="of:=[.B110]-[.B109]" office:value-type="float" office:value="0.00999999999999979" calcext:value-type="float">
            <text:p>0,00999999999999979</text:p>
          </table:table-cell>
          <table:table-cell table:formula="of:=[.C110]-[.C109]" office:value-type="float" office:value="-0.17" calcext:value-type="float">
            <text:p>-0,17</text:p>
          </table:table-cell>
          <table:table-cell table:formula="of:=[.F110]/[.E110]" office:value-type="float" office:value="0.249999999999994" calcext:value-type="float">
            <text:p>0,249999999999994</text:p>
          </table:table-cell>
          <table:table-cell table:formula="of:=[.G110]/[.E110]" office:value-type="float" office:value="-4.25" calcext:value-type="float">
            <text:p>-4,25</text:p>
          </table:table-cell>
          <table:table-cell table:formula="of:=SQRT([.H110]*[.H110]+[.I110]*[.I110])" office:value-type="float" office:value="4.2573465914816" calcext:value-type="float">
            <text:p>4,2573465914816</text:p>
          </table:table-cell>
          <table:table-cell table:formula="of:=[.H110]*[.H110]" office:value-type="float" office:value="0.0624999999999972" calcext:value-type="float">
            <text:p>0,0624999999999972</text:p>
          </table:table-cell>
          <table:table-cell table:formula="of:=180/PI()*ATAN2([.F110];[.G110])" office:value-type="float" office:value="-86.6335393365703" calcext:value-type="float">
            <text:p>-86,6335393365703</text:p>
          </table:table-cell>
          <table:table-cell table:number-columns-repeated="5"/>
        </table:table-row>
        <table:table-row table:style-name="ro1">
          <table:table-cell office:value-type="float" office:value="4.36" calcext:value-type="float">
            <text:p>4,36</text:p>
          </table:table-cell>
          <table:table-cell office:value-type="float" office:value="11.9" calcext:value-type="float">
            <text:p>11,9</text:p>
          </table:table-cell>
          <table:table-cell office:value-type="float" office:value="1.28" calcext:value-type="float">
            <text:p>1,28</text:p>
          </table:table-cell>
          <table:table-cell/>
          <table:table-cell table:formula="of:=[.A111]-[.A110]" office:value-type="float" office:value="0.04" calcext:value-type="float">
            <text:p>0,04</text:p>
          </table:table-cell>
          <table:table-cell table:formula="of:=[.B111]-[.B110]" office:value-type="float" office:value="0.0300000000000011" calcext:value-type="float">
            <text:p>0,0300000000000011</text:p>
          </table:table-cell>
          <table:table-cell table:formula="of:=[.C111]-[.C110]" office:value-type="float" office:value="-0.15" calcext:value-type="float">
            <text:p>-0,15</text:p>
          </table:table-cell>
          <table:table-cell table:formula="of:=[.F111]/[.E111]" office:value-type="float" office:value="0.750000000000028" calcext:value-type="float">
            <text:p>0,750000000000028</text:p>
          </table:table-cell>
          <table:table-cell table:formula="of:=[.G111]/[.E111]" office:value-type="float" office:value="-3.74999999999999" calcext:value-type="float">
            <text:p>-3,74999999999999</text:p>
          </table:table-cell>
          <table:table-cell table:formula="of:=SQRT([.H111]*[.H111]+[.I111]*[.I111])" office:value-type="float" office:value="3.82426463519459" calcext:value-type="float">
            <text:p>3,82426463519459</text:p>
          </table:table-cell>
          <table:table-cell table:formula="of:=[.H111]*[.H111]" office:value-type="float" office:value="0.562500000000042" calcext:value-type="float">
            <text:p>0,562500000000042</text:p>
          </table:table-cell>
          <table:table-cell table:formula="of:=180/PI()*ATAN2([.F111];[.G111])" office:value-type="float" office:value="-78.6900675259794" calcext:value-type="float">
            <text:p>-78,6900675259794</text:p>
          </table:table-cell>
          <table:table-cell table:number-columns-repeated="5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11.89" calcext:value-type="float">
            <text:p>11,89</text:p>
          </table:table-cell>
          <table:table-cell office:value-type="float" office:value="1.12" calcext:value-type="float">
            <text:p>1,12</text:p>
          </table:table-cell>
          <table:table-cell/>
          <table:table-cell table:formula="of:=[.A112]-[.A111]" office:value-type="float" office:value="0.04" calcext:value-type="float">
            <text:p>0,04</text:p>
          </table:table-cell>
          <table:table-cell table:formula="of:=[.B112]-[.B111]" office:value-type="float" office:value="-0.00999999999999979" calcext:value-type="float">
            <text:p>-0,00999999999999979</text:p>
          </table:table-cell>
          <table:table-cell table:formula="of:=[.C112]-[.C111]" office:value-type="float" office:value="-0.16" calcext:value-type="float">
            <text:p>-0,16</text:p>
          </table:table-cell>
          <table:table-cell table:formula="of:=[.F112]/[.E112]" office:value-type="float" office:value="-0.249999999999994" calcext:value-type="float">
            <text:p>-0,249999999999994</text:p>
          </table:table-cell>
          <table:table-cell table:formula="of:=[.G112]/[.E112]" office:value-type="float" office:value="-3.99999999999999" calcext:value-type="float">
            <text:p>-3,99999999999999</text:p>
          </table:table-cell>
          <table:table-cell table:formula="of:=SQRT([.H112]*[.H112]+[.I112]*[.I112])" office:value-type="float" office:value="4.00780488547034" calcext:value-type="float">
            <text:p>4,00780488547034</text:p>
          </table:table-cell>
          <table:table-cell table:formula="of:=[.H112]*[.H112]" office:value-type="float" office:value="0.0624999999999972" calcext:value-type="float">
            <text:p>0,0624999999999972</text:p>
          </table:table-cell>
          <table:table-cell table:formula="of:=180/PI()*ATAN2([.F112];[.G112])" office:value-type="float" office:value="-93.5763343749973" calcext:value-type="float">
            <text:p>-93,5763343749973</text:p>
          </table:table-cell>
          <table:table-cell table:number-columns-repeated="5"/>
        </table:table-row>
        <table:table-row table:style-name="ro1">
          <table:table-cell office:value-type="float" office:value="4.44" calcext:value-type="float">
            <text:p>4,44</text:p>
          </table:table-cell>
          <table:table-cell office:value-type="float" office:value="11.91" calcext:value-type="float">
            <text:p>11,91</text:p>
          </table:table-cell>
          <table:table-cell office:value-type="float" office:value="0.939" calcext:value-type="float">
            <text:p>0,939</text:p>
          </table:table-cell>
          <table:table-cell/>
          <table:table-cell table:formula="of:=[.A113]-[.A112]" office:value-type="float" office:value="0.04" calcext:value-type="float">
            <text:p>0,04</text:p>
          </table:table-cell>
          <table:table-cell table:formula="of:=[.B113]-[.B112]" office:value-type="float" office:value="0.0199999999999996" calcext:value-type="float">
            <text:p>0,0199999999999996</text:p>
          </table:table-cell>
          <table:table-cell table:formula="of:=[.C113]-[.C112]" office:value-type="float" office:value="-0.181" calcext:value-type="float">
            <text:p>-0,181</text:p>
          </table:table-cell>
          <table:table-cell table:formula="of:=[.F113]/[.E113]" office:value-type="float" office:value="0.499999999999989" calcext:value-type="float">
            <text:p>0,499999999999989</text:p>
          </table:table-cell>
          <table:table-cell table:formula="of:=[.G113]/[.E113]" office:value-type="float" office:value="-4.525" calcext:value-type="float">
            <text:p>-4,525</text:p>
          </table:table-cell>
          <table:table-cell table:formula="of:=SQRT([.H113]*[.H113]+[.I113]*[.I113])" office:value-type="float" office:value="4.55254049954528" calcext:value-type="float">
            <text:p>4,55254049954528</text:p>
          </table:table-cell>
          <table:table-cell table:formula="of:=[.H113]*[.H113]" office:value-type="float" office:value="0.249999999999989" calcext:value-type="float">
            <text:p>0,249999999999989</text:p>
          </table:table-cell>
          <table:table-cell table:formula="of:=180/PI()*ATAN2([.F113];[.G113])" office:value-type="float" office:value="-83.6945540227315" calcext:value-type="float">
            <text:p>-83,6945540227315</text:p>
          </table:table-cell>
          <table:table-cell table:number-columns-repeated="5"/>
        </table:table-row>
        <table:table-row table:style-name="ro1">
          <table:table-cell office:value-type="float" office:value="4.48" calcext:value-type="float">
            <text:p>4,48</text:p>
          </table:table-cell>
          <table:table-cell office:value-type="float" office:value="11.95" calcext:value-type="float">
            <text:p>11,95</text:p>
          </table:table-cell>
          <table:table-cell office:value-type="float" office:value="0.768" calcext:value-type="float">
            <text:p>0,768</text:p>
          </table:table-cell>
          <table:table-cell/>
          <table:table-cell table:formula="of:=[.A114]-[.A113]" office:value-type="float" office:value="0.04" calcext:value-type="float">
            <text:p>0,04</text:p>
          </table:table-cell>
          <table:table-cell table:formula="of:=[.B114]-[.B113]" office:value-type="float" office:value="0.0399999999999992" calcext:value-type="float">
            <text:p>0,0399999999999992</text:p>
          </table:table-cell>
          <table:table-cell table:formula="of:=[.C114]-[.C113]" office:value-type="float" office:value="-0.171" calcext:value-type="float">
            <text:p>-0,171</text:p>
          </table:table-cell>
          <table:table-cell table:formula="of:=[.F114]/[.E114]" office:value-type="float" office:value="0.999999999999978" calcext:value-type="float">
            <text:p>0,999999999999978</text:p>
          </table:table-cell>
          <table:table-cell table:formula="of:=[.G114]/[.E114]" office:value-type="float" office:value="-4.27499999999999" calcext:value-type="float">
            <text:p>-4,27499999999999</text:p>
          </table:table-cell>
          <table:table-cell table:formula="of:=SQRT([.H114]*[.H114]+[.I114]*[.I114])" office:value-type="float" office:value="4.39040146228109" calcext:value-type="float">
            <text:p>4,39040146228109</text:p>
          </table:table-cell>
          <table:table-cell table:formula="of:=[.H114]*[.H114]" office:value-type="float" office:value="0.999999999999956" calcext:value-type="float">
            <text:p>0,999999999999956</text:p>
          </table:table-cell>
          <table:table-cell table:formula="of:=180/PI()*ATAN2([.F114];[.G114])" office:value-type="float" office:value="-76.8342055455595" calcext:value-type="float">
            <text:p>-76,8342055455595</text:p>
          </table:table-cell>
          <table:table-cell table:number-columns-repeated="5"/>
        </table:table-row>
        <table:table-row table:style-name="ro1">
          <table:table-cell office:value-type="float" office:value="4.52" calcext:value-type="float">
            <text:p>4,52</text:p>
          </table:table-cell>
          <table:table-cell office:value-type="float" office:value="11.96" calcext:value-type="float">
            <text:p>11,96</text:p>
          </table:table-cell>
          <table:table-cell office:value-type="float" office:value="0.619" calcext:value-type="float">
            <text:p>0,619</text:p>
          </table:table-cell>
          <table:table-cell/>
          <table:table-cell table:formula="of:=[.A115]-[.A114]" office:value-type="float" office:value="0.0399999999999992" calcext:value-type="float">
            <text:p>0,0399999999999992</text:p>
          </table:table-cell>
          <table:table-cell table:formula="of:=[.B115]-[.B114]" office:value-type="float" office:value="0.0100000000000016" calcext:value-type="float">
            <text:p>0,0100000000000016</text:p>
          </table:table-cell>
          <table:table-cell table:formula="of:=[.C115]-[.C114]" office:value-type="float" office:value="-0.149" calcext:value-type="float">
            <text:p>-0,149</text:p>
          </table:table-cell>
          <table:table-cell table:formula="of:=[.F115]/[.E115]" office:value-type="float" office:value="0.250000000000044" calcext:value-type="float">
            <text:p>0,250000000000044</text:p>
          </table:table-cell>
          <table:table-cell table:formula="of:=[.G115]/[.E115]" office:value-type="float" office:value="-3.72500000000008" calcext:value-type="float">
            <text:p>-3,72500000000008</text:p>
          </table:table-cell>
          <table:table-cell table:formula="of:=SQRT([.H115]*[.H115]+[.I115]*[.I115])" office:value-type="float" office:value="3.73337983601999" calcext:value-type="float">
            <text:p>3,73337983601999</text:p>
          </table:table-cell>
          <table:table-cell table:formula="of:=[.H115]*[.H115]" office:value-type="float" office:value="0.0625000000000222" calcext:value-type="float">
            <text:p>0,0625000000000222</text:p>
          </table:table-cell>
          <table:table-cell table:formula="of:=180/PI()*ATAN2([.F115];[.G115])" office:value-type="float" office:value="-86.1604036620459" calcext:value-type="float">
            <text:p>-86,1604036620459</text:p>
          </table:table-cell>
          <table:table-cell table:number-columns-repeated="5"/>
        </table:table-row>
        <table:table-row table:style-name="ro1">
          <table:table-cell office:value-type="float" office:value="4.56" calcext:value-type="float">
            <text:p>4,56</text:p>
          </table:table-cell>
          <table:table-cell office:value-type="float" office:value="11.96" calcext:value-type="float">
            <text:p>11,96</text:p>
          </table:table-cell>
          <table:table-cell office:value-type="float" office:value="0.47" calcext:value-type="float">
            <text:p>0,47</text:p>
          </table:table-cell>
          <table:table-cell/>
          <table:table-cell table:formula="of:=[.A116]-[.A115]" office:value-type="float" office:value="0.04" calcext:value-type="float">
            <text:p>0,04</text:p>
          </table:table-cell>
          <table:table-cell table:formula="of:=[.B116]-[.B115]" office:value-type="float" office:value="0" calcext:value-type="float">
            <text:p>0</text:p>
          </table:table-cell>
          <table:table-cell table:formula="of:=[.C116]-[.C115]" office:value-type="float" office:value="-0.149" calcext:value-type="float">
            <text:p>-0,149</text:p>
          </table:table-cell>
          <table:table-cell table:formula="of:=[.F116]/[.E116]" office:value-type="float" office:value="0" calcext:value-type="float">
            <text:p>0</text:p>
          </table:table-cell>
          <table:table-cell table:formula="of:=[.G116]/[.E116]" office:value-type="float" office:value="-3.725" calcext:value-type="float">
            <text:p>-3,725</text:p>
          </table:table-cell>
          <table:table-cell table:formula="of:=SQRT([.H116]*[.H116]+[.I116]*[.I116])" office:value-type="float" office:value="3.725" calcext:value-type="float">
            <text:p>3,725</text:p>
          </table:table-cell>
          <table:table-cell table:formula="of:=[.H116]*[.H116]" office:value-type="float" office:value="0" calcext:value-type="float">
            <text:p>0</text:p>
          </table:table-cell>
          <table:table-cell table:formula="of:=180/PI()*ATAN2([.F116];[.G116])" office:value-type="float" office:value="-90" calcext:value-type="float">
            <text:p>-90</text:p>
          </table:table-cell>
          <table:table-cell table:number-columns-repeated="5"/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11.98" calcext:value-type="float">
            <text:p>11,98</text:p>
          </table:table-cell>
          <table:table-cell office:value-type="float" office:value="0.227" calcext:value-type="float">
            <text:p>0,227</text:p>
          </table:table-cell>
          <table:table-cell/>
          <table:table-cell table:formula="of:=[.A117]-[.A116]" office:value-type="float" office:value="0.04" calcext:value-type="float">
            <text:p>0,04</text:p>
          </table:table-cell>
          <table:table-cell table:formula="of:=[.B117]-[.B116]" office:value-type="float" office:value="0.0199999999999996" calcext:value-type="float">
            <text:p>0,0199999999999996</text:p>
          </table:table-cell>
          <table:table-cell table:formula="of:=[.C117]-[.C116]" office:value-type="float" office:value="-0.243" calcext:value-type="float">
            <text:p>-0,243</text:p>
          </table:table-cell>
          <table:table-cell table:formula="of:=[.F117]/[.E117]" office:value-type="float" office:value="0.499999999999989" calcext:value-type="float">
            <text:p>0,499999999999989</text:p>
          </table:table-cell>
          <table:table-cell table:formula="of:=[.G117]/[.E117]" office:value-type="float" office:value="-6.07499999999999" calcext:value-type="float">
            <text:p>-6,07499999999999</text:p>
          </table:table-cell>
          <table:table-cell table:formula="of:=SQRT([.H117]*[.H117]+[.I117]*[.I117])" office:value-type="float" office:value="6.09554140335376" calcext:value-type="float">
            <text:p>6,09554140335376</text:p>
          </table:table-cell>
          <table:table-cell table:formula="of:=[.H117]*[.H117]" office:value-type="float" office:value="0.249999999999989" calcext:value-type="float">
            <text:p>0,249999999999989</text:p>
          </table:table-cell>
          <table:table-cell table:formula="of:=180/PI()*ATAN2([.F117];[.G117])" office:value-type="float" office:value="-85.2949030227339" calcext:value-type="float">
            <text:p>-85,2949030227339</text:p>
          </table:table-cell>
          <table:table-cell table:number-columns-repeated="5"/>
        </table:table-row>
        <table:table-row table:style-name="ro1">
          <table:table-cell office:value-type="float" office:value="4.64" calcext:value-type="float">
            <text:p>4,6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.05984" calcext:value-type="float">
            <text:p>5,98E-02</text:p>
          </table:table-cell>
          <table:table-cell/>
          <table:table-cell table:formula="of:=[.A118]-[.A117]" office:value-type="float" office:value="0.04" calcext:value-type="float">
            <text:p>0,04</text:p>
          </table:table-cell>
          <table:table-cell table:formula="of:=[.B118]-[.B117]" office:value-type="float" office:value="0.0199999999999996" calcext:value-type="float">
            <text:p>0,0199999999999996</text:p>
          </table:table-cell>
          <table:table-cell table:formula="of:=[.C118]-[.C117]" office:value-type="float" office:value="-0.16716" calcext:value-type="float">
            <text:p>-0,16716</text:p>
          </table:table-cell>
          <table:table-cell table:formula="of:=[.F118]/[.E118]" office:value-type="float" office:value="0.499999999999989" calcext:value-type="float">
            <text:p>0,499999999999989</text:p>
          </table:table-cell>
          <table:table-cell table:formula="of:=[.G118]/[.E118]" office:value-type="float" office:value="-4.179" calcext:value-type="float">
            <text:p>-4,179</text:p>
          </table:table-cell>
          <table:table-cell table:formula="of:=SQRT([.H118]*[.H118]+[.I118]*[.I118])" office:value-type="float" office:value="4.20880517486851" calcext:value-type="float">
            <text:p>4,20880517486851</text:p>
          </table:table-cell>
          <table:table-cell table:formula="of:=[.H118]*[.H118]" office:value-type="float" office:value="0.249999999999989" calcext:value-type="float">
            <text:p>0,249999999999989</text:p>
          </table:table-cell>
          <table:table-cell table:formula="of:=180/PI()*ATAN2([.F118];[.G118])" office:value-type="float" office:value="-83.1772307747327" calcext:value-type="float">
            <text:p>-83,1772307747327</text:p>
          </table:table-cell>
          <table:table-cell table:number-columns-repeated="5"/>
        </table:table-row>
        <table:table-row table:style-name="ro1">
          <table:table-cell office:value-type="float" office:value="4.68" calcext:value-type="float">
            <text:p>4,6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-0.08976" calcext:value-type="float">
            <text:p>-8,98E-02</text:p>
          </table:table-cell>
          <table:table-cell/>
          <table:table-cell table:formula="of:=[.A119]-[.A118]" office:value-type="float" office:value="0.04" calcext:value-type="float">
            <text:p>0,04</text:p>
          </table:table-cell>
          <table:table-cell table:formula="of:=[.B119]-[.B118]" office:value-type="float" office:value="0" calcext:value-type="float">
            <text:p>0</text:p>
          </table:table-cell>
          <table:table-cell table:formula="of:=[.C119]-[.C118]" office:value-type="float" office:value="-0.1496" calcext:value-type="float">
            <text:p>-0,1496</text:p>
          </table:table-cell>
          <table:table-cell table:formula="of:=[.F119]/[.E119]" office:value-type="float" office:value="0" calcext:value-type="float">
            <text:p>0</text:p>
          </table:table-cell>
          <table:table-cell table:formula="of:=[.G119]/[.E119]" office:value-type="float" office:value="-3.74" calcext:value-type="float">
            <text:p>-3,74</text:p>
          </table:table-cell>
          <table:table-cell table:formula="of:=SQRT([.H119]*[.H119]+[.I119]*[.I119])" office:value-type="float" office:value="3.74" calcext:value-type="float">
            <text:p>3,74</text:p>
          </table:table-cell>
          <table:table-cell table:formula="of:=[.H119]*[.H119]" office:value-type="float" office:value="0" calcext:value-type="float">
            <text:p>0</text:p>
          </table:table-cell>
          <table:table-cell table:formula="of:=180/PI()*ATAN2([.F119];[.G119])" office:value-type="float" office:value="-90" calcext:value-type="float">
            <text:p>-90</text:p>
          </table:table-cell>
          <table:table-cell table:number-columns-repeated="5"/>
        </table:table-row>
        <table:table-row table:style-name="ro1">
          <table:table-cell office:value-type="float" office:value="4.72" calcext:value-type="float">
            <text:p>4,72</text:p>
          </table:table-cell>
          <table:table-cell office:value-type="float" office:value="12.03" calcext:value-type="float">
            <text:p>12,03</text:p>
          </table:table-cell>
          <table:table-cell office:value-type="float" office:value="-0.281" calcext:value-type="float">
            <text:p>-0,281</text:p>
          </table:table-cell>
          <table:table-cell/>
          <table:table-cell table:formula="of:=[.A120]-[.A119]" office:value-type="float" office:value="0.04" calcext:value-type="float">
            <text:p>0,04</text:p>
          </table:table-cell>
          <table:table-cell table:formula="of:=[.B120]-[.B119]" office:value-type="float" office:value="0.0299999999999994" calcext:value-type="float">
            <text:p>0,0299999999999994</text:p>
          </table:table-cell>
          <table:table-cell table:formula="of:=[.C120]-[.C119]" office:value-type="float" office:value="-0.19124" calcext:value-type="float">
            <text:p>-0,19124</text:p>
          </table:table-cell>
          <table:table-cell table:formula="of:=[.F120]/[.E120]" office:value-type="float" office:value="0.749999999999983" calcext:value-type="float">
            <text:p>0,749999999999983</text:p>
          </table:table-cell>
          <table:table-cell table:formula="of:=[.G120]/[.E120]" office:value-type="float" office:value="-4.781" calcext:value-type="float">
            <text:p>-4,781</text:p>
          </table:table-cell>
          <table:table-cell table:formula="of:=SQRT([.H120]*[.H120]+[.I120]*[.I120])" office:value-type="float" office:value="4.83946908245108" calcext:value-type="float">
            <text:p>4,83946908245108</text:p>
          </table:table-cell>
          <table:table-cell table:formula="of:=[.H120]*[.H120]" office:value-type="float" office:value="0.562499999999975" calcext:value-type="float">
            <text:p>0,562499999999975</text:p>
          </table:table-cell>
          <table:table-cell table:formula="of:=180/PI()*ATAN2([.F120];[.G120])" office:value-type="float" office:value="-81.0846143665511" calcext:value-type="float">
            <text:p>-81,0846143665511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18.145cm" svg:height="10.864cm" svg:x="17.566cm" svg:y="1.753cm">
            <draw:object draw:notify-on-update-of-ranges="Sheet2.A1:Sheet2.A211 Sheet2.B1:Sheet2.B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0.156574012971809" calcext:value-type="float">
            <text:p>0,156574012971809</text:p>
          </table:table-cell>
          <table:table-cell office:value-type="float" office:value="1.23213052031541" calcext:value-type="float">
            <text:p>1,23213052031541</text:p>
          </table:table-cell>
          <table:table-cell table:number-columns-repeated="4"/>
        </table:table-row>
        <table:table-row table:style-name="ro1">
          <table:table-cell office:value-type="float" office:value="0.309599095474621" calcext:value-type="float">
            <text:p>0,309599095474621</text:p>
          </table:table-cell>
          <table:table-cell office:value-type="float" office:value="1.45547953750607" calcext:value-type="float">
            <text:p>1,45547953750607</text:p>
          </table:table-cell>
          <table:table-cell table:number-columns-repeated="4"/>
        </table:table-row>
        <table:table-row table:style-name="ro1">
          <table:table-cell office:value-type="float" office:value="0.459234305428585" calcext:value-type="float">
            <text:p>0,459234305428585</text:p>
          </table:table-cell>
          <table:table-cell office:value-type="float" office:value="1.67062607462728" calcext:value-type="float">
            <text:p>1,67062607462728</text:p>
          </table:table-cell>
          <table:table-cell table:number-columns-repeated="4"/>
        </table:table-row>
        <table:table-row table:style-name="ro1">
          <table:table-cell office:value-type="float" office:value="0.605628166938319" calcext:value-type="float">
            <text:p>0,605628166938319</text:p>
          </table:table-cell>
          <table:table-cell office:value-type="float" office:value="1.87809080881086" calcext:value-type="float">
            <text:p>1,87809080881086</text:p>
          </table:table-cell>
          <table:table-cell table:number-columns-repeated="4"/>
        </table:table-row>
        <table:table-row table:style-name="ro1">
          <table:table-cell office:value-type="float" office:value="0.74891958510926" calcext:value-type="float">
            <text:p>0,74891958510926</text:p>
          </table:table-cell>
          <table:table-cell office:value-type="float" office:value="2.07834370164542" calcext:value-type="float">
            <text:p>2,07834370164542</text:p>
          </table:table-cell>
          <table:table-cell table:number-columns-repeated="3"/>
          <table:table-cell>
            <draw:frame draw:z-index="1" draw:style-name="gr1" draw:text-style-name="P1" svg:width="20.014cm" svg:height="9.238cm" svg:x="1.79cm" svg:y="0.219cm">
              <draw:object draw:notify-on-update-of-ranges="Sheet1.B2:Sheet1.B120 Sheet1.C2:Sheet1.C1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.889238663271001" calcext:value-type="float">
            <text:p>0,889238663271001</text:p>
          </table:table-cell>
          <table:table-cell office:value-type="float" office:value="2.2718104140492" calcext:value-type="float">
            <text:p>2,2718104140492</text:p>
          </table:table-cell>
          <table:table-cell table:number-columns-repeated="4"/>
        </table:table-row>
        <table:table-row table:style-name="ro1">
          <table:table-cell office:value-type="float" office:value="1.0267074348801" calcext:value-type="float">
            <text:p>1,0267074348801</text:p>
          </table:table-cell>
          <table:table-cell office:value-type="float" office:value="2.45887773186438" calcext:value-type="float">
            <text:p>2,45887773186438</text:p>
          </table:table-cell>
          <table:table-cell table:number-columns-repeated="4"/>
        </table:table-row>
        <table:table-row table:style-name="ro1">
          <table:table-cell office:value-type="float" office:value="1.16144052060655" calcext:value-type="float">
            <text:p>1,16144052060655</text:p>
          </table:table-cell>
          <table:table-cell office:value-type="float" office:value="2.63989818057362" calcext:value-type="float">
            <text:p>2,63989818057362</text:p>
          </table:table-cell>
          <table:table-cell table:number-columns-repeated="4"/>
        </table:table-row>
        <table:table-row table:style-name="ro1">
          <table:table-cell office:value-type="float" office:value="1.29354571962581" calcext:value-type="float">
            <text:p>1,29354571962581</text:p>
          </table:table-cell>
          <table:table-cell office:value-type="float" office:value="2.81519397096489" calcext:value-type="float">
            <text:p>2,81519397096489</text:p>
          </table:table-cell>
          <table:table-cell table:number-columns-repeated="4"/>
        </table:table-row>
        <table:table-row table:style-name="ro1">
          <table:table-cell office:value-type="float" office:value="1.42312454289059" calcext:value-type="float">
            <text:p>1,42312454289059</text:p>
          </table:table-cell>
          <table:table-cell office:value-type="float" office:value="2.98506038934743" calcext:value-type="float">
            <text:p>2,98506038934743</text:p>
          </table:table-cell>
          <table:table-cell table:number-columns-repeated="4"/>
        </table:table-row>
        <table:table-row table:style-name="ro1">
          <table:table-cell office:value-type="float" office:value="1.55027269510324" calcext:value-type="float">
            <text:p>1,55027269510324</text:p>
          </table:table-cell>
          <table:table-cell office:value-type="float" office:value="3.14976872395903" calcext:value-type="float">
            <text:p>3,14976872395903</text:p>
          </table:table-cell>
          <table:table-cell table:number-columns-repeated="4"/>
        </table:table-row>
        <table:table-row table:style-name="ro1">
          <table:table-cell office:value-type="float" office:value="1.67508051121585" calcext:value-type="float">
            <text:p>1,67508051121585</text:p>
          </table:table-cell>
          <table:table-cell office:value-type="float" office:value="3.30956880197782" calcext:value-type="float">
            <text:p>3,30956880197782</text:p>
          </table:table-cell>
          <table:table-cell table:number-columns-repeated="4"/>
        </table:table-row>
        <table:table-row table:style-name="ro1">
          <table:table-cell office:value-type="float" office:value="1.79763335252587" calcext:value-type="float">
            <text:p>1,79763335252587</text:p>
          </table:table-cell>
          <table:table-cell office:value-type="float" office:value="3.4646911979402" calcext:value-type="float">
            <text:p>3,4646911979402</text:p>
          </table:table-cell>
          <table:table-cell table:number-columns-repeated="4"/>
        </table:table-row>
        <table:table-row table:style-name="ro1">
          <table:table-cell office:value-type="float" office:value="1.9180119667862" calcext:value-type="float">
            <text:p>1,9180119667862</text:p>
          </table:table-cell>
          <table:table-cell office:value-type="float" office:value="3.61534916353503" calcext:value-type="float">
            <text:p>3,61534916353503</text:p>
          </table:table-cell>
          <table:table-cell table:number-columns-repeated="4"/>
        </table:table-row>
        <table:table-row table:style-name="ro1">
          <table:table-cell office:value-type="float" office:value="2.03629281619379" calcext:value-type="float">
            <text:p>2,03629281619379</text:p>
          </table:table-cell>
          <table:table-cell office:value-type="float" office:value="3.76174032007004" calcext:value-type="float">
            <text:p>3,76174032007004</text:p>
          </table:table-cell>
          <table:table-cell table:number-columns-repeated="4"/>
        </table:table-row>
        <table:table-row table:style-name="ro1">
          <table:table-cell office:value-type="float" office:value="2.1525483766442" calcext:value-type="float">
            <text:p>2,1525483766442</text:p>
          </table:table-cell>
          <table:table-cell office:value-type="float" office:value="3.90404814791524" calcext:value-type="float">
            <text:p>3,90404814791524</text:p>
          </table:table-cell>
          <table:table-cell table:number-columns-repeated="4"/>
        </table:table-row>
        <table:table-row table:style-name="ro1">
          <table:table-cell office:value-type="float" office:value="2.26684741122882" calcext:value-type="float">
            <text:p>2,26684741122882</text:p>
          </table:table-cell>
          <table:table-cell office:value-type="float" office:value="4.04244330156155" calcext:value-type="float">
            <text:p>4,04244330156155</text:p>
          </table:table-cell>
          <table:table-cell table:number-columns-repeated="4"/>
        </table:table-row>
        <table:table-row table:style-name="ro1">
          <table:table-cell office:value-type="float" office:value="2.37925522059723" calcext:value-type="float">
            <text:p>2,37925522059723</text:p>
          </table:table-cell>
          <table:table-cell office:value-type="float" office:value="4.17708477431409" calcext:value-type="float">
            <text:p>4,17708477431409</text:p>
          </table:table-cell>
          <table:table-cell table:number-columns-repeated="4"/>
        </table:table-row>
        <table:table-row table:style-name="ro1">
          <table:table-cell office:value-type="float" office:value="2.48983387250003" calcext:value-type="float">
            <text:p>2,48983387250003</text:p>
          </table:table-cell>
          <table:table-cell office:value-type="float" office:value="4.30812093285487" calcext:value-type="float">
            <text:p>4,30812093285487</text:p>
          </table:table-cell>
          <table:table-cell table:number-columns-repeated="4"/>
        </table:table-row>
        <table:table-row table:style-name="ro1">
          <table:table-cell office:value-type="float" office:value="2.59864241256096" calcext:value-type="float">
            <text:p>2,59864241256096</text:p>
          </table:table-cell>
          <table:table-cell office:value-type="float" office:value="4.43569043879325" calcext:value-type="float">
            <text:p>4,43569043879325</text:p>
          </table:table-cell>
          <table:table-cell table:number-columns-repeated="4"/>
        </table:table-row>
        <table:table-row table:style-name="ro1">
          <table:table-cell office:value-type="float" office:value="2.70573705809541" calcext:value-type="float">
            <text:p>2,70573705809541</text:p>
          </table:table-cell>
          <table:table-cell office:value-type="float" office:value="4.55992307174424" calcext:value-type="float">
            <text:p>4,55992307174424</text:p>
          </table:table-cell>
          <table:table-cell table:number-columns-repeated="4"/>
        </table:table-row>
        <table:table-row table:style-name="ro1">
          <table:table-cell office:value-type="float" office:value="2.81117137658972" calcext:value-type="float">
            <text:p>2,81117137658972</text:p>
          </table:table-cell>
          <table:table-cell office:value-type="float" office:value="4.68094046633171" calcext:value-type="float">
            <text:p>4,68094046633171</text:p>
          </table:table-cell>
          <table:table-cell table:number-columns-repeated="4"/>
        </table:table-row>
        <table:table-row table:style-name="ro1">
          <table:table-cell office:value-type="float" office:value="2.914996450279" calcext:value-type="float">
            <text:p>2,914996450279</text:p>
          </table:table-cell>
          <table:table-cell office:value-type="float" office:value="4.79885677372519" calcext:value-type="float">
            <text:p>4,79885677372519</text:p>
          </table:table-cell>
          <table:table-cell table:number-columns-repeated="4"/>
        </table:table-row>
        <table:table-row table:style-name="ro1">
          <table:table-cell office:value-type="float" office:value="3.01726102810593" calcext:value-type="float">
            <text:p>3,01726102810593</text:p>
          </table:table-cell>
          <table:table-cell office:value-type="float" office:value="4.91377925681985" calcext:value-type="float">
            <text:p>4,91377925681985</text:p>
          </table:table-cell>
          <table:table-cell table:number-columns-repeated="4"/>
        </table:table-row>
        <table:table-row table:style-name="ro1">
          <table:table-cell office:value-type="float" office:value="3.1180116662069" calcext:value-type="float">
            <text:p>3,1180116662069</text:p>
          </table:table-cell>
          <table:table-cell office:value-type="float" office:value="5.02580882690823" calcext:value-type="float">
            <text:p>5,02580882690823</text:p>
          </table:table-cell>
          <table:table-cell table:number-columns-repeated="4"/>
        </table:table-row>
        <table:table-row table:style-name="ro1">
          <table:table-cell office:value-type="float" office:value="3.21729285795177" calcext:value-type="float">
            <text:p>3,21729285795177</text:p>
          </table:table-cell>
          <table:table-cell office:value-type="float" office:value="5.13504052862717" calcext:value-type="float">
            <text:p>5,13504052862717</text:p>
          </table:table-cell>
          <table:table-cell table:number-columns-repeated="4"/>
        </table:table-row>
        <table:table-row table:style-name="ro1">
          <table:table-cell office:value-type="float" office:value="3.31514715445799" calcext:value-type="float">
            <text:p>3,31514715445799</text:p>
          </table:table-cell>
          <table:table-cell office:value-type="float" office:value="5.24156397906061" calcext:value-type="float">
            <text:p>5,24156397906061</text:p>
          </table:table-cell>
          <table:table-cell table:number-columns-repeated="4"/>
        </table:table-row>
        <table:table-row table:style-name="ro1">
          <table:table-cell office:value-type="float" office:value="3.41161527640603" calcext:value-type="float">
            <text:p>3,41161527640603</text:p>
          </table:table-cell>
          <table:table-cell office:value-type="float" office:value="5.34546376611157" calcext:value-type="float">
            <text:p>5,34546376611157</text:p>
          </table:table-cell>
          <table:table-cell table:number-columns-repeated="4"/>
        </table:table-row>
        <table:table-row table:style-name="ro1">
          <table:table-cell office:value-type="float" office:value="3.50673621790082" calcext:value-type="float">
            <text:p>3,50673621790082</text:p>
          </table:table-cell>
          <table:table-cell office:value-type="float" office:value="5.44681981060125" calcext:value-type="float">
            <text:p>5,44681981060125</text:p>
          </table:table-cell>
          <table:table-cell table:number-columns-repeated="4"/>
        </table:table-row>
        <table:table-row table:style-name="ro1">
          <table:table-cell office:value-type="float" office:value="3.60054734304985" calcext:value-type="float">
            <text:p>3,60054734304985</text:p>
          </table:table-cell>
          <table:table-cell office:value-type="float" office:value="5.54570769599276" calcext:value-type="float">
            <text:p>5,54570769599276</text:p>
          </table:table-cell>
          <table:table-cell table:number-columns-repeated="4"/>
        </table:table-row>
        <table:table-row table:style-name="ro1">
          <table:table-cell office:value-type="float" office:value="3.69308447586385" calcext:value-type="float">
            <text:p>3,69308447586385</text:p>
          </table:table-cell>
          <table:table-cell office:value-type="float" office:value="5.64219896915564" calcext:value-type="float">
            <text:p>5,64219896915564</text:p>
          </table:table-cell>
          <table:table-cell table:number-columns-repeated="4"/>
        </table:table-row>
        <table:table-row table:style-name="ro1">
          <table:table-cell office:value-type="float" office:value="3.78438198402771" calcext:value-type="float">
            <text:p>3,78438198402771</text:p>
          </table:table-cell>
          <table:table-cell office:value-type="float" office:value="5.73636141517275" calcext:value-type="float">
            <text:p>5,73636141517275</text:p>
          </table:table-cell>
          <table:table-cell table:number-columns-repeated="4"/>
        </table:table-row>
        <table:table-row table:style-name="ro1">
          <table:table-cell office:value-type="float" office:value="3.87447285703741" calcext:value-type="float">
            <text:p>3,87447285703741</text:p>
          </table:table-cell>
          <table:table-cell office:value-type="float" office:value="5.82825930883342" calcext:value-type="float">
            <text:p>5,82825930883342</text:p>
          </table:table-cell>
          <table:table-cell table:number-columns-repeated="4"/>
        </table:table-row>
        <table:table-row table:style-name="ro1">
          <table:table-cell office:value-type="float" office:value="3.96338877915265" calcext:value-type="float">
            <text:p>3,96338877915265</text:p>
          </table:table-cell>
          <table:table-cell office:value-type="float" office:value="5.91795364514682" calcext:value-type="float">
            <text:p>5,91795364514682</text:p>
          </table:table-cell>
          <table:table-cell table:number-columns-repeated="4"/>
        </table:table-row>
        <table:table-row table:style-name="ro1">
          <table:table-cell office:value-type="float" office:value="4.05116019757334" calcext:value-type="float">
            <text:p>4,05116019757334</text:p>
          </table:table-cell>
          <table:table-cell office:value-type="float" office:value="6.00550235094056" calcext:value-type="float">
            <text:p>6,00550235094056</text:p>
          </table:table-cell>
          <table:table-cell table:number-columns-repeated="4"/>
        </table:table-row>
        <table:table-row table:style-name="ro1">
          <table:table-cell office:value-type="float" office:value="4.13781638621117" calcext:value-type="float">
            <text:p>4,13781638621117</text:p>
          </table:table-cell>
          <table:table-cell office:value-type="float" office:value="6.09096047937548" calcext:value-type="float">
            <text:p>6,09096047937548</text:p>
          </table:table-cell>
          <table:table-cell table:number-columns-repeated="4"/>
        </table:table-row>
        <table:table-row table:style-name="ro1">
          <table:table-cell office:value-type="float" office:value="4.22338550539403" calcext:value-type="float">
            <text:p>4,22338550539403</text:p>
          </table:table-cell>
          <table:table-cell office:value-type="float" office:value="6.17438038900358" calcext:value-type="float">
            <text:p>6,17438038900358</text:p>
          </table:table-cell>
          <table:table-cell table:number-columns-repeated="4"/>
        </table:table-row>
        <table:table-row table:style-name="ro1">
          <table:table-cell office:value-type="float" office:value="4.3078946578113" calcext:value-type="float">
            <text:p>4,3078946578113</text:p>
          </table:table-cell>
          <table:table-cell office:value-type="float" office:value="6.2558119088172" calcext:value-type="float">
            <text:p>6,2558119088172</text:p>
          </table:table-cell>
          <table:table-cell table:number-columns-repeated="4"/>
        </table:table-row>
        <table:table-row table:style-name="ro1">
          <table:table-cell office:value-type="float" office:value="4.3913699409811" calcext:value-type="float">
            <text:p>4,3913699409811</text:p>
          </table:table-cell>
          <table:table-cell office:value-type="float" office:value="6.33530249058152" calcext:value-type="float">
            <text:p>6,33530249058152</text:p>
          </table:table-cell>
          <table:table-cell table:number-columns-repeated="4"/>
        </table:table-row>
        <table:table-row table:style-name="ro1">
          <table:table-cell office:value-type="float" office:value="4.47383649649618" calcext:value-type="float">
            <text:p>4,47383649649618</text:p>
          </table:table-cell>
          <table:table-cell office:value-type="float" office:value="6.41289734960468" calcext:value-type="float">
            <text:p>6,41289734960468</text:p>
          </table:table-cell>
          <table:table-cell table:number-columns-repeated="4"/>
        </table:table-row>
        <table:table-row table:style-name="ro1">
          <table:table-cell office:value-type="float" office:value="4.55531855628347" calcext:value-type="float">
            <text:p>4,55531855628347</text:p>
          </table:table-cell>
          <table:table-cell office:value-type="float" office:value="6.48863959497917" calcext:value-type="float">
            <text:p>6,48863959497917</text:p>
          </table:table-cell>
          <table:table-cell table:number-columns-repeated="4"/>
        </table:table-row>
        <table:table-row table:style-name="ro1">
          <table:table-cell office:value-type="float" office:value="4.63583948609237" calcext:value-type="float">
            <text:p>4,63583948609237</text:p>
          </table:table-cell>
          <table:table-cell office:value-type="float" office:value="6.56257035022131" calcext:value-type="float">
            <text:p>6,56257035022131</text:p>
          </table:table-cell>
          <table:table-cell table:number-columns-repeated="4"/>
        </table:table-row>
        <table:table-row table:style-name="ro1">
          <table:table-cell office:value-type="float" office:value="4.71542182640897" calcext:value-type="float">
            <text:p>4,71542182640897</text:p>
          </table:table-cell>
          <table:table-cell office:value-type="float" office:value="6.63472886514153" calcext:value-type="float">
            <text:p>6,63472886514153</text:p>
          </table:table-cell>
          <table:table-cell table:number-columns-repeated="4"/>
        </table:table-row>
        <table:table-row table:style-name="ro1">
          <table:table-cell office:value-type="float" office:value="4.79408733097742" calcext:value-type="float">
            <text:p>4,79408733097742</text:p>
          </table:table-cell>
          <table:table-cell office:value-type="float" office:value="6.70515261969461" calcext:value-type="float">
            <text:p>6,70515261969461</text:p>
          </table:table-cell>
          <table:table-cell table:number-columns-repeated="4"/>
        </table:table-row>
        <table:table-row table:style-name="ro1">
          <table:table-cell office:value-type="float" office:value="4.87185700309443" calcext:value-type="float">
            <text:p>4,87185700309443</text:p>
          </table:table-cell>
          <table:table-cell office:value-type="float" office:value="6.77387742048512" calcext:value-type="float">
            <text:p>6,77387742048512</text:p>
          </table:table-cell>
          <table:table-cell table:number-columns-repeated="4"/>
        </table:table-row>
        <table:table-row table:style-name="ro1">
          <table:table-cell office:value-type="float" office:value="4.94875112983026" calcext:value-type="float">
            <text:p>4,94875112983026</text:p>
          </table:table-cell>
          <table:table-cell office:value-type="float" office:value="6.84093749053744" calcext:value-type="float">
            <text:p>6,84093749053744</text:p>
          </table:table-cell>
          <table:table-cell table:number-columns-repeated="4"/>
        </table:table-row>
        <table:table-row table:style-name="ro1">
          <table:table-cell office:value-type="float" office:value="5.02478931431671" calcext:value-type="float">
            <text:p>5,02478931431671</text:p>
          </table:table-cell>
          <table:table-cell office:value-type="float" office:value="6.90636555288136" calcext:value-type="float">
            <text:p>6,90636555288136</text:p>
          </table:table-cell>
          <table:table-cell table:number-columns-repeated="4"/>
        </table:table-row>
        <table:table-row table:style-name="ro1">
          <table:table-cell office:value-type="float" office:value="5.09999050623206" calcext:value-type="float">
            <text:p>5,09999050623206</text:p>
          </table:table-cell>
          <table:table-cell office:value-type="float" office:value="6.97019290845177" calcext:value-type="float">
            <text:p>6,97019290845177</text:p>
          </table:table-cell>
          <table:table-cell table:number-columns-repeated="4"/>
        </table:table-row>
        <table:table-row table:style-name="ro1">
          <table:table-cell office:value-type="float" office:value="5.17437303060262" calcext:value-type="float">
            <text:p>5,17437303060262</text:p>
          </table:table-cell>
          <table:table-cell office:value-type="float" office:value="7.03244950875468" calcext:value-type="float">
            <text:p>7,03244950875468</text:p>
          </table:table-cell>
          <table:table-cell table:number-columns-repeated="4"/>
        </table:table-row>
        <table:table-row table:style-name="ro1">
          <table:table-cell office:value-type="float" office:value="5.2479546150314" calcext:value-type="float">
            <text:p>5,2479546150314</text:p>
          </table:table-cell>
          <table:table-cell office:value-type="float" office:value="7.09316402370979" calcext:value-type="float">
            <text:p>7,09316402370979</text:p>
          </table:table-cell>
          <table:table-cell table:number-columns-repeated="4"/>
        </table:table-row>
        <table:table-row table:style-name="ro1">
          <table:table-cell office:value-type="float" office:value="5.32075241545609" calcext:value-type="float">
            <text:p>5,32075241545609</text:p>
          </table:table-cell>
          <table:table-cell office:value-type="float" office:value="7.15236390504263" calcext:value-type="float">
            <text:p>7,15236390504263</text:p>
          </table:table-cell>
          <table:table-cell table:number-columns-repeated="4"/>
        </table:table-row>
        <table:table-row table:style-name="ro1">
          <table:table-cell office:value-type="float" office:value="5.39278304053072" calcext:value-type="float">
            <text:p>5,39278304053072</text:p>
          </table:table-cell>
          <table:table-cell office:value-type="float" office:value="7.21007544556566" calcext:value-type="float">
            <text:p>7,21007544556566</text:p>
          </table:table-cell>
          <table:table-cell table:number-columns-repeated="4"/>
        </table:table-row>
        <table:table-row table:style-name="ro1">
          <table:table-cell office:value-type="float" office:value="5.46406257471864" calcext:value-type="float">
            <text:p>5,46406257471864</text:p>
          </table:table-cell>
          <table:table-cell office:value-type="float" office:value="7.26632383465773" calcext:value-type="float">
            <text:p>7,26632383465773</text:p>
          </table:table-cell>
          <table:table-cell table:number-columns-repeated="4"/>
        </table:table-row>
        <table:table-row table:style-name="ro1">
          <table:table-cell office:value-type="float" office:value="5.53460660017759" calcext:value-type="float">
            <text:p>5,53460660017759</text:p>
          </table:table-cell>
          <table:table-cell office:value-type="float" office:value="7.32113321022384" calcext:value-type="float">
            <text:p>7,32113321022384</text:p>
          </table:table-cell>
          <table:table-cell table:number-columns-repeated="4"/>
        </table:table-row>
        <table:table-row table:style-name="ro1">
          <table:table-cell office:value-type="float" office:value="5.60443021751225" calcext:value-type="float">
            <text:p>5,60443021751225</text:p>
          </table:table-cell>
          <table:table-cell office:value-type="float" office:value="7.37452670739322" calcext:value-type="float">
            <text:p>7,37452670739322</text:p>
          </table:table-cell>
          <table:table-cell table:number-columns-repeated="4"/>
        </table:table-row>
        <table:table-row table:style-name="ro1">
          <table:table-cell office:value-type="float" office:value="5.67354806546385" calcext:value-type="float">
            <text:p>5,67354806546385</text:p>
          </table:table-cell>
          <table:table-cell office:value-type="float" office:value="7.42652650419104" calcext:value-type="float">
            <text:p>7,42652650419104</text:p>
          </table:table-cell>
          <table:table-cell table:number-columns-repeated="4"/>
        </table:table-row>
        <table:table-row table:style-name="ro1">
          <table:table-cell office:value-type="float" office:value="5.74197433960171" calcext:value-type="float">
            <text:p>5,74197433960171</text:p>
          </table:table-cell>
          <table:table-cell office:value-type="float" office:value="7.47715386439969" calcext:value-type="float">
            <text:p>7,47715386439969</text:p>
          </table:table-cell>
          <table:table-cell table:number-columns-repeated="4"/>
        </table:table-row>
        <table:table-row table:style-name="ro1">
          <table:table-cell office:value-type="float" office:value="5.8097228100768" calcext:value-type="float">
            <text:p>5,8097228100768</text:p>
          </table:table-cell>
          <table:table-cell office:value-type="float" office:value="7.52642917780724" calcext:value-type="float">
            <text:p>7,52642917780724</text:p>
          </table:table-cell>
          <table:table-cell table:number-columns-repeated="4"/>
        </table:table-row>
        <table:table-row table:style-name="ro1">
          <table:table-cell office:value-type="float" office:value="5.87680683849341" calcext:value-type="float">
            <text:p>5,87680683849341</text:p>
          </table:table-cell>
          <table:table-cell office:value-type="float" office:value="7.57437199802426" calcext:value-type="float">
            <text:p>7,57437199802426</text:p>
          </table:table-cell>
          <table:table-cell table:number-columns-repeated="4"/>
        </table:table-row>
        <table:table-row table:style-name="ro1">
          <table:table-cell office:value-type="float" office:value="5.9432393939511" calcext:value-type="float">
            <text:p>5,9432393939511</text:p>
          </table:table-cell>
          <table:table-cell office:value-type="float" office:value="7.6210010780356" calcext:value-type="float">
            <text:p>7,6210010780356</text:p>
          </table:table-cell>
          <table:table-cell table:number-columns-repeated="4"/>
        </table:table-row>
        <table:table-row table:style-name="ro1">
          <table:table-cell office:value-type="float" office:value="6.00903306830537" calcext:value-type="float">
            <text:p>6,00903306830537</text:p>
          </table:table-cell>
          <table:table-cell office:value-type="float" office:value="7.66633440364011" calcext:value-type="float">
            <text:p>7,66633440364011</text:p>
          </table:table-cell>
          <table:table-cell table:number-columns-repeated="4"/>
        </table:table-row>
        <table:table-row table:style-name="ro1">
          <table:table-cell office:value-type="float" office:value="6.07420009069247" calcext:value-type="float">
            <text:p>6,07420009069247</text:p>
          </table:table-cell>
          <table:table-cell office:value-type="float" office:value="7.71038922491898" calcext:value-type="float">
            <text:p>7,71038922491898</text:p>
          </table:table-cell>
          <table:table-cell table:number-columns-repeated="4"/>
        </table:table-row>
        <table:table-row table:style-name="ro1">
          <table:table-cell office:value-type="float" office:value="6.13875234136049" calcext:value-type="float">
            <text:p>6,13875234136049</text:p>
          </table:table-cell>
          <table:table-cell office:value-type="float" office:value="7.7531820858623" calcext:value-type="float">
            <text:p>7,7531820858623</text:p>
          </table:table-cell>
          <table:table-cell table:number-columns-repeated="4"/>
        </table:table-row>
        <table:table-row table:style-name="ro1">
          <table:table-cell office:value-type="float" office:value="6.2027013648462" calcext:value-type="float">
            <text:p>6,2027013648462</text:p>
          </table:table-cell>
          <table:table-cell office:value-type="float" office:value="7.79472885227326" calcext:value-type="float">
            <text:p>7,79472885227326</text:p>
          </table:table-cell>
          <table:table-cell table:number-columns-repeated="4"/>
        </table:table-row>
        <table:table-row table:style-name="ro1">
          <table:table-cell office:value-type="float" office:value="6.26605838253462" calcext:value-type="float">
            <text:p>6,26605838253462</text:p>
          </table:table-cell>
          <table:table-cell office:value-type="float" office:value="7.83504473806013" calcext:value-type="float">
            <text:p>7,83504473806013</text:p>
          </table:table-cell>
          <table:table-cell table:number-columns-repeated="4"/>
        </table:table-row>
        <table:table-row table:style-name="ro1">
          <table:table-cell office:value-type="float" office:value="6.32883430463544" calcext:value-type="float">
            <text:p>6,32883430463544</text:p>
          </table:table-cell>
          <table:table-cell office:value-type="float" office:value="7.87414433001766" calcext:value-type="float">
            <text:p>7,87414433001766</text:p>
          </table:table-cell>
          <table:table-cell table:number-columns-repeated="4"/>
        </table:table-row>
        <table:table-row table:style-name="ro1">
          <table:table-cell office:value-type="float" office:value="6.39103974160887" calcext:value-type="float">
            <text:p>6,39103974160887</text:p>
          </table:table-cell>
          <table:table-cell office:value-type="float" office:value="7.91204161119169" calcext:value-type="float">
            <text:p>7,91204161119169</text:p>
          </table:table-cell>
          <table:table-cell table:number-columns-repeated="4"/>
        </table:table-row>
        <table:table-row table:style-name="ro1">
          <table:table-cell office:value-type="float" office:value="6.45268501507085" calcext:value-type="float">
            <text:p>6,45268501507085</text:p>
          </table:table-cell>
          <table:table-cell office:value-type="float" office:value="7.94874998291392" calcext:value-type="float">
            <text:p>7,94874998291392</text:p>
          </table:table-cell>
          <table:table-cell table:number-columns-repeated="4"/>
        </table:table-row>
        <table:table-row table:style-name="ro1">
          <table:table-cell office:value-type="float" office:value="6.51378016820594" calcext:value-type="float">
            <text:p>6,51378016820594</text:p>
          </table:table-cell>
          <table:table-cell office:value-type="float" office:value="7.98428228558693" calcext:value-type="float">
            <text:p>7,98428228558693</text:p>
          </table:table-cell>
          <table:table-cell table:number-columns-repeated="4"/>
        </table:table-row>
        <table:table-row table:style-name="ro1">
          <table:table-cell office:value-type="float" office:value="6.57433497571434" calcext:value-type="float">
            <text:p>6,57433497571434</text:p>
          </table:table-cell>
          <table:table-cell office:value-type="float" office:value="8.01865081829387" calcext:value-type="float">
            <text:p>8,01865081829387</text:p>
          </table:table-cell>
          <table:table-cell table:number-columns-repeated="4"/>
        </table:table-row>
        <table:table-row table:style-name="ro1">
          <table:table-cell office:value-type="float" office:value="6.63435895331791" calcext:value-type="float">
            <text:p>6,63435895331791</text:p>
          </table:table-cell>
          <table:table-cell office:value-type="float" office:value="8.05186735730156" calcext:value-type="float">
            <text:p>8,05186735730156</text:p>
          </table:table-cell>
          <table:table-cell table:number-columns-repeated="4"/>
        </table:table-row>
        <table:table-row table:style-name="ro1">
          <table:table-cell office:value-type="float" office:value="6.6938613668484" calcext:value-type="float">
            <text:p>6,6938613668484</text:p>
          </table:table-cell>
          <table:table-cell office:value-type="float" office:value="8.08394317352067" calcext:value-type="float">
            <text:p>8,08394317352067</text:p>
          </table:table-cell>
          <table:table-cell table:number-columns-repeated="4"/>
        </table:table-row>
        <table:table-row table:style-name="ro1">
          <table:table-cell office:value-type="float" office:value="6.75285124093988" calcext:value-type="float">
            <text:p>6,75285124093988</text:p>
          </table:table-cell>
          <table:table-cell office:value-type="float" office:value="8.11488904898224" calcext:value-type="float">
            <text:p>8,11488904898224</text:p>
          </table:table-cell>
          <table:table-cell table:number-columns-repeated="4"/>
        </table:table-row>
        <table:table-row table:style-name="ro1">
          <table:table-cell office:value-type="float" office:value="6.81133736734576" calcext:value-type="float">
            <text:p>6,81133736734576</text:p>
          </table:table-cell>
          <table:table-cell office:value-type="float" office:value="8.14471529238521" calcext:value-type="float">
            <text:p>8,14471529238521</text:p>
          </table:table-cell>
          <table:table-cell table:number-columns-repeated="4"/>
        </table:table-row>
        <table:table-row table:style-name="ro1">
          <table:table-cell office:value-type="float" office:value="6.86932831289985" calcext:value-type="float">
            <text:p>6,86932831289985</text:p>
          </table:table-cell>
          <table:table-cell office:value-type="float" office:value="8.17343175376584" calcext:value-type="float">
            <text:p>8,17343175376584</text:p>
          </table:table-cell>
          <table:table-cell table:number-columns-repeated="4"/>
        </table:table-row>
        <table:table-row table:style-name="ro1">
          <table:table-cell office:value-type="float" office:value="6.9268324271395" calcext:value-type="float">
            <text:p>6,9268324271395</text:p>
          </table:table-cell>
          <table:table-cell office:value-type="float" office:value="8.20104783833624" calcext:value-type="float">
            <text:p>8,20104783833624</text:p>
          </table:table-cell>
          <table:table-cell table:number-columns-repeated="4"/>
        </table:table-row>
        <table:table-row table:style-name="ro1">
          <table:table-cell office:value-type="float" office:value="6.98385784960805" calcext:value-type="float">
            <text:p>6,98385784960805</text:p>
          </table:table-cell>
          <table:table-cell office:value-type="float" office:value="8.22757251953581" calcext:value-type="float">
            <text:p>8,22757251953581</text:p>
          </table:table-cell>
          <table:table-cell table:number-columns-repeated="4"/>
        </table:table-row>
        <table:table-row table:style-name="ro1">
          <table:table-cell office:value-type="float" office:value="7.04041251685247" calcext:value-type="float">
            <text:p>7,04041251685247</text:p>
          </table:table-cell>
          <table:table-cell office:value-type="float" office:value="8.25301435133628" calcext:value-type="float">
            <text:p>8,25301435133628</text:p>
          </table:table-cell>
          <table:table-cell table:number-columns-repeated="4"/>
        </table:table-row>
        <table:table-row table:style-name="ro1">
          <table:table-cell office:value-type="float" office:value="7.09650416913154" calcext:value-type="float">
            <text:p>7,09650416913154</text:p>
          </table:table-cell>
          <table:table-cell office:value-type="float" office:value="8.27738147983811" calcext:value-type="float">
            <text:p>8,27738147983811</text:p>
          </table:table-cell>
          <table:table-cell table:number-columns-repeated="4"/>
        </table:table-row>
        <table:table-row table:style-name="ro1">
          <table:table-cell office:value-type="float" office:value="7.15214035684876" calcext:value-type="float">
            <text:p>7,15214035684876</text:p>
          </table:table-cell>
          <table:table-cell office:value-type="float" office:value="8.30068165419337" calcext:value-type="float">
            <text:p>8,30068165419337</text:p>
          </table:table-cell>
          <table:table-cell table:number-columns-repeated="4"/>
        </table:table-row>
        <table:table-row table:style-name="ro1">
          <table:table-cell office:value-type="float" office:value="7.20732844672338" calcext:value-type="float">
            <text:p>7,20732844672338</text:p>
          </table:table-cell>
          <table:table-cell office:value-type="float" office:value="8.32292223688769" calcext:value-type="float">
            <text:p>8,32292223688769</text:p>
          </table:table-cell>
          <table:table-cell table:number-columns-repeated="4"/>
        </table:table-row>
        <table:table-row table:style-name="ro1">
          <table:table-cell office:value-type="float" office:value="7.26207562771243" calcext:value-type="float">
            <text:p>7,26207562771243</text:p>
          </table:table-cell>
          <table:table-cell office:value-type="float" office:value="8.34411021341151" calcext:value-type="float">
            <text:p>8,34411021341151</text:p>
          </table:table-cell>
          <table:table-cell table:number-columns-repeated="4"/>
        </table:table-row>
        <table:table-row table:style-name="ro1">
          <table:table-cell office:value-type="float" office:value="7.31638891669555" calcext:value-type="float">
            <text:p>7,31638891669555</text:p>
          </table:table-cell>
          <table:table-cell office:value-type="float" office:value="8.36425220134878" calcext:value-type="float">
            <text:p>8,36425220134878</text:p>
          </table:table-cell>
          <table:table-cell table:number-columns-repeated="4"/>
        </table:table-row>
        <table:table-row table:style-name="ro1">
          <table:table-cell office:value-type="float" office:value="7.37027516393407" calcext:value-type="float">
            <text:p>7,37027516393407</text:p>
          </table:table-cell>
          <table:table-cell office:value-type="float" office:value="8.38335445890907" calcext:value-type="float">
            <text:p>8,38335445890907</text:p>
          </table:table-cell>
          <table:table-cell table:number-columns-repeated="4"/>
        </table:table-row>
        <table:table-row table:style-name="ro1">
          <table:table-cell office:value-type="float" office:value="7.42374105831492" calcext:value-type="float">
            <text:p>7,42374105831492</text:p>
          </table:table-cell>
          <table:table-cell office:value-type="float" office:value="8.40142289292741" calcext:value-type="float">
            <text:p>8,40142289292741</text:p>
          </table:table-cell>
          <table:table-cell table:number-columns-repeated="4"/>
        </table:table-row>
        <table:table-row table:style-name="ro1">
          <table:table-cell office:value-type="float" office:value="7.47679313238961" calcext:value-type="float">
            <text:p>7,47679313238961</text:p>
          </table:table-cell>
          <table:table-cell office:value-type="float" office:value="8.41846306635416" calcext:value-type="float">
            <text:p>8,41846306635416</text:p>
          </table:table-cell>
          <table:table-cell table:number-columns-repeated="4"/>
        </table:table-row>
        <table:table-row table:style-name="ro1">
          <table:table-cell office:value-type="float" office:value="7.52943776721769" calcext:value-type="float">
            <text:p>7,52943776721769</text:p>
          </table:table-cell>
          <table:table-cell office:value-type="float" office:value="8.43448020525569" calcext:value-type="float">
            <text:p>8,43448020525569</text:p>
          </table:table-cell>
          <table:table-cell table:number-columns-repeated="4"/>
        </table:table-row>
        <table:table-row table:style-name="ro1">
          <table:table-cell office:value-type="float" office:value="7.58168119702385" calcext:value-type="float">
            <text:p>7,58168119702385</text:p>
          </table:table-cell>
          <table:table-cell office:value-type="float" office:value="8.44947920534507" calcext:value-type="float">
            <text:p>8,44947920534507</text:p>
          </table:table-cell>
          <table:table-cell table:number-columns-repeated="4"/>
        </table:table-row>
        <table:table-row table:style-name="ro1">
          <table:table-cell office:value-type="float" office:value="7.63352951367712" calcext:value-type="float">
            <text:p>7,63352951367712</text:p>
          </table:table-cell>
          <table:table-cell office:value-type="float" office:value="8.46346463806051" calcext:value-type="float">
            <text:p>8,46346463806051</text:p>
          </table:table-cell>
          <table:table-cell table:number-columns-repeated="4"/>
        </table:table-row>
        <table:table-row table:style-name="ro1">
          <table:table-cell office:value-type="float" office:value="7.68498867100034" calcext:value-type="float">
            <text:p>7,68498867100034</text:p>
          </table:table-cell>
          <table:table-cell office:value-type="float" office:value="8.47644075620782" calcext:value-type="float">
            <text:p>8,47644075620782</text:p>
          </table:table-cell>
          <table:table-cell table:number-columns-repeated="4"/>
        </table:table-row>
        <table:table-row table:style-name="ro1">
          <table:table-cell office:value-type="float" office:value="7.73606448891752" calcext:value-type="float">
            <text:p>7,73606448891752</text:p>
          </table:table-cell>
          <table:table-cell office:value-type="float" office:value="8.48841149918209" calcext:value-type="float">
            <text:p>8,48841149918209</text:p>
          </table:table-cell>
          <table:table-cell table:number-columns-repeated="4"/>
        </table:table-row>
        <table:table-row table:style-name="ro1">
          <table:table-cell office:value-type="float" office:value="7.78676265744644" calcext:value-type="float">
            <text:p>7,78676265744644</text:p>
          </table:table-cell>
          <table:table-cell office:value-type="float" office:value="8.49938049778216" calcext:value-type="float">
            <text:p>8,49938049778216</text:p>
          </table:table-cell>
          <table:table-cell table:number-columns-repeated="4"/>
        </table:table-row>
        <table:table-row table:style-name="ro1">
          <table:table-cell office:value-type="float" office:value="7.83708874054321" calcext:value-type="float">
            <text:p>7,83708874054321</text:p>
          </table:table-cell>
          <table:table-cell office:value-type="float" office:value="8.50935107863084" calcext:value-type="float">
            <text:p>8,50935107863084</text:p>
          </table:table-cell>
          <table:table-cell table:number-columns-repeated="4"/>
        </table:table-row>
        <table:table-row table:style-name="ro1">
          <table:table-cell office:value-type="float" office:value="7.88704817980559" calcext:value-type="float">
            <text:p>7,88704817980559</text:p>
          </table:table-cell>
          <table:table-cell office:value-type="float" office:value="8.51832626821207" calcext:value-type="float">
            <text:p>8,51832626821207</text:p>
          </table:table-cell>
          <table:table-cell table:number-columns-repeated="4"/>
        </table:table-row>
        <table:table-row table:style-name="ro1">
          <table:table-cell office:value-type="float" office:value="7.93664629804097" calcext:value-type="float">
            <text:p>7,93664629804097</text:p>
          </table:table-cell>
          <table:table-cell office:value-type="float" office:value="8.52630879653576" calcext:value-type="float">
            <text:p>8,52630879653576</text:p>
          </table:table-cell>
          <table:table-cell table:number-columns-repeated="4"/>
        </table:table-row>
        <table:table-row table:style-name="ro1">
          <table:table-cell office:value-type="float" office:value="7.98588830270518" calcext:value-type="float">
            <text:p>7,98588830270518</text:p>
          </table:table-cell>
          <table:table-cell office:value-type="float" office:value="8.53330110043959" calcext:value-type="float">
            <text:p>8,53330110043959</text:p>
          </table:table-cell>
          <table:table-cell table:number-columns-repeated="4"/>
        </table:table-row>
        <table:table-row table:style-name="ro1">
          <table:table-cell office:value-type="float" office:value="8.03477928921751" calcext:value-type="float">
            <text:p>8,03477928921751</text:p>
          </table:table-cell>
          <table:table-cell office:value-type="float" office:value="8.53930532653641" calcext:value-type="float">
            <text:p>8,53930532653641</text:p>
          </table:table-cell>
          <table:table-cell table:number-columns-repeated="4"/>
        </table:table-row>
        <table:table-row table:style-name="ro1">
          <table:table-cell office:value-type="float" office:value="8.08332424415736" calcext:value-type="float">
            <text:p>8,08332424415736</text:p>
          </table:table-cell>
          <table:table-cell office:value-type="float" office:value="8.54432333381463" calcext:value-type="float">
            <text:p>8,54432333381463</text:p>
          </table:table-cell>
          <table:table-cell table:number-columns-repeated="4"/>
        </table:table-row>
        <table:table-row table:style-name="ro1">
          <table:table-cell office:value-type="float" office:value="8.13152804834747" calcext:value-type="float">
            <text:p>8,13152804834747</text:p>
          </table:table-cell>
          <table:table-cell office:value-type="float" office:value="8.54835669589842" calcext:value-type="float">
            <text:p>8,54835669589842</text:p>
          </table:table-cell>
          <table:table-cell table:number-columns-repeated="4"/>
        </table:table-row>
        <table:table-row table:style-name="ro1">
          <table:table-cell office:value-type="float" office:value="8.17939547982871" calcext:value-type="float">
            <text:p>8,17939547982871</text:p>
          </table:table-cell>
          <table:table-cell office:value-type="float" office:value="8.55140670297333" calcext:value-type="float">
            <text:p>8,55140670297333</text:p>
          </table:table-cell>
          <table:table-cell table:number-columns-repeated="4"/>
        </table:table-row>
        <table:table-row table:style-name="ro1">
          <table:table-cell office:value-type="float" office:value="8.22693121673075" calcext:value-type="float">
            <text:p>8,22693121673075</text:p>
          </table:table-cell>
          <table:table-cell office:value-type="float" office:value="8.55347436338248" calcext:value-type="float">
            <text:p>8,55347436338248</text:p>
          </table:table-cell>
          <table:table-cell table:number-columns-repeated="4"/>
        </table:table-row>
        <table:table-row table:style-name="ro1">
          <table:table-cell office:value-type="float" office:value="8.27413984004309" calcext:value-type="float">
            <text:p>8,27413984004309</text:p>
          </table:table-cell>
          <table:table-cell office:value-type="float" office:value="8.55456040489723" calcext:value-type="float">
            <text:p>8,55456040489723</text:p>
          </table:table-cell>
          <table:table-cell table:number-columns-repeated="4"/>
        </table:table-row>
        <table:table-row table:style-name="ro1">
          <table:table-cell office:value-type="float" office:value="8.3210258362906" calcext:value-type="float">
            <text:p>8,3210258362906</text:p>
          </table:table-cell>
          <table:table-cell office:value-type="float" office:value="8.55466527566581" calcext:value-type="float">
            <text:p>8,55466527566581</text:p>
          </table:table-cell>
          <table:table-cell table:number-columns-repeated="4"/>
        </table:table-row>
        <table:table-row table:style-name="ro1">
          <table:table-cell office:value-type="float" office:value="8.36759360011743" calcext:value-type="float">
            <text:p>8,36759360011743</text:p>
          </table:table-cell>
          <table:table-cell office:value-type="float" office:value="8.5537891448423" calcext:value-type="float">
            <text:p>8,5537891448423</text:p>
          </table:table-cell>
          <table:table-cell table:number-columns-repeated="4"/>
        </table:table-row>
        <table:table-row table:style-name="ro1">
          <table:table-cell office:value-type="float" office:value="8.41384743678301" calcext:value-type="float">
            <text:p>8,41384743678301</text:p>
          </table:table-cell>
          <table:table-cell office:value-type="float" office:value="8.55193190289782" calcext:value-type="float">
            <text:p>8,55193190289782</text:p>
          </table:table-cell>
          <table:table-cell table:number-columns-repeated="4"/>
        </table:table-row>
        <table:table-row table:style-name="ro1">
          <table:table-cell office:value-type="float" office:value="8.45979156457382" calcext:value-type="float">
            <text:p>8,45979156457382</text:p>
          </table:table-cell>
          <table:table-cell office:value-type="float" office:value="8.54909316161479" calcext:value-type="float">
            <text:p>8,54909316161479</text:p>
          </table:table-cell>
          <table:table-cell table:number-columns-repeated="4"/>
        </table:table-row>
        <table:table-row table:style-name="ro1">
          <table:table-cell office:value-type="float" office:value="8.50543011713421" calcext:value-type="float">
            <text:p>8,50543011713421</text:p>
          </table:table-cell>
          <table:table-cell office:value-type="float" office:value="8.54527225376458" calcext:value-type="float">
            <text:p>8,54527225376458</text:p>
          </table:table-cell>
          <table:table-cell table:number-columns-repeated="4"/>
        </table:table-row>
        <table:table-row table:style-name="ro1">
          <table:table-cell office:value-type="float" office:value="8.55076714571959" calcext:value-type="float">
            <text:p>8,55076714571959</text:p>
          </table:table-cell>
          <table:table-cell office:value-type="float" office:value="8.5404682324679" calcext:value-type="float">
            <text:p>8,5404682324679</text:p>
          </table:table-cell>
          <table:table-cell table:number-columns-repeated="4"/>
        </table:table-row>
        <table:table-row table:style-name="ro1">
          <table:table-cell office:value-type="float" office:value="8.59580662137501" calcext:value-type="float">
            <text:p>8,59580662137501</text:p>
          </table:table-cell>
          <table:table-cell office:value-type="float" office:value="8.53467987023663" calcext:value-type="float">
            <text:p>8,53467987023663</text:p>
          </table:table-cell>
          <table:table-cell table:number-columns-repeated="4"/>
        </table:table-row>
        <table:table-row table:style-name="ro1">
          <table:table-cell office:value-type="float" office:value="8.64055243704212" calcext:value-type="float">
            <text:p>8,64055243704212</text:p>
          </table:table-cell>
          <table:table-cell office:value-type="float" office:value="8.52790565769501" calcext:value-type="float">
            <text:p>8,52790565769501</text:p>
          </table:table-cell>
          <table:table-cell table:number-columns-repeated="4"/>
        </table:table-row>
        <table:table-row table:style-name="ro1">
          <table:table-cell office:value-type="float" office:value="8.68500840959734" calcext:value-type="float">
            <text:p>8,68500840959734</text:p>
          </table:table-cell>
          <table:table-cell office:value-type="float" office:value="8.52014380197733" calcext:value-type="float">
            <text:p>8,52014380197733</text:p>
          </table:table-cell>
          <table:table-cell table:number-columns-repeated="4"/>
        </table:table-row>
        <table:table-row table:style-name="ro1">
          <table:table-cell office:value-type="float" office:value="8.72917828182387" calcext:value-type="float">
            <text:p>8,72917828182387</text:p>
          </table:table-cell>
          <table:table-cell office:value-type="float" office:value="8.51139222479838" calcext:value-type="float">
            <text:p>8,51139222479838</text:p>
          </table:table-cell>
          <table:table-cell table:number-columns-repeated="4"/>
        </table:table-row>
        <table:table-row table:style-name="ro1">
          <table:table-cell office:value-type="float" office:value="8.77306572432008" calcext:value-type="float">
            <text:p>8,77306572432008</text:p>
          </table:table-cell>
          <table:table-cell office:value-type="float" office:value="8.50164856019227" calcext:value-type="float">
            <text:p>8,50164856019227</text:p>
          </table:table-cell>
          <table:table-cell table:number-columns-repeated="4"/>
        </table:table-row>
        <table:table-row table:style-name="ro1">
          <table:table-cell office:value-type="float" office:value="8.8166743373469" calcext:value-type="float">
            <text:p>8,8166743373469</text:p>
          </table:table-cell>
          <table:table-cell office:value-type="float" office:value="8.49091015191428" calcext:value-type="float">
            <text:p>8,49091015191428</text:p>
          </table:table-cell>
          <table:table-cell table:number-columns-repeated="4"/>
        </table:table-row>
        <table:table-row table:style-name="ro1">
          <table:table-cell office:value-type="float" office:value="8.86000765261624" calcext:value-type="float">
            <text:p>8,86000765261624</text:p>
          </table:table-cell>
          <table:table-cell office:value-type="float" office:value="8.47917405049961" calcext:value-type="float">
            <text:p>8,47917405049961</text:p>
          </table:table-cell>
          <table:table-cell table:number-columns-repeated="4"/>
        </table:table-row>
        <table:table-row table:style-name="ro1">
          <table:table-cell office:value-type="float" office:value="8.90306913502303" calcext:value-type="float">
            <text:p>8,90306913502303</text:p>
          </table:table-cell>
          <table:table-cell office:value-type="float" office:value="8.46643700997202" calcext:value-type="float">
            <text:p>8,46643700997202</text:p>
          </table:table-cell>
          <table:table-cell table:number-columns-repeated="4"/>
        </table:table-row>
        <table:table-row table:style-name="ro1">
          <table:table-cell office:value-type="float" office:value="8.94586218432268" calcext:value-type="float">
            <text:p>8,94586218432268</text:p>
          </table:table-cell>
          <table:table-cell office:value-type="float" office:value="8.45269548419448" calcext:value-type="float">
            <text:p>8,45269548419448</text:p>
          </table:table-cell>
          <table:table-cell table:number-columns-repeated="4"/>
        </table:table-row>
        <table:table-row table:style-name="ro1">
          <table:table-cell office:value-type="float" office:value="8.9883901367563" calcext:value-type="float">
            <text:p>8,9883901367563</text:p>
          </table:table-cell>
          <table:table-cell office:value-type="float" office:value="8.43794562285291" calcext:value-type="float">
            <text:p>8,43794562285291</text:p>
          </table:table-cell>
          <table:table-cell table:number-columns-repeated="4"/>
        </table:table-row>
        <table:table-row table:style-name="ro1">
          <table:table-cell office:value-type="float" office:value="9.03065626662536" calcext:value-type="float">
            <text:p>9,03065626662536</text:p>
          </table:table-cell>
          <table:table-cell office:value-type="float" office:value="8.42218326706336" calcext:value-type="float">
            <text:p>8,42218326706336</text:p>
          </table:table-cell>
          <table:table-cell table:number-columns-repeated="4"/>
        </table:table-row>
        <table:table-row table:style-name="ro1">
          <table:table-cell office:value-type="float" office:value="9.0726637878179" calcext:value-type="float">
            <text:p>9,0726637878179</text:p>
          </table:table-cell>
          <table:table-cell office:value-type="float" office:value="8.40540394459157" calcext:value-type="float">
            <text:p>8,40540394459157</text:p>
          </table:table-cell>
          <table:table-cell table:number-columns-repeated="4"/>
        </table:table-row>
        <table:table-row table:style-name="ro1">
          <table:table-cell office:value-type="float" office:value="9.11441585528788" calcext:value-type="float">
            <text:p>9,11441585528788</text:p>
          </table:table-cell>
          <table:table-cell office:value-type="float" office:value="8.38760286467334" calcext:value-type="float">
            <text:p>8,38760286467334</text:p>
          </table:table-cell>
          <table:table-cell table:number-columns-repeated="4"/>
        </table:table-row>
        <table:table-row table:style-name="ro1">
          <table:table-cell office:value-type="float" office:value="9.15591556648953" calcext:value-type="float">
            <text:p>9,15591556648953</text:p>
          </table:table-cell>
          <table:table-cell office:value-type="float" office:value="8.36877491242241" calcext:value-type="float">
            <text:p>8,36877491242241</text:p>
          </table:table-cell>
          <table:table-cell table:number-columns-repeated="4"/>
        </table:table-row>
        <table:table-row table:style-name="ro1">
          <table:table-cell office:value-type="float" office:value="9.19716596276823" calcext:value-type="float">
            <text:p>9,19716596276823</text:p>
          </table:table-cell>
          <table:table-cell office:value-type="float" office:value="8.348914642812" calcext:value-type="float">
            <text:p>8,348914642812</text:p>
          </table:table-cell>
          <table:table-cell table:number-columns-repeated="4"/>
        </table:table-row>
        <table:table-row table:style-name="ro1">
          <table:table-cell office:value-type="float" office:value="9.23817003070959" calcext:value-type="float">
            <text:p>9,23817003070959</text:p>
          </table:table-cell>
          <table:table-cell office:value-type="float" office:value="8.32801627421434" calcext:value-type="float">
            <text:p>8,32801627421434</text:p>
          </table:table-cell>
          <table:table-cell table:number-columns-repeated="4"/>
        </table:table-row>
        <table:table-row table:style-name="ro1">
          <table:table-cell office:value-type="float" office:value="9.2789307034481" calcext:value-type="float">
            <text:p>9,2789307034481</text:p>
          </table:table-cell>
          <table:table-cell office:value-type="float" office:value="8.30607368148186" calcext:value-type="float">
            <text:p>8,30607368148186</text:p>
          </table:table-cell>
          <table:table-cell table:number-columns-repeated="4"/>
        </table:table-row>
        <table:table-row table:style-name="ro1">
          <table:table-cell office:value-type="float" office:value="9.31945086193697" calcext:value-type="float">
            <text:p>9,31945086193697</text:p>
          </table:table-cell>
          <table:table-cell office:value-type="float" office:value="8.28308038855162" calcext:value-type="float">
            <text:p>8,28308038855162</text:p>
          </table:table-cell>
          <table:table-cell table:number-columns-repeated="4"/>
        </table:table-row>
        <table:table-row table:style-name="ro1">
          <table:table-cell office:value-type="float" office:value="9.35973333618035" calcext:value-type="float">
            <text:p>9,35973333618035</text:p>
          </table:table-cell>
          <table:table-cell office:value-type="float" office:value="8.25902956055384" calcext:value-type="float">
            <text:p>8,25902956055384</text:p>
          </table:table-cell>
          <table:table-cell table:number-columns-repeated="4"/>
        </table:table-row>
        <table:table-row table:style-name="ro1">
          <table:table-cell office:value-type="float" office:value="9.39978090642942" calcext:value-type="float">
            <text:p>9,39978090642942</text:p>
          </table:table-cell>
          <table:table-cell office:value-type="float" office:value="8.23391399540322" calcext:value-type="float">
            <text:p>8,23391399540322</text:p>
          </table:table-cell>
          <table:table-cell table:number-columns-repeated="4"/>
        </table:table-row>
        <table:table-row table:style-name="ro1">
          <table:table-cell office:value-type="float" office:value="9.4395963043435" calcext:value-type="float">
            <text:p>9,4395963043435</text:p>
          </table:table-cell>
          <table:table-cell office:value-type="float" office:value="8.20772611485055" calcext:value-type="float">
            <text:p>8,20772611485055</text:p>
          </table:table-cell>
          <table:table-cell table:number-columns-repeated="4"/>
        </table:table-row>
        <table:table-row table:style-name="ro1">
          <table:table-cell office:value-type="float" office:value="9.47918221411745" calcext:value-type="float">
            <text:p>9,47918221411745</text:p>
          </table:table-cell>
          <table:table-cell office:value-type="float" office:value="8.18045795497003" calcext:value-type="float">
            <text:p>8,18045795497003</text:p>
          </table:table-cell>
          <table:table-cell table:number-columns-repeated="4"/>
        </table:table-row>
        <table:table-row table:style-name="ro1">
          <table:table-cell office:value-type="float" office:value="9.51854127357656" calcext:value-type="float">
            <text:p>9,51854127357656</text:p>
          </table:table-cell>
          <table:table-cell office:value-type="float" office:value="8.15210115605619" calcext:value-type="float">
            <text:p>8,15210115605619</text:p>
          </table:table-cell>
          <table:table-cell table:number-columns-repeated="4"/>
        </table:table-row>
        <table:table-row table:style-name="ro1">
          <table:table-cell office:value-type="float" office:value="9.55767607523996" calcext:value-type="float">
            <text:p>9,55767607523996</text:p>
          </table:table-cell>
          <table:table-cell office:value-type="float" office:value="8.12264695190184" calcext:value-type="float">
            <text:p>8,12264695190184</text:p>
          </table:table-cell>
          <table:table-cell table:number-columns-repeated="4"/>
        </table:table-row>
        <table:table-row table:style-name="ro1">
          <table:table-cell office:value-type="float" office:value="9.59658916735376" calcext:value-type="float">
            <text:p>9,59658916735376</text:p>
          </table:table-cell>
          <table:table-cell office:value-type="float" office:value="8.09208615842697" calcext:value-type="float">
            <text:p>8,09208615842697</text:p>
          </table:table-cell>
          <table:table-cell table:number-columns-repeated="4"/>
        </table:table-row>
        <table:table-row table:style-name="ro1">
          <table:table-cell office:value-type="float" office:value="9.63528305489477" calcext:value-type="float">
            <text:p>9,63528305489477</text:p>
          </table:table-cell>
          <table:table-cell office:value-type="float" office:value="8.06040916162545" calcext:value-type="float">
            <text:p>8,06040916162545</text:p>
          </table:table-cell>
          <table:table-cell table:number-columns-repeated="4"/>
        </table:table-row>
        <table:table-row table:style-name="ro1">
          <table:table-cell office:value-type="float" office:value="9.67376020054603" calcext:value-type="float">
            <text:p>9,67376020054603</text:p>
          </table:table-cell>
          <table:table-cell office:value-type="float" office:value="8.0276059047948" calcext:value-type="float">
            <text:p>8,0276059047948</text:p>
          </table:table-cell>
          <table:table-cell table:number-columns-repeated="4"/>
        </table:table-row>
        <table:table-row table:style-name="ro1">
          <table:table-cell office:value-type="float" office:value="9.71202302564485" calcext:value-type="float">
            <text:p>9,71202302564485</text:p>
          </table:table-cell>
          <table:table-cell office:value-type="float" office:value="7.99366587501081" calcext:value-type="float">
            <text:p>7,99366587501081</text:p>
          </table:table-cell>
          <table:table-cell table:number-columns-repeated="4"/>
        </table:table-row>
        <table:table-row table:style-name="ro1">
          <table:table-cell office:value-type="float" office:value="9.7500739111045" calcext:value-type="float">
            <text:p>9,7500739111045</text:p>
          </table:table-cell>
          <table:table-cell office:value-type="float" office:value="7.95857808880654" calcext:value-type="float">
            <text:p>7,95857808880654</text:p>
          </table:table-cell>
          <table:table-cell table:number-columns-repeated="4"/>
        </table:table-row>
        <table:table-row table:style-name="ro1">
          <table:table-cell office:value-type="float" office:value="9.78791519831028" calcext:value-type="float">
            <text:p>9,78791519831028</text:p>
          </table:table-cell>
          <table:table-cell office:value-type="float" office:value="7.92233107701204" calcext:value-type="float">
            <text:p>7,92233107701204</text:p>
          </table:table-cell>
          <table:table-cell table:number-columns-repeated="4"/>
        </table:table-row>
        <table:table-row table:style-name="ro1">
          <table:table-cell office:value-type="float" office:value="9.82554918999087" calcext:value-type="float">
            <text:p>9,82554918999087</text:p>
          </table:table-cell>
          <table:table-cell office:value-type="float" office:value="7.88491286870751" calcext:value-type="float">
            <text:p>7,88491286870751</text:p>
          </table:table-cell>
          <table:table-cell table:number-columns-repeated="4"/>
        </table:table-row>
        <table:table-row table:style-name="ro1">
          <table:table-cell office:value-type="float" office:value="9.86297815106581" calcext:value-type="float">
            <text:p>9,86297815106581</text:p>
          </table:table-cell>
          <table:table-cell office:value-type="float" office:value="7.84631097423957" calcext:value-type="float">
            <text:p>7,84631097423957</text:p>
          </table:table-cell>
          <table:table-cell table:number-columns-repeated="4"/>
        </table:table-row>
        <table:table-row table:style-name="ro1">
          <table:table-cell office:value-type="float" office:value="9.90020430946985" calcext:value-type="float">
            <text:p>9,90020430946985</text:p>
          </table:table-cell>
          <table:table-cell office:value-type="float" office:value="7.80651236724605" calcext:value-type="float">
            <text:p>7,80651236724605</text:p>
          </table:table-cell>
          <table:table-cell table:number-columns-repeated="4"/>
        </table:table-row>
        <table:table-row table:style-name="ro1">
          <table:table-cell office:value-type="float" office:value="9.93722985695487" calcext:value-type="float">
            <text:p>9,93722985695487</text:p>
          </table:table-cell>
          <table:table-cell office:value-type="float" office:value="7.76550346563073" calcext:value-type="float">
            <text:p>7,76550346563073</text:p>
          </table:table-cell>
          <table:table-cell table:number-columns-repeated="4"/>
        </table:table-row>
        <table:table-row table:style-name="ro1">
          <table:table-cell office:value-type="float" office:value="9.97405694987026" calcext:value-type="float">
            <text:p>9,97405694987026</text:p>
          </table:table-cell>
          <table:table-cell office:value-type="float" office:value="7.72327011142496" calcext:value-type="float">
            <text:p>7,72327011142496</text:p>
          </table:table-cell>
          <table:table-cell table:number-columns-repeated="4"/>
        </table:table-row>
        <table:table-row table:style-name="ro1">
          <table:table-cell office:value-type="float" office:value="10.0106877099223" calcext:value-type="float">
            <text:p>10,0106877099223</text:p>
          </table:table-cell>
          <table:table-cell office:value-type="float" office:value="7.67979754946817" calcext:value-type="float">
            <text:p>7,67979754946817</text:p>
          </table:table-cell>
          <table:table-cell table:number-columns-repeated="4"/>
        </table:table-row>
        <table:table-row table:style-name="ro1">
          <table:table-cell office:value-type="float" office:value="10.0471242249131" calcext:value-type="float">
            <text:p>10,0471242249131</text:p>
          </table:table-cell>
          <table:table-cell office:value-type="float" office:value="7.63507040483385" calcext:value-type="float">
            <text:p>7,63507040483385</text:p>
          </table:table-cell>
          <table:table-cell table:number-columns-repeated="4"/>
        </table:table-row>
        <table:table-row table:style-name="ro1">
          <table:table-cell office:value-type="float" office:value="10.0833685494605" calcext:value-type="float">
            <text:p>10,0833685494605</text:p>
          </table:table-cell>
          <table:table-cell office:value-type="float" office:value="7.58907265892215" calcext:value-type="float">
            <text:p>7,58907265892215</text:p>
          </table:table-cell>
          <table:table-cell table:number-columns-repeated="4"/>
        </table:table-row>
        <table:table-row table:style-name="ro1">
          <table:table-cell office:value-type="float" office:value="10.119422705698" calcext:value-type="float">
            <text:p>10,119422705698</text:p>
          </table:table-cell>
          <table:table-cell office:value-type="float" office:value="7.54178762413365" calcext:value-type="float">
            <text:p>7,54178762413365</text:p>
          </table:table-cell>
          <table:table-cell table:number-columns-repeated="4"/>
        </table:table-row>
        <table:table-row table:style-name="ro1">
          <table:table-cell office:value-type="float" office:value="10.1552886839573" calcext:value-type="float">
            <text:p>10,1552886839573</text:p>
          </table:table-cell>
          <table:table-cell office:value-type="float" office:value="7.49319791703226" calcext:value-type="float">
            <text:p>7,49319791703226</text:p>
          </table:table-cell>
          <table:table-cell table:number-columns-repeated="4"/>
        </table:table-row>
        <table:table-row table:style-name="ro1">
          <table:table-cell office:value-type="float" office:value="10.1909684434323" calcext:value-type="float">
            <text:p>10,1909684434323</text:p>
          </table:table-cell>
          <table:table-cell office:value-type="float" office:value="7.4432854298976" calcext:value-type="float">
            <text:p>7,4432854298976</text:p>
          </table:table-cell>
          <table:table-cell table:number-columns-repeated="4"/>
        </table:table-row>
        <table:table-row table:style-name="ro1">
          <table:table-cell office:value-type="float" office:value="10.226463912826" calcext:value-type="float">
            <text:p>10,226463912826</text:p>
          </table:table-cell>
          <table:table-cell office:value-type="float" office:value="7.39203130055938" calcext:value-type="float">
            <text:p>7,39203130055938</text:p>
          </table:table-cell>
          <table:table-cell table:number-columns-repeated="4"/>
        </table:table-row>
        <table:table-row table:style-name="ro1">
          <table:table-cell office:value-type="float" office:value="10.261776990981" calcext:value-type="float">
            <text:p>10,261776990981</text:p>
          </table:table-cell>
          <table:table-cell office:value-type="float" office:value="7.33941588039722" calcext:value-type="float">
            <text:p>7,33941588039722</text:p>
          </table:table-cell>
          <table:table-cell table:number-columns-repeated="4"/>
        </table:table-row>
        <table:table-row table:style-name="ro1">
          <table:table-cell office:value-type="float" office:value="10.2969095474934" calcext:value-type="float">
            <text:p>10,2969095474934</text:p>
          </table:table-cell>
          <table:table-cell office:value-type="float" office:value="7.28541870037982" calcext:value-type="float">
            <text:p>7,28541870037982</text:p>
          </table:table-cell>
          <table:table-cell table:number-columns-repeated="4"/>
        </table:table-row>
        <table:table-row table:style-name="ro1">
          <table:table-cell office:value-type="float" office:value="10.3318634233111" calcext:value-type="float">
            <text:p>10,3318634233111</text:p>
          </table:table-cell>
          <table:table-cell office:value-type="float" office:value="7.23001843500671" calcext:value-type="float">
            <text:p>7,23001843500671</text:p>
          </table:table-cell>
          <table:table-cell table:number-columns-repeated="4"/>
        </table:table-row>
        <table:table-row table:style-name="ro1">
          <table:table-cell office:value-type="float" office:value="10.3666404313167" calcext:value-type="float">
            <text:p>10,3666404313167</text:p>
          </table:table-cell>
          <table:table-cell office:value-type="float" office:value="7.17319286400451" calcext:value-type="float">
            <text:p>7,17319286400451</text:p>
          </table:table-cell>
          <table:table-cell table:number-columns-repeated="4"/>
        </table:table-row>
        <table:table-row table:style-name="ro1">
          <table:table-cell office:value-type="float" office:value="10.4012423568961" calcext:value-type="float">
            <text:p>10,4012423568961</text:p>
          </table:table-cell>
          <table:table-cell office:value-type="float" office:value="7.11491883161658" calcext:value-type="float">
            <text:p>7,11491883161658</text:p>
          </table:table-cell>
          <table:table-cell table:number-columns-repeated="4"/>
        </table:table-row>
        <table:table-row table:style-name="ro1">
          <table:table-cell office:value-type="float" office:value="10.4356709584925" calcext:value-type="float">
            <text:p>10,4356709584925</text:p>
          </table:table-cell>
          <table:table-cell office:value-type="float" office:value="7.05517220331134" calcext:value-type="float">
            <text:p>7,05517220331134</text:p>
          </table:table-cell>
          <table:table-cell table:number-columns-repeated="4"/>
        </table:table-row>
        <table:table-row table:style-name="ro1">
          <table:table-cell office:value-type="float" office:value="10.469927968146" calcext:value-type="float">
            <text:p>10,469927968146</text:p>
          </table:table-cell>
          <table:table-cell office:value-type="float" office:value="6.99392781971894" calcext:value-type="float">
            <text:p>6,99392781971894</text:p>
          </table:table-cell>
          <table:table-cell table:number-columns-repeated="4"/>
        </table:table-row>
        <table:table-row table:style-name="ro1">
          <table:table-cell office:value-type="float" office:value="10.5040150920206" calcext:value-type="float">
            <text:p>10,5040150920206</text:p>
          </table:table-cell>
          <table:table-cell office:value-type="float" office:value="6.93115944758953" calcext:value-type="float">
            <text:p>6,93115944758953</text:p>
          </table:table-cell>
          <table:table-cell table:number-columns-repeated="4"/>
        </table:table-row>
        <table:table-row table:style-name="ro1">
          <table:table-cell office:value-type="float" office:value="10.5379340109177" calcext:value-type="float">
            <text:p>10,5379340109177</text:p>
          </table:table-cell>
          <table:table-cell office:value-type="float" office:value="6.86683972754737" calcext:value-type="float">
            <text:p>6,86683972754737</text:p>
          </table:table-cell>
          <table:table-cell table:number-columns-repeated="4"/>
        </table:table-row>
        <table:table-row table:style-name="ro1">
          <table:table-cell office:value-type="float" office:value="10.5716863807769" calcext:value-type="float">
            <text:p>10,5716863807769</text:p>
          </table:table-cell>
          <table:table-cell office:value-type="float" office:value="6.80094011839491" calcext:value-type="float">
            <text:p>6,80094011839491</text:p>
          </table:table-cell>
          <table:table-cell table:number-columns-repeated="4"/>
        </table:table-row>
        <table:table-row table:style-name="ro1">
          <table:table-cell office:value-type="float" office:value="10.6052738331644" calcext:value-type="float">
            <text:p>10,6052738331644</text:p>
          </table:table-cell>
          <table:table-cell office:value-type="float" office:value="6.73343083769838" calcext:value-type="float">
            <text:p>6,73343083769838</text:p>
          </table:table-cell>
          <table:table-cell table:number-columns-repeated="4"/>
        </table:table-row>
        <table:table-row table:style-name="ro1">
          <table:table-cell office:value-type="float" office:value="10.6386979757496" calcext:value-type="float">
            <text:p>10,6386979757496</text:p>
          </table:table-cell>
          <table:table-cell office:value-type="float" office:value="6.6642807983612" calcext:value-type="float">
            <text:p>6,6642807983612</text:p>
          </table:table-cell>
          <table:table-cell table:number-columns-repeated="4"/>
        </table:table-row>
        <table:table-row table:style-name="ro1">
          <table:table-cell office:value-type="float" office:value="10.6719603927701" calcext:value-type="float">
            <text:p>10,6719603927701</text:p>
          </table:table-cell>
          <table:table-cell office:value-type="float" office:value="6.59345754086429" calcext:value-type="float">
            <text:p>6,59345754086429</text:p>
          </table:table-cell>
          <table:table-cell table:number-columns-repeated="4"/>
        </table:table-row>
        <table:table-row table:style-name="ro1">
          <table:table-cell office:value-type="float" office:value="10.7050626454856" calcext:value-type="float">
            <text:p>10,7050626454856</text:p>
          </table:table-cell>
          <table:table-cell office:value-type="float" office:value="6.52092716082145" calcext:value-type="float">
            <text:p>6,52092716082145</text:p>
          </table:table-cell>
          <table:table-cell table:number-columns-repeated="4"/>
        </table:table-row>
        <table:table-row table:style-name="ro1">
          <table:table-cell office:value-type="float" office:value="10.7380062726203" calcext:value-type="float">
            <text:p>10,7380062726203</text:p>
          </table:table-cell>
          <table:table-cell office:value-type="float" office:value="6.44665423146403" calcext:value-type="float">
            <text:p>6,44665423146403</text:p>
          </table:table-cell>
          <table:table-cell table:number-columns-repeated="4"/>
        </table:table-row>
        <table:table-row table:style-name="ro1">
          <table:table-cell office:value-type="float" office:value="10.7707927907953" calcext:value-type="float">
            <text:p>10,7707927907953</text:p>
          </table:table-cell>
          <table:table-cell office:value-type="float" office:value="6.37060172063163" calcext:value-type="float">
            <text:p>6,37060172063163</text:p>
          </table:table-cell>
          <table:table-cell table:number-columns-repeated="4"/>
        </table:table-row>
        <table:table-row table:style-name="ro1">
          <table:table-cell office:value-type="float" office:value="10.8034236949501" calcext:value-type="float">
            <text:p>10,8034236949501</text:p>
          </table:table-cell>
          <table:table-cell office:value-type="float" office:value="6.29273090180306" calcext:value-type="float">
            <text:p>6,29273090180306</text:p>
          </table:table-cell>
          <table:table-cell table:number-columns-repeated="4"/>
        </table:table-row>
        <table:table-row table:style-name="ro1">
          <table:table-cell office:value-type="float" office:value="10.835900458755" calcext:value-type="float">
            <text:p>10,835900458755</text:p>
          </table:table-cell>
          <table:table-cell office:value-type="float" office:value="6.21300125865544" calcext:value-type="float">
            <text:p>6,21300125865544</text:p>
          </table:table-cell>
          <table:table-cell table:number-columns-repeated="4"/>
        </table:table-row>
        <table:table-row table:style-name="ro1">
          <table:table-cell office:value-type="float" office:value="10.8682245350125" calcext:value-type="float">
            <text:p>10,8682245350125</text:p>
          </table:table-cell>
          <table:table-cell office:value-type="float" office:value="6.13137038258665" calcext:value-type="float">
            <text:p>6,13137038258665</text:p>
          </table:table-cell>
          <table:table-cell table:number-columns-repeated="4"/>
        </table:table-row>
        <table:table-row table:style-name="ro1">
          <table:table-cell office:value-type="float" office:value="10.9003973560504" calcext:value-type="float">
            <text:p>10,9003973560504</text:p>
          </table:table-cell>
          <table:table-cell office:value-type="float" office:value="6.04779386257813" calcext:value-type="float">
            <text:p>6,04779386257813</text:p>
          </table:table-cell>
          <table:table-cell table:number-columns-repeated="4"/>
        </table:table-row>
        <table:table-row table:style-name="ro1">
          <table:table-cell office:value-type="float" office:value="10.9324203341046" calcext:value-type="float">
            <text:p>10,9324203341046</text:p>
          </table:table-cell>
          <table:table-cell office:value-type="float" office:value="5.96222516670939" calcext:value-type="float">
            <text:p>5,96222516670939</text:p>
          </table:table-cell>
          <table:table-cell table:number-columns-repeated="4"/>
        </table:table-row>
        <table:table-row table:style-name="ro1">
          <table:table-cell office:value-type="float" office:value="10.9642948616944" calcext:value-type="float">
            <text:p>10,9642948616944</text:p>
          </table:table-cell>
          <table:table-cell office:value-type="float" office:value="5.87461551456245" calcext:value-type="float">
            <text:p>5,87461551456245</text:p>
          </table:table-cell>
          <table:table-cell table:number-columns-repeated="4"/>
        </table:table-row>
        <table:table-row table:style-name="ro1">
          <table:table-cell office:value-type="float" office:value="10.9960223119873" calcext:value-type="float">
            <text:p>10,9960223119873</text:p>
          </table:table-cell>
          <table:table-cell office:value-type="float" office:value="5.78491373967162" calcext:value-type="float">
            <text:p>5,78491373967162</text:p>
          </table:table-cell>
          <table:table-cell table:number-columns-repeated="4"/>
        </table:table-row>
        <table:table-row table:style-name="ro1">
          <table:table-cell office:value-type="float" office:value="11.0276040391572" calcext:value-type="float">
            <text:p>11,0276040391572</text:p>
          </table:table-cell>
          <table:table-cell office:value-type="float" office:value="5.69306614108162" calcext:value-type="float">
            <text:p>5,69306614108162</text:p>
          </table:table-cell>
          <table:table-cell table:number-columns-repeated="4"/>
        </table:table-row>
        <table:table-row table:style-name="ro1">
          <table:table-cell office:value-type="float" office:value="11.0590413787329" calcext:value-type="float">
            <text:p>11,0590413787329</text:p>
          </table:table-cell>
          <table:table-cell office:value-type="float" office:value="5.59901632297223" calcext:value-type="float">
            <text:p>5,59901632297223</text:p>
          </table:table-cell>
          <table:table-cell table:number-columns-repeated="4"/>
        </table:table-row>
        <table:table-row table:style-name="ro1">
          <table:table-cell office:value-type="float" office:value="11.0903356479394" calcext:value-type="float">
            <text:p>11,0903356479394</text:p>
          </table:table-cell>
          <table:table-cell office:value-type="float" office:value="5.50270502118964" calcext:value-type="float">
            <text:p>5,50270502118964</text:p>
          </table:table-cell>
          <table:table-cell table:number-columns-repeated="4"/>
        </table:table-row>
        <table:table-row table:style-name="ro1">
          <table:table-cell office:value-type="float" office:value="11.1214881460313" calcext:value-type="float">
            <text:p>11,1214881460313</text:p>
          </table:table-cell>
          <table:table-cell office:value-type="float" office:value="5.4040699153911" calcext:value-type="float">
            <text:p>5,4040699153911</text:p>
          </table:table-cell>
          <table:table-cell table:number-columns-repeated="4"/>
        </table:table-row>
        <table:table-row table:style-name="ro1">
          <table:table-cell office:value-type="float" office:value="11.1525001546184" calcext:value-type="float">
            <text:p>11,1525001546184</text:p>
          </table:table-cell>
          <table:table-cell office:value-type="float" office:value="5.30304542535803" calcext:value-type="float">
            <text:p>5,30304542535803</text:p>
          </table:table-cell>
          <table:table-cell table:number-columns-repeated="4"/>
        </table:table-row>
        <table:table-row table:style-name="ro1">
          <table:table-cell office:value-type="float" office:value="11.1833729379843" calcext:value-type="float">
            <text:p>11,1833729379843</text:p>
          </table:table-cell>
          <table:table-cell office:value-type="float" office:value="5.19956248986075" calcext:value-type="float">
            <text:p>5,19956248986075</text:p>
          </table:table-cell>
          <table:table-cell table:number-columns-repeated="4"/>
        </table:table-row>
        <table:table-row table:style-name="ro1">
          <table:table-cell office:value-type="float" office:value="11.2141077433976" calcext:value-type="float">
            <text:p>11,2141077433976</text:p>
          </table:table-cell>
          <table:table-cell office:value-type="float" office:value="5.09354832626239" calcext:value-type="float">
            <text:p>5,09354832626239</text:p>
          </table:table-cell>
          <table:table-cell table:number-columns-repeated="4"/>
        </table:table-row>
        <table:table-row table:style-name="ro1">
          <table:table-cell office:value-type="float" office:value="11.2447058014161" calcext:value-type="float">
            <text:p>11,2447058014161</text:p>
          </table:table-cell>
          <table:table-cell office:value-type="float" office:value="4.98492616882621" calcext:value-type="float">
            <text:p>4,98492616882621</text:p>
          </table:table-cell>
          <table:table-cell table:number-columns-repeated="4"/>
        </table:table-row>
        <table:table-row table:style-name="ro1">
          <table:table-cell office:value-type="float" office:value="11.2751683261845" calcext:value-type="float">
            <text:p>11,2751683261845</text:p>
          </table:table-cell>
          <table:table-cell office:value-type="float" office:value="4.87361498343558" calcext:value-type="float">
            <text:p>4,87361498343558</text:p>
          </table:table-cell>
          <table:table-cell table:number-columns-repeated="4"/>
        </table:table-row>
        <table:table-row table:style-name="ro1">
          <table:table-cell office:value-type="float" office:value="11.3054965157251" calcext:value-type="float">
            <text:p>11,3054965157251</text:p>
          </table:table-cell>
          <table:table-cell office:value-type="float" office:value="4.75952915614386" calcext:value-type="float">
            <text:p>4,75952915614386</text:p>
          </table:table-cell>
          <table:table-cell table:number-columns-repeated="4"/>
        </table:table-row>
        <table:table-row table:style-name="ro1">
          <table:table-cell office:value-type="float" office:value="11.3356915522225" calcext:value-type="float">
            <text:p>11,3356915522225</text:p>
          </table:table-cell>
          <table:table-cell office:value-type="float" office:value="4.64257815263568" calcext:value-type="float">
            <text:p>4,64257815263568</text:p>
          </table:table-cell>
          <table:table-cell table:number-columns-repeated="4"/>
        </table:table-row>
        <table:table-row table:style-name="ro1">
          <table:table-cell office:value-type="float" office:value="11.3657546023017" calcext:value-type="float">
            <text:p>11,3657546023017</text:p>
          </table:table-cell>
          <table:table-cell office:value-type="float" office:value="4.52266614529559" calcext:value-type="float">
            <text:p>4,52266614529559</text:p>
          </table:table-cell>
          <table:table-cell table:number-columns-repeated="4"/>
        </table:table-row>
        <table:table-row table:style-name="ro1">
          <table:table-cell office:value-type="float" office:value="11.3956868173004" calcext:value-type="float">
            <text:p>11,3956868173004</text:p>
          </table:table-cell>
          <table:table-cell office:value-type="float" office:value="4.39969160413432" calcext:value-type="float">
            <text:p>4,39969160413432</text:p>
          </table:table-cell>
          <table:table-cell table:number-columns-repeated="4"/>
        </table:table-row>
        <table:table-row table:style-name="ro1">
          <table:table-cell office:value-type="float" office:value="11.425489333535" calcext:value-type="float">
            <text:p>11,425489333535</text:p>
          </table:table-cell>
          <table:table-cell office:value-type="float" office:value="4.27354684730824" calcext:value-type="float">
            <text:p>4,27354684730824</text:p>
          </table:table-cell>
          <table:table-cell table:number-columns-repeated="4"/>
        </table:table-row>
        <table:table-row table:style-name="ro1">
          <table:table-cell office:value-type="float" office:value="11.4551632725614" calcext:value-type="float">
            <text:p>11,4551632725614</text:p>
          </table:table-cell>
          <table:table-cell office:value-type="float" office:value="4.14411754637033" calcext:value-type="float">
            <text:p>4,14411754637033</text:p>
          </table:table-cell>
          <table:table-cell table:number-columns-repeated="4"/>
        </table:table-row>
        <table:table-row table:style-name="ro1">
          <table:table-cell office:value-type="float" office:value="11.4847097414295" calcext:value-type="float">
            <text:p>11,4847097414295</text:p>
          </table:table-cell>
          <table:table-cell office:value-type="float" office:value="4.01128218069608" calcext:value-type="float">
            <text:p>4,01128218069608</text:p>
          </table:table-cell>
          <table:table-cell table:number-columns-repeated="4"/>
        </table:table-row>
        <table:table-row table:style-name="ro1">
          <table:table-cell office:value-type="float" office:value="11.5141298329325" calcext:value-type="float">
            <text:p>11,5141298329325</text:p>
          </table:table-cell>
          <table:table-cell office:value-type="float" office:value="3.87491143471863" calcext:value-type="float">
            <text:p>3,87491143471863</text:p>
          </table:table-cell>
          <table:table-cell table:number-columns-repeated="4"/>
        </table:table-row>
        <table:table-row table:style-name="ro1">
          <table:table-cell office:value-type="float" office:value="11.5434246258513" calcext:value-type="float">
            <text:p>11,5434246258513</text:p>
          </table:table-cell>
          <table:table-cell office:value-type="float" office:value="3.73486753065926" calcext:value-type="float">
            <text:p>3,73486753065926</text:p>
          </table:table-cell>
          <table:table-cell table:number-columns-repeated="4"/>
        </table:table-row>
        <table:table-row table:style-name="ro1">
          <table:table-cell office:value-type="float" office:value="11.572595185193" calcext:value-type="float">
            <text:p>11,572595185193</text:p>
          </table:table-cell>
          <table:table-cell office:value-type="float" office:value="3.59100348832882" calcext:value-type="float">
            <text:p>3,59100348832882</text:p>
          </table:table-cell>
          <table:table-cell table:number-columns-repeated="4"/>
        </table:table-row>
        <table:table-row table:style-name="ro1">
          <table:table-cell office:value-type="float" office:value="11.6016425624247" calcext:value-type="float">
            <text:p>11,6016425624247</text:p>
          </table:table-cell>
          <table:table-cell office:value-type="float" office:value="3.44316230226705" calcext:value-type="float">
            <text:p>3,44316230226705</text:p>
          </table:table-cell>
          <table:table-cell table:number-columns-repeated="4"/>
        </table:table-row>
        <table:table-row table:style-name="ro1">
          <table:table-cell office:value-type="float" office:value="11.6305677957023" calcext:value-type="float">
            <text:p>11,6305677957023</text:p>
          </table:table-cell>
          <table:table-cell office:value-type="float" office:value="3.29117602494238" calcext:value-type="float">
            <text:p>3,29117602494238</text:p>
          </table:table-cell>
          <table:table-cell table:number-columns-repeated="4"/>
        </table:table-row>
        <table:table-row table:style-name="ro1">
          <table:table-cell office:value-type="float" office:value="11.6593719100945" calcext:value-type="float">
            <text:p>11,6593719100945</text:p>
          </table:table-cell>
          <table:table-cell office:value-type="float" office:value="3.13486474290431" calcext:value-type="float">
            <text:p>3,13486474290431</text:p>
          </table:table-cell>
          <table:table-cell table:number-columns-repeated="4"/>
        </table:table-row>
        <table:table-row table:style-name="ro1">
          <table:table-cell office:value-type="float" office:value="11.6880559178019" calcext:value-type="float">
            <text:p>11,6880559178019</text:p>
          </table:table-cell>
          <table:table-cell office:value-type="float" office:value="2.97403543060346" calcext:value-type="float">
            <text:p>2,97403543060346</text:p>
          </table:table-cell>
          <table:table-cell table:number-columns-repeated="4"/>
        </table:table-row>
        <table:table-row table:style-name="ro1">
          <table:table-cell office:value-type="float" office:value="11.7166208183721" calcext:value-type="float">
            <text:p>11,7166208183721</text:p>
          </table:table-cell>
          <table:table-cell office:value-type="float" office:value="2.80848066399601" calcext:value-type="float">
            <text:p>2,80848066399601</text:p>
          </table:table-cell>
          <table:table-cell table:number-columns-repeated="4"/>
        </table:table-row>
        <table:table-row table:style-name="ro1">
          <table:table-cell office:value-type="float" office:value="11.7450675989095" calcext:value-type="float">
            <text:p>11,7450675989095</text:p>
          </table:table-cell>
          <table:table-cell office:value-type="float" office:value="2.63797717293455" calcext:value-type="float">
            <text:p>2,63797717293455</text:p>
          </table:table-cell>
          <table:table-cell table:number-columns-repeated="4"/>
        </table:table-row>
        <table:table-row table:style-name="ro1">
          <table:table-cell office:value-type="float" office:value="11.7733972342814" calcext:value-type="float">
            <text:p>11,7733972342814</text:p>
          </table:table-cell>
          <table:table-cell office:value-type="float" office:value="2.46228420759984" calcext:value-type="float">
            <text:p>2,46228420759984</text:p>
          </table:table-cell>
          <table:table-cell table:number-columns-repeated="4"/>
        </table:table-row>
        <table:table-row table:style-name="ro1">
          <table:table-cell office:value-type="float" office:value="11.8016106873199" calcext:value-type="float">
            <text:p>11,8016106873199</text:p>
          </table:table-cell>
          <table:table-cell office:value-type="float" office:value="2.28114168969837" calcext:value-type="float">
            <text:p>2,28114168969837</text:p>
          </table:table-cell>
          <table:table-cell table:number-columns-repeated="4"/>
        </table:table-row>
        <table:table-row table:style-name="ro1">
          <table:table-cell office:value-type="float" office:value="11.8297089090188" calcext:value-type="float">
            <text:p>11,8297089090188</text:p>
          </table:table-cell>
          <table:table-cell office:value-type="float" office:value="2.09426811365191" calcext:value-type="float">
            <text:p>2,09426811365191</text:p>
          </table:table-cell>
          <table:table-cell table:number-columns-repeated="4"/>
        </table:table-row>
        <table:table-row table:style-name="ro1">
          <table:table-cell office:value-type="float" office:value="11.8576928387275" calcext:value-type="float">
            <text:p>11,8576928387275</text:p>
          </table:table-cell>
          <table:table-cell office:value-type="float" office:value="1.90135815629832" calcext:value-type="float">
            <text:p>1,90135815629832</text:p>
          </table:table-cell>
          <table:table-cell table:number-columns-repeated="4"/>
        </table:table-row>
        <table:table-row table:style-name="ro1">
          <table:table-cell office:value-type="float" office:value="11.8855634043405" calcext:value-type="float">
            <text:p>11,8855634043405</text:p>
          </table:table-cell>
          <table:table-cell office:value-type="float" office:value="1.70207994540137" calcext:value-type="float">
            <text:p>1,70207994540137</text:p>
          </table:table-cell>
          <table:table-cell table:number-columns-repeated="4"/>
        </table:table-row>
        <table:table-row table:style-name="ro1">
          <table:table-cell office:value-type="float" office:value="11.9133215224831" calcext:value-type="float">
            <text:p>11,9133215224831</text:p>
          </table:table-cell>
          <table:table-cell office:value-type="float" office:value="1.49607192713739" calcext:value-type="float">
            <text:p>1,49607192713739</text:p>
          </table:table-cell>
          <table:table-cell table:number-columns-repeated="4"/>
        </table:table-row>
        <table:table-row table:style-name="ro1">
          <table:table-cell office:value-type="float" office:value="11.940968098693" calcext:value-type="float">
            <text:p>11,940968098693</text:p>
          </table:table-cell>
          <table:table-cell office:value-type="float" office:value="1.28293926017637" calcext:value-type="float">
            <text:p>1,28293926017637</text:p>
          </table:table-cell>
          <table:table-cell table:number-columns-repeated="4"/>
        </table:table-row>
        <table:table-row table:style-name="ro1">
          <table:table-cell office:value-type="float" office:value="11.968504027599" calcext:value-type="float">
            <text:p>11,968504027599</text:p>
          </table:table-cell>
          <table:table-cell office:value-type="float" office:value="1.06224964833673" calcext:value-type="float">
            <text:p>1,06224964833673</text:p>
          </table:table-cell>
          <table:table-cell table:number-columns-repeated="4"/>
        </table:table-row>
        <table:table-row table:style-name="ro1">
          <table:table-cell office:value-type="float" office:value="11.9959301930954" calcext:value-type="float">
            <text:p>11,9959301930954</text:p>
          </table:table-cell>
          <table:table-cell office:value-type="float" office:value="0.833528504188574" calcext:value-type="float">
            <text:p>0,833528504188574</text:p>
          </table:table-cell>
          <table:table-cell table:number-columns-repeated="4"/>
        </table:table-row>
        <table:table-row table:style-name="ro1">
          <table:table-cell office:value-type="float" office:value="12.0232474685136" calcext:value-type="float">
            <text:p>12,0232474685136</text:p>
          </table:table-cell>
          <table:table-cell office:value-type="float" office:value="0.596253311244589" calcext:value-type="float">
            <text:p>0,596253311244589</text:p>
          </table:table-cell>
          <table:table-cell table:number-columns-repeated="4"/>
        </table:table-row>
        <table:table-row table:style-name="ro1">
          <table:table-cell office:value-type="float" office:value="12.0504567167894" calcext:value-type="float">
            <text:p>12,0504567167894</text:p>
          </table:table-cell>
          <table:table-cell office:value-type="float" office:value="0.349847020957879" calcext:value-type="float">
            <text:p>0,349847020957879</text:p>
          </table:table-cell>
          <table:table-cell table:number-columns-repeated="4"/>
        </table:table-row>
        <table:table-row table:style-name="ro1">
          <table:table-cell office:value-type="float" office:value="12.0775587906277" calcext:value-type="float">
            <text:p>12,0775587906277</text:p>
          </table:table-cell>
          <table:table-cell office:value-type="float" office:value="0.0936702805458111" calcext:value-type="float">
            <text:p>0,0936702805458111</text:p>
          </table:table-cell>
          <table:table-cell table:number-columns-repeated="4"/>
        </table:table-row>
        <table:table-row table:style-name="ro1">
          <table:table-cell office:value-type="float" office:value="12.1045545326641" calcext:value-type="float">
            <text:p>12,1045545326641</text:p>
          </table:table-cell>
          <table:table-cell office:value-type="float" office:value="-0.172987764166667" calcext:value-type="float">
            <text:p>-0,17298776416666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23:15:18.350752110</meta:creation-date>
    <dc:date>2024-01-02T00:03:12.964769051</dc:date>
    <meta:editing-duration>PT47M56S</meta:editing-duration>
    <meta:editing-cycles>1</meta:editing-cycles>
    <meta:document-statistic meta:table-count="2" meta:cell-count="1746" meta:object-count="2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146cm" svg:height="10.865cm" xlink:href=".." xlink:type="simple" chart:class="chart:scatter" chart:style-name="ch1">
        <chart:legend chart:legend-position="end" svg:x="15.294cm" svg:y="5.133cm" style:legend-expansion="high" chart:style-name="ch2"/>
        <chart:plot-area chart:style-name="ch3" table:cell-range-address="Sheet2.A1:Sheet2.B211" svg:x="0.362cm" svg:y="0.217cm" svg:width="14.57cm" svg:height="10.431cm">
          <chart:coordinate-region svg:x="0.983cm" svg:y="0.416cm" svg:width="13.762cm" svg:height="10.0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211" chart:class="chart:scatter">
            <chart:domain table:cell-range-address="Sheet2.A1:Sheet2.A211"/>
            <chart:data-point chart:repeated="2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6574012971809">
                <text:p>0.156574012971809</text:p>
                <draw:g>
                  <svg:desc>Sheet2.A1:Sheet2.A211</svg:desc>
                </draw:g>
              </table:table-cell>
              <table:table-cell office:value-type="float" office:value="1.23213052031541">
                <text:p>1.23213052031541</text:p>
                <draw:g>
                  <svg:desc>Sheet2.B1:Sheet2.B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9599095474621">
                <text:p>0.309599095474621</text:p>
              </table:table-cell>
              <table:table-cell office:value-type="float" office:value="1.45547953750607">
                <text:p>1.45547953750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9234305428585">
                <text:p>0.459234305428585</text:p>
              </table:table-cell>
              <table:table-cell office:value-type="float" office:value="1.67062607462728">
                <text:p>1.67062607462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5628166938319">
                <text:p>0.605628166938319</text:p>
              </table:table-cell>
              <table:table-cell office:value-type="float" office:value="1.87809080881086">
                <text:p>1.87809080881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891958510926">
                <text:p>0.74891958510926</text:p>
              </table:table-cell>
              <table:table-cell office:value-type="float" office:value="2.07834370164542">
                <text:p>2.07834370164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9238663271001">
                <text:p>0.889238663271001</text:p>
              </table:table-cell>
              <table:table-cell office:value-type="float" office:value="2.2718104140492">
                <text:p>2.2718104140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67074348801">
                <text:p>1.0267074348801</text:p>
              </table:table-cell>
              <table:table-cell office:value-type="float" office:value="2.45887773186438">
                <text:p>2.45887773186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6144052060655">
                <text:p>1.16144052060655</text:p>
              </table:table-cell>
              <table:table-cell office:value-type="float" office:value="2.63989818057362">
                <text:p>2.63989818057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9354571962581">
                <text:p>1.29354571962581</text:p>
              </table:table-cell>
              <table:table-cell office:value-type="float" office:value="2.81519397096489">
                <text:p>2.81519397096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2312454289059">
                <text:p>1.42312454289059</text:p>
              </table:table-cell>
              <table:table-cell office:value-type="float" office:value="2.98506038934743">
                <text:p>2.985060389347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5027269510324">
                <text:p>1.55027269510324</text:p>
              </table:table-cell>
              <table:table-cell office:value-type="float" office:value="3.14976872395903">
                <text:p>3.14976872395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7508051121585">
                <text:p>1.67508051121585</text:p>
              </table:table-cell>
              <table:table-cell office:value-type="float" office:value="3.30956880197782">
                <text:p>3.309568801977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9763335252587">
                <text:p>1.79763335252587</text:p>
              </table:table-cell>
              <table:table-cell office:value-type="float" office:value="3.4646911979402">
                <text:p>3.46469119794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180119667862">
                <text:p>1.9180119667862</text:p>
              </table:table-cell>
              <table:table-cell office:value-type="float" office:value="3.61534916353503">
                <text:p>3.615349163535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629281619379">
                <text:p>2.03629281619379</text:p>
              </table:table-cell>
              <table:table-cell office:value-type="float" office:value="3.76174032007004">
                <text:p>3.76174032007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525483766442">
                <text:p>2.1525483766442</text:p>
              </table:table-cell>
              <table:table-cell office:value-type="float" office:value="3.90404814791524">
                <text:p>3.904048147915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684741122882">
                <text:p>2.26684741122882</text:p>
              </table:table-cell>
              <table:table-cell office:value-type="float" office:value="4.04244330156155">
                <text:p>4.04244330156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7925522059723">
                <text:p>2.37925522059723</text:p>
              </table:table-cell>
              <table:table-cell office:value-type="float" office:value="4.17708477431409">
                <text:p>4.177084774314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8983387250003">
                <text:p>2.48983387250003</text:p>
              </table:table-cell>
              <table:table-cell office:value-type="float" office:value="4.30812093285487">
                <text:p>4.308120932854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9864241256096">
                <text:p>2.59864241256096</text:p>
              </table:table-cell>
              <table:table-cell office:value-type="float" office:value="4.43569043879325">
                <text:p>4.435690438793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0573705809541">
                <text:p>2.70573705809541</text:p>
              </table:table-cell>
              <table:table-cell office:value-type="float" office:value="4.55992307174424">
                <text:p>4.55992307174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1117137658972">
                <text:p>2.81117137658972</text:p>
              </table:table-cell>
              <table:table-cell office:value-type="float" office:value="4.68094046633171">
                <text:p>4.68094046633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14996450279">
                <text:p>2.914996450279</text:p>
              </table:table-cell>
              <table:table-cell office:value-type="float" office:value="4.79885677372519">
                <text:p>4.798856773725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1726102810593">
                <text:p>3.01726102810593</text:p>
              </table:table-cell>
              <table:table-cell office:value-type="float" office:value="4.91377925681985">
                <text:p>4.913779256819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180116662069">
                <text:p>3.1180116662069</text:p>
              </table:table-cell>
              <table:table-cell office:value-type="float" office:value="5.02580882690823">
                <text:p>5.025808826908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21729285795177">
                <text:p>3.21729285795177</text:p>
              </table:table-cell>
              <table:table-cell office:value-type="float" office:value="5.13504052862717">
                <text:p>5.135040528627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1514715445799">
                <text:p>3.31514715445799</text:p>
              </table:table-cell>
              <table:table-cell office:value-type="float" office:value="5.24156397906061">
                <text:p>5.241563979060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161527640603">
                <text:p>3.41161527640603</text:p>
              </table:table-cell>
              <table:table-cell office:value-type="float" office:value="5.34546376611157">
                <text:p>5.345463766111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0673621790082">
                <text:p>3.50673621790082</text:p>
              </table:table-cell>
              <table:table-cell office:value-type="float" office:value="5.44681981060125">
                <text:p>5.44681981060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0054734304985">
                <text:p>3.60054734304985</text:p>
              </table:table-cell>
              <table:table-cell office:value-type="float" office:value="5.54570769599276">
                <text:p>5.545707695992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9308447586385">
                <text:p>3.69308447586385</text:p>
              </table:table-cell>
              <table:table-cell office:value-type="float" office:value="5.64219896915564">
                <text:p>5.642198969155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8438198402771">
                <text:p>3.78438198402771</text:p>
              </table:table-cell>
              <table:table-cell office:value-type="float" office:value="5.73636141517275">
                <text:p>5.736361415172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7447285703741">
                <text:p>3.87447285703741</text:p>
              </table:table-cell>
              <table:table-cell office:value-type="float" office:value="5.82825930883342">
                <text:p>5.828259308833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6338877915265">
                <text:p>3.96338877915265</text:p>
              </table:table-cell>
              <table:table-cell office:value-type="float" office:value="5.91795364514682">
                <text:p>5.917953645146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05116019757334">
                <text:p>4.05116019757334</text:p>
              </table:table-cell>
              <table:table-cell office:value-type="float" office:value="6.00550235094056">
                <text:p>6.005502350940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3781638621117">
                <text:p>4.13781638621117</text:p>
              </table:table-cell>
              <table:table-cell office:value-type="float" office:value="6.09096047937548">
                <text:p>6.090960479375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2338550539403">
                <text:p>4.22338550539403</text:p>
              </table:table-cell>
              <table:table-cell office:value-type="float" office:value="6.17438038900358">
                <text:p>6.174380389003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3078946578113">
                <text:p>4.3078946578113</text:p>
              </table:table-cell>
              <table:table-cell office:value-type="float" office:value="6.2558119088172">
                <text:p>6.25581190881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3913699409811">
                <text:p>4.3913699409811</text:p>
              </table:table-cell>
              <table:table-cell office:value-type="float" office:value="6.33530249058152">
                <text:p>6.33530249058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47383649649618">
                <text:p>4.47383649649618</text:p>
              </table:table-cell>
              <table:table-cell office:value-type="float" office:value="6.41289734960468">
                <text:p>6.412897349604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55531855628347">
                <text:p>4.55531855628347</text:p>
              </table:table-cell>
              <table:table-cell office:value-type="float" office:value="6.48863959497917">
                <text:p>6.488639594979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3583948609237">
                <text:p>4.63583948609237</text:p>
              </table:table-cell>
              <table:table-cell office:value-type="float" office:value="6.56257035022131">
                <text:p>6.56257035022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71542182640897">
                <text:p>4.71542182640897</text:p>
              </table:table-cell>
              <table:table-cell office:value-type="float" office:value="6.63472886514153">
                <text:p>6.634728865141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79408733097742">
                <text:p>4.79408733097742</text:p>
              </table:table-cell>
              <table:table-cell office:value-type="float" office:value="6.70515261969461">
                <text:p>6.705152619694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87185700309443">
                <text:p>4.87185700309443</text:p>
              </table:table-cell>
              <table:table-cell office:value-type="float" office:value="6.77387742048512">
                <text:p>6.77387742048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94875112983026">
                <text:p>4.94875112983026</text:p>
              </table:table-cell>
              <table:table-cell office:value-type="float" office:value="6.84093749053744">
                <text:p>6.840937490537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02478931431671">
                <text:p>5.02478931431671</text:p>
              </table:table-cell>
              <table:table-cell office:value-type="float" office:value="6.90636555288136">
                <text:p>6.906365552881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09999050623206">
                <text:p>5.09999050623206</text:p>
              </table:table-cell>
              <table:table-cell office:value-type="float" office:value="6.97019290845177">
                <text:p>6.970192908451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17437303060262">
                <text:p>5.17437303060262</text:p>
              </table:table-cell>
              <table:table-cell office:value-type="float" office:value="7.03244950875468">
                <text:p>7.032449508754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2479546150314">
                <text:p>5.2479546150314</text:p>
              </table:table-cell>
              <table:table-cell office:value-type="float" office:value="7.09316402370979">
                <text:p>7.093164023709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32075241545609">
                <text:p>5.32075241545609</text:p>
              </table:table-cell>
              <table:table-cell office:value-type="float" office:value="7.15236390504263">
                <text:p>7.152363905042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39278304053072">
                <text:p>5.39278304053072</text:p>
              </table:table-cell>
              <table:table-cell office:value-type="float" office:value="7.21007544556566">
                <text:p>7.21007544556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46406257471864">
                <text:p>5.46406257471864</text:p>
              </table:table-cell>
              <table:table-cell office:value-type="float" office:value="7.26632383465773">
                <text:p>7.266323834657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53460660017759">
                <text:p>5.53460660017759</text:p>
              </table:table-cell>
              <table:table-cell office:value-type="float" office:value="7.32113321022384">
                <text:p>7.321133210223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60443021751225">
                <text:p>5.60443021751225</text:p>
              </table:table-cell>
              <table:table-cell office:value-type="float" office:value="7.37452670739322">
                <text:p>7.374526707393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7354806546385">
                <text:p>5.67354806546385</text:p>
              </table:table-cell>
              <table:table-cell office:value-type="float" office:value="7.42652650419104">
                <text:p>7.426526504191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4197433960171">
                <text:p>5.74197433960171</text:p>
              </table:table-cell>
              <table:table-cell office:value-type="float" office:value="7.47715386439969">
                <text:p>7.477153864399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097228100768">
                <text:p>5.8097228100768</text:p>
              </table:table-cell>
              <table:table-cell office:value-type="float" office:value="7.52642917780724">
                <text:p>7.526429177807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7680683849341">
                <text:p>5.87680683849341</text:p>
              </table:table-cell>
              <table:table-cell office:value-type="float" office:value="7.57437199802426">
                <text:p>7.574371998024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432393939511">
                <text:p>5.9432393939511</text:p>
              </table:table-cell>
              <table:table-cell office:value-type="float" office:value="7.6210010780356">
                <text:p>7.62100107803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0903306830537">
                <text:p>6.00903306830537</text:p>
              </table:table-cell>
              <table:table-cell office:value-type="float" office:value="7.66633440364011">
                <text:p>7.666334403640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7420009069247">
                <text:p>6.07420009069247</text:p>
              </table:table-cell>
              <table:table-cell office:value-type="float" office:value="7.71038922491898">
                <text:p>7.710389224918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3875234136049">
                <text:p>6.13875234136049</text:p>
              </table:table-cell>
              <table:table-cell office:value-type="float" office:value="7.7531820858623">
                <text:p>7.75318208586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027013648462">
                <text:p>6.2027013648462</text:p>
              </table:table-cell>
              <table:table-cell office:value-type="float" office:value="7.79472885227326">
                <text:p>7.794728852273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26605838253462">
                <text:p>6.26605838253462</text:p>
              </table:table-cell>
              <table:table-cell office:value-type="float" office:value="7.83504473806013">
                <text:p>7.83504473806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32883430463544">
                <text:p>6.32883430463544</text:p>
              </table:table-cell>
              <table:table-cell office:value-type="float" office:value="7.87414433001766">
                <text:p>7.874144330017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39103974160887">
                <text:p>6.39103974160887</text:p>
              </table:table-cell>
              <table:table-cell office:value-type="float" office:value="7.91204161119169">
                <text:p>7.912041611191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45268501507085">
                <text:p>6.45268501507085</text:p>
              </table:table-cell>
              <table:table-cell office:value-type="float" office:value="7.94874998291392">
                <text:p>7.948749982913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51378016820594">
                <text:p>6.51378016820594</text:p>
              </table:table-cell>
              <table:table-cell office:value-type="float" office:value="7.98428228558693">
                <text:p>7.984282285586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57433497571434">
                <text:p>6.57433497571434</text:p>
              </table:table-cell>
              <table:table-cell office:value-type="float" office:value="8.01865081829387">
                <text:p>8.018650818293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63435895331791">
                <text:p>6.63435895331791</text:p>
              </table:table-cell>
              <table:table-cell office:value-type="float" office:value="8.05186735730156">
                <text:p>8.051867357301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6938613668484">
                <text:p>6.6938613668484</text:p>
              </table:table-cell>
              <table:table-cell office:value-type="float" office:value="8.08394317352067">
                <text:p>8.083943173520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75285124093988">
                <text:p>6.75285124093988</text:p>
              </table:table-cell>
              <table:table-cell office:value-type="float" office:value="8.11488904898224">
                <text:p>8.114889048982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81133736734576">
                <text:p>6.81133736734576</text:p>
              </table:table-cell>
              <table:table-cell office:value-type="float" office:value="8.14471529238521">
                <text:p>8.144715292385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86932831289985">
                <text:p>6.86932831289985</text:p>
              </table:table-cell>
              <table:table-cell office:value-type="float" office:value="8.17343175376584">
                <text:p>8.173431753765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9268324271395">
                <text:p>6.9268324271395</text:p>
              </table:table-cell>
              <table:table-cell office:value-type="float" office:value="8.20104783833624">
                <text:p>8.201047838336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98385784960805">
                <text:p>6.98385784960805</text:p>
              </table:table-cell>
              <table:table-cell office:value-type="float" office:value="8.22757251953581">
                <text:p>8.227572519535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04041251685247">
                <text:p>7.04041251685247</text:p>
              </table:table-cell>
              <table:table-cell office:value-type="float" office:value="8.25301435133628">
                <text:p>8.253014351336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09650416913154">
                <text:p>7.09650416913154</text:p>
              </table:table-cell>
              <table:table-cell office:value-type="float" office:value="8.27738147983811">
                <text:p>8.277381479838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15214035684876">
                <text:p>7.15214035684876</text:p>
              </table:table-cell>
              <table:table-cell office:value-type="float" office:value="8.30068165419337">
                <text:p>8.300681654193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20732844672338">
                <text:p>7.20732844672338</text:p>
              </table:table-cell>
              <table:table-cell office:value-type="float" office:value="8.32292223688769">
                <text:p>8.322922236887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26207562771243">
                <text:p>7.26207562771243</text:p>
              </table:table-cell>
              <table:table-cell office:value-type="float" office:value="8.34411021341151">
                <text:p>8.34411021341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31638891669555">
                <text:p>7.31638891669555</text:p>
              </table:table-cell>
              <table:table-cell office:value-type="float" office:value="8.36425220134878">
                <text:p>8.364252201348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37027516393407">
                <text:p>7.37027516393407</text:p>
              </table:table-cell>
              <table:table-cell office:value-type="float" office:value="8.38335445890907">
                <text:p>8.383354458909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42374105831492">
                <text:p>7.42374105831492</text:p>
              </table:table-cell>
              <table:table-cell office:value-type="float" office:value="8.40142289292741">
                <text:p>8.401422892927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47679313238961">
                <text:p>7.47679313238961</text:p>
              </table:table-cell>
              <table:table-cell office:value-type="float" office:value="8.41846306635416">
                <text:p>8.418463066354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52943776721769">
                <text:p>7.52943776721769</text:p>
              </table:table-cell>
              <table:table-cell office:value-type="float" office:value="8.43448020525569">
                <text:p>8.434480205255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58168119702385">
                <text:p>7.58168119702385</text:p>
              </table:table-cell>
              <table:table-cell office:value-type="float" office:value="8.44947920534507">
                <text:p>8.449479205345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63352951367712">
                <text:p>7.63352951367712</text:p>
              </table:table-cell>
              <table:table-cell office:value-type="float" office:value="8.46346463806051">
                <text:p>8.463464638060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68498867100034">
                <text:p>7.68498867100034</text:p>
              </table:table-cell>
              <table:table-cell office:value-type="float" office:value="8.47644075620782">
                <text:p>8.476440756207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73606448891752">
                <text:p>7.73606448891752</text:p>
              </table:table-cell>
              <table:table-cell office:value-type="float" office:value="8.48841149918209">
                <text:p>8.48841149918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78676265744644">
                <text:p>7.78676265744644</text:p>
              </table:table-cell>
              <table:table-cell office:value-type="float" office:value="8.49938049778216">
                <text:p>8.499380497782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83708874054321">
                <text:p>7.83708874054321</text:p>
              </table:table-cell>
              <table:table-cell office:value-type="float" office:value="8.50935107863084">
                <text:p>8.509351078630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88704817980559">
                <text:p>7.88704817980559</text:p>
              </table:table-cell>
              <table:table-cell office:value-type="float" office:value="8.51832626821207">
                <text:p>8.518326268212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93664629804097">
                <text:p>7.93664629804097</text:p>
              </table:table-cell>
              <table:table-cell office:value-type="float" office:value="8.52630879653576">
                <text:p>8.526308796535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98588830270518">
                <text:p>7.98588830270518</text:p>
              </table:table-cell>
              <table:table-cell office:value-type="float" office:value="8.53330110043959">
                <text:p>8.533301100439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03477928921751">
                <text:p>8.03477928921751</text:p>
              </table:table-cell>
              <table:table-cell office:value-type="float" office:value="8.53930532653641">
                <text:p>8.539305326536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08332424415736">
                <text:p>8.08332424415736</text:p>
              </table:table-cell>
              <table:table-cell office:value-type="float" office:value="8.54432333381463">
                <text:p>8.544323333814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13152804834747">
                <text:p>8.13152804834747</text:p>
              </table:table-cell>
              <table:table-cell office:value-type="float" office:value="8.54835669589842">
                <text:p>8.548356695898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17939547982871">
                <text:p>8.17939547982871</text:p>
              </table:table-cell>
              <table:table-cell office:value-type="float" office:value="8.55140670297333">
                <text:p>8.55140670297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22693121673075">
                <text:p>8.22693121673075</text:p>
              </table:table-cell>
              <table:table-cell office:value-type="float" office:value="8.55347436338248">
                <text:p>8.553474363382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27413984004309">
                <text:p>8.27413984004309</text:p>
              </table:table-cell>
              <table:table-cell office:value-type="float" office:value="8.55456040489723">
                <text:p>8.554560404897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3210258362906">
                <text:p>8.3210258362906</text:p>
              </table:table-cell>
              <table:table-cell office:value-type="float" office:value="8.55466527566581">
                <text:p>8.554665275665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36759360011743">
                <text:p>8.36759360011743</text:p>
              </table:table-cell>
              <table:table-cell office:value-type="float" office:value="8.5537891448423">
                <text:p>8.55378914484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41384743678301">
                <text:p>8.41384743678301</text:p>
              </table:table-cell>
              <table:table-cell office:value-type="float" office:value="8.55193190289782">
                <text:p>8.551931902897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45979156457382">
                <text:p>8.45979156457382</text:p>
              </table:table-cell>
              <table:table-cell office:value-type="float" office:value="8.54909316161479">
                <text:p>8.549093161614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50543011713421">
                <text:p>8.50543011713421</text:p>
              </table:table-cell>
              <table:table-cell office:value-type="float" office:value="8.54527225376458">
                <text:p>8.545272253764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55076714571959">
                <text:p>8.55076714571959</text:p>
              </table:table-cell>
              <table:table-cell office:value-type="float" office:value="8.5404682324679">
                <text:p>8.54046823246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.59580662137501">
                <text:p>8.59580662137501</text:p>
              </table:table-cell>
              <table:table-cell office:value-type="float" office:value="8.53467987023663">
                <text:p>8.534679870236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64055243704212">
                <text:p>8.64055243704212</text:p>
              </table:table-cell>
              <table:table-cell office:value-type="float" office:value="8.52790565769501">
                <text:p>8.527905657695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68500840959734">
                <text:p>8.68500840959734</text:p>
              </table:table-cell>
              <table:table-cell office:value-type="float" office:value="8.52014380197733">
                <text:p>8.520143801977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72917828182387">
                <text:p>8.72917828182387</text:p>
              </table:table-cell>
              <table:table-cell office:value-type="float" office:value="8.51139222479838">
                <text:p>8.511392224798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77306572432008">
                <text:p>8.77306572432008</text:p>
              </table:table-cell>
              <table:table-cell office:value-type="float" office:value="8.50164856019227">
                <text:p>8.501648560192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8166743373469">
                <text:p>8.8166743373469</text:p>
              </table:table-cell>
              <table:table-cell office:value-type="float" office:value="8.49091015191428">
                <text:p>8.490910151914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86000765261624">
                <text:p>8.86000765261624</text:p>
              </table:table-cell>
              <table:table-cell office:value-type="float" office:value="8.47917405049961">
                <text:p>8.479174050499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90306913502303">
                <text:p>8.90306913502303</text:p>
              </table:table-cell>
              <table:table-cell office:value-type="float" office:value="8.46643700997202">
                <text:p>8.466437009972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94586218432268">
                <text:p>8.94586218432268</text:p>
              </table:table-cell>
              <table:table-cell office:value-type="float" office:value="8.45269548419448">
                <text:p>8.452695484194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9883901367563">
                <text:p>8.9883901367563</text:p>
              </table:table-cell>
              <table:table-cell office:value-type="float" office:value="8.43794562285291">
                <text:p>8.437945622852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03065626662536">
                <text:p>9.03065626662536</text:p>
              </table:table-cell>
              <table:table-cell office:value-type="float" office:value="8.42218326706336">
                <text:p>8.422183267063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0726637878179">
                <text:p>9.0726637878179</text:p>
              </table:table-cell>
              <table:table-cell office:value-type="float" office:value="8.40540394459157">
                <text:p>8.405403944591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11441585528788">
                <text:p>9.11441585528788</text:p>
              </table:table-cell>
              <table:table-cell office:value-type="float" office:value="8.38760286467334">
                <text:p>8.387602864673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15591556648953">
                <text:p>9.15591556648953</text:p>
              </table:table-cell>
              <table:table-cell office:value-type="float" office:value="8.36877491242241">
                <text:p>8.368774912422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19716596276823">
                <text:p>9.19716596276823</text:p>
              </table:table-cell>
              <table:table-cell office:value-type="float" office:value="8.348914642812">
                <text:p>8.3489146428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23817003070959">
                <text:p>9.23817003070959</text:p>
              </table:table-cell>
              <table:table-cell office:value-type="float" office:value="8.32801627421434">
                <text:p>8.328016274214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.2789307034481">
                <text:p>9.2789307034481</text:p>
              </table:table-cell>
              <table:table-cell office:value-type="float" office:value="8.30607368148186">
                <text:p>8.306073681481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31945086193697">
                <text:p>9.31945086193697</text:p>
              </table:table-cell>
              <table:table-cell office:value-type="float" office:value="8.28308038855162">
                <text:p>8.283080388551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35973333618035">
                <text:p>9.35973333618035</text:p>
              </table:table-cell>
              <table:table-cell office:value-type="float" office:value="8.25902956055384">
                <text:p>8.259029560553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39978090642942">
                <text:p>9.39978090642942</text:p>
              </table:table-cell>
              <table:table-cell office:value-type="float" office:value="8.23391399540322">
                <text:p>8.233913995403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4395963043435">
                <text:p>9.4395963043435</text:p>
              </table:table-cell>
              <table:table-cell office:value-type="float" office:value="8.20772611485055">
                <text:p>8.207726114850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47918221411745">
                <text:p>9.47918221411745</text:p>
              </table:table-cell>
              <table:table-cell office:value-type="float" office:value="8.18045795497003">
                <text:p>8.180457954970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51854127357656">
                <text:p>9.51854127357656</text:p>
              </table:table-cell>
              <table:table-cell office:value-type="float" office:value="8.15210115605619">
                <text:p>8.152101156056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55767607523996">
                <text:p>9.55767607523996</text:p>
              </table:table-cell>
              <table:table-cell office:value-type="float" office:value="8.12264695190184">
                <text:p>8.122646951901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59658916735376">
                <text:p>9.59658916735376</text:p>
              </table:table-cell>
              <table:table-cell office:value-type="float" office:value="8.09208615842697">
                <text:p>8.092086158426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63528305489477">
                <text:p>9.63528305489477</text:p>
              </table:table-cell>
              <table:table-cell office:value-type="float" office:value="8.06040916162545">
                <text:p>8.060409161625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67376020054603">
                <text:p>9.67376020054603</text:p>
              </table:table-cell>
              <table:table-cell office:value-type="float" office:value="8.0276059047948">
                <text:p>8.02760590479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71202302564485">
                <text:p>9.71202302564485</text:p>
              </table:table-cell>
              <table:table-cell office:value-type="float" office:value="7.99366587501081">
                <text:p>7.993665875010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.7500739111045">
                <text:p>9.7500739111045</text:p>
              </table:table-cell>
              <table:table-cell office:value-type="float" office:value="7.95857808880654">
                <text:p>7.958578088806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78791519831028">
                <text:p>9.78791519831028</text:p>
              </table:table-cell>
              <table:table-cell office:value-type="float" office:value="7.92233107701204">
                <text:p>7.922331077012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82554918999087">
                <text:p>9.82554918999087</text:p>
              </table:table-cell>
              <table:table-cell office:value-type="float" office:value="7.88491286870751">
                <text:p>7.884912868707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86297815106581">
                <text:p>9.86297815106581</text:p>
              </table:table-cell>
              <table:table-cell office:value-type="float" office:value="7.84631097423957">
                <text:p>7.846310974239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90020430946985">
                <text:p>9.90020430946985</text:p>
              </table:table-cell>
              <table:table-cell office:value-type="float" office:value="7.80651236724605">
                <text:p>7.806512367246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.93722985695487">
                <text:p>9.93722985695487</text:p>
              </table:table-cell>
              <table:table-cell office:value-type="float" office:value="7.76550346563073">
                <text:p>7.765503465630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97405694987026">
                <text:p>9.97405694987026</text:p>
              </table:table-cell>
              <table:table-cell office:value-type="float" office:value="7.72327011142496">
                <text:p>7.723270111424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0106877099223">
                <text:p>10.0106877099223</text:p>
              </table:table-cell>
              <table:table-cell office:value-type="float" office:value="7.67979754946817">
                <text:p>7.679797549468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0471242249131">
                <text:p>10.0471242249131</text:p>
              </table:table-cell>
              <table:table-cell office:value-type="float" office:value="7.63507040483385">
                <text:p>7.635070404833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0833685494605">
                <text:p>10.0833685494605</text:p>
              </table:table-cell>
              <table:table-cell office:value-type="float" office:value="7.58907265892215">
                <text:p>7.589072658922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119422705698">
                <text:p>10.119422705698</text:p>
              </table:table-cell>
              <table:table-cell office:value-type="float" office:value="7.54178762413365">
                <text:p>7.541787624133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1552886839573">
                <text:p>10.1552886839573</text:p>
              </table:table-cell>
              <table:table-cell office:value-type="float" office:value="7.49319791703226">
                <text:p>7.493197917032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1909684434323">
                <text:p>10.1909684434323</text:p>
              </table:table-cell>
              <table:table-cell office:value-type="float" office:value="7.4432854298976">
                <text:p>7.44328542989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226463912826">
                <text:p>10.226463912826</text:p>
              </table:table-cell>
              <table:table-cell office:value-type="float" office:value="7.39203130055938">
                <text:p>7.392031300559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261776990981">
                <text:p>10.261776990981</text:p>
              </table:table-cell>
              <table:table-cell office:value-type="float" office:value="7.33941588039722">
                <text:p>7.339415880397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2969095474934">
                <text:p>10.2969095474934</text:p>
              </table:table-cell>
              <table:table-cell office:value-type="float" office:value="7.28541870037982">
                <text:p>7.285418700379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3318634233111">
                <text:p>10.3318634233111</text:p>
              </table:table-cell>
              <table:table-cell office:value-type="float" office:value="7.23001843500671">
                <text:p>7.230018435006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3666404313167">
                <text:p>10.3666404313167</text:p>
              </table:table-cell>
              <table:table-cell office:value-type="float" office:value="7.17319286400451">
                <text:p>7.173192864004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4012423568961">
                <text:p>10.4012423568961</text:p>
              </table:table-cell>
              <table:table-cell office:value-type="float" office:value="7.11491883161658">
                <text:p>7.114918831616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4356709584925">
                <text:p>10.4356709584925</text:p>
              </table:table-cell>
              <table:table-cell office:value-type="float" office:value="7.05517220331134">
                <text:p>7.055172203311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469927968146">
                <text:p>10.469927968146</text:p>
              </table:table-cell>
              <table:table-cell office:value-type="float" office:value="6.99392781971894">
                <text:p>6.993927819718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5040150920206">
                <text:p>10.5040150920206</text:p>
              </table:table-cell>
              <table:table-cell office:value-type="float" office:value="6.93115944758953">
                <text:p>6.931159447589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5379340109177">
                <text:p>10.5379340109177</text:p>
              </table:table-cell>
              <table:table-cell office:value-type="float" office:value="6.86683972754737">
                <text:p>6.866839727547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5716863807769">
                <text:p>10.5716863807769</text:p>
              </table:table-cell>
              <table:table-cell office:value-type="float" office:value="6.80094011839491">
                <text:p>6.800940118394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6052738331644">
                <text:p>10.6052738331644</text:p>
              </table:table-cell>
              <table:table-cell office:value-type="float" office:value="6.73343083769838">
                <text:p>6.733430837698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6386979757496">
                <text:p>10.6386979757496</text:p>
              </table:table-cell>
              <table:table-cell office:value-type="float" office:value="6.6642807983612">
                <text:p>6.66428079836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6719603927701">
                <text:p>10.6719603927701</text:p>
              </table:table-cell>
              <table:table-cell office:value-type="float" office:value="6.59345754086429">
                <text:p>6.593457540864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7050626454856">
                <text:p>10.7050626454856</text:p>
              </table:table-cell>
              <table:table-cell office:value-type="float" office:value="6.52092716082145">
                <text:p>6.520927160821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7380062726203">
                <text:p>10.7380062726203</text:p>
              </table:table-cell>
              <table:table-cell office:value-type="float" office:value="6.44665423146403">
                <text:p>6.446654231464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7707927907953">
                <text:p>10.7707927907953</text:p>
              </table:table-cell>
              <table:table-cell office:value-type="float" office:value="6.37060172063163">
                <text:p>6.370601720631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8034236949501">
                <text:p>10.8034236949501</text:p>
              </table:table-cell>
              <table:table-cell office:value-type="float" office:value="6.29273090180306">
                <text:p>6.292730901803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835900458755">
                <text:p>10.835900458755</text:p>
              </table:table-cell>
              <table:table-cell office:value-type="float" office:value="6.21300125865544">
                <text:p>6.213001258655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8682245350125">
                <text:p>10.8682245350125</text:p>
              </table:table-cell>
              <table:table-cell office:value-type="float" office:value="6.13137038258665">
                <text:p>6.131370382586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9003973560504">
                <text:p>10.9003973560504</text:p>
              </table:table-cell>
              <table:table-cell office:value-type="float" office:value="6.04779386257813">
                <text:p>6.047793862578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9324203341046">
                <text:p>10.9324203341046</text:p>
              </table:table-cell>
              <table:table-cell office:value-type="float" office:value="5.96222516670939">
                <text:p>5.962225166709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9642948616944">
                <text:p>10.9642948616944</text:p>
              </table:table-cell>
              <table:table-cell office:value-type="float" office:value="5.87461551456245">
                <text:p>5.874615514562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9960223119873">
                <text:p>10.9960223119873</text:p>
              </table:table-cell>
              <table:table-cell office:value-type="float" office:value="5.78491373967162">
                <text:p>5.784913739671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0276040391572">
                <text:p>11.0276040391572</text:p>
              </table:table-cell>
              <table:table-cell office:value-type="float" office:value="5.69306614108162">
                <text:p>5.693066141081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.0590413787329">
                <text:p>11.0590413787329</text:p>
              </table:table-cell>
              <table:table-cell office:value-type="float" office:value="5.59901632297223">
                <text:p>5.599016322972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.0903356479394">
                <text:p>11.0903356479394</text:p>
              </table:table-cell>
              <table:table-cell office:value-type="float" office:value="5.50270502118964">
                <text:p>5.502705021189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.1214881460313">
                <text:p>11.1214881460313</text:p>
              </table:table-cell>
              <table:table-cell office:value-type="float" office:value="5.4040699153911">
                <text:p>5.40406991539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.1525001546184">
                <text:p>11.1525001546184</text:p>
              </table:table-cell>
              <table:table-cell office:value-type="float" office:value="5.30304542535803">
                <text:p>5.303045425358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1833729379843">
                <text:p>11.1833729379843</text:p>
              </table:table-cell>
              <table:table-cell office:value-type="float" office:value="5.19956248986075">
                <text:p>5.199562489860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.2141077433976">
                <text:p>11.2141077433976</text:p>
              </table:table-cell>
              <table:table-cell office:value-type="float" office:value="5.09354832626239">
                <text:p>5.093548326262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2447058014161">
                <text:p>11.2447058014161</text:p>
              </table:table-cell>
              <table:table-cell office:value-type="float" office:value="4.98492616882621">
                <text:p>4.984926168826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.2751683261845">
                <text:p>11.2751683261845</text:p>
              </table:table-cell>
              <table:table-cell office:value-type="float" office:value="4.87361498343558">
                <text:p>4.873614983435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3054965157251">
                <text:p>11.3054965157251</text:p>
              </table:table-cell>
              <table:table-cell office:value-type="float" office:value="4.75952915614386">
                <text:p>4.759529156143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3356915522225">
                <text:p>11.3356915522225</text:p>
              </table:table-cell>
              <table:table-cell office:value-type="float" office:value="4.64257815263568">
                <text:p>4.642578152635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3657546023017">
                <text:p>11.3657546023017</text:p>
              </table:table-cell>
              <table:table-cell office:value-type="float" office:value="4.52266614529559">
                <text:p>4.522666145295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3956868173004">
                <text:p>11.3956868173004</text:p>
              </table:table-cell>
              <table:table-cell office:value-type="float" office:value="4.39969160413432">
                <text:p>4.399691604134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425489333535">
                <text:p>11.425489333535</text:p>
              </table:table-cell>
              <table:table-cell office:value-type="float" office:value="4.27354684730824">
                <text:p>4.273546847308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4551632725614">
                <text:p>11.4551632725614</text:p>
              </table:table-cell>
              <table:table-cell office:value-type="float" office:value="4.14411754637033">
                <text:p>4.144117546370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4847097414295">
                <text:p>11.4847097414295</text:p>
              </table:table-cell>
              <table:table-cell office:value-type="float" office:value="4.01128218069608">
                <text:p>4.01128218069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5141298329325">
                <text:p>11.5141298329325</text:p>
              </table:table-cell>
              <table:table-cell office:value-type="float" office:value="3.87491143471863">
                <text:p>3.874911434718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5434246258513">
                <text:p>11.5434246258513</text:p>
              </table:table-cell>
              <table:table-cell office:value-type="float" office:value="3.73486753065926">
                <text:p>3.734867530659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572595185193">
                <text:p>11.572595185193</text:p>
              </table:table-cell>
              <table:table-cell office:value-type="float" office:value="3.59100348832882">
                <text:p>3.591003488328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6016425624247">
                <text:p>11.6016425624247</text:p>
              </table:table-cell>
              <table:table-cell office:value-type="float" office:value="3.44316230226705">
                <text:p>3.443162302267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6305677957023">
                <text:p>11.6305677957023</text:p>
              </table:table-cell>
              <table:table-cell office:value-type="float" office:value="3.29117602494238">
                <text:p>3.291176024942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6593719100945">
                <text:p>11.6593719100945</text:p>
              </table:table-cell>
              <table:table-cell office:value-type="float" office:value="3.13486474290431">
                <text:p>3.134864742904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6880559178019">
                <text:p>11.6880559178019</text:p>
              </table:table-cell>
              <table:table-cell office:value-type="float" office:value="2.97403543060346">
                <text:p>2.974035430603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7166208183721">
                <text:p>11.7166208183721</text:p>
              </table:table-cell>
              <table:table-cell office:value-type="float" office:value="2.80848066399601">
                <text:p>2.808480663996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7450675989095">
                <text:p>11.7450675989095</text:p>
              </table:table-cell>
              <table:table-cell office:value-type="float" office:value="2.63797717293455">
                <text:p>2.637977172934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7733972342814">
                <text:p>11.7733972342814</text:p>
              </table:table-cell>
              <table:table-cell office:value-type="float" office:value="2.46228420759984">
                <text:p>2.462284207599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8016106873199">
                <text:p>11.8016106873199</text:p>
              </table:table-cell>
              <table:table-cell office:value-type="float" office:value="2.28114168969837">
                <text:p>2.281141689698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.8297089090188">
                <text:p>11.8297089090188</text:p>
              </table:table-cell>
              <table:table-cell office:value-type="float" office:value="2.09426811365191">
                <text:p>2.094268113651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8576928387275">
                <text:p>11.8576928387275</text:p>
              </table:table-cell>
              <table:table-cell office:value-type="float" office:value="1.90135815629832">
                <text:p>1.901358156298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8855634043405">
                <text:p>11.8855634043405</text:p>
              </table:table-cell>
              <table:table-cell office:value-type="float" office:value="1.70207994540137">
                <text:p>1.702079945401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9133215224831">
                <text:p>11.9133215224831</text:p>
              </table:table-cell>
              <table:table-cell office:value-type="float" office:value="1.49607192713739">
                <text:p>1.496071927137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940968098693">
                <text:p>11.940968098693</text:p>
              </table:table-cell>
              <table:table-cell office:value-type="float" office:value="1.28293926017637">
                <text:p>1.282939260176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968504027599">
                <text:p>11.968504027599</text:p>
              </table:table-cell>
              <table:table-cell office:value-type="float" office:value="1.06224964833673">
                <text:p>1.062249648336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.9959301930954">
                <text:p>11.9959301930954</text:p>
              </table:table-cell>
              <table:table-cell office:value-type="float" office:value="0.833528504188574">
                <text:p>0.8335285041885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0232474685136">
                <text:p>12.0232474685136</text:p>
              </table:table-cell>
              <table:table-cell office:value-type="float" office:value="0.596253311244589">
                <text:p>0.5962533112445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0504567167894">
                <text:p>12.0504567167894</text:p>
              </table:table-cell>
              <table:table-cell office:value-type="float" office:value="0.349847020957879">
                <text:p>0.3498470209578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0775587906277">
                <text:p>12.0775587906277</text:p>
              </table:table-cell>
              <table:table-cell office:value-type="float" office:value="0.0936702805458111">
                <text:p>0.09367028054581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1045545326641">
                <text:p>12.1045545326641</text:p>
              </table:table-cell>
              <table:table-cell office:value-type="float" office:value="-0.172987764166667">
                <text:p>-0.1729877641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15cm" svg:height="9.239cm" xlink:href=".." xlink:type="simple" chart:class="chart:scatter" chart:style-name="ch1">
        <chart:legend chart:legend-position="end" svg:x="17.163cm" svg:y="4.32cm" style:legend-expansion="high" chart:style-name="ch2"/>
        <chart:plot-area chart:style-name="ch3" table:cell-range-address="Sheet1.B2:Sheet1.C120" svg:x="0.4cm" svg:y="0.184cm" svg:width="16.363cm" svg:height="8.871cm">
          <chart:coordinate-region svg:x="0.546cm" svg:y="0.383cm" svg:width="16.03cm" svg:height="8.4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20" chart:class="chart:scatter">
            <chart:domain table:cell-range-address="Sheet1.B2:Sheet1.B120"/>
            <chart:data-point chart:repeated="1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2">
                <text:p>-0.112</text:p>
                <draw:g>
                  <svg:desc>Sheet1.B2:Sheet1.B120</svg:desc>
                </draw:g>
              </table:table-cell>
              <table:table-cell office:value-type="float" office:value="0.243">
                <text:p>0.243</text:p>
                <draw:g>
                  <svg:desc>Sheet1.C2:Sheet1.C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5925">
                <text:p>-0.05925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984">
                <text:p>-0.01984</text:p>
              </table:table-cell>
              <table:table-cell office:value-type="float" office:value="0.08551">
                <text:p>0.08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6706">
                <text:p>-0.006706</text:p>
              </table:table-cell>
              <table:table-cell office:value-type="float" office:value="-0.006444">
                <text:p>-0.006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9">
                <text:p>0.479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97">
                <text:p>1.097</text:p>
              </table:table-cell>
              <table:table-cell office:value-type="float" office:value="1.333">
                <text:p>1.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49">
                <text:p>1.649</text:p>
              </table:table-cell>
              <table:table-cell office:value-type="float" office:value="2.069">
                <text:p>2.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08">
                <text:p>2.108</text:p>
              </table:table-cell>
              <table:table-cell office:value-type="float" office:value="2.713">
                <text:p>2.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42">
                <text:p>2.542</text:p>
              </table:table-cell>
              <table:table-cell office:value-type="float" office:value="3.199">
                <text:p>3.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23">
                <text:p>2.923</text:p>
              </table:table-cell>
              <table:table-cell office:value-type="float" office:value="3.698">
                <text:p>3.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91">
                <text:p>3.291</text:p>
              </table:table-cell>
              <table:table-cell office:value-type="float" office:value="4.145">
                <text:p>4.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8">
                <text:p>3.58</text:p>
              </table:table-cell>
              <table:table-cell office:value-type="float" office:value="4.486">
                <text:p>4.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842">
                <text:p>3.842</text:p>
              </table:table-cell>
              <table:table-cell office:value-type="float" office:value="4.854">
                <text:p>4.8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31">
                <text:p>4.131</text:p>
              </table:table-cell>
              <table:table-cell office:value-type="float" office:value="5.156">
                <text:p>5.1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81">
                <text:p>4.381</text:p>
              </table:table-cell>
              <table:table-cell office:value-type="float" office:value="5.458">
                <text:p>5.4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04">
                <text:p>4.604</text:p>
              </table:table-cell>
              <table:table-cell office:value-type="float" office:value="5.734">
                <text:p>5.7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814">
                <text:p>4.814</text:p>
              </table:table-cell>
              <table:table-cell office:value-type="float" office:value="5.984">
                <text:p>5.9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38">
                <text:p>5.038</text:p>
              </table:table-cell>
              <table:table-cell office:value-type="float" office:value="6.194">
                <text:p>6.1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35">
                <text:p>5.235</text:p>
              </table:table-cell>
              <table:table-cell office:value-type="float" office:value="6.404">
                <text:p>6.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06">
                <text:p>5.406</text:p>
              </table:table-cell>
              <table:table-cell office:value-type="float" office:value="6.601">
                <text:p>6.6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9">
                <text:p>5.59</text:p>
              </table:table-cell>
              <table:table-cell office:value-type="float" office:value="6.772">
                <text:p>6.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34">
                <text:p>5.734</text:p>
              </table:table-cell>
              <table:table-cell office:value-type="float" office:value="6.943">
                <text:p>6.9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905">
                <text:p>5.905</text:p>
              </table:table-cell>
              <table:table-cell office:value-type="float" office:value="7.114">
                <text:p>7.1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062">
                <text:p>6.062</text:p>
              </table:table-cell>
              <table:table-cell office:value-type="float" office:value="7.232">
                <text:p>7.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94">
                <text:p>6.194</text:p>
              </table:table-cell>
              <table:table-cell office:value-type="float" office:value="7.389">
                <text:p>7.3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378">
                <text:p>6.378</text:p>
              </table:table-cell>
              <table:table-cell office:value-type="float" office:value="7.521">
                <text:p>7.5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509">
                <text:p>6.509</text:p>
              </table:table-cell>
              <table:table-cell office:value-type="float" office:value="7.626">
                <text:p>7.6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68">
                <text:p>6.68</text:p>
              </table:table-cell>
              <table:table-cell office:value-type="float" office:value="7.731">
                <text:p>7.7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759">
                <text:p>6.759</text:p>
              </table:table-cell>
              <table:table-cell office:value-type="float" office:value="7.797">
                <text:p>7.7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877">
                <text:p>6.877</text:p>
              </table:table-cell>
              <table:table-cell office:value-type="float" office:value="7.849">
                <text:p>7.8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035">
                <text:p>7.035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126">
                <text:p>7.126</text:p>
              </table:table-cell>
              <table:table-cell office:value-type="float" office:value="8.086">
                <text:p>8.0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284">
                <text:p>7.284</text:p>
              </table:table-cell>
              <table:table-cell office:value-type="float" office:value="8.178">
                <text:p>8.1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35">
                <text:p>7.35</text:p>
              </table:table-cell>
              <table:table-cell office:value-type="float" office:value="8.243">
                <text:p>8.2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507">
                <text:p>7.507</text:p>
              </table:table-cell>
              <table:table-cell office:value-type="float" office:value="8.296">
                <text:p>8.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613">
                <text:p>7.613</text:p>
              </table:table-cell>
              <table:table-cell office:value-type="float" office:value="8.335">
                <text:p>8.3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731">
                <text:p>7.731</text:p>
              </table:table-cell>
              <table:table-cell office:value-type="float" office:value="8.388">
                <text:p>8.3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823">
                <text:p>7.823</text:p>
              </table:table-cell>
              <table:table-cell office:value-type="float" office:value="8.427">
                <text:p>8.4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941">
                <text:p>7.941</text:p>
              </table:table-cell>
              <table:table-cell office:value-type="float" office:value="8.467">
                <text:p>8.4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02">
                <text:p>8.02</text:p>
              </table:table-cell>
              <table:table-cell office:value-type="float" office:value="8.506">
                <text:p>8.5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151">
                <text:p>8.151</text:p>
              </table:table-cell>
              <table:table-cell office:value-type="float" office:value="8.519">
                <text:p>8.5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3">
                <text:p>8.23</text:p>
              </table:table-cell>
              <table:table-cell office:value-type="float" office:value="8.519">
                <text:p>8.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322">
                <text:p>8.322</text:p>
              </table:table-cell>
              <table:table-cell office:value-type="float" office:value="8.585">
                <text:p>8.5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427">
                <text:p>8.427</text:p>
              </table:table-cell>
              <table:table-cell office:value-type="float" office:value="8.546">
                <text:p>8.5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532">
                <text:p>8.532</text:p>
              </table:table-cell>
              <table:table-cell office:value-type="float" office:value="8.598">
                <text:p>8.5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624">
                <text:p>8.624</text:p>
              </table:table-cell>
              <table:table-cell office:value-type="float" office:value="8.585">
                <text:p>8.5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703">
                <text:p>8.703</text:p>
              </table:table-cell>
              <table:table-cell office:value-type="float" office:value="8.598">
                <text:p>8.5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808">
                <text:p>8.808</text:p>
              </table:table-cell>
              <table:table-cell office:value-type="float" office:value="8.559">
                <text:p>8.5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887">
                <text:p>8.887</text:p>
              </table:table-cell>
              <table:table-cell office:value-type="float" office:value="8.559">
                <text:p>8.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979">
                <text:p>8.979</text:p>
              </table:table-cell>
              <table:table-cell office:value-type="float" office:value="8.546">
                <text:p>8.5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044">
                <text:p>9.044</text:p>
              </table:table-cell>
              <table:table-cell office:value-type="float" office:value="8.519">
                <text:p>8.5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15">
                <text:p>9.15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242">
                <text:p>9.242</text:p>
              </table:table-cell>
              <table:table-cell office:value-type="float" office:value="8.454">
                <text:p>8.4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307">
                <text:p>9.307</text:p>
              </table:table-cell>
              <table:table-cell office:value-type="float" office:value="8.401">
                <text:p>8.4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439">
                <text:p>9.439</text:p>
              </table:table-cell>
              <table:table-cell office:value-type="float" office:value="8.348">
                <text:p>8.3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491">
                <text:p>9.491</text:p>
              </table:table-cell>
              <table:table-cell office:value-type="float" office:value="8.309">
                <text:p>8.3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544">
                <text:p>9.544</text:p>
              </table:table-cell>
              <table:table-cell office:value-type="float" office:value="8.243">
                <text:p>8.2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622">
                <text:p>9.622</text:p>
              </table:table-cell>
              <table:table-cell office:value-type="float" office:value="8.217">
                <text:p>8.2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728">
                <text:p>9.728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793">
                <text:p>9.793</text:p>
              </table:table-cell>
              <table:table-cell office:value-type="float" office:value="8.086">
                <text:p>8.0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872">
                <text:p>9.872</text:p>
              </table:table-cell>
              <table:table-cell office:value-type="float" office:value="8.033">
                <text:p>8.0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925">
                <text:p>9.925</text:p>
              </table:table-cell>
              <table:table-cell office:value-type="float" office:value="7.941">
                <text:p>7.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03">
                <text:p>10.03</text:p>
              </table:table-cell>
              <table:table-cell office:value-type="float" office:value="7.836">
                <text:p>7.8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06">
                <text:p>10.06</text:p>
              </table:table-cell>
              <table:table-cell office:value-type="float" office:value="7.774">
                <text:p>7.7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16">
                <text:p>10.16</text:p>
              </table:table-cell>
              <table:table-cell office:value-type="float" office:value="7.689">
                <text:p>7.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24">
                <text:p>10.24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28">
                <text:p>10.28</text:p>
              </table:table-cell>
              <table:table-cell office:value-type="float" office:value="7.486">
                <text:p>7.4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34">
                <text:p>10.34</text:p>
              </table:table-cell>
              <table:table-cell office:value-type="float" office:value="7.358">
                <text:p>7.3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4">
                <text:p>10.4</text:p>
              </table:table-cell>
              <table:table-cell office:value-type="float" office:value="7.305">
                <text:p>7.3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45">
                <text:p>10.45</text:p>
              </table:table-cell>
              <table:table-cell office:value-type="float" office:value="7.188">
                <text:p>7.1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52">
                <text:p>10.52</text:p>
              </table:table-cell>
              <table:table-cell office:value-type="float" office:value="7.092">
                <text:p>7.0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58">
                <text:p>10.58</text:p>
              </table:table-cell>
              <table:table-cell office:value-type="float" office:value="6.953">
                <text:p>6.9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62">
                <text:p>10.62</text:p>
              </table:table-cell>
              <table:table-cell office:value-type="float" office:value="6.868">
                <text:p>6.8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68">
                <text:p>10.68</text:p>
              </table:table-cell>
              <table:table-cell office:value-type="float" office:value="6.718">
                <text:p>6.7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73">
                <text:p>10.73</text:p>
              </table:table-cell>
              <table:table-cell office:value-type="float" office:value="6.622">
                <text:p>6.6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78">
                <text:p>10.78</text:p>
              </table:table-cell>
              <table:table-cell office:value-type="float" office:value="6.516">
                <text:p>6.5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84">
                <text:p>10.84</text:p>
              </table:table-cell>
              <table:table-cell office:value-type="float" office:value="6.367">
                <text:p>6.3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88">
                <text:p>10.88</text:p>
              </table:table-cell>
              <table:table-cell office:value-type="float" office:value="6.239">
                <text:p>6.2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9">
                <text:p>10.9</text:p>
              </table:table-cell>
              <table:table-cell office:value-type="float" office:value="6.121">
                <text:p>6.1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98">
                <text:p>10.98</text:p>
              </table:table-cell>
              <table:table-cell office:value-type="float" office:value="5.993">
                <text:p>5.9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03">
                <text:p>11.03</text:p>
              </table:table-cell>
              <table:table-cell office:value-type="float" office:value="5.833">
                <text:p>5.8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07">
                <text:p>11.07</text:p>
              </table:table-cell>
              <table:table-cell office:value-type="float" office:value="5.695">
                <text:p>5.6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1">
                <text:p>11.1</text:p>
              </table:table-cell>
              <table:table-cell office:value-type="float" office:value="5.567">
                <text:p>5.5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16">
                <text:p>11.16</text:p>
              </table:table-cell>
              <table:table-cell office:value-type="float" office:value="5.396">
                <text:p>5.3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21">
                <text:p>11.21</text:p>
              </table:table-cell>
              <table:table-cell office:value-type="float" office:value="5.258">
                <text:p>5.2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2">
                <text:p>11.2</text:p>
              </table:table-cell>
              <table:table-cell office:value-type="float" office:value="5.119">
                <text:p>5.1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27">
                <text:p>11.27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32">
                <text:p>11.32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36">
                <text:p>11.36</text:p>
              </table:table-cell>
              <table:table-cell office:value-type="float" office:value="4.682">
                <text:p>4.6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34">
                <text:p>11.34</text:p>
              </table:table-cell>
              <table:table-cell office:value-type="float" office:value="4.554">
                <text:p>4.5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4">
                <text:p>11.4</text:p>
              </table:table-cell>
              <table:table-cell office:value-type="float" office:value="4.405">
                <text:p>4.4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44">
                <text:p>11.44</text:p>
              </table:table-cell>
              <table:table-cell office:value-type="float" office:value="4.213">
                <text:p>4.2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52">
                <text:p>11.52</text:p>
              </table:table-cell>
              <table:table-cell office:value-type="float" office:value="3.882">
                <text:p>3.8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52">
                <text:p>11.52</text:p>
              </table:table-cell>
              <table:table-cell office:value-type="float" office:value="3.903">
                <text:p>3.9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55">
                <text:p>11.55</text:p>
              </table:table-cell>
              <table:table-cell office:value-type="float" office:value="3.733">
                <text:p>3.7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57">
                <text:p>11.57</text:p>
              </table:table-cell>
              <table:table-cell office:value-type="float" office:value="3.562">
                <text:p>3.5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58">
                <text:p>11.58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6">
                <text:p>11.6</text:p>
              </table:table-cell>
              <table:table-cell office:value-type="float" office:value="3.306">
                <text:p>3.3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64">
                <text:p>11.64</text:p>
              </table:table-cell>
              <table:table-cell office:value-type="float" office:value="3.082">
                <text:p>3.0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68">
                <text:p>11.68</text:p>
              </table:table-cell>
              <table:table-cell office:value-type="float" office:value="2.922">
                <text:p>2.9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.68">
                <text:p>11.68</text:p>
              </table:table-cell>
              <table:table-cell office:value-type="float" office:value="2.752">
                <text:p>2.7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71">
                <text:p>11.71</text:p>
              </table:table-cell>
              <table:table-cell office:value-type="float" office:value="2.635">
                <text:p>2.6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72">
                <text:p>11.72</text:p>
              </table:table-cell>
              <table:table-cell office:value-type="float" office:value="2.432">
                <text:p>2.4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75">
                <text:p>11.75</text:p>
              </table:table-cell>
              <table:table-cell office:value-type="float" office:value="2.293">
                <text:p>2.2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79">
                <text:p>11.79</text:p>
              </table:table-cell>
              <table:table-cell office:value-type="float" office:value="2.091">
                <text:p>2.0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82">
                <text:p>11.82</text:p>
              </table:table-cell>
              <table:table-cell office:value-type="float" office:value="1.963">
                <text:p>1.9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83">
                <text:p>11.83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86">
                <text:p>11.8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87">
                <text:p>11.87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9">
                <text:p>11.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89">
                <text:p>11.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91">
                <text:p>11.91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95">
                <text:p>11.95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96">
                <text:p>11.96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96">
                <text:p>11.9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98">
                <text:p>11.98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">
                <text:p>12</text:p>
              </table:table-cell>
              <table:table-cell office:value-type="float" office:value="0.05984">
                <text:p>0.059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">
                <text:p>12</text:p>
              </table:table-cell>
              <table:table-cell office:value-type="float" office:value="-0.08976">
                <text:p>-0.089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03">
                <text:p>12.03</text:p>
              </table:table-cell>
              <table:table-cell office:value-type="float" office:value="-0.281">
                <text:p>-0.2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